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gradient" draw:fill-gradient-name="a2677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c5d1d7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gradient" draw:fill-gradient-name="a2720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Graphics">
      <style:graphic-properties draw:stroke="none" draw:fill="none" fo:clip="rect(0cm, 0cm, 0cm, 0cm)" style:mirror="none"/>
    </style:style>
    <style:style style:name="pr1" style:family="presentation" style:parent-style-name="Master1-Layout1-title-Diapositive-de-titr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127cm" fo:padding-right="0.127cm" fo:wrap-option="wrap"/>
    </style:style>
    <style:style style:name="pr2" style:family="presentation" style:parent-style-name="Master1-Layout1-title-Diapositive-de-titre-notes">
      <style:graphic-properties draw:fill-color="#ffffff" fo:min-height="13.364cm"/>
    </style:style>
    <style:style style:name="pr3" style:family="presentation" style:parent-style-name="Master3-Layout2-obj-Titre-et-contenu-title">
      <style:graphic-properties draw:stroke="none" draw:fill="none" draw:textarea-horizontal-align="left" draw:textarea-vertical-align="bottom" draw:auto-grow-height="false" draw:auto-grow-width="false" fo:min-height="3.181cm" fo:padding-top="0.127cm" fo:padding-bottom="0.127cm" fo:padding-left="0.254cm" fo:padding-right="0.254cm" fo:wrap-option="wrap"/>
    </style:style>
    <style:style style:name="pr4" style:family="presentation" style:parent-style-name="Master3-Layout2-obj-Titre-et-contenu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3-Layout2-obj-Titre-et-contenu-notes">
      <style:graphic-properties draw:fill-color="#ffffff" fo:min-height="13.365cm"/>
    </style:style>
    <style:style style:name="pr6" style:family="presentation" style:parent-style-name="Master2-Layout2-obj-Titre-et-contenu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Master2-Layout2-obj-Titre-et-contenu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2-Layout2-obj-Titre-et-contenu-notes">
      <style:graphic-properties draw:fill-color="#ffffff" fo:min-height="13.365cm"/>
    </style:style>
    <style:style style:name="pr9" style:family="presentation" style:parent-style-name="Master4-Layout2-obj-Titre-et-contenu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10" style:family="presentation" style:parent-style-name="Master4-Layout2-obj-Titre-et-contenu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1" style:family="presentation" style:parent-style-name="Master4-Layout2-obj-Titre-et-contenu-notes">
      <style:graphic-properties draw:fill-color="#ffffff" fo:min-height="13.365cm"/>
    </style:style>
    <style:style style:name="pr12" style:family="presentation" style:parent-style-name="Master5-Layout3-secHead-Titre-de-section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13" style:family="presentation" style:parent-style-name="Master5-Layout3-secHead-Titre-de-section-notes">
      <style:graphic-properties draw:fill-color="#ffffff" fo:min-height="13.365cm"/>
    </style:style>
    <style:style style:name="pr14" style:family="presentation" style:parent-style-name="Master5-Layout2-obj-Titre-et-conten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15" style:family="presentation" style:parent-style-name="Master5-Layout2-obj-Titre-et-contenu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6" style:family="presentation" style:parent-style-name="Master5-Layout2-obj-Titre-et-contenu-notes">
      <style:graphic-properties draw:fill-color="#ffffff" fo:min-height="13.365cm"/>
    </style:style>
    <style:style style:name="pr17" style:family="presentation" style:parent-style-name="Master5-Layout2-obj-Titre-et-contenu-title">
      <style:graphic-properties draw:stroke="none" draw:fill="none" draw:textarea-horizontal-align="center" draw:textarea-vertical-align="middle" draw:auto-grow-height="false" draw:auto-grow-width="false" fo:min-height="3.181cm" fo:padding-top="0.127cm" fo:padding-bottom="0.127cm" fo:padding-left="0.254cm" fo:padding-right="0.254cm" fo:wrap-option="wrap"/>
    </style:style>
    <style:style style:name="pr18" style:family="presentation" style:parent-style-name="Master5-Layout2-obj-Titre-et-contenu-outline1">
      <style:graphic-properties draw:stroke="none" draw:fill="none" draw:textarea-horizontal-align="left" draw:textarea-vertical-align="top" draw:auto-grow-height="false" draw:auto-grow-width="false" fo:min-height="11.049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762cm" fo:margin-right="0cm" fo:margin-top="0.212cm" fo:margin-bottom="0cm" fo:line-height="100%" fo:text-align="start" fo:text-indent="-0.762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5" style:family="paragraph">
      <style:paragraph-properties fo:margin-left="0.762cm" fo:margin-right="0cm" fo:margin-top="0.212cm" fo:margin-bottom="0cm" fo:line-height="100%" fo:text-align="center" fo:text-indent="-0.762cm" style:punctuation-wrap="hanging" style:writing-mode="lr-tb">
        <style:tab-stops/>
      </style:paragraph-properties>
    </style:style>
    <style:style style:name="P6" style:family="paragraph">
      <style:paragraph-properties fo:margin-left="1.346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1.245cm" fo:margin-right="0cm" fo:margin-top="0.247cm" fo:margin-bottom="0cm" fo:line-height="100%" fo:text-align="start" fo:text-indent="-1.067cm" style:punctuation-wrap="hanging" style:writing-mode="lr-tb">
        <style:tab-stops/>
      </style:paragraph-properties>
    </style:style>
    <style:style style:name="P8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P9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P10" style:family="paragraph">
      <style:paragraph-properties style:writing-mode="lr-tb"/>
    </style:style>
    <style:style style:name="T1" style:family="text">
      <style:text-properties fo:color="#000000" style:text-line-through-style="none" style:text-position="0% 100%" fo:font-family="'Franklin Gothic Book'" fo:font-size="46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true" style:font-size-asian="46pt" style:font-style-asian="normal" style:font-weight-asian="bold" style:font-size-complex="46pt" style:font-style-complex="normal" style:font-weight-complex="bold"/>
    </style:style>
    <style:style style:name="T2" style:family="text">
      <style:text-properties fo:color="#000000" style:text-line-through-style="none" style:text-position="0% 100%" fo:font-family="'Century Schoolbook'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7b9899" style:text-line-through-style="none" style:text-position="0% 100%" fo:font-family="Georgia" fo:font-size="3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3pt" style:font-style-asian="normal" style:font-weight-asian="normal" style:font-size-complex="33pt" style:font-style-complex="normal" style:font-weight-complex="normal"/>
    </style:style>
    <style:style style:name="T4" style:family="text">
      <style:text-properties fo:color="#000000" style:text-line-through-style="none" style:text-position="0% 100%" fo:font-family="'Old English Text MT'" style:font-family-generic="script" style:font-pitch="variable" fo:font-size="2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7pt" style:font-style-asian="normal" style:font-weight-asian="normal" style:font-size-complex="27pt" style:font-style-complex="normal" style:font-weight-complex="normal"/>
    </style:style>
    <style:style style:name="T5" style:family="text">
      <style:text-properties fo:color="#000000" style:text-line-through-style="none" style:text-position="0% 100%" fo:font-family="Georgia" fo:font-size="2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7pt" style:font-style-asian="normal" style:font-weight-asian="normal" style:font-size-complex="27pt" style:font-style-complex="normal" style:font-weight-complex="normal"/>
    </style:style>
    <style:style style:name="T6" style:family="text">
      <style:text-properties fo:color="#ff0000" style:text-line-through-style="none" style:text-position="0% 100%" fo:font-family="'Century Gothic'" fo:font-size="42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42pt" style:font-style-asian="normal" style:font-weight-asian="normal" style:font-size-complex="42pt" style:font-style-complex="normal" style:font-weight-complex="normal"/>
    </style:style>
    <style:style style:name="T7" style:family="text">
      <style:text-properties fo:color="#ffffff" style:text-line-through-style="none" style:text-position="0% 100%" fo:font-family="'Century Gothic'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8" style:family="text">
      <style:text-properties fo:color="#ffffff" style:text-line-through-style="none" style:text-position="0% 100%" fo:font-family="'Century Gothic'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9" style:family="text">
      <style:text-properties fo:color="#000000" style:text-line-through-style="none" style:text-position="0% 100%" fo:font-family="Calibri" fo:font-size="66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true" style:font-size-asian="66pt" style:font-style-asian="normal" style:font-weight-asian="bold" style:font-size-complex="66pt" style:font-style-complex="normal" style:font-weight-complex="bold"/>
    </style:style>
    <style:style style:name="T10" style:family="text">
      <style:text-properties fo:color="#000000" style:text-line-through-style="none" style:text-position="0% 100%" fo:font-family="Calibri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color="#000000" style:text-line-through-style="none" style:text-position="0% 100%" fo:font-family="Calibri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762cm"/>
        <style:text-properties style:use-window-font-color="true" fo:font-size="45%"/>
      </text:list-level-style-number>
      <text:list-level-style-number text:level="2" style:num-format="">
        <style:list-level-properties text:space-before="1.016cm" text:min-label-width="0.762cm"/>
        <style:text-properties style:use-window-font-color="true" fo:font-size="45%"/>
      </text:list-level-style-number>
      <text:list-level-style-number text:level="3" style:num-format="">
        <style:list-level-properties text:space-before="1.778cm" text:min-label-width="0.762cm"/>
        <style:text-properties style:use-window-font-color="true" fo:font-size="45%"/>
      </text:list-level-style-number>
      <text:list-level-style-number text:level="4" style:num-format="">
        <style:list-level-properties text:space-before="2.54cm" text:min-label-width="0.762cm"/>
        <style:text-properties style:use-window-font-color="true" fo:font-size="45%"/>
      </text:list-level-style-number>
      <text:list-level-style-number text:level="5" style:num-format="">
        <style:list-level-properties text:space-before="3.302cm" text:min-label-width="0.762cm"/>
        <style:text-properties style:use-window-font-color="true" fo:font-size="45%"/>
      </text:list-level-style-number>
      <text:list-level-style-number text:level="6" style:num-format="">
        <style:list-level-properties text:space-before="4.064cm" text:min-label-width="0.762cm"/>
        <style:text-properties style:use-window-font-color="true" fo:font-size="45%"/>
      </text:list-level-style-number>
      <text:list-level-style-number text:level="7" style:num-format="">
        <style:list-level-properties text:space-before="4.826cm" text:min-label-width="0.762cm"/>
        <style:text-properties style:use-window-font-color="true" fo:font-size="45%"/>
      </text:list-level-style-number>
      <text:list-level-style-number text:level="8" style:num-format="">
        <style:list-level-properties text:space-before="5.588cm" text:min-label-width="0.762cm"/>
        <style:text-properties style:use-window-font-color="true" fo:font-size="45%"/>
      </text:list-level-style-number>
      <text:list-level-style-number text:level="9" style:num-format="">
        <style:list-level-properties text:space-before="6.35cm" text:min-label-width="0.76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762cm"/>
        <style:text-properties style:use-window-font-color="true" fo:font-size="45%"/>
      </text:list-level-style-number>
      <text:list-level-style-number text:level="2" style:num-format="">
        <style:list-level-properties text:space-before="0.762cm" text:min-label-width="0.762cm"/>
        <style:text-properties style:use-window-font-color="true" fo:font-size="45%"/>
      </text:list-level-style-number>
      <text:list-level-style-number text:level="3" style:num-format="">
        <style:list-level-properties text:space-before="1.524cm" text:min-label-width="0.762cm"/>
        <style:text-properties style:use-window-font-color="true" fo:font-size="45%"/>
      </text:list-level-style-number>
      <text:list-level-style-number text:level="4" style:num-format="">
        <style:list-level-properties text:space-before="2.286cm" text:min-label-width="0.762cm"/>
        <style:text-properties style:use-window-font-color="true" fo:font-size="45%"/>
      </text:list-level-style-number>
      <text:list-level-style-number text:level="5" style:num-format="">
        <style:list-level-properties text:space-before="3.048cm" text:min-label-width="0.762cm"/>
        <style:text-properties style:use-window-font-color="true" fo:font-size="45%"/>
      </text:list-level-style-number>
      <text:list-level-style-number text:level="6" style:num-format="">
        <style:list-level-properties text:space-before="3.81cm" text:min-label-width="0.762cm"/>
        <style:text-properties style:use-window-font-color="true" fo:font-size="45%"/>
      </text:list-level-style-number>
      <text:list-level-style-number text:level="7" style:num-format="">
        <style:list-level-properties text:space-before="4.572cm" text:min-label-width="0.762cm"/>
        <style:text-properties style:use-window-font-color="true" fo:font-size="45%"/>
      </text:list-level-style-number>
      <text:list-level-style-number text:level="8" style:num-format="">
        <style:list-level-properties text:space-before="5.08cm" text:min-label-width="0.762cm"/>
        <style:text-properties style:use-window-font-color="true" fo:font-size="45%"/>
      </text:list-level-style-number>
      <text:list-level-style-number text:level="9" style:num-format="">
        <style:list-level-properties text:space-before="5.842cm" text:min-label-width="0.76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">
        <style:list-level-properties text:space-before="0.178cm" text:min-label-width="1.067cm"/>
        <style:text-properties fo:font-family="'Wingdings 2'" style:font-charset="x-symbol" fo:color="#000000" fo:font-size="80%"/>
      </text:list-level-style-bullet>
      <text:list-level-style-bullet text:level="2" text:bullet-char="">
        <style:list-level-properties text:space-before="1.219cm" text:min-label-width="1.067cm"/>
        <style:text-properties fo:font-family="'Wingdings 2'" style:font-charset="x-symbol" fo:color="#000000" fo:font-size="80%"/>
      </text:list-level-style-bullet>
      <text:list-level-style-bullet text:level="3" text:bullet-char="">
        <style:list-level-properties text:space-before="2.007cm" text:min-label-width="1.067cm"/>
        <style:text-properties fo:font-family="'Wingdings 2'" style:font-charset="x-symbol" fo:color="#000000" fo:font-size="80%"/>
      </text:list-level-style-bullet>
      <text:list-level-style-bullet text:level="4" text:bullet-char="">
        <style:list-level-properties text:space-before="2.743cm" text:min-label-width="1.067cm"/>
        <style:text-properties fo:font-family="'Wingdings 2'" style:font-charset="x-symbol" fo:color="#000000" fo:font-size="80%"/>
      </text:list-level-style-bullet>
      <text:list-level-style-bullet text:level="5" text:bullet-char="">
        <style:list-level-properties text:space-before="3.378cm" text:min-label-width="1.067cm"/>
        <style:text-properties fo:font-family="'Wingdings 2'" style:font-charset="x-symbol" fo:color="#000000" fo:font-size="80%"/>
      </text:list-level-style-bullet>
      <text:list-level-style-bullet text:level="6" text:bullet-char="">
        <style:list-level-properties text:space-before="4.013cm" text:min-label-width="1.067cm"/>
        <style:text-properties fo:font-family="'Wingdings 2'" style:font-charset="x-symbol" fo:color="#000000" fo:font-size="80%"/>
      </text:list-level-style-bullet>
      <text:list-level-style-bullet text:level="7" text:bullet-char="">
        <style:list-level-properties text:space-before="4.724cm" text:min-label-width="1.067cm"/>
        <style:text-properties fo:font-family="'Wingdings 2'" style:font-charset="x-symbol" fo:color="#000000" fo:font-size="80%"/>
      </text:list-level-style-bullet>
      <text:list-level-style-bullet text:level="8" text:bullet-char="">
        <style:list-level-properties text:space-before="5.283cm" text:min-label-width="1.067cm"/>
        <style:text-properties fo:font-family="'Wingdings 2'" style:font-charset="x-symbol" fo:color="#000000" fo:font-size="80%"/>
      </text:list-level-style-bullet>
      <text:list-level-style-bullet text:level="9" text:bullet-char="">
        <style:list-level-properties text:space-before="5.918cm" text:min-label-width="1.067cm"/>
        <style:text-properties fo:font-family="'Wingdings 2'" style:font-charset="x-symbol" fo:color="#000000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953cm"/>
        <style:text-properties style:use-window-font-color="true" fo:font-size="45%"/>
      </text:list-level-style-number>
      <text:list-level-style-number text:level="2" style:num-format="">
        <style:list-level-properties text:space-before="1.111cm" text:min-label-width="0.953cm"/>
        <style:text-properties style:use-window-font-color="true" fo:font-size="45%"/>
      </text:list-level-style-number>
      <text:list-level-style-number text:level="3" style:num-format="">
        <style:list-level-properties text:space-before="2.223cm" text:min-label-width="0.953cm"/>
        <style:text-properties style:use-window-font-color="true" fo:font-size="45%"/>
      </text:list-level-style-number>
      <text:list-level-style-number text:level="4" style:num-format="">
        <style:list-level-properties text:space-before="3.493cm" text:min-label-width="0.953cm"/>
        <style:text-properties style:use-window-font-color="true" fo:font-size="45%"/>
      </text:list-level-style-number>
      <text:list-level-style-number text:level="5" style:num-format="">
        <style:list-level-properties text:space-before="4.763cm" text:min-label-width="0.953cm"/>
        <style:text-properties style:use-window-font-color="true" fo:font-size="45%"/>
      </text:list-level-style-number>
      <text:list-level-style-number text:level="6" style:num-format="">
        <style:list-level-properties text:space-before="6.032cm" text:min-label-width="0.953cm"/>
        <style:text-properties style:use-window-font-color="true" fo:font-size="45%"/>
      </text:list-level-style-number>
      <text:list-level-style-number text:level="7" style:num-format="">
        <style:list-level-properties text:space-before="7.302cm" text:min-label-width="0.953cm"/>
        <style:text-properties style:use-window-font-color="true" fo:font-size="45%"/>
      </text:list-level-style-number>
      <text:list-level-style-number text:level="8" style:num-format="">
        <style:list-level-properties text:space-before="8.572cm" text:min-label-width="0.953cm"/>
        <style:text-properties style:use-window-font-color="true" fo:font-size="45%"/>
      </text:list-level-style-number>
      <text:list-level-style-number text:level="9" style:num-format="">
        <style:list-level-properties text:space-before="9.842cm" text:min-label-width="0.95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33">
        <draw:frame draw:name="Titre 1" presentation:style-name="pr1" draw:text-style-name="P2" draw:layer="layout" svg:width="18cm" svg:height="6.392cm" svg:x="2.58cm" svg:y="7.739cm" presentation:class="title">
          <draw:text-box>
            <text:p text:style-name="P1"><text:span text:style-name="T1">I Com Arm - Kneecap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Master3-Layout2-obj-Titre-et-contenu" presentation:presentation-page-layout-name="AL2T18">
        <draw:frame draw:name="Titre 1" presentation:style-name="pr3" draw:text-style-name="P2" draw:layer="layout" svg:width="20.743cm" svg:height="3.175cm" svg:x="1.27cm" svg:y="0.763cm" presentation:class="title" presentation:placeholder="true">
          <draw:text-box/>
        </draw:frame>
        <draw:frame draw:name="Espace réservé du contenu 2" presentation:style-name="pr4" draw:text-style-name="P2" draw:layer="layout" svg:width="20.743cm" svg:height="13.538cm" svg:x="1.27cm" svg:y="4.445cm" presentation:class="outline">
          <draw:text-box>
            <text:list text:style-name="L2">
              <text:list-item>
                <text:p text:style-name="P3"><text:span text:style-name="T2">This system is very use by heavily handicapped people, who need a articulate arm for their chair. 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Indeed, fixed to a handle, it allow to change the position of some steering device.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3" draw:style-name="dp4" draw:master-page-name="Master2-Layout2-obj-Titre-et-contenu" presentation:presentation-page-layout-name="AL1T33">
        <draw:frame draw:name="Titre 1" presentation:style-name="pr6" draw:text-style-name="P2" draw:layer="layout" svg:width="23.707cm" svg:height="2.108cm" svg:x="0.838cm" svg:y="0.635cm" presentation:class="title">
          <draw:text-box>
            <text:p text:style-name="P4"><text:span text:style-name="T3">Goal <text:s/>: </text:span></text:p>
          </draw:text-box>
        </draw:frame>
        <draw:frame draw:name="Espace réservé du contenu 2" presentation:style-name="pr7" draw:text-style-name="P2" draw:layer="layout" svg:width="25.4cm" svg:height="14.684cm" svg:x="0cm" svg:y="4.366cm" presentation:class="outline">
          <draw:text-box>
            <text:list text:style-name="L3">
              <text:list-item>
                <text:p text:style-name="P5"><text:span text:style-name="T4">D</text:span><text:span text:style-name="T5">esign a system for manual locking</text:span></text:p>
              </text:list-item>
              <text:list-item>
                <text:p text:style-name="P3"><text:span text:style-name="T5"/></text:p>
              </text:list-item>
            </text:list>
          </draw:text-box>
        </draw:frame>
        <draw:frame draw:name="Picture 2" draw:style-name="gr2" draw:layer="layout" svg:width="3.572cm" svg:height="3.572cm" svg:x="10.319cm" svg:y="13.789cm">
          <draw:image xlink:href="">
            <text:p/>
          </draw:image>
          <svg:desc>R:\finish rotule\MHQMEP.jpg</svg:desc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4" draw:style-name="dp5" draw:master-page-name="Master4-Layout2-obj-Titre-et-contenu" presentation:presentation-page-layout-name="AL2T18">
        <draw:frame draw:name="Titre 1" presentation:style-name="pr9" draw:text-style-name="P2" draw:layer="layout" svg:width="22.86cm" svg:height="3.886cm" svg:x="1.27cm" svg:y="0.743cm" presentation:class="title">
          <draw:text-box>
            <text:p text:style-name="P6"><text:span text:style-name="T6">Specifications</text:span></text:p>
          </draw:text-box>
        </draw:frame>
        <draw:frame draw:name="Espace réservé du contenu 2" presentation:style-name="pr10" draw:text-style-name="P2" draw:layer="layout" svg:width="22.86cm" svg:height="12.7cm" svg:x="1.27cm" svg:y="5.23cm" presentation:class="outline">
          <draw:text-box>
            <text:list text:style-name="L4">
              <text:list-item>
                <text:p text:style-name="P7"><text:span text:style-name="T7">No tool should be used to block the system.</text:span></text:p>
              </text:list-item>
              <text:list-item>
                <text:p text:style-name="P7"><text:span text:style-name="T8">Tightening should be possible with only one hand.</text:span></text:p>
              </text:list-item>
              <text:list-item>
                <text:p text:style-name="P7"><text:span text:style-name="T8">The same system must be used to block the clips on the armchai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5" draw:style-name="dp3" draw:master-page-name="Master5-Layout3-secHead-Titre-de-section" presentation:presentation-page-layout-name="AL1T33">
        <draw:frame draw:name="Titre 3" presentation:style-name="pr12" draw:text-style-name="P2" draw:layer="layout" svg:width="21.59cm" svg:height="3.784cm" svg:x="2.183cm" svg:y="7.938cm" presentation:class="title">
          <draw:text-box>
            <text:p text:style-name="P4"><text:span text:style-name="T9">Our projec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6" draw:style-name="dp3" draw:master-page-name="Master5-Layout2-obj-Titre-et-contenu" presentation:presentation-page-layout-name="AL2T18">
        <draw:frame draw:name="Titre 3" presentation:style-name="pr14" draw:text-style-name="P2" draw:layer="layout" svg:width="22.86cm" svg:height="3.175cm" svg:x="1.27cm" svg:y="0.763cm" presentation:class="title">
          <draw:text-box>
            <text:p text:style-name="P4"><text:span text:style-name="T10">Ideas</text:span></text:p>
          </draw:text-box>
        </draw:frame>
        <draw:frame draw:name="Espace réservé du contenu 4" presentation:style-name="pr15" draw:text-style-name="P2" draw:layer="layout" svg:width="22.86cm" svg:height="12.572cm" svg:x="1.27cm" svg:y="4.445cm" presentation:class="outline">
          <draw:text-box>
            <text:list text:style-name="L5">
              <text:list-item>
                <text:p text:style-name="P8"><text:span text:style-name="T11">Wheel</text:span></text:p>
              </text:list-item>
              <text:list-item>
                <text:p text:style-name="P8"><text:span text:style-name="T11">Seat clamps</text:span></text:p>
              </text:list-item>
              <text:list-item>
                <text:p text:style-name="P8"><text:span text:style-name="T11">Large bolt</text:span></text:p>
              </text:list-item>
              <text:list-item>
                <text:p text:style-name="P8"><text:span text:style-name="T11">Crank</text:span></text:p>
              </text:list-item>
              <text:list-item>
                <text:p text:style-name="P8"><text:span text:style-name="T11"/></text:p>
              </text:list-item>
            </text:list>
            <text:list text:style-name="L6">
              <text:list-item>
                <text:p text:style-name="P8"><text:span text:style-name="T11"><text:s text:c="4"/></text:span><text:span text:style-name="T11">After a brainstorming, we have stop our choice on the crank because it’s easier to make.</text:span></text:p>
              </text:list-item>
              <text:list-item>
                <text:p text:style-name="P8"><text:span text:style-name="T11"/></text:p>
              </text:list-item>
            </text:list>
            <text:list text:style-name="L5">
              <text:list-item>
                <text:p text:style-name="P9"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7" draw:style-name="dp3" draw:master-page-name="Master5-Layout2-obj-Titre-et-contenu" presentation:presentation-page-layout-name="AL2T18">
        <draw:frame draw:name="Titre 1" presentation:style-name="pr14" draw:text-style-name="P2" draw:layer="layout" svg:width="22.86cm" svg:height="3.175cm" svg:x="1.27cm" svg:y="0.763cm" presentation:class="title">
          <draw:text-box>
            <text:p text:style-name="P4"><text:span text:style-name="T10">Problems</text:span></text:p>
          </draw:text-box>
        </draw:frame>
        <draw:frame draw:name="Espace réservé du contenu 2" presentation:style-name="pr15" draw:text-style-name="P2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 text:style-name="P9"><text:span text:style-name="T12">Lengthen the crank</text:span></text:p>
              </text:list-item>
              <text:list-item>
                <text:p text:style-name="P9"><text:span text:style-name="T12">Add a hole for the bolt </text:span></text:p>
              </text:list-item>
              <text:list-item>
                <text:p text:style-name="P9"><text:span text:style-name="T12">Sometimes, the pc has crashed.</text:span></text:p>
              </text:list-item>
              <text:list-item>
                <text:p text:style-name="P9"><text:span text:style-name="T12">Lack of time</text:span></text:p>
              </text:list-item>
              <text:list-item>
                <text:p text:style-name="P9"><text:span text:style-name="T12">Absence of members</text:span></text:p>
              </text:list-item>
              <text:list-item>
                <text:p text:style-name="P9"><text:span text:style-name="T12"/></text:p>
              </text:list-item>
              <text:list-item>
                <text:p text:style-name="P9"><text:span text:style-name="T12"/></text:p>
              </text:list-item>
              <text:list-item>
                <text:p text:style-name="P9"><text:span text:style-name="T12"/></text:p>
              </text:list-item>
              <text:list-item>
                <text:p text:style-name="P9"><text:span text:style-name="T12"/></text:p>
              </text:list-item>
              <text:list-item>
                <text:p text:style-name="P9"><text:span text:style-name="T12"/></text:p>
              </text:list-item>
              <text:list-item>
                <text:p text:style-name="P9"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8" draw:style-name="dp3" draw:master-page-name="Master5-Layout2-obj-Titre-et-contenu" presentation:presentation-page-layout-name="AL2T18">
        <draw:frame draw:name="Titre 1" presentation:style-name="pr17" draw:text-style-name="P2" draw:layer="layout" svg:width="22.86cm" svg:height="3.175cm" svg:x="1.27cm" svg:y="0.763cm" presentation:class="title">
          <draw:text-box>
            <text:p text:style-name="P10">Solutions</text:p>
          </draw:text-box>
        </draw:frame>
        <draw:frame draw:name="Espace réservé du contenu 2" presentation:style-name="pr18" draw:text-style-name="P2" draw:layer="layout" svg:width="22.86cm" svg:height="12.572cm" svg:x="1.27cm" svg:y="4.445cm" presentation:class="outline">
          <draw:text-box>
            <text:list text:style-name="L7">
              <text:list-item>
                <text:p text:style-name="P10">A long time to do the final product, including try to open a corrupt file in solidworks to do the hole but finally works.</text:p>
              </text:list-item>
              <text:list-item>
                <text:p text:style-name="P10">Printing our product</text:p>
              </text:list-item>
              <text:list-item>
                <text:p text:style-name="P10">The use can be to the top &amp; bottom of the handicapped chair.</text:p>
              </text:list-item>
              <text:list-item>
                <text:p text:style-name="P10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a108" draw:style="linear" draw:start-color="#242424" draw:end-color="#2d2d2d" draw:start-intensity="100%" draw:end-intensity="100%" draw:angle="2340" draw:border="0%"/>
    <draw:gradient draw:name="a1842" draw:style="linear" draw:start-color="#474747" draw:end-color="#626262" draw:start-intensity="100%" draw:end-intensity="100%" draw:angle="0" draw:border="0%"/>
    <draw:gradient draw:name="a1846" draw:style="linear" draw:start-color="#d2d2d2" draw:end-color="#d2d2d2" draw:start-intensity="10%" draw:end-intensity="8%" draw:angle="3170" draw:border="0%"/>
    <draw:gradient draw:name="a1883" draw:style="linear" draw:start-color="#474747" draw:end-color="#626262" draw:start-intensity="100%" draw:end-intensity="100%" draw:angle="0" draw:border="0%"/>
    <draw:gradient draw:name="a1887" draw:style="linear" draw:start-color="#d2d2d2" draw:end-color="#d2d2d2" draw:start-intensity="10%" draw:end-intensity="8%" draw:angle="3170" draw:border="0%"/>
    <draw:gradient draw:name="a1893" draw:style="linear" draw:start-color="#b6004a" draw:end-color="#ff0083" draw:start-intensity="100%" draw:end-intensity="100%" draw:angle="1920" draw:border="0%"/>
    <draw:gradient draw:name="a1915" draw:style="linear" draw:start-color="#474747" draw:end-color="#626262" draw:start-intensity="100%" draw:end-intensity="100%" draw:angle="0" draw:border="0%"/>
    <draw:gradient draw:name="a1919" draw:style="linear" draw:start-color="#d2d2d2" draw:end-color="#d2d2d2" draw:start-intensity="10%" draw:end-intensity="8%" draw:angle="3170" draw:border="0%"/>
    <draw:gradient draw:name="a1956" draw:style="linear" draw:start-color="#000000" draw:end-color="#000000" draw:start-intensity="100%" draw:end-intensity="100%" draw:angle="0" draw:border="0%"/>
    <draw:gradient draw:name="a1960" draw:style="linear" draw:start-color="#d2d2d2" draw:end-color="#d2d2d2" draw:start-intensity="10%" draw:end-intensity="8%" draw:angle="3170" draw:border="0%"/>
    <draw:gradient draw:name="a1964" draw:style="linear" draw:start-color="#b6004a" draw:end-color="#ff0083" draw:start-intensity="100%" draw:end-intensity="100%" draw:angle="1920" draw:border="0%"/>
    <draw:gradient draw:name="a1988" draw:style="linear" draw:start-color="#474747" draw:end-color="#626262" draw:start-intensity="100%" draw:end-intensity="100%" draw:angle="0" draw:border="0%"/>
    <draw:gradient draw:name="a1992" draw:style="linear" draw:start-color="#d2d2d2" draw:end-color="#d2d2d2" draw:start-intensity="10%" draw:end-intensity="8%" draw:angle="3170" draw:border="0%"/>
    <draw:gradient draw:name="a2046" draw:style="linear" draw:start-color="#474747" draw:end-color="#626262" draw:start-intensity="100%" draw:end-intensity="100%" draw:angle="0" draw:border="0%"/>
    <draw:gradient draw:name="a2106" draw:style="linear" draw:start-color="#474747" draw:end-color="#626262" draw:start-intensity="100%" draw:end-intensity="100%" draw:angle="0" draw:border="0%"/>
    <draw:gradient draw:name="a2110" draw:style="linear" draw:start-color="#d2d2d2" draw:end-color="#d2d2d2" draw:start-intensity="10%" draw:end-intensity="8%" draw:angle="3170" draw:border="0%"/>
    <draw:gradient draw:name="a2130" draw:style="linear" draw:start-color="#474747" draw:end-color="#626262" draw:start-intensity="100%" draw:end-intensity="100%" draw:angle="0" draw:border="0%"/>
    <draw:gradient draw:name="a2134" draw:style="linear" draw:start-color="#d2d2d2" draw:end-color="#d2d2d2" draw:start-intensity="10%" draw:end-intensity="8%" draw:angle="3170" draw:border="0%"/>
    <draw:gradient draw:name="a2150" draw:style="linear" draw:start-color="#474747" draw:end-color="#626262" draw:start-intensity="100%" draw:end-intensity="100%" draw:angle="0" draw:border="0%"/>
    <draw:gradient draw:name="a2189" draw:style="linear" draw:start-color="#000000" draw:end-color="#000000" draw:start-intensity="100%" draw:end-intensity="100%" draw:angle="0" draw:border="0%"/>
    <draw:gradient draw:name="a2215" draw:style="linear" draw:start-color="#474747" draw:end-color="#626262" draw:start-intensity="100%" draw:end-intensity="100%" draw:angle="0" draw:border="0%"/>
    <draw:gradient draw:name="a2219" draw:style="linear" draw:start-color="#d2d2d2" draw:end-color="#d2d2d2" draw:start-intensity="10%" draw:end-intensity="8%" draw:angle="3170" draw:border="0%"/>
    <draw:gradient draw:name="a2256" draw:style="linear" draw:start-color="#474747" draw:end-color="#626262" draw:start-intensity="100%" draw:end-intensity="100%" draw:angle="0" draw:border="0%"/>
    <draw:gradient draw:name="a2260" draw:style="linear" draw:start-color="#d2d2d2" draw:end-color="#d2d2d2" draw:start-intensity="10%" draw:end-intensity="8%" draw:angle="3170" draw:border="0%"/>
    <draw:gradient draw:name="a2677" draw:style="linear" draw:start-color="#242424" draw:end-color="#2d2d2d" draw:start-intensity="100%" draw:end-intensity="100%" draw:angle="2340" draw:border="0%"/>
    <draw:gradient draw:name="a2720" draw:style="linear" draw:start-color="#474747" draw:end-color="#626262" draw:start-intensity="100%" draw:end-intensity="100%" draw:angle="0" draw:border="0%"/>
    <draw:gradient draw:name="a40" draw:style="linear" draw:start-color="#242424" draw:end-color="#2d2d2d" draw:start-intensity="100%" draw:end-intensity="100%" draw:angle="2340" draw:border="0%"/>
    <draw:marker draw:name="Arrow" svg:viewBox="0 0 20 30" svg:d="m10 0-10 30h20z"/>
    <draw:stroke-dash draw:name="SysDash" draw:style="rect" draw:dots1="1" draw:dots1-length="0.026cm" draw:distance="0.026cm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Technique-background" style:family="presentation">
      <style:graphic-properties draw:stroke="none" draw:fill="solid" draw:fill-color="#3b3b3b"/>
      <style:text-properties style:letter-kerning="true"/>
    </style:style>
    <style:style style:name="Master1-Techniq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echniq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echnique-outline1" style:family="presentation">
      <style:graphic-properties draw:stroke="none" draw:fill="none" draw:auto-grow-height="false" draw:fit-to-size="shrink-to-fit">
        <text:list-style style:name="Master1-Techniq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chnique-outline2" style:family="presentation" style:parent-style-name="Master1-Technique-outline1">
      <style:paragraph-properties fo:margin-top="0cm" fo:margin-bottom="0.4cm"/>
      <style:text-properties fo:font-size="28pt" style:font-size-asian="28pt" style:font-size-complex="28pt"/>
    </style:style>
    <style:style style:name="Master1-Technique-outline3" style:family="presentation" style:parent-style-name="Master1-Technique-outline2">
      <style:paragraph-properties fo:margin-top="0cm" fo:margin-bottom="0.3cm"/>
      <style:text-properties fo:font-size="24pt" style:font-size-asian="24pt" style:font-size-complex="24pt"/>
    </style:style>
    <style:style style:name="Master1-Technique-outline4" style:family="presentation" style:parent-style-name="Master1-Technique-outline3">
      <style:paragraph-properties fo:margin-top="0cm" fo:margin-bottom="0.2cm"/>
      <style:text-properties fo:font-size="20pt" style:font-size-asian="20pt" style:font-size-complex="20pt"/>
    </style:style>
    <style:style style:name="Master1-Technique-outline5" style:family="presentation" style:parent-style-name="Master1-Technique-outline4">
      <style:paragraph-properties fo:margin-top="0cm" fo:margin-bottom="0.1cm"/>
      <style:text-properties fo:font-size="20pt" style:font-size-asian="20pt" style:font-size-complex="20pt"/>
    </style:style>
    <style:style style:name="Master1-Technique-outline6" style:family="presentation" style:parent-style-name="Master1-Technique-outline5">
      <style:paragraph-properties fo:margin-top="0cm" fo:margin-bottom="0.1cm"/>
      <style:text-properties fo:font-size="20pt" style:font-size-asian="20pt" style:font-size-complex="20pt"/>
    </style:style>
    <style:style style:name="Master1-Technique-outline7" style:family="presentation" style:parent-style-name="Master1-Technique-outline6">
      <style:paragraph-properties fo:margin-top="0cm" fo:margin-bottom="0.1cm"/>
      <style:text-properties fo:font-size="20pt" style:font-size-asian="20pt" style:font-size-complex="20pt"/>
    </style:style>
    <style:style style:name="Master1-Technique-outline8" style:family="presentation" style:parent-style-name="Master1-Technique-outline7">
      <style:paragraph-properties fo:margin-top="0cm" fo:margin-bottom="0.1cm"/>
      <style:text-properties fo:font-size="20pt" style:font-size-asian="20pt" style:font-size-complex="20pt"/>
    </style:style>
    <style:style style:name="Master1-Technique-outline9" style:family="presentation" style:parent-style-name="Master1-Technique-outline8">
      <style:paragraph-properties fo:margin-top="0cm" fo:margin-bottom="0.1cm"/>
      <style:text-properties fo:font-size="20pt" style:font-size-asian="20pt" style:font-size-complex="20pt"/>
    </style:style>
    <style:style style:name="Master1-Technique-subtitle" style:family="presentation">
      <style:graphic-properties draw:stroke="none" draw:fill="none" draw:textarea-vertical-align="middle">
        <text:list-style style:name="Master1-Techniq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chnique-title" style:family="presentation">
      <style:graphic-properties draw:stroke="none" draw:fill="none" draw:textarea-vertical-align="middle">
        <text:list-style style:name="Master1-Techniq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gradient" draw:fill-gradient-name="a40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3b3b3b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gradient" draw:fill-gradient-name="a108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3b3b3b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3b3b3b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3b3b3b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3b3b3b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cm" fo:margin-bottom="0.4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cm" fo:margin-bottom="0.3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cm" fo:margin-bottom="0.2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cm" fo:margin-bottom="0.1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cm" fo:margin-bottom="0.1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cm" fo:margin-bottom="0.1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cm" fo:margin-bottom="0.1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cm" fo:margin-bottom="0.1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3b3b3b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3b3b3b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3b3b3b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3b3b3b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Civil-background" style:family="presentation">
      <style:graphic-properties draw:stroke="none" draw:fill="solid" draw:fill-color="#ffffff"/>
      <style:text-properties style:letter-kerning="true"/>
    </style:style>
    <style:style style:name="Master2-Civi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Civi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Civil-outline1" style:family="presentation">
      <style:graphic-properties draw:stroke="none" draw:fill="none" draw:auto-grow-height="false" draw:fit-to-size="shrink-to-fit">
        <text:list-style style:name="Master2-Civi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Civil-outline2" style:family="presentation" style:parent-style-name="Master2-Civil-outline1">
      <style:paragraph-properties fo:margin-top="0cm" fo:margin-bottom="0.4cm"/>
      <style:text-properties fo:font-size="28pt" style:font-size-asian="28pt" style:font-size-complex="28pt"/>
    </style:style>
    <style:style style:name="Master2-Civil-outline3" style:family="presentation" style:parent-style-name="Master2-Civil-outline2">
      <style:paragraph-properties fo:margin-top="0cm" fo:margin-bottom="0.3cm"/>
      <style:text-properties fo:font-size="24pt" style:font-size-asian="24pt" style:font-size-complex="24pt"/>
    </style:style>
    <style:style style:name="Master2-Civil-outline4" style:family="presentation" style:parent-style-name="Master2-Civil-outline3">
      <style:paragraph-properties fo:margin-top="0cm" fo:margin-bottom="0.2cm"/>
      <style:text-properties fo:font-size="20pt" style:font-size-asian="20pt" style:font-size-complex="20pt"/>
    </style:style>
    <style:style style:name="Master2-Civil-outline5" style:family="presentation" style:parent-style-name="Master2-Civil-outline4">
      <style:paragraph-properties fo:margin-top="0cm" fo:margin-bottom="0.1cm"/>
      <style:text-properties fo:font-size="20pt" style:font-size-asian="20pt" style:font-size-complex="20pt"/>
    </style:style>
    <style:style style:name="Master2-Civil-outline6" style:family="presentation" style:parent-style-name="Master2-Civil-outline5">
      <style:paragraph-properties fo:margin-top="0cm" fo:margin-bottom="0.1cm"/>
      <style:text-properties fo:font-size="20pt" style:font-size-asian="20pt" style:font-size-complex="20pt"/>
    </style:style>
    <style:style style:name="Master2-Civil-outline7" style:family="presentation" style:parent-style-name="Master2-Civil-outline6">
      <style:paragraph-properties fo:margin-top="0cm" fo:margin-bottom="0.1cm"/>
      <style:text-properties fo:font-size="20pt" style:font-size-asian="20pt" style:font-size-complex="20pt"/>
    </style:style>
    <style:style style:name="Master2-Civil-outline8" style:family="presentation" style:parent-style-name="Master2-Civil-outline7">
      <style:paragraph-properties fo:margin-top="0cm" fo:margin-bottom="0.1cm"/>
      <style:text-properties fo:font-size="20pt" style:font-size-asian="20pt" style:font-size-complex="20pt"/>
    </style:style>
    <style:style style:name="Master2-Civil-outline9" style:family="presentation" style:parent-style-name="Master2-Civil-outline8">
      <style:paragraph-properties fo:margin-top="0cm" fo:margin-bottom="0.1cm"/>
      <style:text-properties fo:font-size="20pt" style:font-size-asian="20pt" style:font-size-complex="20pt"/>
    </style:style>
    <style:style style:name="Master2-Civil-subtitle" style:family="presentation">
      <style:graphic-properties draw:stroke="none" draw:fill="none" draw:textarea-vertical-align="middle">
        <text:list-style style:name="Master2-Civi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Civil-title" style:family="presentation">
      <style:graphic-properties draw:stroke="none" draw:fill="none" draw:textarea-vertical-align="middle">
        <text:list-style style:name="Master2-Civi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background" style:family="presentation">
      <style:graphic-properties draw:stroke="none" draw:fill="solid" draw:fill-color="#c5d1d7"/>
      <style:text-properties style:letter-kerning="true"/>
    </style:style>
    <style:style style:name="Master2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1" style:family="presentation">
      <style:graphic-properties draw:stroke="none" draw:fill="none" draw:auto-grow-height="false" draw:fit-to-size="shrink-to-fit">
        <text:list-style style:name="Master2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2" style:family="presentation" style:parent-style-name="Master2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2-Layout1-title-Diapositive-de-titre-outline3" style:family="presentation" style:parent-style-name="Master2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2-Layout1-title-Diapositive-de-titre-outline4" style:family="presentation" style:parent-style-name="Master2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2-Layout1-title-Diapositive-de-titre-outline5" style:family="presentation" style:parent-style-name="Master2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6" style:family="presentation" style:parent-style-name="Master2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7" style:family="presentation" style:parent-style-name="Master2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8" style:family="presentation" style:parent-style-name="Master2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9" style:family="presentation" style:parent-style-name="Master2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subtitle" style:family="presentation">
      <style:graphic-properties draw:stroke="none" draw:fill="none" draw:textarea-vertical-align="middle">
        <text:list-style style:name="Master2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title" style:family="presentation">
      <style:graphic-properties draw:stroke="none" draw:fill="none" draw:textarea-vertical-align="middle">
        <text:list-style style:name="Master2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background" style:family="presentation">
      <style:graphic-properties draw:stroke="none" draw:fill="solid" draw:fill-color="#c5d1d7"/>
      <style:text-properties style:letter-kerning="true"/>
    </style:style>
    <style:style style:name="Master2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1" style:family="presentation">
      <style:graphic-properties draw:stroke="none" draw:fill="none" draw:auto-grow-height="false" draw:fit-to-size="shrink-to-fit">
        <text:list-style style:name="Master2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2" style:family="presentation" style:parent-style-name="Master2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2-Layout2-obj-Titre-et-contenu-outline3" style:family="presentation" style:parent-style-name="Master2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2-Layout2-obj-Titre-et-contenu-outline4" style:family="presentation" style:parent-style-name="Master2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2-Layout2-obj-Titre-et-contenu-outline5" style:family="presentation" style:parent-style-name="Master2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6" style:family="presentation" style:parent-style-name="Master2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7" style:family="presentation" style:parent-style-name="Master2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8" style:family="presentation" style:parent-style-name="Master2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9" style:family="presentation" style:parent-style-name="Master2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subtitle" style:family="presentation">
      <style:graphic-properties draw:stroke="none" draw:fill="none" draw:textarea-vertical-align="middle">
        <text:list-style style:name="Master2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title" style:family="presentation">
      <style:graphic-properties draw:stroke="none" draw:fill="none" draw:textarea-vertical-align="middle">
        <text:list-style style:name="Master2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2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1" style:family="presentation">
      <style:graphic-properties draw:stroke="none" draw:fill="none" draw:auto-grow-height="false" draw:fit-to-size="shrink-to-fit">
        <text:list-style style:name="Master2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2" style:family="presentation" style:parent-style-name="Master2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2-Layout3-secHead-Titre-de-section-outline3" style:family="presentation" style:parent-style-name="Master2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2-Layout3-secHead-Titre-de-section-outline4" style:family="presentation" style:parent-style-name="Master2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2-Layout3-secHead-Titre-de-section-outline5" style:family="presentation" style:parent-style-name="Master2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6" style:family="presentation" style:parent-style-name="Master2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7" style:family="presentation" style:parent-style-name="Master2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8" style:family="presentation" style:parent-style-name="Master2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9" style:family="presentation" style:parent-style-name="Master2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subtitle" style:family="presentation">
      <style:graphic-properties draw:stroke="none" draw:fill="none" draw:textarea-vertical-align="middle">
        <text:list-style style:name="Master2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title" style:family="presentation">
      <style:graphic-properties draw:stroke="none" draw:fill="none" draw:textarea-vertical-align="middle">
        <text:list-style style:name="Master2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background" style:family="presentation">
      <style:graphic-properties draw:stroke="none" draw:fill="solid" draw:fill-color="#c5d1d7"/>
      <style:text-properties style:letter-kerning="true"/>
    </style:style>
    <style:style style:name="Master2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1" style:family="presentation">
      <style:graphic-properties draw:stroke="none" draw:fill="none" draw:auto-grow-height="false" draw:fit-to-size="shrink-to-fit">
        <text:list-style style:name="Master2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2" style:family="presentation" style:parent-style-name="Master2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2-Layout4-twoObj-Deux-contenus-outline3" style:family="presentation" style:parent-style-name="Master2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2-Layout4-twoObj-Deux-contenus-outline4" style:family="presentation" style:parent-style-name="Master2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2-Layout4-twoObj-Deux-contenus-outline5" style:family="presentation" style:parent-style-name="Master2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6" style:family="presentation" style:parent-style-name="Master2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7" style:family="presentation" style:parent-style-name="Master2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8" style:family="presentation" style:parent-style-name="Master2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9" style:family="presentation" style:parent-style-name="Master2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subtitle" style:family="presentation">
      <style:graphic-properties draw:stroke="none" draw:fill="none" draw:textarea-vertical-align="middle">
        <text:list-style style:name="Master2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title" style:family="presentation">
      <style:graphic-properties draw:stroke="none" draw:fill="none" draw:textarea-vertical-align="middle">
        <text:list-style style:name="Master2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background" style:family="presentation">
      <style:graphic-properties draw:stroke="none" draw:fill="solid" draw:fill-color="#c5d1d7"/>
      <style:text-properties style:letter-kerning="true"/>
    </style:style>
    <style:style style:name="Master2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1" style:family="presentation">
      <style:graphic-properties draw:stroke="none" draw:fill="none" draw:auto-grow-height="false" draw:fit-to-size="shrink-to-fit">
        <text:list-style style:name="Master2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2" style:family="presentation" style:parent-style-name="Master2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Comparaison-outline3" style:family="presentation" style:parent-style-name="Master2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Comparaison-outline4" style:family="presentation" style:parent-style-name="Master2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Comparaison-outline5" style:family="presentation" style:parent-style-name="Master2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6" style:family="presentation" style:parent-style-name="Master2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7" style:family="presentation" style:parent-style-name="Master2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8" style:family="presentation" style:parent-style-name="Master2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9" style:family="presentation" style:parent-style-name="Master2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subtitle" style:family="presentation">
      <style:graphic-properties draw:stroke="none" draw:fill="none" draw:textarea-vertical-align="middle">
        <text:list-style style:name="Master2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title" style:family="presentation">
      <style:graphic-properties draw:stroke="none" draw:fill="none" draw:textarea-vertical-align="middle">
        <text:list-style style:name="Master2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2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1" style:family="presentation">
      <style:graphic-properties draw:stroke="none" draw:fill="none" draw:auto-grow-height="false" draw:fit-to-size="shrink-to-fit">
        <text:list-style style:name="Master2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2" style:family="presentation" style:parent-style-name="Master2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2-Layout6-titleOnly-Titre-seul-outline3" style:family="presentation" style:parent-style-name="Master2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2-Layout6-titleOnly-Titre-seul-outline4" style:family="presentation" style:parent-style-name="Master2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2-Layout6-titleOnly-Titre-seul-outline5" style:family="presentation" style:parent-style-name="Master2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6" style:family="presentation" style:parent-style-name="Master2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7" style:family="presentation" style:parent-style-name="Master2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8" style:family="presentation" style:parent-style-name="Master2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9" style:family="presentation" style:parent-style-name="Master2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subtitle" style:family="presentation">
      <style:graphic-properties draw:stroke="none" draw:fill="none" draw:textarea-vertical-align="middle">
        <text:list-style style:name="Master2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title" style:family="presentation">
      <style:graphic-properties draw:stroke="none" draw:fill="none" draw:textarea-vertical-align="middle">
        <text:list-style style:name="Master2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Vide-background" style:family="presentation">
      <style:graphic-properties draw:stroke="none" draw:fill="solid" draw:fill-color="#ffffff"/>
      <style:text-properties style:letter-kerning="true"/>
    </style:style>
    <style:style style:name="Master2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1" style:family="presentation">
      <style:graphic-properties draw:stroke="none" draw:fill="none" draw:auto-grow-height="false" draw:fit-to-size="shrink-to-fit">
        <text:list-style style:name="Master2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2" style:family="presentation" style:parent-style-name="Master2-Layout7-blank-Vide-outline1">
      <style:paragraph-properties fo:margin-top="0cm" fo:margin-bottom="0.4cm"/>
      <style:text-properties fo:font-size="28pt" style:font-size-asian="28pt" style:font-size-complex="28pt"/>
    </style:style>
    <style:style style:name="Master2-Layout7-blank-Vide-outline3" style:family="presentation" style:parent-style-name="Master2-Layout7-blank-Vide-outline2">
      <style:paragraph-properties fo:margin-top="0cm" fo:margin-bottom="0.3cm"/>
      <style:text-properties fo:font-size="24pt" style:font-size-asian="24pt" style:font-size-complex="24pt"/>
    </style:style>
    <style:style style:name="Master2-Layout7-blank-Vide-outline4" style:family="presentation" style:parent-style-name="Master2-Layout7-blank-Vide-outline3">
      <style:paragraph-properties fo:margin-top="0cm" fo:margin-bottom="0.2cm"/>
      <style:text-properties fo:font-size="20pt" style:font-size-asian="20pt" style:font-size-complex="20pt"/>
    </style:style>
    <style:style style:name="Master2-Layout7-blank-Vide-outline5" style:family="presentation" style:parent-style-name="Master2-Layout7-blank-Vide-outline4">
      <style:paragraph-properties fo:margin-top="0cm" fo:margin-bottom="0.1cm"/>
      <style:text-properties fo:font-size="20pt" style:font-size-asian="20pt" style:font-size-complex="20pt"/>
    </style:style>
    <style:style style:name="Master2-Layout7-blank-Vide-outline6" style:family="presentation" style:parent-style-name="Master2-Layout7-blank-Vide-outline5">
      <style:paragraph-properties fo:margin-top="0cm" fo:margin-bottom="0.1cm"/>
      <style:text-properties fo:font-size="20pt" style:font-size-asian="20pt" style:font-size-complex="20pt"/>
    </style:style>
    <style:style style:name="Master2-Layout7-blank-Vide-outline7" style:family="presentation" style:parent-style-name="Master2-Layout7-blank-Vide-outline6">
      <style:paragraph-properties fo:margin-top="0cm" fo:margin-bottom="0.1cm"/>
      <style:text-properties fo:font-size="20pt" style:font-size-asian="20pt" style:font-size-complex="20pt"/>
    </style:style>
    <style:style style:name="Master2-Layout7-blank-Vide-outline8" style:family="presentation" style:parent-style-name="Master2-Layout7-blank-Vide-outline7">
      <style:paragraph-properties fo:margin-top="0cm" fo:margin-bottom="0.1cm"/>
      <style:text-properties fo:font-size="20pt" style:font-size-asian="20pt" style:font-size-complex="20pt"/>
    </style:style>
    <style:style style:name="Master2-Layout7-blank-Vide-outline9" style:family="presentation" style:parent-style-name="Master2-Layout7-blank-Vide-outline8">
      <style:paragraph-properties fo:margin-top="0cm" fo:margin-bottom="0.1cm"/>
      <style:text-properties fo:font-size="20pt" style:font-size-asian="20pt" style:font-size-complex="20pt"/>
    </style:style>
    <style:style style:name="Master2-Layout7-blank-Vide-subtitle" style:family="presentation">
      <style:graphic-properties draw:stroke="none" draw:fill="none" draw:textarea-vertical-align="middle">
        <text:list-style style:name="Master2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title" style:family="presentation">
      <style:graphic-properties draw:stroke="none" draw:fill="none" draw:textarea-vertical-align="middle">
        <text:list-style style:name="Master2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2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1" style:family="presentation">
      <style:graphic-properties draw:stroke="none" draw:fill="none" draw:auto-grow-height="false" draw:fit-to-size="shrink-to-fit">
        <text:list-style style:name="Master2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2" style:family="presentation" style:parent-style-name="Master2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2-Layout8-objTx-Contenu-avec-légende-outline3" style:family="presentation" style:parent-style-name="Master2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2-Layout8-objTx-Contenu-avec-légende-outline4" style:family="presentation" style:parent-style-name="Master2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2-Layout8-objTx-Contenu-avec-légende-outline5" style:family="presentation" style:parent-style-name="Master2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6" style:family="presentation" style:parent-style-name="Master2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7" style:family="presentation" style:parent-style-name="Master2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8" style:family="presentation" style:parent-style-name="Master2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9" style:family="presentation" style:parent-style-name="Master2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subtitle" style:family="presentation">
      <style:graphic-properties draw:stroke="none" draw:fill="none" draw:textarea-vertical-align="middle">
        <text:list-style style:name="Master2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title" style:family="presentation">
      <style:graphic-properties draw:stroke="none" draw:fill="none" draw:textarea-vertical-align="middle">
        <text:list-style style:name="Master2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2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1" style:family="presentation">
      <style:graphic-properties draw:stroke="none" draw:fill="none" draw:auto-grow-height="false" draw:fit-to-size="shrink-to-fit">
        <text:list-style style:name="Master2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2" style:family="presentation" style:parent-style-name="Master2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2-Layout9-picTx-Image-avec-légende-outline3" style:family="presentation" style:parent-style-name="Master2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2-Layout9-picTx-Image-avec-légende-outline4" style:family="presentation" style:parent-style-name="Master2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2-Layout9-picTx-Image-avec-légende-outline5" style:family="presentation" style:parent-style-name="Master2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6" style:family="presentation" style:parent-style-name="Master2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7" style:family="presentation" style:parent-style-name="Master2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8" style:family="presentation" style:parent-style-name="Master2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9" style:family="presentation" style:parent-style-name="Master2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subtitle" style:family="presentation">
      <style:graphic-properties draw:stroke="none" draw:fill="none" draw:textarea-vertical-align="middle">
        <text:list-style style:name="Master2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title" style:family="presentation">
      <style:graphic-properties draw:stroke="none" draw:fill="none" draw:textarea-vertical-align="middle">
        <text:list-style style:name="Master2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background" style:family="presentation">
      <style:graphic-properties draw:stroke="none" draw:fill="solid" draw:fill-color="#c5d1d7"/>
      <style:text-properties style:letter-kerning="true"/>
    </style:style>
    <style:style style:name="Master2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1" style:family="presentation">
      <style:graphic-properties draw:stroke="none" draw:fill="none" draw:auto-grow-height="false" draw:fit-to-size="shrink-to-fit">
        <text:list-style style:name="Master2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2" style:family="presentation" style:parent-style-name="Master2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2-Layout10-vertTx-Titre-et-texte-vertical-outline3" style:family="presentation" style:parent-style-name="Master2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2-Layout10-vertTx-Titre-et-texte-vertical-outline4" style:family="presentation" style:parent-style-name="Master2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2-Layout10-vertTx-Titre-et-texte-vertical-outline5" style:family="presentation" style:parent-style-name="Master2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6" style:family="presentation" style:parent-style-name="Master2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7" style:family="presentation" style:parent-style-name="Master2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8" style:family="presentation" style:parent-style-name="Master2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9" style:family="presentation" style:parent-style-name="Master2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subtitle" style:family="presentation">
      <style:graphic-properties draw:stroke="none" draw:fill="none" draw:textarea-vertical-align="middle">
        <text:list-style style:name="Master2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title" style:family="presentation">
      <style:graphic-properties draw:stroke="none" draw:fill="none" draw:textarea-vertical-align="middle">
        <text:list-style style:name="Master2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background" style:family="presentation">
      <style:graphic-properties draw:stroke="none" draw:fill="solid" draw:fill-color="#c5d1d7"/>
      <style:text-properties style:letter-kerning="true"/>
    </style:style>
    <style:style style:name="Master2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1" style:family="presentation">
      <style:graphic-properties draw:stroke="none" draw:fill="none" draw:auto-grow-height="false" draw:fit-to-size="shrink-to-fit">
        <text:list-style style:name="Master2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2" style:family="presentation" style:parent-style-name="Master2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Titre-vertical-et-texte-outline3" style:family="presentation" style:parent-style-name="Master2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Titre-vertical-et-texte-outline4" style:family="presentation" style:parent-style-name="Master2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Titre-vertical-et-texte-outline5" style:family="presentation" style:parent-style-name="Master2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6" style:family="presentation" style:parent-style-name="Master2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7" style:family="presentation" style:parent-style-name="Master2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8" style:family="presentation" style:parent-style-name="Master2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9" style:family="presentation" style:parent-style-name="Master2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subtitle" style:family="presentation">
      <style:graphic-properties draw:stroke="none" draw:fill="none" draw:textarea-vertical-align="middle">
        <text:list-style style:name="Master2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title" style:family="presentation">
      <style:graphic-properties draw:stroke="none" draw:fill="none" draw:textarea-vertical-align="middle">
        <text:list-style style:name="Master2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Oriel-background" style:family="presentation">
      <style:graphic-properties draw:stroke="none" draw:fill="solid" draw:fill-color="#ffffff"/>
      <style:text-properties style:letter-kerning="true"/>
    </style:style>
    <style:style style:name="Master3-Ori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Ori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Oriel-outline1" style:family="presentation">
      <style:graphic-properties draw:stroke="none" draw:fill="none" draw:auto-grow-height="false" draw:fit-to-size="shrink-to-fit">
        <text:list-style style:name="Master3-Ori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Oriel-outline2" style:family="presentation" style:parent-style-name="Master3-Oriel-outline1">
      <style:paragraph-properties fo:margin-top="0cm" fo:margin-bottom="0.4cm"/>
      <style:text-properties fo:font-size="28pt" style:font-size-asian="28pt" style:font-size-complex="28pt"/>
    </style:style>
    <style:style style:name="Master3-Oriel-outline3" style:family="presentation" style:parent-style-name="Master3-Oriel-outline2">
      <style:paragraph-properties fo:margin-top="0cm" fo:margin-bottom="0.3cm"/>
      <style:text-properties fo:font-size="24pt" style:font-size-asian="24pt" style:font-size-complex="24pt"/>
    </style:style>
    <style:style style:name="Master3-Oriel-outline4" style:family="presentation" style:parent-style-name="Master3-Oriel-outline3">
      <style:paragraph-properties fo:margin-top="0cm" fo:margin-bottom="0.2cm"/>
      <style:text-properties fo:font-size="20pt" style:font-size-asian="20pt" style:font-size-complex="20pt"/>
    </style:style>
    <style:style style:name="Master3-Oriel-outline5" style:family="presentation" style:parent-style-name="Master3-Oriel-outline4">
      <style:paragraph-properties fo:margin-top="0cm" fo:margin-bottom="0.1cm"/>
      <style:text-properties fo:font-size="20pt" style:font-size-asian="20pt" style:font-size-complex="20pt"/>
    </style:style>
    <style:style style:name="Master3-Oriel-outline6" style:family="presentation" style:parent-style-name="Master3-Oriel-outline5">
      <style:paragraph-properties fo:margin-top="0cm" fo:margin-bottom="0.1cm"/>
      <style:text-properties fo:font-size="20pt" style:font-size-asian="20pt" style:font-size-complex="20pt"/>
    </style:style>
    <style:style style:name="Master3-Oriel-outline7" style:family="presentation" style:parent-style-name="Master3-Oriel-outline6">
      <style:paragraph-properties fo:margin-top="0cm" fo:margin-bottom="0.1cm"/>
      <style:text-properties fo:font-size="20pt" style:font-size-asian="20pt" style:font-size-complex="20pt"/>
    </style:style>
    <style:style style:name="Master3-Oriel-outline8" style:family="presentation" style:parent-style-name="Master3-Oriel-outline7">
      <style:paragraph-properties fo:margin-top="0cm" fo:margin-bottom="0.1cm"/>
      <style:text-properties fo:font-size="20pt" style:font-size-asian="20pt" style:font-size-complex="20pt"/>
    </style:style>
    <style:style style:name="Master3-Oriel-outline9" style:family="presentation" style:parent-style-name="Master3-Oriel-outline8">
      <style:paragraph-properties fo:margin-top="0cm" fo:margin-bottom="0.1cm"/>
      <style:text-properties fo:font-size="20pt" style:font-size-asian="20pt" style:font-size-complex="20pt"/>
    </style:style>
    <style:style style:name="Master3-Oriel-subtitle" style:family="presentation">
      <style:graphic-properties draw:stroke="none" draw:fill="none" draw:textarea-vertical-align="middle">
        <text:list-style style:name="Master3-Ori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Oriel-title" style:family="presentation">
      <style:graphic-properties draw:stroke="none" draw:fill="none" draw:textarea-vertical-align="middle">
        <text:list-style style:name="Master3-Ori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3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outline1" style:family="presentation">
      <style:graphic-properties draw:stroke="none" draw:fill="none" draw:auto-grow-height="false" draw:fit-to-size="shrink-to-fit">
        <text:list-style style:name="Master3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outline2" style:family="presentation" style:parent-style-name="Master3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3-Layout1-title-Diapositive-de-titre-outline3" style:family="presentation" style:parent-style-name="Master3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3-Layout1-title-Diapositive-de-titre-outline4" style:family="presentation" style:parent-style-name="Master3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3-Layout1-title-Diapositive-de-titre-outline5" style:family="presentation" style:parent-style-name="Master3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outline6" style:family="presentation" style:parent-style-name="Master3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outline7" style:family="presentation" style:parent-style-name="Master3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outline8" style:family="presentation" style:parent-style-name="Master3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outline9" style:family="presentation" style:parent-style-name="Master3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subtitle" style:family="presentation">
      <style:graphic-properties draw:stroke="none" draw:fill="none" draw:textarea-vertical-align="middle">
        <text:list-style style:name="Master3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title" style:family="presentation">
      <style:graphic-properties draw:stroke="none" draw:fill="none" draw:textarea-vertical-align="middle">
        <text:list-style style:name="Master3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3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outline1" style:family="presentation">
      <style:graphic-properties draw:stroke="none" draw:fill="none" draw:auto-grow-height="false" draw:fit-to-size="shrink-to-fit">
        <text:list-style style:name="Master3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outline2" style:family="presentation" style:parent-style-name="Master3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3-Layout2-obj-Titre-et-contenu-outline3" style:family="presentation" style:parent-style-name="Master3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3-Layout2-obj-Titre-et-contenu-outline4" style:family="presentation" style:parent-style-name="Master3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3-Layout2-obj-Titre-et-contenu-outline5" style:family="presentation" style:parent-style-name="Master3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outline6" style:family="presentation" style:parent-style-name="Master3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outline7" style:family="presentation" style:parent-style-name="Master3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outline8" style:family="presentation" style:parent-style-name="Master3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outline9" style:family="presentation" style:parent-style-name="Master3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subtitle" style:family="presentation">
      <style:graphic-properties draw:stroke="none" draw:fill="none" draw:textarea-vertical-align="middle">
        <text:list-style style:name="Master3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title" style:family="presentation">
      <style:graphic-properties draw:stroke="none" draw:fill="none" draw:textarea-vertical-align="middle">
        <text:list-style style:name="Master3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background" style:family="presentation">
      <style:graphic-properties draw:stroke="none" draw:fill="solid" draw:fill-color="#575f6d"/>
      <style:text-properties style:letter-kerning="true"/>
    </style:style>
    <style:style style:name="Master3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outline1" style:family="presentation">
      <style:graphic-properties draw:stroke="none" draw:fill="none" draw:auto-grow-height="false" draw:fit-to-size="shrink-to-fit">
        <text:list-style style:name="Master3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outline2" style:family="presentation" style:parent-style-name="Master3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3-Layout3-secHead-Titre-de-section-outline3" style:family="presentation" style:parent-style-name="Master3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3-Layout3-secHead-Titre-de-section-outline4" style:family="presentation" style:parent-style-name="Master3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3-Layout3-secHead-Titre-de-section-outline5" style:family="presentation" style:parent-style-name="Master3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outline6" style:family="presentation" style:parent-style-name="Master3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outline7" style:family="presentation" style:parent-style-name="Master3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outline8" style:family="presentation" style:parent-style-name="Master3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outline9" style:family="presentation" style:parent-style-name="Master3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subtitle" style:family="presentation">
      <style:graphic-properties draw:stroke="none" draw:fill="none" draw:textarea-vertical-align="middle">
        <text:list-style style:name="Master3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title" style:family="presentation">
      <style:graphic-properties draw:stroke="none" draw:fill="none" draw:textarea-vertical-align="middle">
        <text:list-style style:name="Master3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3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outline1" style:family="presentation">
      <style:graphic-properties draw:stroke="none" draw:fill="none" draw:auto-grow-height="false" draw:fit-to-size="shrink-to-fit">
        <text:list-style style:name="Master3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outline2" style:family="presentation" style:parent-style-name="Master3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3-Layout4-twoObj-Deux-contenus-outline3" style:family="presentation" style:parent-style-name="Master3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3-Layout4-twoObj-Deux-contenus-outline4" style:family="presentation" style:parent-style-name="Master3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3-Layout4-twoObj-Deux-contenus-outline5" style:family="presentation" style:parent-style-name="Master3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outline6" style:family="presentation" style:parent-style-name="Master3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outline7" style:family="presentation" style:parent-style-name="Master3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outline8" style:family="presentation" style:parent-style-name="Master3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outline9" style:family="presentation" style:parent-style-name="Master3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subtitle" style:family="presentation">
      <style:graphic-properties draw:stroke="none" draw:fill="none" draw:textarea-vertical-align="middle">
        <text:list-style style:name="Master3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title" style:family="presentation">
      <style:graphic-properties draw:stroke="none" draw:fill="none" draw:textarea-vertical-align="middle">
        <text:list-style style:name="Master3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3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outline1" style:family="presentation">
      <style:graphic-properties draw:stroke="none" draw:fill="none" draw:auto-grow-height="false" draw:fit-to-size="shrink-to-fit">
        <text:list-style style:name="Master3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outline2" style:family="presentation" style:parent-style-name="Master3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3-Layout5-twoTxTwoObj-Comparaison-outline3" style:family="presentation" style:parent-style-name="Master3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3-Layout5-twoTxTwoObj-Comparaison-outline4" style:family="presentation" style:parent-style-name="Master3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3-Layout5-twoTxTwoObj-Comparaison-outline5" style:family="presentation" style:parent-style-name="Master3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outline6" style:family="presentation" style:parent-style-name="Master3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outline7" style:family="presentation" style:parent-style-name="Master3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outline8" style:family="presentation" style:parent-style-name="Master3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outline9" style:family="presentation" style:parent-style-name="Master3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subtitle" style:family="presentation">
      <style:graphic-properties draw:stroke="none" draw:fill="none" draw:textarea-vertical-align="middle">
        <text:list-style style:name="Master3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title" style:family="presentation">
      <style:graphic-properties draw:stroke="none" draw:fill="none" draw:textarea-vertical-align="middle">
        <text:list-style style:name="Master3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3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outline1" style:family="presentation">
      <style:graphic-properties draw:stroke="none" draw:fill="none" draw:auto-grow-height="false" draw:fit-to-size="shrink-to-fit">
        <text:list-style style:name="Master3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outline2" style:family="presentation" style:parent-style-name="Master3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3-Layout6-titleOnly-Titre-seul-outline3" style:family="presentation" style:parent-style-name="Master3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3-Layout6-titleOnly-Titre-seul-outline4" style:family="presentation" style:parent-style-name="Master3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3-Layout6-titleOnly-Titre-seul-outline5" style:family="presentation" style:parent-style-name="Master3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outline6" style:family="presentation" style:parent-style-name="Master3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outline7" style:family="presentation" style:parent-style-name="Master3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outline8" style:family="presentation" style:parent-style-name="Master3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outline9" style:family="presentation" style:parent-style-name="Master3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subtitle" style:family="presentation">
      <style:graphic-properties draw:stroke="none" draw:fill="none" draw:textarea-vertical-align="middle">
        <text:list-style style:name="Master3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title" style:family="presentation">
      <style:graphic-properties draw:stroke="none" draw:fill="none" draw:textarea-vertical-align="middle">
        <text:list-style style:name="Master3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Vide-background" style:family="presentation">
      <style:graphic-properties draw:stroke="none" draw:fill="solid" draw:fill-color="#ffffff"/>
      <style:text-properties style:letter-kerning="true"/>
    </style:style>
    <style:style style:name="Master3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Vide-outline1" style:family="presentation">
      <style:graphic-properties draw:stroke="none" draw:fill="none" draw:auto-grow-height="false" draw:fit-to-size="shrink-to-fit">
        <text:list-style style:name="Master3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-outline2" style:family="presentation" style:parent-style-name="Master3-Layout7-blank-Vide-outline1">
      <style:paragraph-properties fo:margin-top="0cm" fo:margin-bottom="0.4cm"/>
      <style:text-properties fo:font-size="28pt" style:font-size-asian="28pt" style:font-size-complex="28pt"/>
    </style:style>
    <style:style style:name="Master3-Layout7-blank-Vide-outline3" style:family="presentation" style:parent-style-name="Master3-Layout7-blank-Vide-outline2">
      <style:paragraph-properties fo:margin-top="0cm" fo:margin-bottom="0.3cm"/>
      <style:text-properties fo:font-size="24pt" style:font-size-asian="24pt" style:font-size-complex="24pt"/>
    </style:style>
    <style:style style:name="Master3-Layout7-blank-Vide-outline4" style:family="presentation" style:parent-style-name="Master3-Layout7-blank-Vide-outline3">
      <style:paragraph-properties fo:margin-top="0cm" fo:margin-bottom="0.2cm"/>
      <style:text-properties fo:font-size="20pt" style:font-size-asian="20pt" style:font-size-complex="20pt"/>
    </style:style>
    <style:style style:name="Master3-Layout7-blank-Vide-outline5" style:family="presentation" style:parent-style-name="Master3-Layout7-blank-Vide-outline4">
      <style:paragraph-properties fo:margin-top="0cm" fo:margin-bottom="0.1cm"/>
      <style:text-properties fo:font-size="20pt" style:font-size-asian="20pt" style:font-size-complex="20pt"/>
    </style:style>
    <style:style style:name="Master3-Layout7-blank-Vide-outline6" style:family="presentation" style:parent-style-name="Master3-Layout7-blank-Vide-outline5">
      <style:paragraph-properties fo:margin-top="0cm" fo:margin-bottom="0.1cm"/>
      <style:text-properties fo:font-size="20pt" style:font-size-asian="20pt" style:font-size-complex="20pt"/>
    </style:style>
    <style:style style:name="Master3-Layout7-blank-Vide-outline7" style:family="presentation" style:parent-style-name="Master3-Layout7-blank-Vide-outline6">
      <style:paragraph-properties fo:margin-top="0cm" fo:margin-bottom="0.1cm"/>
      <style:text-properties fo:font-size="20pt" style:font-size-asian="20pt" style:font-size-complex="20pt"/>
    </style:style>
    <style:style style:name="Master3-Layout7-blank-Vide-outline8" style:family="presentation" style:parent-style-name="Master3-Layout7-blank-Vide-outline7">
      <style:paragraph-properties fo:margin-top="0cm" fo:margin-bottom="0.1cm"/>
      <style:text-properties fo:font-size="20pt" style:font-size-asian="20pt" style:font-size-complex="20pt"/>
    </style:style>
    <style:style style:name="Master3-Layout7-blank-Vide-outline9" style:family="presentation" style:parent-style-name="Master3-Layout7-blank-Vide-outline8">
      <style:paragraph-properties fo:margin-top="0cm" fo:margin-bottom="0.1cm"/>
      <style:text-properties fo:font-size="20pt" style:font-size-asian="20pt" style:font-size-complex="20pt"/>
    </style:style>
    <style:style style:name="Master3-Layout7-blank-Vide-subtitle" style:family="presentation">
      <style:graphic-properties draw:stroke="none" draw:fill="none" draw:textarea-vertical-align="middle">
        <text:list-style style:name="Master3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-title" style:family="presentation">
      <style:graphic-properties draw:stroke="none" draw:fill="none" draw:textarea-vertical-align="middle">
        <text:list-style style:name="Master3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3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outline1" style:family="presentation">
      <style:graphic-properties draw:stroke="none" draw:fill="none" draw:auto-grow-height="false" draw:fit-to-size="shrink-to-fit">
        <text:list-style style:name="Master3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outline2" style:family="presentation" style:parent-style-name="Master3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3-Layout8-objTx-Contenu-avec-légende-outline3" style:family="presentation" style:parent-style-name="Master3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3-Layout8-objTx-Contenu-avec-légende-outline4" style:family="presentation" style:parent-style-name="Master3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3-Layout8-objTx-Contenu-avec-légende-outline5" style:family="presentation" style:parent-style-name="Master3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outline6" style:family="presentation" style:parent-style-name="Master3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outline7" style:family="presentation" style:parent-style-name="Master3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outline8" style:family="presentation" style:parent-style-name="Master3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outline9" style:family="presentation" style:parent-style-name="Master3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subtitle" style:family="presentation">
      <style:graphic-properties draw:stroke="none" draw:fill="none" draw:textarea-vertical-align="middle">
        <text:list-style style:name="Master3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title" style:family="presentation">
      <style:graphic-properties draw:stroke="none" draw:fill="none" draw:textarea-vertical-align="middle">
        <text:list-style style:name="Master3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3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outline1" style:family="presentation">
      <style:graphic-properties draw:stroke="none" draw:fill="none" draw:auto-grow-height="false" draw:fit-to-size="shrink-to-fit">
        <text:list-style style:name="Master3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outline2" style:family="presentation" style:parent-style-name="Master3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3-Layout9-picTx-Image-avec-légende-outline3" style:family="presentation" style:parent-style-name="Master3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3-Layout9-picTx-Image-avec-légende-outline4" style:family="presentation" style:parent-style-name="Master3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3-Layout9-picTx-Image-avec-légende-outline5" style:family="presentation" style:parent-style-name="Master3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outline6" style:family="presentation" style:parent-style-name="Master3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outline7" style:family="presentation" style:parent-style-name="Master3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outline8" style:family="presentation" style:parent-style-name="Master3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outline9" style:family="presentation" style:parent-style-name="Master3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subtitle" style:family="presentation">
      <style:graphic-properties draw:stroke="none" draw:fill="none" draw:textarea-vertical-align="middle">
        <text:list-style style:name="Master3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title" style:family="presentation">
      <style:graphic-properties draw:stroke="none" draw:fill="none" draw:textarea-vertical-align="middle">
        <text:list-style style:name="Master3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3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outline1" style:family="presentation">
      <style:graphic-properties draw:stroke="none" draw:fill="none" draw:auto-grow-height="false" draw:fit-to-size="shrink-to-fit">
        <text:list-style style:name="Master3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outline2" style:family="presentation" style:parent-style-name="Master3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3-Layout10-vertTx-Titre-et-texte-vertical-outline3" style:family="presentation" style:parent-style-name="Master3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3-Layout10-vertTx-Titre-et-texte-vertical-outline4" style:family="presentation" style:parent-style-name="Master3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3-Layout10-vertTx-Titre-et-texte-vertical-outline5" style:family="presentation" style:parent-style-name="Master3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outline6" style:family="presentation" style:parent-style-name="Master3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outline7" style:family="presentation" style:parent-style-name="Master3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outline8" style:family="presentation" style:parent-style-name="Master3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outline9" style:family="presentation" style:parent-style-name="Master3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subtitle" style:family="presentation">
      <style:graphic-properties draw:stroke="none" draw:fill="none" draw:textarea-vertical-align="middle">
        <text:list-style style:name="Master3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title" style:family="presentation">
      <style:graphic-properties draw:stroke="none" draw:fill="none" draw:textarea-vertical-align="middle">
        <text:list-style style:name="Master3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3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outline1" style:family="presentation">
      <style:graphic-properties draw:stroke="none" draw:fill="none" draw:auto-grow-height="false" draw:fit-to-size="shrink-to-fit">
        <text:list-style style:name="Master3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outline2" style:family="presentation" style:parent-style-name="Master3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3-Layout11-vertTitleAndTx-Titre-vertical-et-texte-outline3" style:family="presentation" style:parent-style-name="Master3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3-Layout11-vertTitleAndTx-Titre-vertical-et-texte-outline4" style:family="presentation" style:parent-style-name="Master3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3-Layout11-vertTitleAndTx-Titre-vertical-et-texte-outline5" style:family="presentation" style:parent-style-name="Master3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outline6" style:family="presentation" style:parent-style-name="Master3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outline7" style:family="presentation" style:parent-style-name="Master3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outline8" style:family="presentation" style:parent-style-name="Master3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outline9" style:family="presentation" style:parent-style-name="Master3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subtitle" style:family="presentation">
      <style:graphic-properties draw:stroke="none" draw:fill="none" draw:textarea-vertical-align="middle">
        <text:list-style style:name="Master3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title" style:family="presentation">
      <style:graphic-properties draw:stroke="none" draw:fill="none" draw:textarea-vertical-align="middle">
        <text:list-style style:name="Master3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Verve-background" style:family="presentation">
      <style:graphic-properties draw:stroke="none" draw:fill="gradient" draw:fill-gradient-name="a1842"/>
      <style:text-properties style:letter-kerning="true"/>
    </style:style>
    <style:style style:name="Master4-Ve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Verv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Verve-outline1" style:family="presentation">
      <style:graphic-properties draw:stroke="none" draw:fill="none" draw:auto-grow-height="false" draw:fit-to-size="shrink-to-fit">
        <text:list-style style:name="Master4-Ve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Verve-outline2" style:family="presentation" style:parent-style-name="Master4-Verve-outline1">
      <style:paragraph-properties fo:margin-top="0cm" fo:margin-bottom="0.4cm"/>
      <style:text-properties fo:font-size="28pt" style:font-size-asian="28pt" style:font-size-complex="28pt"/>
    </style:style>
    <style:style style:name="Master4-Verve-outline3" style:family="presentation" style:parent-style-name="Master4-Verve-outline2">
      <style:paragraph-properties fo:margin-top="0cm" fo:margin-bottom="0.3cm"/>
      <style:text-properties fo:font-size="24pt" style:font-size-asian="24pt" style:font-size-complex="24pt"/>
    </style:style>
    <style:style style:name="Master4-Verve-outline4" style:family="presentation" style:parent-style-name="Master4-Verve-outline3">
      <style:paragraph-properties fo:margin-top="0cm" fo:margin-bottom="0.2cm"/>
      <style:text-properties fo:font-size="20pt" style:font-size-asian="20pt" style:font-size-complex="20pt"/>
    </style:style>
    <style:style style:name="Master4-Verve-outline5" style:family="presentation" style:parent-style-name="Master4-Verve-outline4">
      <style:paragraph-properties fo:margin-top="0cm" fo:margin-bottom="0.1cm"/>
      <style:text-properties fo:font-size="20pt" style:font-size-asian="20pt" style:font-size-complex="20pt"/>
    </style:style>
    <style:style style:name="Master4-Verve-outline6" style:family="presentation" style:parent-style-name="Master4-Verve-outline5">
      <style:paragraph-properties fo:margin-top="0cm" fo:margin-bottom="0.1cm"/>
      <style:text-properties fo:font-size="20pt" style:font-size-asian="20pt" style:font-size-complex="20pt"/>
    </style:style>
    <style:style style:name="Master4-Verve-outline7" style:family="presentation" style:parent-style-name="Master4-Verve-outline6">
      <style:paragraph-properties fo:margin-top="0cm" fo:margin-bottom="0.1cm"/>
      <style:text-properties fo:font-size="20pt" style:font-size-asian="20pt" style:font-size-complex="20pt"/>
    </style:style>
    <style:style style:name="Master4-Verve-outline8" style:family="presentation" style:parent-style-name="Master4-Verve-outline7">
      <style:paragraph-properties fo:margin-top="0cm" fo:margin-bottom="0.1cm"/>
      <style:text-properties fo:font-size="20pt" style:font-size-asian="20pt" style:font-size-complex="20pt"/>
    </style:style>
    <style:style style:name="Master4-Verve-outline9" style:family="presentation" style:parent-style-name="Master4-Verve-outline8">
      <style:paragraph-properties fo:margin-top="0cm" fo:margin-bottom="0.1cm"/>
      <style:text-properties fo:font-size="20pt" style:font-size-asian="20pt" style:font-size-complex="20pt"/>
    </style:style>
    <style:style style:name="Master4-Verve-subtitle" style:family="presentation">
      <style:graphic-properties draw:stroke="none" draw:fill="none" draw:textarea-vertical-align="middle">
        <text:list-style style:name="Master4-Verv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Verve-title" style:family="presentation">
      <style:graphic-properties draw:stroke="none" draw:fill="none" draw:textarea-vertical-align="middle">
        <text:list-style style:name="Master4-Verv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background" style:family="presentation">
      <style:graphic-properties draw:stroke="none" draw:fill="gradient" draw:fill-gradient-name="a1883"/>
      <style:text-properties style:letter-kerning="true"/>
    </style:style>
    <style:style style:name="Master4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outline1" style:family="presentation">
      <style:graphic-properties draw:stroke="none" draw:fill="none" draw:auto-grow-height="false" draw:fit-to-size="shrink-to-fit">
        <text:list-style style:name="Master4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outline2" style:family="presentation" style:parent-style-name="Master4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4-Layout1-title-Diapositive-de-titre-outline3" style:family="presentation" style:parent-style-name="Master4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4-Layout1-title-Diapositive-de-titre-outline4" style:family="presentation" style:parent-style-name="Master4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4-Layout1-title-Diapositive-de-titre-outline5" style:family="presentation" style:parent-style-name="Master4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outline6" style:family="presentation" style:parent-style-name="Master4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outline7" style:family="presentation" style:parent-style-name="Master4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outline8" style:family="presentation" style:parent-style-name="Master4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outline9" style:family="presentation" style:parent-style-name="Master4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subtitle" style:family="presentation">
      <style:graphic-properties draw:stroke="none" draw:fill="none" draw:textarea-vertical-align="middle">
        <text:list-style style:name="Master4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title" style:family="presentation">
      <style:graphic-properties draw:stroke="none" draw:fill="none" draw:textarea-vertical-align="middle">
        <text:list-style style:name="Master4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background" style:family="presentation">
      <style:graphic-properties draw:stroke="none" draw:fill="gradient" draw:fill-gradient-name="a1915"/>
      <style:text-properties style:letter-kerning="true"/>
    </style:style>
    <style:style style:name="Master4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outline1" style:family="presentation">
      <style:graphic-properties draw:stroke="none" draw:fill="none" draw:auto-grow-height="false" draw:fit-to-size="shrink-to-fit">
        <text:list-style style:name="Master4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outline2" style:family="presentation" style:parent-style-name="Master4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4-Layout2-obj-Titre-et-contenu-outline3" style:family="presentation" style:parent-style-name="Master4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4-Layout2-obj-Titre-et-contenu-outline4" style:family="presentation" style:parent-style-name="Master4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4-Layout2-obj-Titre-et-contenu-outline5" style:family="presentation" style:parent-style-name="Master4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outline6" style:family="presentation" style:parent-style-name="Master4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outline7" style:family="presentation" style:parent-style-name="Master4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outline8" style:family="presentation" style:parent-style-name="Master4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outline9" style:family="presentation" style:parent-style-name="Master4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subtitle" style:family="presentation">
      <style:graphic-properties draw:stroke="none" draw:fill="none" draw:textarea-vertical-align="middle">
        <text:list-style style:name="Master4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title" style:family="presentation">
      <style:graphic-properties draw:stroke="none" draw:fill="none" draw:textarea-vertical-align="middle">
        <text:list-style style:name="Master4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background" style:family="presentation">
      <style:graphic-properties draw:stroke="none" draw:fill="gradient" draw:fill-gradient-name="a1956"/>
      <style:text-properties style:letter-kerning="true"/>
    </style:style>
    <style:style style:name="Master4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outline1" style:family="presentation">
      <style:graphic-properties draw:stroke="none" draw:fill="none" draw:auto-grow-height="false" draw:fit-to-size="shrink-to-fit">
        <text:list-style style:name="Master4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outline2" style:family="presentation" style:parent-style-name="Master4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4-Layout3-secHead-Titre-de-section-outline3" style:family="presentation" style:parent-style-name="Master4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4-Layout3-secHead-Titre-de-section-outline4" style:family="presentation" style:parent-style-name="Master4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4-Layout3-secHead-Titre-de-section-outline5" style:family="presentation" style:parent-style-name="Master4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outline6" style:family="presentation" style:parent-style-name="Master4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outline7" style:family="presentation" style:parent-style-name="Master4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outline8" style:family="presentation" style:parent-style-name="Master4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outline9" style:family="presentation" style:parent-style-name="Master4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subtitle" style:family="presentation">
      <style:graphic-properties draw:stroke="none" draw:fill="none" draw:textarea-vertical-align="middle">
        <text:list-style style:name="Master4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title" style:family="presentation">
      <style:graphic-properties draw:stroke="none" draw:fill="none" draw:textarea-vertical-align="middle">
        <text:list-style style:name="Master4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background" style:family="presentation">
      <style:graphic-properties draw:stroke="none" draw:fill="gradient" draw:fill-gradient-name="a1988"/>
      <style:text-properties style:letter-kerning="true"/>
    </style:style>
    <style:style style:name="Master4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outline1" style:family="presentation">
      <style:graphic-properties draw:stroke="none" draw:fill="none" draw:auto-grow-height="false" draw:fit-to-size="shrink-to-fit">
        <text:list-style style:name="Master4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outline2" style:family="presentation" style:parent-style-name="Master4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4-Layout4-twoObj-Deux-contenus-outline3" style:family="presentation" style:parent-style-name="Master4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4-Layout4-twoObj-Deux-contenus-outline4" style:family="presentation" style:parent-style-name="Master4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4-Layout4-twoObj-Deux-contenus-outline5" style:family="presentation" style:parent-style-name="Master4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outline6" style:family="presentation" style:parent-style-name="Master4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outline7" style:family="presentation" style:parent-style-name="Master4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outline8" style:family="presentation" style:parent-style-name="Master4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outline9" style:family="presentation" style:parent-style-name="Master4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subtitle" style:family="presentation">
      <style:graphic-properties draw:stroke="none" draw:fill="none" draw:textarea-vertical-align="middle">
        <text:list-style style:name="Master4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title" style:family="presentation">
      <style:graphic-properties draw:stroke="none" draw:fill="none" draw:textarea-vertical-align="middle">
        <text:list-style style:name="Master4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background" style:family="presentation">
      <style:graphic-properties draw:stroke="none" draw:fill="gradient" draw:fill-gradient-name="a2046"/>
      <style:text-properties style:letter-kerning="true"/>
    </style:style>
    <style:style style:name="Master4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outline1" style:family="presentation">
      <style:graphic-properties draw:stroke="none" draw:fill="none" draw:auto-grow-height="false" draw:fit-to-size="shrink-to-fit">
        <text:list-style style:name="Master4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outline2" style:family="presentation" style:parent-style-name="Master4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4-Layout5-twoTxTwoObj-Comparaison-outline3" style:family="presentation" style:parent-style-name="Master4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4-Layout5-twoTxTwoObj-Comparaison-outline4" style:family="presentation" style:parent-style-name="Master4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4-Layout5-twoTxTwoObj-Comparaison-outline5" style:family="presentation" style:parent-style-name="Master4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outline6" style:family="presentation" style:parent-style-name="Master4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outline7" style:family="presentation" style:parent-style-name="Master4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outline8" style:family="presentation" style:parent-style-name="Master4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outline9" style:family="presentation" style:parent-style-name="Master4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subtitle" style:family="presentation">
      <style:graphic-properties draw:stroke="none" draw:fill="none" draw:textarea-vertical-align="middle">
        <text:list-style style:name="Master4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title" style:family="presentation">
      <style:graphic-properties draw:stroke="none" draw:fill="none" draw:textarea-vertical-align="middle">
        <text:list-style style:name="Master4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background" style:family="presentation">
      <style:graphic-properties draw:stroke="none" draw:fill="gradient" draw:fill-gradient-name="a2106"/>
      <style:text-properties style:letter-kerning="true"/>
    </style:style>
    <style:style style:name="Master4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outline1" style:family="presentation">
      <style:graphic-properties draw:stroke="none" draw:fill="none" draw:auto-grow-height="false" draw:fit-to-size="shrink-to-fit">
        <text:list-style style:name="Master4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outline2" style:family="presentation" style:parent-style-name="Master4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4-Layout6-titleOnly-Titre-seul-outline3" style:family="presentation" style:parent-style-name="Master4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4-Layout6-titleOnly-Titre-seul-outline4" style:family="presentation" style:parent-style-name="Master4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4-Layout6-titleOnly-Titre-seul-outline5" style:family="presentation" style:parent-style-name="Master4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outline6" style:family="presentation" style:parent-style-name="Master4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outline7" style:family="presentation" style:parent-style-name="Master4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outline8" style:family="presentation" style:parent-style-name="Master4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outline9" style:family="presentation" style:parent-style-name="Master4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subtitle" style:family="presentation">
      <style:graphic-properties draw:stroke="none" draw:fill="none" draw:textarea-vertical-align="middle">
        <text:list-style style:name="Master4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title" style:family="presentation">
      <style:graphic-properties draw:stroke="none" draw:fill="none" draw:textarea-vertical-align="middle">
        <text:list-style style:name="Master4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7-blank-Vide-background" style:family="presentation">
      <style:graphic-properties draw:stroke="none" draw:fill="gradient" draw:fill-gradient-name="a2130"/>
      <style:text-properties style:letter-kerning="true"/>
    </style:style>
    <style:style style:name="Master4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7-blank-Vide-outline1" style:family="presentation">
      <style:graphic-properties draw:stroke="none" draw:fill="none" draw:auto-grow-height="false" draw:fit-to-size="shrink-to-fit">
        <text:list-style style:name="Master4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Vide-outline2" style:family="presentation" style:parent-style-name="Master4-Layout7-blank-Vide-outline1">
      <style:paragraph-properties fo:margin-top="0cm" fo:margin-bottom="0.4cm"/>
      <style:text-properties fo:font-size="28pt" style:font-size-asian="28pt" style:font-size-complex="28pt"/>
    </style:style>
    <style:style style:name="Master4-Layout7-blank-Vide-outline3" style:family="presentation" style:parent-style-name="Master4-Layout7-blank-Vide-outline2">
      <style:paragraph-properties fo:margin-top="0cm" fo:margin-bottom="0.3cm"/>
      <style:text-properties fo:font-size="24pt" style:font-size-asian="24pt" style:font-size-complex="24pt"/>
    </style:style>
    <style:style style:name="Master4-Layout7-blank-Vide-outline4" style:family="presentation" style:parent-style-name="Master4-Layout7-blank-Vide-outline3">
      <style:paragraph-properties fo:margin-top="0cm" fo:margin-bottom="0.2cm"/>
      <style:text-properties fo:font-size="20pt" style:font-size-asian="20pt" style:font-size-complex="20pt"/>
    </style:style>
    <style:style style:name="Master4-Layout7-blank-Vide-outline5" style:family="presentation" style:parent-style-name="Master4-Layout7-blank-Vide-outline4">
      <style:paragraph-properties fo:margin-top="0cm" fo:margin-bottom="0.1cm"/>
      <style:text-properties fo:font-size="20pt" style:font-size-asian="20pt" style:font-size-complex="20pt"/>
    </style:style>
    <style:style style:name="Master4-Layout7-blank-Vide-outline6" style:family="presentation" style:parent-style-name="Master4-Layout7-blank-Vide-outline5">
      <style:paragraph-properties fo:margin-top="0cm" fo:margin-bottom="0.1cm"/>
      <style:text-properties fo:font-size="20pt" style:font-size-asian="20pt" style:font-size-complex="20pt"/>
    </style:style>
    <style:style style:name="Master4-Layout7-blank-Vide-outline7" style:family="presentation" style:parent-style-name="Master4-Layout7-blank-Vide-outline6">
      <style:paragraph-properties fo:margin-top="0cm" fo:margin-bottom="0.1cm"/>
      <style:text-properties fo:font-size="20pt" style:font-size-asian="20pt" style:font-size-complex="20pt"/>
    </style:style>
    <style:style style:name="Master4-Layout7-blank-Vide-outline8" style:family="presentation" style:parent-style-name="Master4-Layout7-blank-Vide-outline7">
      <style:paragraph-properties fo:margin-top="0cm" fo:margin-bottom="0.1cm"/>
      <style:text-properties fo:font-size="20pt" style:font-size-asian="20pt" style:font-size-complex="20pt"/>
    </style:style>
    <style:style style:name="Master4-Layout7-blank-Vide-outline9" style:family="presentation" style:parent-style-name="Master4-Layout7-blank-Vide-outline8">
      <style:paragraph-properties fo:margin-top="0cm" fo:margin-bottom="0.1cm"/>
      <style:text-properties fo:font-size="20pt" style:font-size-asian="20pt" style:font-size-complex="20pt"/>
    </style:style>
    <style:style style:name="Master4-Layout7-blank-Vide-subtitle" style:family="presentation">
      <style:graphic-properties draw:stroke="none" draw:fill="none" draw:textarea-vertical-align="middle">
        <text:list-style style:name="Master4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Vide-title" style:family="presentation">
      <style:graphic-properties draw:stroke="none" draw:fill="none" draw:textarea-vertical-align="middle">
        <text:list-style style:name="Master4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background" style:family="presentation">
      <style:graphic-properties draw:stroke="none" draw:fill="gradient" draw:fill-gradient-name="a2150"/>
      <style:text-properties style:letter-kerning="true"/>
    </style:style>
    <style:style style:name="Master4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outline1" style:family="presentation">
      <style:graphic-properties draw:stroke="none" draw:fill="none" draw:auto-grow-height="false" draw:fit-to-size="shrink-to-fit">
        <text:list-style style:name="Master4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outline2" style:family="presentation" style:parent-style-name="Master4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4-Layout8-objTx-Contenu-avec-légende-outline3" style:family="presentation" style:parent-style-name="Master4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4-Layout8-objTx-Contenu-avec-légende-outline4" style:family="presentation" style:parent-style-name="Master4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4-Layout8-objTx-Contenu-avec-légende-outline5" style:family="presentation" style:parent-style-name="Master4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outline6" style:family="presentation" style:parent-style-name="Master4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outline7" style:family="presentation" style:parent-style-name="Master4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outline8" style:family="presentation" style:parent-style-name="Master4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outline9" style:family="presentation" style:parent-style-name="Master4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subtitle" style:family="presentation">
      <style:graphic-properties draw:stroke="none" draw:fill="none" draw:textarea-vertical-align="middle">
        <text:list-style style:name="Master4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title" style:family="presentation">
      <style:graphic-properties draw:stroke="none" draw:fill="none" draw:textarea-vertical-align="middle">
        <text:list-style style:name="Master4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background" style:family="presentation">
      <style:graphic-properties draw:stroke="none" draw:fill="gradient" draw:fill-gradient-name="a2189"/>
      <style:text-properties style:letter-kerning="true"/>
    </style:style>
    <style:style style:name="Master4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outline1" style:family="presentation">
      <style:graphic-properties draw:stroke="none" draw:fill="none" draw:auto-grow-height="false" draw:fit-to-size="shrink-to-fit">
        <text:list-style style:name="Master4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outline2" style:family="presentation" style:parent-style-name="Master4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4-Layout9-picTx-Image-avec-légende-outline3" style:family="presentation" style:parent-style-name="Master4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4-Layout9-picTx-Image-avec-légende-outline4" style:family="presentation" style:parent-style-name="Master4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4-Layout9-picTx-Image-avec-légende-outline5" style:family="presentation" style:parent-style-name="Master4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outline6" style:family="presentation" style:parent-style-name="Master4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outline7" style:family="presentation" style:parent-style-name="Master4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outline8" style:family="presentation" style:parent-style-name="Master4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outline9" style:family="presentation" style:parent-style-name="Master4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subtitle" style:family="presentation">
      <style:graphic-properties draw:stroke="none" draw:fill="none" draw:textarea-vertical-align="middle">
        <text:list-style style:name="Master4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title" style:family="presentation">
      <style:graphic-properties draw:stroke="none" draw:fill="none" draw:textarea-vertical-align="middle">
        <text:list-style style:name="Master4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background" style:family="presentation">
      <style:graphic-properties draw:stroke="none" draw:fill="gradient" draw:fill-gradient-name="a2215"/>
      <style:text-properties style:letter-kerning="true"/>
    </style:style>
    <style:style style:name="Master4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outline1" style:family="presentation">
      <style:graphic-properties draw:stroke="none" draw:fill="none" draw:auto-grow-height="false" draw:fit-to-size="shrink-to-fit">
        <text:list-style style:name="Master4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outline2" style:family="presentation" style:parent-style-name="Master4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4-Layout10-vertTx-Titre-et-texte-vertical-outline3" style:family="presentation" style:parent-style-name="Master4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4-Layout10-vertTx-Titre-et-texte-vertical-outline4" style:family="presentation" style:parent-style-name="Master4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4-Layout10-vertTx-Titre-et-texte-vertical-outline5" style:family="presentation" style:parent-style-name="Master4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outline6" style:family="presentation" style:parent-style-name="Master4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outline7" style:family="presentation" style:parent-style-name="Master4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outline8" style:family="presentation" style:parent-style-name="Master4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outline9" style:family="presentation" style:parent-style-name="Master4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subtitle" style:family="presentation">
      <style:graphic-properties draw:stroke="none" draw:fill="none" draw:textarea-vertical-align="middle">
        <text:list-style style:name="Master4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title" style:family="presentation">
      <style:graphic-properties draw:stroke="none" draw:fill="none" draw:textarea-vertical-align="middle">
        <text:list-style style:name="Master4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background" style:family="presentation">
      <style:graphic-properties draw:stroke="none" draw:fill="gradient" draw:fill-gradient-name="a2256"/>
      <style:text-properties style:letter-kerning="true"/>
    </style:style>
    <style:style style:name="Master4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outline1" style:family="presentation">
      <style:graphic-properties draw:stroke="none" draw:fill="none" draw:auto-grow-height="false" draw:fit-to-size="shrink-to-fit">
        <text:list-style style:name="Master4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outline2" style:family="presentation" style:parent-style-name="Master4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4-Layout11-vertTitleAndTx-Titre-vertical-et-texte-outline3" style:family="presentation" style:parent-style-name="Master4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4-Layout11-vertTitleAndTx-Titre-vertical-et-texte-outline4" style:family="presentation" style:parent-style-name="Master4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4-Layout11-vertTitleAndTx-Titre-vertical-et-texte-outline5" style:family="presentation" style:parent-style-name="Master4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outline6" style:family="presentation" style:parent-style-name="Master4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outline7" style:family="presentation" style:parent-style-name="Master4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outline8" style:family="presentation" style:parent-style-name="Master4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outline9" style:family="presentation" style:parent-style-name="Master4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subtitle" style:family="presentation">
      <style:graphic-properties draw:stroke="none" draw:fill="none" draw:textarea-vertical-align="middle">
        <text:list-style style:name="Master4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title" style:family="presentation">
      <style:graphic-properties draw:stroke="none" draw:fill="none" draw:textarea-vertical-align="middle">
        <text:list-style style:name="Master4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Thème-Office-background" style:family="presentation">
      <style:graphic-properties draw:stroke="none" draw:fill="solid" draw:fill-color="#ffffff"/>
      <style:text-properties style:letter-kerning="true"/>
    </style:style>
    <style:style style:name="Master5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Thème-Offi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Thème-Office-outline1" style:family="presentation">
      <style:graphic-properties draw:stroke="none" draw:fill="none" draw:auto-grow-height="false" draw:fit-to-size="shrink-to-fit">
        <text:list-style style:name="Master5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Thème-Office-outline2" style:family="presentation" style:parent-style-name="Master5-Thème-Office-outline1">
      <style:paragraph-properties fo:margin-top="0cm" fo:margin-bottom="0.4cm"/>
      <style:text-properties fo:font-size="28pt" style:font-size-asian="28pt" style:font-size-complex="28pt"/>
    </style:style>
    <style:style style:name="Master5-Thème-Office-outline3" style:family="presentation" style:parent-style-name="Master5-Thème-Office-outline2">
      <style:paragraph-properties fo:margin-top="0cm" fo:margin-bottom="0.3cm"/>
      <style:text-properties fo:font-size="24pt" style:font-size-asian="24pt" style:font-size-complex="24pt"/>
    </style:style>
    <style:style style:name="Master5-Thème-Office-outline4" style:family="presentation" style:parent-style-name="Master5-Thème-Office-outline3">
      <style:paragraph-properties fo:margin-top="0cm" fo:margin-bottom="0.2cm"/>
      <style:text-properties fo:font-size="20pt" style:font-size-asian="20pt" style:font-size-complex="20pt"/>
    </style:style>
    <style:style style:name="Master5-Thème-Office-outline5" style:family="presentation" style:parent-style-name="Master5-Thème-Office-outline4">
      <style:paragraph-properties fo:margin-top="0cm" fo:margin-bottom="0.1cm"/>
      <style:text-properties fo:font-size="20pt" style:font-size-asian="20pt" style:font-size-complex="20pt"/>
    </style:style>
    <style:style style:name="Master5-Thème-Office-outline6" style:family="presentation" style:parent-style-name="Master5-Thème-Office-outline5">
      <style:paragraph-properties fo:margin-top="0cm" fo:margin-bottom="0.1cm"/>
      <style:text-properties fo:font-size="20pt" style:font-size-asian="20pt" style:font-size-complex="20pt"/>
    </style:style>
    <style:style style:name="Master5-Thème-Office-outline7" style:family="presentation" style:parent-style-name="Master5-Thème-Office-outline6">
      <style:paragraph-properties fo:margin-top="0cm" fo:margin-bottom="0.1cm"/>
      <style:text-properties fo:font-size="20pt" style:font-size-asian="20pt" style:font-size-complex="20pt"/>
    </style:style>
    <style:style style:name="Master5-Thème-Office-outline8" style:family="presentation" style:parent-style-name="Master5-Thème-Office-outline7">
      <style:paragraph-properties fo:margin-top="0cm" fo:margin-bottom="0.1cm"/>
      <style:text-properties fo:font-size="20pt" style:font-size-asian="20pt" style:font-size-complex="20pt"/>
    </style:style>
    <style:style style:name="Master5-Thème-Office-outline9" style:family="presentation" style:parent-style-name="Master5-Thème-Office-outline8">
      <style:paragraph-properties fo:margin-top="0cm" fo:margin-bottom="0.1cm"/>
      <style:text-properties fo:font-size="20pt" style:font-size-asian="20pt" style:font-size-complex="20pt"/>
    </style:style>
    <style:style style:name="Master5-Thème-Office-subtitle" style:family="presentation">
      <style:graphic-properties draw:stroke="none" draw:fill="none" draw:textarea-vertical-align="middle">
        <text:list-style style:name="Master5-Thème-Offic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Thème-Office-title" style:family="presentation">
      <style:graphic-properties draw:stroke="none" draw:fill="none" draw:textarea-vertical-align="middle">
        <text:list-style style:name="Master5-Thème-Offic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5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-title-Diapositive-de-titre-outline1" style:family="presentation">
      <style:graphic-properties draw:stroke="none" draw:fill="none" draw:auto-grow-height="false" draw:fit-to-size="shrink-to-fit">
        <text:list-style style:name="Master5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-title-Diapositive-de-titre-outline2" style:family="presentation" style:parent-style-name="Master5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5-Layout1-title-Diapositive-de-titre-outline3" style:family="presentation" style:parent-style-name="Master5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5-Layout1-title-Diapositive-de-titre-outline4" style:family="presentation" style:parent-style-name="Master5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5-Layout1-title-Diapositive-de-titre-outline5" style:family="presentation" style:parent-style-name="Master5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outline6" style:family="presentation" style:parent-style-name="Master5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outline7" style:family="presentation" style:parent-style-name="Master5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outline8" style:family="presentation" style:parent-style-name="Master5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outline9" style:family="presentation" style:parent-style-name="Master5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subtitle" style:family="presentation">
      <style:graphic-properties draw:stroke="none" draw:fill="none" draw:textarea-vertical-align="middle">
        <text:list-style style:name="Master5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-title-Diapositive-de-titre-title" style:family="presentation">
      <style:graphic-properties draw:stroke="none" draw:fill="none" draw:textarea-vertical-align="middle">
        <text:list-style style:name="Master5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5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2-obj-Titre-et-contenu-outline1" style:family="presentation">
      <style:graphic-properties draw:stroke="none" draw:fill="none" draw:auto-grow-height="false" draw:fit-to-size="shrink-to-fit">
        <text:list-style style:name="Master5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2-obj-Titre-et-contenu-outline2" style:family="presentation" style:parent-style-name="Master5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5-Layout2-obj-Titre-et-contenu-outline3" style:family="presentation" style:parent-style-name="Master5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5-Layout2-obj-Titre-et-contenu-outline4" style:family="presentation" style:parent-style-name="Master5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5-Layout2-obj-Titre-et-contenu-outline5" style:family="presentation" style:parent-style-name="Master5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outline6" style:family="presentation" style:parent-style-name="Master5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outline7" style:family="presentation" style:parent-style-name="Master5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outline8" style:family="presentation" style:parent-style-name="Master5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outline9" style:family="presentation" style:parent-style-name="Master5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subtitle" style:family="presentation">
      <style:graphic-properties draw:stroke="none" draw:fill="none" draw:textarea-vertical-align="middle">
        <text:list-style style:name="Master5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2-obj-Titre-et-contenu-title" style:family="presentation">
      <style:graphic-properties draw:stroke="none" draw:fill="none" draw:textarea-vertical-align="middle">
        <text:list-style style:name="Master5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5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3-secHead-Titre-de-section-outline1" style:family="presentation">
      <style:graphic-properties draw:stroke="none" draw:fill="none" draw:auto-grow-height="false" draw:fit-to-size="shrink-to-fit">
        <text:list-style style:name="Master5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3-secHead-Titre-de-section-outline2" style:family="presentation" style:parent-style-name="Master5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5-Layout3-secHead-Titre-de-section-outline3" style:family="presentation" style:parent-style-name="Master5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5-Layout3-secHead-Titre-de-section-outline4" style:family="presentation" style:parent-style-name="Master5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5-Layout3-secHead-Titre-de-section-outline5" style:family="presentation" style:parent-style-name="Master5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outline6" style:family="presentation" style:parent-style-name="Master5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outline7" style:family="presentation" style:parent-style-name="Master5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outline8" style:family="presentation" style:parent-style-name="Master5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outline9" style:family="presentation" style:parent-style-name="Master5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subtitle" style:family="presentation">
      <style:graphic-properties draw:stroke="none" draw:fill="none" draw:textarea-vertical-align="middle">
        <text:list-style style:name="Master5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3-secHead-Titre-de-section-title" style:family="presentation">
      <style:graphic-properties draw:stroke="none" draw:fill="none" draw:textarea-vertical-align="middle">
        <text:list-style style:name="Master5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5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4-twoObj-Deux-contenus-outline1" style:family="presentation">
      <style:graphic-properties draw:stroke="none" draw:fill="none" draw:auto-grow-height="false" draw:fit-to-size="shrink-to-fit">
        <text:list-style style:name="Master5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4-twoObj-Deux-contenus-outline2" style:family="presentation" style:parent-style-name="Master5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5-Layout4-twoObj-Deux-contenus-outline3" style:family="presentation" style:parent-style-name="Master5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5-Layout4-twoObj-Deux-contenus-outline4" style:family="presentation" style:parent-style-name="Master5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5-Layout4-twoObj-Deux-contenus-outline5" style:family="presentation" style:parent-style-name="Master5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outline6" style:family="presentation" style:parent-style-name="Master5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outline7" style:family="presentation" style:parent-style-name="Master5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outline8" style:family="presentation" style:parent-style-name="Master5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outline9" style:family="presentation" style:parent-style-name="Master5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subtitle" style:family="presentation">
      <style:graphic-properties draw:stroke="none" draw:fill="none" draw:textarea-vertical-align="middle">
        <text:list-style style:name="Master5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4-twoObj-Deux-contenus-title" style:family="presentation">
      <style:graphic-properties draw:stroke="none" draw:fill="none" draw:textarea-vertical-align="middle">
        <text:list-style style:name="Master5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5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aison-outline1" style:family="presentation">
      <style:graphic-properties draw:stroke="none" draw:fill="none" draw:auto-grow-height="false" draw:fit-to-size="shrink-to-fit">
        <text:list-style style:name="Master5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aison-outline2" style:family="presentation" style:parent-style-name="Master5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5-Layout5-twoTxTwoObj-Comparaison-outline3" style:family="presentation" style:parent-style-name="Master5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5-Layout5-twoTxTwoObj-Comparaison-outline4" style:family="presentation" style:parent-style-name="Master5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5-Layout5-twoTxTwoObj-Comparaison-outline5" style:family="presentation" style:parent-style-name="Master5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outline6" style:family="presentation" style:parent-style-name="Master5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outline7" style:family="presentation" style:parent-style-name="Master5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outline8" style:family="presentation" style:parent-style-name="Master5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outline9" style:family="presentation" style:parent-style-name="Master5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subtitle" style:family="presentation">
      <style:graphic-properties draw:stroke="none" draw:fill="none" draw:textarea-vertical-align="middle">
        <text:list-style style:name="Master5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aison-title" style:family="presentation">
      <style:graphic-properties draw:stroke="none" draw:fill="none" draw:textarea-vertical-align="middle">
        <text:list-style style:name="Master5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5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6-titleOnly-Titre-seul-outline1" style:family="presentation">
      <style:graphic-properties draw:stroke="none" draw:fill="none" draw:auto-grow-height="false" draw:fit-to-size="shrink-to-fit">
        <text:list-style style:name="Master5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6-titleOnly-Titre-seul-outline2" style:family="presentation" style:parent-style-name="Master5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5-Layout6-titleOnly-Titre-seul-outline3" style:family="presentation" style:parent-style-name="Master5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5-Layout6-titleOnly-Titre-seul-outline4" style:family="presentation" style:parent-style-name="Master5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5-Layout6-titleOnly-Titre-seul-outline5" style:family="presentation" style:parent-style-name="Master5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outline6" style:family="presentation" style:parent-style-name="Master5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outline7" style:family="presentation" style:parent-style-name="Master5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outline8" style:family="presentation" style:parent-style-name="Master5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outline9" style:family="presentation" style:parent-style-name="Master5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subtitle" style:family="presentation">
      <style:graphic-properties draw:stroke="none" draw:fill="none" draw:textarea-vertical-align="middle">
        <text:list-style style:name="Master5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6-titleOnly-Titre-seul-title" style:family="presentation">
      <style:graphic-properties draw:stroke="none" draw:fill="none" draw:textarea-vertical-align="middle">
        <text:list-style style:name="Master5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7-blank-Vide-background" style:family="presentation">
      <style:graphic-properties draw:stroke="none" draw:fill="solid" draw:fill-color="#ffffff"/>
      <style:text-properties style:letter-kerning="true"/>
    </style:style>
    <style:style style:name="Master5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7-blank-Vide-outline1" style:family="presentation">
      <style:graphic-properties draw:stroke="none" draw:fill="none" draw:auto-grow-height="false" draw:fit-to-size="shrink-to-fit">
        <text:list-style style:name="Master5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7-blank-Vide-outline2" style:family="presentation" style:parent-style-name="Master5-Layout7-blank-Vide-outline1">
      <style:paragraph-properties fo:margin-top="0cm" fo:margin-bottom="0.4cm"/>
      <style:text-properties fo:font-size="28pt" style:font-size-asian="28pt" style:font-size-complex="28pt"/>
    </style:style>
    <style:style style:name="Master5-Layout7-blank-Vide-outline3" style:family="presentation" style:parent-style-name="Master5-Layout7-blank-Vide-outline2">
      <style:paragraph-properties fo:margin-top="0cm" fo:margin-bottom="0.3cm"/>
      <style:text-properties fo:font-size="24pt" style:font-size-asian="24pt" style:font-size-complex="24pt"/>
    </style:style>
    <style:style style:name="Master5-Layout7-blank-Vide-outline4" style:family="presentation" style:parent-style-name="Master5-Layout7-blank-Vide-outline3">
      <style:paragraph-properties fo:margin-top="0cm" fo:margin-bottom="0.2cm"/>
      <style:text-properties fo:font-size="20pt" style:font-size-asian="20pt" style:font-size-complex="20pt"/>
    </style:style>
    <style:style style:name="Master5-Layout7-blank-Vide-outline5" style:family="presentation" style:parent-style-name="Master5-Layout7-blank-Vide-outline4">
      <style:paragraph-properties fo:margin-top="0cm" fo:margin-bottom="0.1cm"/>
      <style:text-properties fo:font-size="20pt" style:font-size-asian="20pt" style:font-size-complex="20pt"/>
    </style:style>
    <style:style style:name="Master5-Layout7-blank-Vide-outline6" style:family="presentation" style:parent-style-name="Master5-Layout7-blank-Vide-outline5">
      <style:paragraph-properties fo:margin-top="0cm" fo:margin-bottom="0.1cm"/>
      <style:text-properties fo:font-size="20pt" style:font-size-asian="20pt" style:font-size-complex="20pt"/>
    </style:style>
    <style:style style:name="Master5-Layout7-blank-Vide-outline7" style:family="presentation" style:parent-style-name="Master5-Layout7-blank-Vide-outline6">
      <style:paragraph-properties fo:margin-top="0cm" fo:margin-bottom="0.1cm"/>
      <style:text-properties fo:font-size="20pt" style:font-size-asian="20pt" style:font-size-complex="20pt"/>
    </style:style>
    <style:style style:name="Master5-Layout7-blank-Vide-outline8" style:family="presentation" style:parent-style-name="Master5-Layout7-blank-Vide-outline7">
      <style:paragraph-properties fo:margin-top="0cm" fo:margin-bottom="0.1cm"/>
      <style:text-properties fo:font-size="20pt" style:font-size-asian="20pt" style:font-size-complex="20pt"/>
    </style:style>
    <style:style style:name="Master5-Layout7-blank-Vide-outline9" style:family="presentation" style:parent-style-name="Master5-Layout7-blank-Vide-outline8">
      <style:paragraph-properties fo:margin-top="0cm" fo:margin-bottom="0.1cm"/>
      <style:text-properties fo:font-size="20pt" style:font-size-asian="20pt" style:font-size-complex="20pt"/>
    </style:style>
    <style:style style:name="Master5-Layout7-blank-Vide-subtitle" style:family="presentation">
      <style:graphic-properties draw:stroke="none" draw:fill="none" draw:textarea-vertical-align="middle">
        <text:list-style style:name="Master5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7-blank-Vide-title" style:family="presentation">
      <style:graphic-properties draw:stroke="none" draw:fill="none" draw:textarea-vertical-align="middle">
        <text:list-style style:name="Master5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5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8-objTx-Contenu-avec-légende-outline1" style:family="presentation">
      <style:graphic-properties draw:stroke="none" draw:fill="none" draw:auto-grow-height="false" draw:fit-to-size="shrink-to-fit">
        <text:list-style style:name="Master5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8-objTx-Contenu-avec-légende-outline2" style:family="presentation" style:parent-style-name="Master5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5-Layout8-objTx-Contenu-avec-légende-outline3" style:family="presentation" style:parent-style-name="Master5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5-Layout8-objTx-Contenu-avec-légende-outline4" style:family="presentation" style:parent-style-name="Master5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5-Layout8-objTx-Contenu-avec-légende-outline5" style:family="presentation" style:parent-style-name="Master5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outline6" style:family="presentation" style:parent-style-name="Master5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outline7" style:family="presentation" style:parent-style-name="Master5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outline8" style:family="presentation" style:parent-style-name="Master5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outline9" style:family="presentation" style:parent-style-name="Master5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subtitle" style:family="presentation">
      <style:graphic-properties draw:stroke="none" draw:fill="none" draw:textarea-vertical-align="middle">
        <text:list-style style:name="Master5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8-objTx-Contenu-avec-légende-title" style:family="presentation">
      <style:graphic-properties draw:stroke="none" draw:fill="none" draw:textarea-vertical-align="middle">
        <text:list-style style:name="Master5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5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9-picTx-Image-avec-légende-outline1" style:family="presentation">
      <style:graphic-properties draw:stroke="none" draw:fill="none" draw:auto-grow-height="false" draw:fit-to-size="shrink-to-fit">
        <text:list-style style:name="Master5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9-picTx-Image-avec-légende-outline2" style:family="presentation" style:parent-style-name="Master5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5-Layout9-picTx-Image-avec-légende-outline3" style:family="presentation" style:parent-style-name="Master5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5-Layout9-picTx-Image-avec-légende-outline4" style:family="presentation" style:parent-style-name="Master5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5-Layout9-picTx-Image-avec-légende-outline5" style:family="presentation" style:parent-style-name="Master5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outline6" style:family="presentation" style:parent-style-name="Master5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outline7" style:family="presentation" style:parent-style-name="Master5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outline8" style:family="presentation" style:parent-style-name="Master5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outline9" style:family="presentation" style:parent-style-name="Master5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subtitle" style:family="presentation">
      <style:graphic-properties draw:stroke="none" draw:fill="none" draw:textarea-vertical-align="middle">
        <text:list-style style:name="Master5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9-picTx-Image-avec-légende-title" style:family="presentation">
      <style:graphic-properties draw:stroke="none" draw:fill="none" draw:textarea-vertical-align="middle">
        <text:list-style style:name="Master5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5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0-vertTx-Titre-et-texte-vertical-outline1" style:family="presentation">
      <style:graphic-properties draw:stroke="none" draw:fill="none" draw:auto-grow-height="false" draw:fit-to-size="shrink-to-fit">
        <text:list-style style:name="Master5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0-vertTx-Titre-et-texte-vertical-outline2" style:family="presentation" style:parent-style-name="Master5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5-Layout10-vertTx-Titre-et-texte-vertical-outline3" style:family="presentation" style:parent-style-name="Master5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5-Layout10-vertTx-Titre-et-texte-vertical-outline4" style:family="presentation" style:parent-style-name="Master5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5-Layout10-vertTx-Titre-et-texte-vertical-outline5" style:family="presentation" style:parent-style-name="Master5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outline6" style:family="presentation" style:parent-style-name="Master5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outline7" style:family="presentation" style:parent-style-name="Master5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outline8" style:family="presentation" style:parent-style-name="Master5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outline9" style:family="presentation" style:parent-style-name="Master5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subtitle" style:family="presentation">
      <style:graphic-properties draw:stroke="none" draw:fill="none" draw:textarea-vertical-align="middle">
        <text:list-style style:name="Master5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0-vertTx-Titre-et-texte-vertical-title" style:family="presentation">
      <style:graphic-properties draw:stroke="none" draw:fill="none" draw:textarea-vertical-align="middle">
        <text:list-style style:name="Master5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5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Titre-vertical-et-texte-outline1" style:family="presentation">
      <style:graphic-properties draw:stroke="none" draw:fill="none" draw:auto-grow-height="false" draw:fit-to-size="shrink-to-fit">
        <text:list-style style:name="Master5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Titre-vertical-et-texte-outline2" style:family="presentation" style:parent-style-name="Master5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5-Layout11-vertTitleAndTx-Titre-vertical-et-texte-outline3" style:family="presentation" style:parent-style-name="Master5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5-Layout11-vertTitleAndTx-Titre-vertical-et-texte-outline4" style:family="presentation" style:parent-style-name="Master5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5-Layout11-vertTitleAndTx-Titre-vertical-et-texte-outline5" style:family="presentation" style:parent-style-name="Master5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outline6" style:family="presentation" style:parent-style-name="Master5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outline7" style:family="presentation" style:parent-style-name="Master5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outline8" style:family="presentation" style:parent-style-name="Master5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outline9" style:family="presentation" style:parent-style-name="Master5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subtitle" style:family="presentation">
      <style:graphic-properties draw:stroke="none" draw:fill="none" draw:textarea-vertical-align="middle">
        <text:list-style style:name="Master5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Titre-vertical-et-texte-title" style:family="presentation">
      <style:graphic-properties draw:stroke="none" draw:fill="none" draw:textarea-vertical-align="middle">
        <text:list-style style:name="Master5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3b3b3b"/>
    </style:style>
    <style:style style:name="Mdp2" style:family="drawing-page">
      <style:drawing-page-properties draw:background-size="border" draw:fill="gradient" draw:fill-gradient-name="a40"/>
    </style:style>
    <style:style style:name="Mdp3" style:family="drawing-page">
      <style:drawing-page-properties draw:background-size="border" draw:fill="gradient" draw:fill-gradient-name="a108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draw:background-size="border" draw:fill="solid" draw:fill-color="#c5d1d7"/>
    </style:style>
    <style:style style:name="Mdp6" style:family="drawing-page">
      <style:drawing-page-properties draw:background-size="border" draw:fill="solid" draw:fill-color="#575f6d"/>
    </style:style>
    <style:style style:name="Mdp7" style:family="drawing-page">
      <style:drawing-page-properties draw:background-size="border" draw:fill="gradient" draw:fill-gradient-name="a1842"/>
    </style:style>
    <style:style style:name="Mdp8" style:family="drawing-page">
      <style:drawing-page-properties draw:background-size="border" draw:fill="gradient" draw:fill-gradient-name="a1883"/>
    </style:style>
    <style:style style:name="Mdp9" style:family="drawing-page">
      <style:drawing-page-properties draw:background-size="border" draw:fill="gradient" draw:fill-gradient-name="a1915"/>
    </style:style>
    <style:style style:name="Mdp10" style:family="drawing-page">
      <style:drawing-page-properties draw:background-size="border" draw:fill="gradient" draw:fill-gradient-name="a1956"/>
    </style:style>
    <style:style style:name="Mdp11" style:family="drawing-page">
      <style:drawing-page-properties draw:background-size="border" draw:fill="gradient" draw:fill-gradient-name="a1988"/>
    </style:style>
    <style:style style:name="Mdp12" style:family="drawing-page">
      <style:drawing-page-properties draw:background-size="border" draw:fill="gradient" draw:fill-gradient-name="a2046"/>
    </style:style>
    <style:style style:name="Mdp13" style:family="drawing-page">
      <style:drawing-page-properties draw:background-size="border" draw:fill="gradient" draw:fill-gradient-name="a2106"/>
    </style:style>
    <style:style style:name="Mdp14" style:family="drawing-page">
      <style:drawing-page-properties draw:background-size="border" draw:fill="gradient" draw:fill-gradient-name="a2130"/>
    </style:style>
    <style:style style:name="Mdp15" style:family="drawing-page">
      <style:drawing-page-properties draw:background-size="border" draw:fill="gradient" draw:fill-gradient-name="a2150"/>
    </style:style>
    <style:style style:name="Mdp16" style:family="drawing-page">
      <style:drawing-page-properties draw:background-size="border" draw:fill="gradient" draw:fill-gradient-name="a2189"/>
    </style:style>
    <style:style style:name="Mdp17" style:family="drawing-page">
      <style:drawing-page-properties draw:background-size="border" draw:fill="gradient" draw:fill-gradient-name="a2215"/>
    </style:style>
    <style:style style:name="Mdp18" style:family="drawing-page">
      <style:drawing-page-properties draw:background-size="border" draw:fill="gradient" draw:fill-gradient-name="a2256"/>
    </style:style>
    <style:style style:name="Mdp19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7c7c7c" draw:opacity="45%" draw:textarea-horizontal-align="left" draw:textarea-vertical-align="top" draw:auto-grow-height="false" draw:auto-grow-width="false" fo:padding-top="0.127cm" fo:padding-bottom="0.127cm" fo:padding-left="0.254cm" fo:padding-right="0.254cm" fo:wrap-option="wrap" draw:shadow="visible" draw:shadow-offset-x="0cm" draw:shadow-offset-y="-0.123cm" draw:shadow-color="#000000" draw:shadow-opacity="35%"/>
    </style:style>
    <style:style style:name="Mgr4" style:family="graphic" style:parent-style-name="standard">
      <style:graphic-properties draw:stroke="none" draw:fill="solid" draw:fill-color="#595959" draw:opacity="40%" draw:textarea-horizontal-align="left" draw:textarea-vertical-align="top" draw:auto-grow-height="false" draw:auto-grow-width="false" fo:padding-top="0.127cm" fo:padding-bottom="0.127cm" fo:padding-left="0.254cm" fo:padding-right="0.254cm" fo:wrap-option="wrap" draw:shadow="visible" draw:shadow-offset-x="-0.141cm" draw:shadow-offset-y="0cm" draw:shadow-color="#000000" draw:shadow-opacity="45%"/>
    </style:style>
    <style:style style:name="Mgr5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6" style:family="graphic" style:parent-style-name="standard">
      <style:graphic-properties draw:stroke="none" draw:fill="solid" draw:fill-color="#8cadae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7" style:family="graphic" style:parent-style-name="standard">
      <style:graphic-properties draw:stroke="solid" svg:stroke-width="0.026cm" svg:stroke-color="#7b9899" svg:stroke-opacity="100%" draw:stroke-linejoin="miter" draw:fill="none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8" style:family="graphic" style:parent-style-name="standard">
      <style:graphic-properties draw:stroke="dash" draw:stroke-dash="SysDash" svg:stroke-width="0.026cm" svg:stroke-color="#7b9899" svg:stroke-opacity="100%" draw:stroke-linejoin="round" draw:fill="none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9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solid" svg:stroke-width="0.141cm" svg:stroke-color="#7b9899" svg:stroke-opacity="100%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dash" draw:stroke-dash="SysDash" svg:stroke-width="0.032cm" svg:stroke-color="#7b9899" svg:stroke-opacity="100%" draw:stroke-linejoin="round" draw:fill="none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2" style:family="graphic" style:parent-style-name="standard">
      <style:graphic-properties draw:stroke="none" draw:fill="solid" draw:fill-color="#d16349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3" style:family="graphic" style:parent-style-name="standard">
      <style:graphic-properties draw:stroke="dash" draw:stroke-dash="SysDash" svg:stroke-width="0.026cm" svg:stroke-color="#646b86" svg:stroke-opacity="100%" draw:stroke-linejoin="round" draw:fill="none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14" style:family="graphic" style:parent-style-name="standard">
      <style:graphic-properties draw:stroke="none" draw:fill="solid" draw:fill-color="#d16349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solid" svg:stroke-width="0.106cm" svg:stroke-color="#fec3ae" svg:stroke-opacity="93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16" style:family="graphic" style:parent-style-name="standard">
      <style:graphic-properties draw:stroke="solid" svg:stroke-width="0.159cm" svg:stroke-color="#fec3ae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17" style:family="graphic" style:parent-style-name="standard">
      <style:graphic-properties draw:stroke="solid" svg:stroke-width="0.053cm" svg:stroke-color="#fe8637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18" style:family="graphic" style:parent-style-name="standard">
      <style:graphic-properties draw:stroke="none" draw:fill="solid" draw:fill-color="#fec3ae" draw:opacity="87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9" style:family="graphic" style:parent-style-name="standard">
      <style:graphic-properties draw:stroke="solid" svg:stroke-width="0.026cm" svg:stroke-color="#fe8637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0" style:family="graphic" style:parent-style-name="standard">
      <style:graphic-properties draw:stroke="none" draw:fill="solid" draw:fill-color="#fe8637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21" style:family="graphic" style:parent-style-name="standard">
      <style:graphic-properties draw:stroke="none" draw:fill="solid" draw:fill-color="#fec3ae" draw:opacity="54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22" style:family="graphic" style:parent-style-name="standard">
      <style:graphic-properties draw:stroke="none" draw:fill="solid" draw:fill-color="#ffd9ce" draw:opacity="36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23" style:family="graphic" style:parent-style-name="standard">
      <style:graphic-properties draw:stroke="none" draw:fill="solid" draw:fill-color="#ffd9ce" draw:opacity="7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24" style:family="graphic" style:parent-style-name="standard">
      <style:graphic-properties draw:stroke="none" draw:fill="solid" draw:fill-color="#ffede8" draw:opacity="71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25" style:family="graphic" style:parent-style-name="standard">
      <style:graphic-properties draw:stroke="solid" svg:stroke-width="0.159cm" svg:stroke-color="#fec3ae" svg:stroke-opacity="73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6" style:family="graphic" style:parent-style-name="standard">
      <style:graphic-properties draw:stroke="solid" svg:stroke-width="0.159cm" svg:stroke-color="#ffede8" svg:stroke-opacity="83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7" style:family="graphic" style:parent-style-name="standard">
      <style:graphic-properties draw:stroke="solid" svg:stroke-width="0.079cm" svg:stroke-color="#fec3ae" svg:stroke-opacity="82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8" style:family="graphic" style:parent-style-name="standard">
      <style:graphic-properties draw:stroke="solid" svg:stroke-width="0.026cm" svg:stroke-color="#fec3ae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9" style:family="graphic" style:parent-style-name="standard">
      <style:graphic-properties draw:stroke="none" draw:fill="solid" draw:fill-color="#fec3ae" draw:opacity="51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30" style:family="graphic" style:parent-style-name="standard">
      <style:graphic-properties draw:stroke="solid" svg:stroke-width="0.106cm" svg:stroke-color="#fec3ae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31" style:family="graphic" style:parent-style-name="standard">
      <style:graphic-properties draw:stroke="solid" svg:stroke-width="0.035cm" svg:stroke-color="#fe8637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32" style:family="graphic" style:parent-style-name="standard">
      <style:graphic-properties draw:stroke="solid" svg:stroke-width="0.026cm" svg:stroke-color="#000000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33" style:family="graphic" style:parent-style-name="standard">
      <style:graphic-properties draw:stroke="none" draw:fill="solid" draw:fill-color="#fec3a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34" style:family="graphic" style:parent-style-name="standard">
      <style:graphic-properties draw:stroke="none" draw:fill="gradient" draw:fill-gradient-name="a1846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35" style:family="graphic" style:parent-style-name="standard">
      <style:graphic-properties draw:stroke="solid" svg:stroke-width="0.014cm" svg:stroke-color="#bfbfbf" svg:stroke-opacity="35%" draw:fill="none" fo:padding-top="0.132cm" fo:padding-bottom="0.132cm" fo:padding-left="0.257cm" fo:padding-right="0.257cm"/>
    </style:style>
    <style:style style:name="Mgr36" style:family="graphic" style:parent-style-name="standard">
      <style:graphic-properties draw:stroke="solid" svg:stroke-width="0.017cm" svg:stroke-color="#c6c6c6" svg:stroke-opacity="45%" draw:fill="none" fo:padding-top="0.133cm" fo:padding-bottom="0.133cm" fo:padding-left="0.258cm" fo:padding-right="0.258cm"/>
    </style:style>
    <style:style style:name="Mgr37" style:family="graphic" style:parent-style-name="standard">
      <style:graphic-properties draw:stroke="none" draw:fill="gradient" draw:fill-gradient-name="a1887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38" style:family="graphic" style:parent-style-name="standard">
      <style:graphic-properties draw:stroke="none" draw:fill="gradient" draw:fill-gradient-name="a1893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39" style:family="graphic" style:parent-style-name="standard">
      <style:graphic-properties draw:stroke="none" draw:fill="gradient" draw:fill-gradient-name="a1919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0" style:family="graphic" style:parent-style-name="standard">
      <style:graphic-properties draw:stroke="none" draw:fill="gradient" draw:fill-gradient-name="a1960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1" style:family="graphic" style:parent-style-name="standard">
      <style:graphic-properties draw:stroke="none" draw:fill="gradient" draw:fill-gradient-name="a1964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2" style:family="graphic" style:parent-style-name="standard">
      <style:graphic-properties draw:stroke="none" draw:fill="gradient" draw:fill-gradient-name="a1992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3" style:family="graphic" style:parent-style-name="standard">
      <style:graphic-properties draw:stroke="none" draw:fill="gradient" draw:fill-gradient-name="a2110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4" style:family="graphic" style:parent-style-name="standard">
      <style:graphic-properties draw:stroke="none" draw:fill="gradient" draw:fill-gradient-name="a2134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5" style:family="graphic" style:parent-style-name="standard">
      <style:graphic-properties draw:stroke="none" draw:fill="gradient" draw:fill-gradient-name="a2219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6" style:family="graphic" style:parent-style-name="standard">
      <style:graphic-properties draw:stroke="none" draw:fill="gradient" draw:fill-gradient-name="a2260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Techniqu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127cm" fo:padding-right="0.127cm" fo:wrap-option="wrap"/>
    </style:style>
    <style:style style:name="Mpr2" style:family="presentation" style:parent-style-name="Master1-Techniqu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Technique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4" style:family="presentation" style:parent-style-name="Master1-Technique-backgroundobjects">
      <style:graphic-properties draw:stroke="none" draw:fill="none" draw:textarea-horizontal-align="center" draw:textarea-vertical-align="bottom" draw:auto-grow-height="false" draw:auto-grow-width="false" fo:padding-top="0.127cm" fo:padding-bottom="0cm" fo:padding-left="0cm" fo:padding-right="0cm" fo:wrap-option="wrap"/>
    </style:style>
    <style:style style:name="Mpr5" style:family="presentation" style:parent-style-name="Master1-Techniqu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Techniq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aster1-Techniq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aster1-Layout1-title-Diapositive-de-titr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127cm" fo:padding-right="0.127cm" fo:wrap-option="wrap"/>
    </style:style>
    <style:style style:name="Mpr9" style:family="presentation" style:parent-style-name="Master1-Layout1-title-Diapositive-de-titre-subtitle">
      <style:graphic-properties draw:stroke="none" draw:fill="none" draw:textarea-horizontal-align="left" draw:textarea-vertical-align="bottom" draw:auto-grow-height="false" draw:auto-grow-width="false" fo:padding-top="0cm" fo:padding-bottom="0cm" fo:padding-left="0.254cm" fo:padding-right="0.127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11" style:family="presentation" style:parent-style-name="Master1-Layout1-title-Diapositive-de-titre-backgroundobjects">
      <style:graphic-properties draw:stroke="none" draw:fill="none" draw:textarea-horizontal-align="center" draw:textarea-vertical-align="bottom" draw:auto-grow-height="false" draw:auto-grow-width="false" fo:padding-top="0.127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1-title-Diapositive-de-titr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aster1-Layout1-title-Diapositive-de-titr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127cm" fo:padding-right="0.127cm" fo:wrap-option="wrap"/>
    </style:style>
    <style:style style:name="Mpr16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center" draw:textarea-vertical-align="bottom" draw:auto-grow-height="false" draw:auto-grow-width="false" fo:padding-top="0.127cm" fo:padding-bottom="0cm" fo:padding-left="0cm" fo:padding-right="0cm" fo:wrap-option="wrap"/>
    </style:style>
    <style:style style:name="Mpr19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2-obj-Titre-et-contenu-backgroundobjects">
      <style:graphic-properties draw:stroke="none" draw:fill="none" draw:fill-color="#ffffff" draw:auto-grow-height="false" fo:min-height="1.485cm"/>
    </style:style>
    <style:style style:name="Mpr21" style:family="presentation" style:parent-style-name="Master1-Layout2-obj-Titre-et-contenu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.127cm" fo:padding-right="0.127cm" fo:wrap-option="wrap"/>
    </style:style>
    <style:style style:name="Mpr23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.127cm" fo:padding-right="0.127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25" style:family="presentation" style:parent-style-name="Master1-Layout3-secHead-Titre-de-section-backgroundobjects">
      <style:graphic-properties draw:stroke="none" draw:fill="none" draw:textarea-horizontal-align="center" draw:textarea-vertical-align="bottom" draw:auto-grow-height="false" draw:auto-grow-width="false" fo:padding-top="0.127cm" fo:padding-bottom="0cm" fo:padding-left="0cm" fo:padding-right="0cm" fo:wrap-option="wrap"/>
    </style:style>
    <style:style style:name="Mpr26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3-secHead-Titre-de-section-backgroundobjects">
      <style:graphic-properties draw:stroke="none" draw:fill="none" draw:fill-color="#ffffff" draw:auto-grow-height="false" fo:min-height="1.485cm"/>
    </style:style>
    <style:style style:name="Mpr28" style:family="presentation" style:parent-style-name="Master1-Layout3-secHead-Titre-de-section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127cm" fo:padding-right="0.127cm" fo:wrap-option="wrap"/>
    </style:style>
    <style:style style:name="Mpr30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32" style:family="presentation" style:parent-style-name="Master1-Layout4-twoObj-Deux-contenus-backgroundobjects">
      <style:graphic-properties draw:stroke="none" draw:fill="none" draw:textarea-horizontal-align="center" draw:textarea-vertical-align="bottom" draw:auto-grow-height="false" draw:auto-grow-width="false" fo:padding-top="0.127cm" fo:padding-bottom="0cm" fo:padding-left="0cm" fo:padding-right="0cm" fo:wrap-option="wrap"/>
    </style:style>
    <style:style style:name="Mpr33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4-twoObj-Deux-contenus-backgroundobjects">
      <style:graphic-properties draw:stroke="none" draw:fill="none" draw:fill-color="#ffffff" draw:auto-grow-height="false" fo:min-height="1.485cm"/>
    </style:style>
    <style:style style:name="Mpr35" style:family="presentation" style:parent-style-name="Master1-Layout4-twoObj-Deux-contenus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Master1-Layout5-twoTxTwoObj-Compara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127cm" fo:padding-right="0.127cm" fo:wrap-option="wrap"/>
    </style:style>
    <style:style style:name="Mpr37" style:family="presentation" style:parent-style-name="Master1-Layout5-twoTxTwoObj-Comparais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40" style:family="presentation" style:parent-style-name="Master1-Layout5-twoTxTwoObj-Comparaison-backgroundobjects">
      <style:graphic-properties draw:stroke="none" draw:fill="none" draw:textarea-horizontal-align="center" draw:textarea-vertical-align="bottom" draw:auto-grow-height="false" draw:auto-grow-width="false" fo:padding-top="0.127cm" fo:padding-bottom="0cm" fo:padding-left="0cm" fo:padding-right="0cm" fo:wrap-option="wrap"/>
    </style:style>
    <style:style style:name="Mpr41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5-twoTxTwoObj-Comparaison-backgroundobjects">
      <style:graphic-properties draw:stroke="none" draw:fill="none" draw:fill-color="#ffffff" draw:auto-grow-height="false" fo:min-height="1.485cm"/>
    </style:style>
    <style:style style:name="Mpr43" style:family="presentation" style:parent-style-name="Master1-Layout5-twoTxTwoObj-Comparaison-backgroundobjects">
      <style:graphic-properties draw:stroke="none" draw:fill="none" draw:fill-color="#ffffff" draw:textarea-vertical-align="bottom" draw:auto-grow-height="false" fo:min-height="1.485cm"/>
    </style:style>
    <style:style style:name="Mpr44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127cm" fo:padding-right="0.127cm" fo:wrap-option="wrap"/>
    </style:style>
    <style:style style:name="Mpr45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46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6-titleOnly-Titre-seul-backgroundobjects">
      <style:graphic-properties draw:stroke="none" draw:fill="none" draw:textarea-horizontal-align="center" draw:textarea-vertical-align="bottom" draw:auto-grow-height="false" draw:auto-grow-width="false" fo:padding-top="0.127cm" fo:padding-bottom="0cm" fo:padding-left="0cm" fo:padding-right="0cm" fo:wrap-option="wrap"/>
    </style:style>
    <style:style style:name="Mpr48" style:family="presentation" style:parent-style-name="Master1-Layout6-titleOnly-Titre-seul-backgroundobjects">
      <style:graphic-properties draw:stroke="none" draw:fill="none" draw:fill-color="#ffffff" draw:auto-grow-height="false" fo:min-height="1.485cm"/>
    </style:style>
    <style:style style:name="Mpr49" style:family="presentation" style:parent-style-name="Master1-Layout6-titleOnly-Titre-seul-backgroundobjects">
      <style:graphic-properties draw:stroke="none" draw:fill="none" draw:fill-color="#ffffff" draw:textarea-vertical-align="bottom" draw:auto-grow-height="false" fo:min-height="1.485cm"/>
    </style:style>
    <style:style style:name="Mpr50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51" style:family="presentation" style:parent-style-name="Master1-Layout7-blank-Vide-backgroundobjects">
      <style:graphic-properties draw:stroke="none" draw:fill="none" draw:textarea-horizontal-align="center" draw:textarea-vertical-align="bottom" draw:auto-grow-height="false" draw:auto-grow-width="false" fo:padding-top="0.127cm" fo:padding-bottom="0cm" fo:padding-left="0cm" fo:padding-right="0cm" fo:wrap-option="wrap"/>
    </style:style>
    <style:style style:name="Mpr52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7-blank-Vide-backgroundobjects">
      <style:graphic-properties draw:stroke="none" draw:fill="none" draw:fill-color="#ffffff" draw:auto-grow-height="false" fo:min-height="1.485cm"/>
    </style:style>
    <style:style style:name="Mpr54" style:family="presentation" style:parent-style-name="Master1-Layout7-blank-Vide-backgroundobjects">
      <style:graphic-properties draw:stroke="none" draw:fill="none" draw:fill-color="#ffffff" draw:textarea-vertical-align="bottom" draw:auto-grow-height="false" fo:min-height="1.485cm"/>
    </style:style>
    <style:style style:name="Mpr55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.127cm" fo:padding-right="0.127cm" fo:wrap-option="wrap"/>
    </style:style>
    <style:style style:name="Mpr56" style:family="presentation" style:parent-style-name="Master1-Layout8-objTx-Contenu-avec-légende-outline1">
      <style:graphic-properties draw:stroke="none" draw:fill="none" draw:textarea-horizontal-align="left" draw:textarea-vertical-align="bottom" draw:auto-grow-height="false" draw:auto-grow-width="false" fo:padding-top="0cm" fo:padding-bottom="0cm" fo:padding-left="0.127cm" fo:padding-right="0.127cm" fo:wrap-option="wrap"/>
    </style:style>
    <style:style style:name="Mpr57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59" style:family="presentation" style:parent-style-name="Master1-Layout8-objTx-Contenu-avec-légende-backgroundobjects">
      <style:graphic-properties draw:stroke="none" draw:fill="none" draw:textarea-horizontal-align="center" draw:textarea-vertical-align="bottom" draw:auto-grow-height="false" draw:auto-grow-width="false" fo:padding-top="0.127cm" fo:padding-bottom="0cm" fo:padding-left="0cm" fo:padding-right="0cm" fo:wrap-option="wrap"/>
    </style:style>
    <style:style style:name="Mpr60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8-objTx-Contenu-avec-légende-backgroundobjects">
      <style:graphic-properties draw:stroke="none" draw:fill="none" draw:fill-color="#ffffff" draw:auto-grow-height="false" fo:min-height="1.485cm"/>
    </style:style>
    <style:style style:name="Mpr62" style:family="presentation" style:parent-style-name="Master1-Layout8-objTx-Contenu-avec-légende-backgroundobjects">
      <style:graphic-properties draw:stroke="none" draw:fill="none" draw:fill-color="#ffffff" draw:textarea-vertical-align="bottom" draw:auto-grow-height="false" fo:min-height="1.485cm"/>
    </style:style>
    <style:style style:name="Mpr63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127cm" fo:padding-right="0.127cm" fo:wrap-option="wrap"/>
    </style:style>
    <style:style style:name="Mpr64" style:family="presentation" style:parent-style-name="Master1-Layout9-picTx-Image-avec-légende-title">
      <style:graphic-properties draw:stroke="solid" svg:stroke-width="0.141cm" svg:stroke-color="#3b3b3b" svg:stroke-opacity="100%" draw:stroke-linejoin="miter" draw:fill="solid" draw:fill-color="#292929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 draw:shadow="visible" draw:shadow-offset-x="0cm" draw:shadow-offset-y="0.958cm" draw:shadow-color="#000000" draw:shadow-opacity="25%"/>
    </style:style>
    <style:style style:name="Mpr65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127cm" fo:padding-right="0.127cm" fo:wrap-option="wrap"/>
    </style:style>
    <style:style style:name="Mpr66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67" style:family="presentation" style:parent-style-name="Master1-Layout9-picTx-Image-avec-légende-backgroundobjects">
      <style:graphic-properties draw:stroke="none" draw:fill="none" draw:textarea-horizontal-align="center" draw:textarea-vertical-align="bottom" draw:auto-grow-height="false" draw:auto-grow-width="false" fo:padding-top="0.127cm" fo:padding-bottom="0cm" fo:padding-left="0cm" fo:padding-right="0cm" fo:wrap-option="wrap"/>
    </style:style>
    <style:style style:name="Mpr68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9-picTx-Image-avec-légende-backgroundobjects">
      <style:graphic-properties draw:stroke="none" draw:fill="none" draw:fill-color="#ffffff" draw:auto-grow-height="false" fo:min-height="1.485cm"/>
    </style:style>
    <style:style style:name="Mpr70" style:family="presentation" style:parent-style-name="Master1-Layout9-picTx-Image-avec-légende-backgroundobjects">
      <style:graphic-properties draw:stroke="none" draw:fill="none" draw:fill-color="#ffffff" draw:textarea-vertical-align="bottom" draw:auto-grow-height="false" fo:min-height="1.485cm"/>
    </style:style>
    <style:style style:name="Mpr71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127cm" fo:padding-right="0.127cm" fo:wrap-option="wrap"/>
    </style:style>
    <style:style style:name="Mpr7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74" style:family="presentation" style:parent-style-name="Master1-Layout10-vertTx-Titre-et-texte-vertical-backgroundobjects">
      <style:graphic-properties draw:stroke="none" draw:fill="none" draw:textarea-horizontal-align="center" draw:textarea-vertical-align="bottom" draw:auto-grow-height="false" draw:auto-grow-width="false" fo:padding-top="0.127cm" fo:padding-bottom="0cm" fo:padding-left="0cm" fo:padding-right="0cm" fo:wrap-option="wrap"/>
    </style:style>
    <style:style style:name="Mpr75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1-Layout10-vertTx-Titre-et-texte-vertical-backgroundobjects">
      <style:graphic-properties draw:stroke="none" draw:fill="none" draw:fill-color="#ffffff" draw:auto-grow-height="false" fo:min-height="1.485cm"/>
    </style:style>
    <style:style style:name="Mpr77" style:family="presentation" style:parent-style-name="Master1-Layout10-vertTx-Titre-et-texte-vertical-backgroundobjects">
      <style:graphic-properties draw:stroke="none" draw:fill="none" draw:fill-color="#ffffff" draw:textarea-vertical-align="bottom" draw:auto-grow-height="false" fo:min-height="1.485cm"/>
    </style:style>
    <style:style style:name="Mpr78" style:family="presentation" style:parent-style-name="Master1-Layout11-vertTitleAndTx-Titre-vertical-et-texte-title">
      <style:graphic-properties draw:stroke="none" draw:fill="none" draw:textarea-horizontal-align="right" draw:textarea-vertical-align="middle" draw:auto-grow-height="false" draw:auto-grow-width="false" fo:padding-top="0.127cm" fo:padding-bottom="0.127cm" fo:padding-left="0.127cm" fo:padding-right="0.127cm" fo:wrap-option="wrap"/>
      <style:paragraph-properties style:writing-mode="tb-rl"/>
    </style:style>
    <style:style style:name="Mpr79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81" style:family="presentation" style:parent-style-name="Master1-Layout11-vertTitleAndTx-Titre-vertical-et-texte-backgroundobjects">
      <style:graphic-properties draw:stroke="none" draw:fill="none" draw:textarea-horizontal-align="center" draw:textarea-vertical-align="bottom" draw:auto-grow-height="false" draw:auto-grow-width="false" fo:padding-top="0.127cm" fo:padding-bottom="0cm" fo:padding-left="0cm" fo:padding-right="0cm" fo:wrap-option="wrap"/>
    </style:style>
    <style:style style:name="Mpr8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1-Layout11-vertTitleAndTx-Titre-vertical-et-texte-backgroundobjects">
      <style:graphic-properties draw:stroke="none" draw:fill="none" draw:fill-color="#ffffff" draw:auto-grow-height="false" fo:min-height="1.485cm"/>
    </style:style>
    <style:style style:name="Mpr84" style:family="presentation" style:parent-style-name="Master1-Layout11-vertTitleAndTx-Titre-vertical-et-texte-backgroundobjects">
      <style:graphic-properties draw:stroke="none" draw:fill="none" draw:fill-color="#ffffff" draw:textarea-vertical-align="bottom" draw:auto-grow-height="false" fo:min-height="1.485cm"/>
    </style:style>
    <style:style style:name="Mpr85" style:family="presentation" style:parent-style-name="Master2-Civi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2-Civi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127cm" fo:padding-right="0.127cm" fo:wrap-option="wrap"/>
    </style:style>
    <style:style style:name="Mpr87" style:family="presentation" style:parent-style-name="Master2-Civil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2-Civil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2-Civil-backgroundobjects">
      <style:graphic-properties draw:stroke="none" draw:fill="none" draw:fill-color="#ffffff" draw:auto-grow-height="false" fo:min-height="1.485cm"/>
    </style:style>
    <style:style style:name="Mpr90" style:family="presentation" style:parent-style-name="Master2-Civil-backgroundobjects">
      <style:graphic-properties draw:stroke="none" draw:fill="none" draw:fill-color="#ffffff" draw:textarea-vertical-align="bottom" draw:auto-grow-height="false" fo:min-height="1.485cm"/>
    </style:style>
    <style:style style:name="Mpr91" style:family="presentation" style:parent-style-name="Master2-Layout1-title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2-Layout1-title-Diapositive-de-tit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2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127cm" fo:padding-right="0.127cm" fo:wrap-option="wrap"/>
    </style:style>
    <style:style style:name="Mpr94" style:family="presentation" style:parent-style-name="Master2-Layout1-title-Diapositive-de-titr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2-Layout1-title-Diapositive-de-titre-backgroundobjects">
      <style:graphic-properties draw:stroke="none" draw:fill="none" draw:fill-color="#ffffff" draw:auto-grow-height="false" fo:min-height="1.485cm"/>
    </style:style>
    <style:style style:name="Mpr96" style:family="presentation" style:parent-style-name="Master2-Layout1-title-Diapositive-de-titre-backgroundobjects">
      <style:graphic-properties draw:stroke="none" draw:fill="none" draw:fill-color="#ffffff" draw:textarea-vertical-align="bottom" draw:auto-grow-height="false" fo:min-height="1.485cm"/>
    </style:style>
    <style:style style:name="Mpr97" style:family="presentation" style:parent-style-name="Master2-Layout2-obj-Titre-et-contenu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2-Layout2-obj-Titre-et-conten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2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127cm" fo:padding-right="0.127cm" fo:wrap-option="wrap"/>
    </style:style>
    <style:style style:name="Mpr100" style:family="presentation" style:parent-style-name="Master2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2-Layout2-obj-Titre-et-contenu-backgroundobjects">
      <style:graphic-properties draw:stroke="none" draw:fill="none" draw:fill-color="#ffffff" draw:auto-grow-height="false" fo:min-height="1.485cm"/>
    </style:style>
    <style:style style:name="Mpr102" style:family="presentation" style:parent-style-name="Master2-Layout2-obj-Titre-et-contenu-backgroundobjects">
      <style:graphic-properties draw:stroke="none" draw:fill="none" draw:fill-color="#ffffff" draw:textarea-vertical-align="bottom" draw:auto-grow-height="false" fo:min-height="1.485cm"/>
    </style:style>
    <style:style style:name="Mpr103" style:family="presentation" style:parent-style-name="Master2-Layout3-secHead-Titre-de-section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2-Layout3-secHead-Titre-de-sec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5" style:family="presentation" style:parent-style-name="Master2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127cm" fo:padding-right="0.127cm" fo:wrap-option="wrap"/>
    </style:style>
    <style:style style:name="Mpr106" style:family="presentation" style:parent-style-name="Master2-Layout3-secHead-Titre-de-section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2-Layout3-secHead-Titre-de-section-backgroundobjects">
      <style:graphic-properties draw:stroke="none" draw:fill="none" draw:fill-color="#ffffff" draw:auto-grow-height="false" fo:min-height="1.485cm"/>
    </style:style>
    <style:style style:name="Mpr108" style:family="presentation" style:parent-style-name="Master2-Layout3-secHead-Titre-de-section-backgroundobjects">
      <style:graphic-properties draw:stroke="none" draw:fill="none" draw:fill-color="#ffffff" draw:textarea-vertical-align="bottom" draw:auto-grow-height="false" fo:min-height="1.485cm"/>
    </style:style>
    <style:style style:name="Mpr109" style:family="presentation" style:parent-style-name="Master2-Layout4-twoObj-Deux-contenus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0" style:family="presentation" style:parent-style-name="Master2-Layout4-twoObj-Deux-contenu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1" style:family="presentation" style:parent-style-name="Master2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127cm" fo:padding-right="0.127cm" fo:wrap-option="wrap"/>
    </style:style>
    <style:style style:name="Mpr112" style:family="presentation" style:parent-style-name="Master2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3" style:family="presentation" style:parent-style-name="Master2-Layout4-twoObj-Deux-contenus-backgroundobjects">
      <style:graphic-properties draw:stroke="none" draw:fill="none" draw:fill-color="#ffffff" draw:auto-grow-height="false" fo:min-height="1.485cm"/>
    </style:style>
    <style:style style:name="Mpr114" style:family="presentation" style:parent-style-name="Master2-Layout4-twoObj-Deux-contenus-backgroundobjects">
      <style:graphic-properties draw:stroke="none" draw:fill="none" draw:fill-color="#ffffff" draw:textarea-vertical-align="bottom" draw:auto-grow-height="false" fo:min-height="1.485cm"/>
    </style:style>
    <style:style style:name="Mpr115" style:family="presentation" style:parent-style-name="Master2-Layout5-twoTxTwoObj-Comparaison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71cm" draw:shadow-color="#000000" draw:shadow-opacity="35%"/>
    </style:style>
    <style:style style:name="Mpr116" style:family="presentation" style:parent-style-name="Master2-Layout5-twoTxTwoObj-Compara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7" style:family="presentation" style:parent-style-name="Master2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8" style:family="presentation" style:parent-style-name="Master2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127cm" fo:padding-right="0.127cm" fo:wrap-option="wrap"/>
    </style:style>
    <style:style style:name="Mpr119" style:family="presentation" style:parent-style-name="Master2-Layout5-twoTxTwoObj-Comparaison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0" style:family="presentation" style:parent-style-name="Master2-Layout5-twoTxTwoObj-Comparaison-backgroundobjects">
      <style:graphic-properties draw:stroke="none" draw:fill="none" draw:fill-color="#ffffff" draw:auto-grow-height="false" fo:min-height="1.485cm"/>
    </style:style>
    <style:style style:name="Mpr121" style:family="presentation" style:parent-style-name="Master2-Layout5-twoTxTwoObj-Comparaison-backgroundobjects">
      <style:graphic-properties draw:stroke="none" draw:fill="none" draw:fill-color="#ffffff" draw:textarea-vertical-align="bottom" draw:auto-grow-height="false" fo:min-height="1.485cm"/>
    </style:style>
    <style:style style:name="Mpr122" style:family="presentation" style:parent-style-name="Master2-Layout6-titleOnly-Titre-seul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3" style:family="presentation" style:parent-style-name="Master2-Layout6-titleOnly-Titre-seu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4" style:family="presentation" style:parent-style-name="Master2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127cm" fo:padding-right="0.127cm" fo:wrap-option="wrap"/>
    </style:style>
    <style:style style:name="Mpr125" style:family="presentation" style:parent-style-name="Master2-Layout6-titleOnly-Titre-seul-backgroundobjects">
      <style:graphic-properties draw:stroke="none" draw:fill="none" draw:fill-color="#ffffff" draw:auto-grow-height="false" fo:min-height="1.485cm"/>
    </style:style>
    <style:style style:name="Mpr126" style:family="presentation" style:parent-style-name="Master2-Layout6-titleOnly-Titre-seul-backgroundobjects">
      <style:graphic-properties draw:stroke="none" draw:fill="none" draw:fill-color="#ffffff" draw:textarea-vertical-align="bottom" draw:auto-grow-height="false" fo:min-height="1.485cm"/>
    </style:style>
    <style:style style:name="Mpr127" style:family="presentation" style:parent-style-name="Master2-Layout7-blank-V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8" style:family="presentation" style:parent-style-name="Master2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127cm" fo:padding-right="0.127cm" fo:wrap-option="wrap"/>
    </style:style>
    <style:style style:name="Mpr129" style:family="presentation" style:parent-style-name="Master2-Layout7-blank-Vide-backgroundobjects">
      <style:graphic-properties draw:stroke="none" draw:fill="none" draw:fill-color="#ffffff" draw:auto-grow-height="false" fo:min-height="1.485cm"/>
    </style:style>
    <style:style style:name="Mpr130" style:family="presentation" style:parent-style-name="Master2-Layout7-blank-Vide-backgroundobjects">
      <style:graphic-properties draw:stroke="none" draw:fill="none" draw:fill-color="#ffffff" draw:textarea-vertical-align="bottom" draw:auto-grow-height="false" fo:min-height="1.485cm"/>
    </style:style>
    <style:style style:name="Mpr131" style:family="presentation" style:parent-style-name="Master2-Layout8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2" style:family="presentation" style:parent-style-name="Master2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3" style:family="presentation" style:parent-style-name="Master2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4" style:family="presentation" style:parent-style-name="Master2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127cm" fo:padding-right="0.127cm" fo:wrap-option="wrap"/>
    </style:style>
    <style:style style:name="Mpr135" style:family="presentation" style:parent-style-name="Master2-Layout8-objTx-Contenu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6" style:family="presentation" style:parent-style-name="Master2-Layout8-objTx-Contenu-avec-légende-backgroundobjects">
      <style:graphic-properties draw:stroke="none" draw:fill="none" draw:fill-color="#ffffff" draw:auto-grow-height="false" fo:min-height="1.485cm"/>
    </style:style>
    <style:style style:name="Mpr137" style:family="presentation" style:parent-style-name="Master2-Layout8-objTx-Contenu-avec-légende-backgroundobjects">
      <style:graphic-properties draw:stroke="none" draw:fill="none" draw:fill-color="#ffffff" draw:textarea-vertical-align="bottom" draw:auto-grow-height="false" fo:min-height="1.485cm"/>
    </style:style>
    <style:style style:name="Mpr138" style:family="presentation" style:parent-style-name="Master2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127cm" fo:padding-right="0.127cm" fo:wrap-option="wrap"/>
    </style:style>
    <style:style style:name="Mpr139" style:family="presentation" style:parent-style-name="Master2-Layout9-picTx-Image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0" style:family="presentation" style:parent-style-name="Master2-Layout9-picTx-Image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1" style:family="presentation" style:parent-style-name="Master2-Layout9-picTx-Image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2" style:family="presentation" style:parent-style-name="Master2-Layout9-picTx-Image-avec-légende-backgroundobjects">
      <style:graphic-properties draw:stroke="none" draw:fill="none" draw:fill-color="#ffffff" draw:auto-grow-height="false" fo:min-height="1.485cm"/>
    </style:style>
    <style:style style:name="Mpr143" style:family="presentation" style:parent-style-name="Master2-Layout9-picTx-Image-avec-légende-backgroundobjects">
      <style:graphic-properties draw:stroke="none" draw:fill="none" draw:fill-color="#ffffff" draw:textarea-vertical-align="bottom" draw:auto-grow-height="false" fo:min-height="1.485cm"/>
    </style:style>
    <style:style style:name="Mpr144" style:family="presentation" style:parent-style-name="Master2-Layout10-vertTx-Titre-et-texte-vertical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5" style:family="presentation" style:parent-style-name="Master2-Layout10-vertTx-Titre-et-texte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46" style:family="presentation" style:parent-style-name="Master2-Layout10-vertTx-Titre-et-texte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7" style:family="presentation" style:parent-style-name="Master2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127cm" fo:padding-right="0.127cm" fo:wrap-option="wrap"/>
    </style:style>
    <style:style style:name="Mpr148" style:family="presentation" style:parent-style-name="Master2-Layout10-vertTx-Titre-et-texte-vertical-backgroundobjects">
      <style:graphic-properties draw:stroke="none" draw:fill="none" draw:fill-color="#ffffff" draw:auto-grow-height="false" fo:min-height="1.485cm"/>
    </style:style>
    <style:style style:name="Mpr149" style:family="presentation" style:parent-style-name="Master2-Layout10-vertTx-Titre-et-texte-vertical-backgroundobjects">
      <style:graphic-properties draw:stroke="none" draw:fill="none" draw:fill-color="#ffffff" draw:textarea-vertical-align="bottom" draw:auto-grow-height="false" fo:min-height="1.485cm"/>
    </style:style>
    <style:style style:name="Mpr150" style:family="presentation" style:parent-style-name="Master2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127cm" fo:padding-right="0.127cm" fo:wrap-option="wrap"/>
    </style:style>
    <style:style style:name="Mpr151" style:family="presentation" style:parent-style-name="Master2-Layout11-vertTitleAndTx-Titre-vertical-et-text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52" style:family="presentation" style:parent-style-name="Master2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3" style:family="presentation" style:parent-style-name="Master2-Layout11-vertTitleAndTx-Titre-vertical-et-text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54" style:family="presentation" style:parent-style-name="Master2-Layout11-vertTitleAndTx-Titre-vertical-et-texte-backgroundobjects">
      <style:graphic-properties draw:stroke="none" draw:fill="none" draw:fill-color="#ffffff" draw:auto-grow-height="false" fo:min-height="1.485cm"/>
    </style:style>
    <style:style style:name="Mpr155" style:family="presentation" style:parent-style-name="Master2-Layout11-vertTitleAndTx-Titre-vertical-et-texte-backgroundobjects">
      <style:graphic-properties draw:stroke="none" draw:fill="none" draw:fill-color="#ffffff" draw:textarea-vertical-align="bottom" draw:auto-grow-height="false" fo:min-height="1.485cm"/>
    </style:style>
    <style:style style:name="Mpr156" style:family="presentation" style:parent-style-name="Master3-Oriel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7" style:family="presentation" style:parent-style-name="Master3-Oriel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8" style:family="presentation" style:parent-style-name="Master3-Ori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9" style:family="presentation" style:parent-style-name="Master3-Ori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0" style:family="presentation" style:parent-style-name="Master3-Oriel-backgroundobjects">
      <style:graphic-properties draw:stroke="none" draw:fill="none" draw:fill-color="#ffffff" draw:auto-grow-height="false" fo:min-height="1.485cm"/>
    </style:style>
    <style:style style:name="Mpr161" style:family="presentation" style:parent-style-name="Master3-Oriel-backgroundobjects">
      <style:graphic-properties draw:stroke="none" draw:fill="none" draw:fill-color="#ffffff" draw:textarea-vertical-align="bottom" draw:auto-grow-height="false" fo:min-height="1.485cm"/>
    </style:style>
    <style:style style:name="Mpr162" style:family="presentation" style:parent-style-name="Master3-Layout1-title-Diapositive-de-titr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3" style:family="presentation" style:parent-style-name="Master3-Layout1-title-Diapositive-de-titr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4" style:family="presentation" style:parent-style-name="Master3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5" style:family="presentation" style:parent-style-name="Master3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6" style:family="presentation" style:parent-style-name="Master3-Layout1-title-Diapositive-de-titre-backgroundobjects">
      <style:graphic-properties draw:stroke="none" draw:fill="none" draw:fill-color="#ffffff" draw:auto-grow-height="false" fo:min-height="1.485cm"/>
    </style:style>
    <style:style style:name="Mpr167" style:family="presentation" style:parent-style-name="Master3-Layout1-title-Diapositive-de-titre-backgroundobjects">
      <style:graphic-properties draw:stroke="none" draw:fill="none" draw:fill-color="#ffffff" draw:textarea-vertical-align="bottom" draw:auto-grow-height="false" fo:min-height="1.485cm"/>
    </style:style>
    <style:style style:name="Mpr168" style:family="presentation" style:parent-style-name="Master3-Layout2-obj-Titre-et-contenu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9" style:family="presentation" style:parent-style-name="Master3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0" style:family="presentation" style:parent-style-name="Master3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1" style:family="presentation" style:parent-style-name="Master3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2" style:family="presentation" style:parent-style-name="Master3-Layout2-obj-Titre-et-contenu-backgroundobjects">
      <style:graphic-properties draw:stroke="none" draw:fill="none" draw:fill-color="#ffffff" draw:auto-grow-height="false" fo:min-height="1.485cm"/>
    </style:style>
    <style:style style:name="Mpr173" style:family="presentation" style:parent-style-name="Master3-Layout2-obj-Titre-et-contenu-backgroundobjects">
      <style:graphic-properties draw:stroke="none" draw:fill="none" draw:fill-color="#ffffff" draw:textarea-vertical-align="bottom" draw:auto-grow-height="false" fo:min-height="1.485cm"/>
    </style:style>
    <style:style style:name="Mpr174" style:family="presentation" style:parent-style-name="Master3-Layout3-secHead-Titre-de-sec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75" style:family="presentation" style:parent-style-name="Master3-Layout3-secHead-Titre-de-sec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6" style:family="presentation" style:parent-style-name="Master3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7" style:family="presentation" style:parent-style-name="Master3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8" style:family="presentation" style:parent-style-name="Master3-Layout3-secHead-Titre-de-section-backgroundobjects">
      <style:graphic-properties draw:stroke="none" draw:fill="none" draw:fill-color="#ffffff" draw:auto-grow-height="false" fo:min-height="1.485cm"/>
    </style:style>
    <style:style style:name="Mpr179" style:family="presentation" style:parent-style-name="Master3-Layout3-secHead-Titre-de-section-backgroundobjects">
      <style:graphic-properties draw:stroke="none" draw:fill="none" draw:fill-color="#ffffff" draw:textarea-vertical-align="bottom" draw:auto-grow-height="false" fo:min-height="1.485cm"/>
    </style:style>
    <style:style style:name="Mpr180" style:family="presentation" style:parent-style-name="Master3-Layout4-twoObj-Deux-contenus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1" style:family="presentation" style:parent-style-name="Master3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2" style:family="presentation" style:parent-style-name="Master3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3" style:family="presentation" style:parent-style-name="Master3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4" style:family="presentation" style:parent-style-name="Master3-Layout4-twoObj-Deux-contenus-backgroundobjects">
      <style:graphic-properties draw:stroke="none" draw:fill="none" draw:fill-color="#ffffff" draw:auto-grow-height="false" fo:min-height="1.485cm"/>
    </style:style>
    <style:style style:name="Mpr185" style:family="presentation" style:parent-style-name="Master3-Layout4-twoObj-Deux-contenus-backgroundobjects">
      <style:graphic-properties draw:stroke="none" draw:fill="none" draw:fill-color="#ffffff" draw:textarea-vertical-align="bottom" draw:auto-grow-height="false" fo:min-height="1.485cm"/>
    </style:style>
    <style:style style:name="Mpr186" style:family="presentation" style:parent-style-name="Master3-Layout5-twoTxTwoObj-Comparais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7" style:family="presentation" style:parent-style-name="Master3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8" style:family="presentation" style:parent-style-name="Master3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9" style:family="presentation" style:parent-style-name="Master3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0" style:family="presentation" style:parent-style-name="Master3-Layout5-twoTxTwoObj-Comparaison-outline1">
      <style:graphic-properties draw:stroke="none" draw:fill="solid" draw:fill-color="#fe8637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1" style:family="presentation" style:parent-style-name="Master3-Layout5-twoTxTwoObj-Comparaison-backgroundobjects">
      <style:graphic-properties draw:stroke="none" draw:fill="none" draw:fill-color="#ffffff" draw:auto-grow-height="false" fo:min-height="1.485cm"/>
    </style:style>
    <style:style style:name="Mpr192" style:family="presentation" style:parent-style-name="Master3-Layout5-twoTxTwoObj-Comparaison-backgroundobjects">
      <style:graphic-properties draw:stroke="none" draw:fill="none" draw:fill-color="#ffffff" draw:textarea-vertical-align="bottom" draw:auto-grow-height="false" fo:min-height="1.485cm"/>
    </style:style>
    <style:style style:name="Mpr193" style:family="presentation" style:parent-style-name="Master3-Layout6-titleOnly-Titre-seul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4" style:family="presentation" style:parent-style-name="Master3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5" style:family="presentation" style:parent-style-name="Master3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6" style:family="presentation" style:parent-style-name="Master3-Layout6-titleOnly-Titre-seul-backgroundobjects">
      <style:graphic-properties draw:stroke="none" draw:fill="none" draw:fill-color="#ffffff" draw:auto-grow-height="false" fo:min-height="1.485cm"/>
    </style:style>
    <style:style style:name="Mpr197" style:family="presentation" style:parent-style-name="Master3-Layout6-titleOnly-Titre-seul-backgroundobjects">
      <style:graphic-properties draw:stroke="none" draw:fill="none" draw:fill-color="#ffffff" draw:textarea-vertical-align="bottom" draw:auto-grow-height="false" fo:min-height="1.485cm"/>
    </style:style>
    <style:style style:name="Mpr198" style:family="presentation" style:parent-style-name="Master3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9" style:family="presentation" style:parent-style-name="Master3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00" style:family="presentation" style:parent-style-name="Master3-Layout7-blank-Vide-backgroundobjects">
      <style:graphic-properties draw:stroke="none" draw:fill="none" draw:fill-color="#ffffff" draw:auto-grow-height="false" fo:min-height="1.485cm"/>
    </style:style>
    <style:style style:name="Mpr201" style:family="presentation" style:parent-style-name="Master3-Layout7-blank-Vide-backgroundobjects">
      <style:graphic-properties draw:stroke="none" draw:fill="none" draw:fill-color="#ffffff" draw:textarea-vertical-align="bottom" draw:auto-grow-height="false" fo:min-height="1.485cm"/>
    </style:style>
    <style:style style:name="Mpr202" style:family="presentation" style:parent-style-name="Master3-Layout8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3" style:family="presentation" style:parent-style-name="Master3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4" style:family="presentation" style:parent-style-name="Master3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5" style:family="presentation" style:parent-style-name="Master3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06" style:family="presentation" style:parent-style-name="Master3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07" style:family="presentation" style:parent-style-name="Master3-Layout8-objTx-Contenu-avec-légende-backgroundobjects">
      <style:graphic-properties draw:stroke="none" draw:fill="none" draw:fill-color="#ffffff" draw:auto-grow-height="false" fo:min-height="1.485cm"/>
    </style:style>
    <style:style style:name="Mpr208" style:family="presentation" style:parent-style-name="Master3-Layout8-objTx-Contenu-avec-légende-backgroundobjects">
      <style:graphic-properties draw:stroke="none" draw:fill="none" draw:fill-color="#ffffff" draw:textarea-vertical-align="bottom" draw:auto-grow-height="false" fo:min-height="1.485cm"/>
    </style:style>
    <style:style style:name="Mpr209" style:family="presentation" style:parent-style-name="Master3-Layout9-picTx-Imag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0" style:family="presentation" style:parent-style-name="Master3-Layout9-picTx-Image-avec-légende-title">
      <style:graphic-properties draw:stroke="none" draw:fill="solid" draw:fill-color="#fff39d" draw:opacity="100%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211" style:family="presentation" style:parent-style-name="Master3-Layout9-picTx-Image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2" style:family="presentation" style:parent-style-name="Master3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13" style:family="presentation" style:parent-style-name="Master3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14" style:family="presentation" style:parent-style-name="Master3-Layout9-picTx-Image-avec-légende-backgroundobjects">
      <style:graphic-properties draw:stroke="none" draw:fill="none" draw:fill-color="#ffffff" draw:auto-grow-height="false" fo:min-height="1.485cm"/>
    </style:style>
    <style:style style:name="Mpr215" style:family="presentation" style:parent-style-name="Master3-Layout9-picTx-Image-avec-légende-backgroundobjects">
      <style:graphic-properties draw:stroke="none" draw:fill="none" draw:fill-color="#ffffff" draw:textarea-vertical-align="bottom" draw:auto-grow-height="false" fo:min-height="1.485cm"/>
    </style:style>
    <style:style style:name="Mpr216" style:family="presentation" style:parent-style-name="Master3-Layout10-vertTx-Titre-et-texte-vertical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7" style:family="presentation" style:parent-style-name="Master3-Layout10-vertTx-Titre-et-texte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218" style:family="presentation" style:parent-style-name="Master3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19" style:family="presentation" style:parent-style-name="Master3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0" style:family="presentation" style:parent-style-name="Master3-Layout10-vertTx-Titre-et-texte-vertical-backgroundobjects">
      <style:graphic-properties draw:stroke="none" draw:fill="none" draw:fill-color="#ffffff" draw:auto-grow-height="false" fo:min-height="1.485cm"/>
    </style:style>
    <style:style style:name="Mpr221" style:family="presentation" style:parent-style-name="Master3-Layout10-vertTx-Titre-et-texte-vertical-backgroundobjects">
      <style:graphic-properties draw:stroke="none" draw:fill="none" draw:fill-color="#ffffff" draw:textarea-vertical-align="bottom" draw:auto-grow-height="false" fo:min-height="1.485cm"/>
    </style:style>
    <style:style style:name="Mpr222" style:family="presentation" style:parent-style-name="Master3-Layout11-vertTitleAndTx-Titre-vertical-et-texte-title">
      <style:graphic-properties draw:stroke="none" draw:fill="none" draw:textarea-horizontal-align="righ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223" style:family="presentation" style:parent-style-name="Master3-Layout11-vertTitleAndTx-Titre-vertical-et-text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224" style:family="presentation" style:parent-style-name="Master3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5" style:family="presentation" style:parent-style-name="Master3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6" style:family="presentation" style:parent-style-name="Master3-Layout11-vertTitleAndTx-Titre-vertical-et-texte-backgroundobjects">
      <style:graphic-properties draw:stroke="none" draw:fill="none" draw:fill-color="#ffffff" draw:auto-grow-height="false" fo:min-height="1.485cm"/>
    </style:style>
    <style:style style:name="Mpr227" style:family="presentation" style:parent-style-name="Master3-Layout11-vertTitleAndTx-Titre-vertical-et-texte-backgroundobjects">
      <style:graphic-properties draw:stroke="none" draw:fill="none" draw:fill-color="#ffffff" draw:textarea-vertical-align="bottom" draw:auto-grow-height="false" fo:min-height="1.485cm"/>
    </style:style>
    <style:style style:name="Mpr228" style:family="presentation" style:parent-style-name="Master4-Verv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9" style:family="presentation" style:parent-style-name="Master4-Verv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0" style:family="presentation" style:parent-style-name="Master4-Verv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31" style:family="presentation" style:parent-style-name="Master4-Verve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32" style:family="presentation" style:parent-style-name="Master4-Verve-backgroundobjects">
      <style:graphic-properties draw:stroke="none" draw:fill="none" draw:fill-color="#ffffff" draw:auto-grow-height="false" fo:min-height="1.485cm"/>
    </style:style>
    <style:style style:name="Mpr233" style:family="presentation" style:parent-style-name="Master4-Verve-backgroundobjects">
      <style:graphic-properties draw:stroke="none" draw:fill="none" draw:fill-color="#ffffff" draw:textarea-vertical-align="bottom" draw:auto-grow-height="false" fo:min-height="1.485cm"/>
    </style:style>
    <style:style style:name="Mpr234" style:family="presentation" style:parent-style-name="Master4-Layout1-title-Diapositive-de-titr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35" style:family="presentation" style:parent-style-name="Master4-Layout1-title-Diapositive-de-titr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6" style:family="presentation" style:parent-style-name="Master4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.254cm" fo:padding-right="0.254cm" fo:wrap-option="wrap"/>
    </style:style>
    <style:style style:name="Mpr237" style:family="presentation" style:parent-style-name="Master4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.254cm" fo:padding-right="0.254cm" fo:wrap-option="wrap"/>
    </style:style>
    <style:style style:name="Mpr238" style:family="presentation" style:parent-style-name="Master4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9" style:family="presentation" style:parent-style-name="Master4-Layout1-title-Diapositive-de-titre-backgroundobjects">
      <style:graphic-properties draw:stroke="none" draw:fill="none" draw:fill-color="#ffffff" draw:auto-grow-height="false" fo:min-height="1.485cm"/>
    </style:style>
    <style:style style:name="Mpr240" style:family="presentation" style:parent-style-name="Master4-Layout1-title-Diapositive-de-titre-backgroundobjects">
      <style:graphic-properties draw:stroke="none" draw:fill="none" draw:fill-color="#ffffff" draw:textarea-vertical-align="bottom" draw:auto-grow-height="false" fo:min-height="1.485cm"/>
    </style:style>
    <style:style style:name="Mpr241" style:family="presentation" style:parent-style-name="Master4-Layout2-obj-Titre-et-contenu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42" style:family="presentation" style:parent-style-name="Master4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3" style:family="presentation" style:parent-style-name="Master4-Layout2-obj-Titre-et-conten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44" style:family="presentation" style:parent-style-name="Master4-Layout2-obj-Titre-et-contenu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45" style:family="presentation" style:parent-style-name="Master4-Layout2-obj-Titre-et-contenu-backgroundobjects">
      <style:graphic-properties draw:stroke="none" draw:fill="none" draw:fill-color="#ffffff" draw:auto-grow-height="false" fo:min-height="1.485cm"/>
    </style:style>
    <style:style style:name="Mpr246" style:family="presentation" style:parent-style-name="Master4-Layout2-obj-Titre-et-contenu-backgroundobjects">
      <style:graphic-properties draw:stroke="none" draw:fill="none" draw:fill-color="#ffffff" draw:textarea-vertical-align="bottom" draw:auto-grow-height="false" fo:min-height="1.485cm"/>
    </style:style>
    <style:style style:name="Mpr247" style:family="presentation" style:parent-style-name="Master4-Layout3-secHead-Titre-de-sec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48" style:family="presentation" style:parent-style-name="Master4-Layout3-secHead-Titre-de-sectio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49" style:family="presentation" style:parent-style-name="Master4-Layout3-secHead-Titre-de-secti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0" style:family="presentation" style:parent-style-name="Master4-Layout3-secHead-Titre-de-sec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1" style:family="presentation" style:parent-style-name="Master4-Layout3-secHead-Titre-de-section-backgroundobjects">
      <style:graphic-properties draw:stroke="none" draw:fill="none" draw:fill-color="#ffffff" draw:auto-grow-height="false" fo:min-height="1.485cm"/>
    </style:style>
    <style:style style:name="Mpr252" style:family="presentation" style:parent-style-name="Master4-Layout3-secHead-Titre-de-section-backgroundobjects">
      <style:graphic-properties draw:stroke="none" draw:fill="none" draw:fill-color="#ffffff" draw:textarea-vertical-align="bottom" draw:auto-grow-height="false" fo:min-height="1.485cm"/>
    </style:style>
    <style:style style:name="Mpr253" style:family="presentation" style:parent-style-name="Master4-Layout4-twoObj-Deux-contenu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4" style:family="presentation" style:parent-style-name="Master4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5" style:family="presentation" style:parent-style-name="Master4-Layout4-twoObj-Deux-contenu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56" style:family="presentation" style:parent-style-name="Master4-Layout4-twoObj-Deux-contenus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57" style:family="presentation" style:parent-style-name="Master4-Layout4-twoObj-Deux-contenus-backgroundobjects">
      <style:graphic-properties draw:stroke="none" draw:fill="none" draw:fill-color="#ffffff" draw:auto-grow-height="false" fo:min-height="1.485cm"/>
    </style:style>
    <style:style style:name="Mpr258" style:family="presentation" style:parent-style-name="Master4-Layout4-twoObj-Deux-contenus-backgroundobjects">
      <style:graphic-properties draw:stroke="none" draw:fill="none" draw:fill-color="#ffffff" draw:textarea-vertical-align="bottom" draw:auto-grow-height="false" fo:min-height="1.485cm"/>
    </style:style>
    <style:style style:name="Mpr259" style:family="presentation" style:parent-style-name="Master4-Layout5-twoTxTwoObj-Comparaison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0" style:family="presentation" style:parent-style-name="Master4-Layout5-twoTxTwoObj-Comparaison-outline1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1" style:family="presentation" style:parent-style-name="Master4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2" style:family="presentation" style:parent-style-name="Master4-Layout5-twoTxTwoObj-Compara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3" style:family="presentation" style:parent-style-name="Master4-Layout5-twoTxTwoObj-Comparaiso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4" style:family="presentation" style:parent-style-name="Master4-Layout5-twoTxTwoObj-Comparaison-backgroundobjects">
      <style:graphic-properties draw:stroke="none" draw:fill="none" draw:fill-color="#ffffff" draw:auto-grow-height="false" fo:min-height="1.485cm"/>
    </style:style>
    <style:style style:name="Mpr265" style:family="presentation" style:parent-style-name="Master4-Layout5-twoTxTwoObj-Comparaison-backgroundobjects">
      <style:graphic-properties draw:stroke="none" draw:fill="none" draw:fill-color="#ffffff" draw:textarea-vertical-align="bottom" draw:auto-grow-height="false" fo:min-height="1.485cm"/>
    </style:style>
    <style:style style:name="Mpr266" style:family="presentation" style:parent-style-name="Master4-Layout6-titleOnly-Titre-seu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7" style:family="presentation" style:parent-style-name="Master4-Layout6-titleOnly-Titre-seu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8" style:family="presentation" style:parent-style-name="Master4-Layout6-titleOnly-Titre-seul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9" style:family="presentation" style:parent-style-name="Master4-Layout6-titleOnly-Titre-seul-backgroundobjects">
      <style:graphic-properties draw:stroke="none" draw:fill="none" draw:fill-color="#ffffff" draw:auto-grow-height="false" fo:min-height="1.485cm"/>
    </style:style>
    <style:style style:name="Mpr270" style:family="presentation" style:parent-style-name="Master4-Layout6-titleOnly-Titre-seul-backgroundobjects">
      <style:graphic-properties draw:stroke="none" draw:fill="none" draw:fill-color="#ffffff" draw:textarea-vertical-align="bottom" draw:auto-grow-height="false" fo:min-height="1.485cm"/>
    </style:style>
    <style:style style:name="Mpr271" style:family="presentation" style:parent-style-name="Master4-Layout7-blank-V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72" style:family="presentation" style:parent-style-name="Master4-Layout7-blank-Vide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73" style:family="presentation" style:parent-style-name="Master4-Layout7-blank-Vide-backgroundobjects">
      <style:graphic-properties draw:stroke="none" draw:fill="none" draw:fill-color="#ffffff" draw:auto-grow-height="false" fo:min-height="1.485cm"/>
    </style:style>
    <style:style style:name="Mpr274" style:family="presentation" style:parent-style-name="Master4-Layout7-blank-Vide-backgroundobjects">
      <style:graphic-properties draw:stroke="none" draw:fill="none" draw:fill-color="#ffffff" draw:textarea-vertical-align="bottom" draw:auto-grow-height="false" fo:min-height="1.485cm"/>
    </style:style>
    <style:style style:name="Mpr275" style:family="presentation" style:parent-style-name="Master4-Layout8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76" style:family="presentation" style:parent-style-name="Master4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7" style:family="presentation" style:parent-style-name="Master4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8" style:family="presentation" style:parent-style-name="Master4-Layout8-objTx-Contenu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79" style:family="presentation" style:parent-style-name="Master4-Layout8-objTx-Contenu-avec-légende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0" style:family="presentation" style:parent-style-name="Master4-Layout8-objTx-Contenu-avec-légende-backgroundobjects">
      <style:graphic-properties draw:stroke="none" draw:fill="none" draw:fill-color="#ffffff" draw:auto-grow-height="false" fo:min-height="1.485cm"/>
    </style:style>
    <style:style style:name="Mpr281" style:family="presentation" style:parent-style-name="Master4-Layout8-objTx-Contenu-avec-légende-backgroundobjects">
      <style:graphic-properties draw:stroke="none" draw:fill="none" draw:fill-color="#ffffff" draw:textarea-vertical-align="bottom" draw:auto-grow-height="false" fo:min-height="1.485cm"/>
    </style:style>
    <style:style style:name="Mpr282" style:family="presentation" style:parent-style-name="Master4-Layout9-picTx-Imag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3" style:family="presentation" style:parent-style-name="Master4-Layout9-picTx-Image-avec-légende-title">
      <style:graphic-properties draw:stroke="none" draw:fill="solid" draw:fill-color="#494949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4" style:family="presentation" style:parent-style-name="Master4-Layout9-picTx-Image-avec-légende-outline1">
      <style:graphic-properties draw:stroke="solid" svg:stroke-width="0.026cm" svg:stroke-color="#ff388c" svg:stroke-opacity="100%" draw:stroke-linejoin="miter" draw:fill="solid" draw:fill-color="#ff388c" draw:opacity="15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5" style:family="presentation" style:parent-style-name="Master4-Layout9-picTx-Image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6" style:family="presentation" style:parent-style-name="Master4-Layout9-picTx-Image-avec-légende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7" style:family="presentation" style:parent-style-name="Master4-Layout9-picTx-Image-avec-légende-backgroundobjects">
      <style:graphic-properties draw:stroke="none" draw:fill="none" draw:fill-color="#ffffff" draw:auto-grow-height="false" fo:min-height="1.485cm"/>
    </style:style>
    <style:style style:name="Mpr288" style:family="presentation" style:parent-style-name="Master4-Layout9-picTx-Image-avec-légende-backgroundobjects">
      <style:graphic-properties draw:stroke="none" draw:fill="none" draw:fill-color="#ffffff" draw:textarea-vertical-align="bottom" draw:auto-grow-height="false" fo:min-height="1.485cm"/>
    </style:style>
    <style:style style:name="Mpr289" style:family="presentation" style:parent-style-name="Master4-Layout10-vertTx-Titre-et-texte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0" style:family="presentation" style:parent-style-name="Master4-Layout10-vertTx-Titre-et-texte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291" style:family="presentation" style:parent-style-name="Master4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2" style:family="presentation" style:parent-style-name="Master4-Layout10-vertTx-Titre-et-texte-vertical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3" style:family="presentation" style:parent-style-name="Master4-Layout10-vertTx-Titre-et-texte-vertical-backgroundobjects">
      <style:graphic-properties draw:stroke="none" draw:fill="none" draw:fill-color="#ffffff" draw:auto-grow-height="false" fo:min-height="1.485cm"/>
    </style:style>
    <style:style style:name="Mpr294" style:family="presentation" style:parent-style-name="Master4-Layout10-vertTx-Titre-et-texte-vertical-backgroundobjects">
      <style:graphic-properties draw:stroke="none" draw:fill="none" draw:fill-color="#ffffff" draw:textarea-vertical-align="bottom" draw:auto-grow-height="false" fo:min-height="1.485cm"/>
    </style:style>
    <style:style style:name="Mpr295" style:family="presentation" style:parent-style-name="Master4-Layout11-vertTitleAndTx-Titre-vertical-et-texte-title">
      <style:graphic-properties draw:stroke="none" draw:fill="none" draw:textarea-horizontal-align="righ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296" style:family="presentation" style:parent-style-name="Master4-Layout11-vertTitleAndTx-Titre-vertical-et-text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297" style:family="presentation" style:parent-style-name="Master4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8" style:family="presentation" style:parent-style-name="Master4-Layout11-vertTitleAndTx-Titre-vertical-et-texte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9" style:family="presentation" style:parent-style-name="Master4-Layout11-vertTitleAndTx-Titre-vertical-et-texte-backgroundobjects">
      <style:graphic-properties draw:stroke="none" draw:fill="none" draw:fill-color="#ffffff" draw:auto-grow-height="false" fo:min-height="1.485cm"/>
    </style:style>
    <style:style style:name="Mpr300" style:family="presentation" style:parent-style-name="Master4-Layout11-vertTitleAndTx-Titre-vertical-et-texte-backgroundobjects">
      <style:graphic-properties draw:stroke="none" draw:fill="none" draw:fill-color="#ffffff" draw:textarea-vertical-align="bottom" draw:auto-grow-height="false" fo:min-height="1.485cm"/>
    </style:style>
    <style:style style:name="Mpr301" style:family="presentation" style:parent-style-name="Master5-Thème-Offic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2" style:family="presentation" style:parent-style-name="Master5-Thème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3" style:family="presentation" style:parent-style-name="Master5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4" style:family="presentation" style:parent-style-name="Master5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5" style:family="presentation" style:parent-style-name="Master5-Thème-Office-backgroundobjects">
      <style:graphic-properties draw:stroke="none" draw:fill="none" draw:fill-color="#ffffff" draw:auto-grow-height="false" fo:min-height="1.485cm"/>
    </style:style>
    <style:style style:name="Mpr306" style:family="presentation" style:parent-style-name="Master5-Thème-Office-backgroundobjects">
      <style:graphic-properties draw:stroke="none" draw:fill="none" draw:fill-color="#ffffff" draw:textarea-vertical-align="bottom" draw:auto-grow-height="false" fo:min-height="1.485cm"/>
    </style:style>
    <style:style style:name="Mpr307" style:family="presentation" style:parent-style-name="Master5-Layout1-title-Diapositive-de-titr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8" style:family="presentation" style:parent-style-name="Master5-Layout1-title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309" style:family="presentation" style:parent-style-name="Master5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10" style:family="presentation" style:parent-style-name="Master5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11" style:family="presentation" style:parent-style-name="Master5-Layout1-title-Diapositive-de-titre-backgroundobjects">
      <style:graphic-properties draw:stroke="none" draw:fill="none" draw:fill-color="#ffffff" draw:auto-grow-height="false" fo:min-height="1.485cm"/>
    </style:style>
    <style:style style:name="Mpr312" style:family="presentation" style:parent-style-name="Master5-Layout1-title-Diapositive-de-titre-backgroundobjects">
      <style:graphic-properties draw:stroke="none" draw:fill="none" draw:fill-color="#ffffff" draw:textarea-vertical-align="bottom" draw:auto-grow-height="false" fo:min-height="1.485cm"/>
    </style:style>
    <style:style style:name="Mpr313" style:family="presentation" style:parent-style-name="Master5-Layout2-obj-Titre-et-conten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14" style:family="presentation" style:parent-style-name="Master5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5" style:family="presentation" style:parent-style-name="Master5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16" style:family="presentation" style:parent-style-name="Master5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17" style:family="presentation" style:parent-style-name="Master5-Layout2-obj-Titre-et-contenu-backgroundobjects">
      <style:graphic-properties draw:stroke="none" draw:fill="none" draw:fill-color="#ffffff" draw:auto-grow-height="false" fo:min-height="1.485cm"/>
    </style:style>
    <style:style style:name="Mpr318" style:family="presentation" style:parent-style-name="Master5-Layout2-obj-Titre-et-contenu-backgroundobjects">
      <style:graphic-properties draw:stroke="none" draw:fill="none" draw:fill-color="#ffffff" draw:textarea-vertical-align="bottom" draw:auto-grow-height="false" fo:min-height="1.485cm"/>
    </style:style>
    <style:style style:name="Mpr319" style:family="presentation" style:parent-style-name="Master5-Layout3-secHead-Titre-de-sec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0" style:family="presentation" style:parent-style-name="Master5-Layout3-secHead-Titre-de-secti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21" style:family="presentation" style:parent-style-name="Master5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2" style:family="presentation" style:parent-style-name="Master5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3" style:family="presentation" style:parent-style-name="Master5-Layout3-secHead-Titre-de-section-backgroundobjects">
      <style:graphic-properties draw:stroke="none" draw:fill="none" draw:fill-color="#ffffff" draw:auto-grow-height="false" fo:min-height="1.485cm"/>
    </style:style>
    <style:style style:name="Mpr324" style:family="presentation" style:parent-style-name="Master5-Layout3-secHead-Titre-de-section-backgroundobjects">
      <style:graphic-properties draw:stroke="none" draw:fill="none" draw:fill-color="#ffffff" draw:textarea-vertical-align="bottom" draw:auto-grow-height="false" fo:min-height="1.485cm"/>
    </style:style>
    <style:style style:name="Mpr325" style:family="presentation" style:parent-style-name="Master5-Layout4-twoObj-Deux-contenus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6" style:family="presentation" style:parent-style-name="Master5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7" style:family="presentation" style:parent-style-name="Master5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8" style:family="presentation" style:parent-style-name="Master5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9" style:family="presentation" style:parent-style-name="Master5-Layout4-twoObj-Deux-contenus-backgroundobjects">
      <style:graphic-properties draw:stroke="none" draw:fill="none" draw:fill-color="#ffffff" draw:auto-grow-height="false" fo:min-height="1.485cm"/>
    </style:style>
    <style:style style:name="Mpr330" style:family="presentation" style:parent-style-name="Master5-Layout4-twoObj-Deux-contenus-backgroundobjects">
      <style:graphic-properties draw:stroke="none" draw:fill="none" draw:fill-color="#ffffff" draw:textarea-vertical-align="bottom" draw:auto-grow-height="false" fo:min-height="1.485cm"/>
    </style:style>
    <style:style style:name="Mpr331" style:family="presentation" style:parent-style-name="Master5-Layout5-twoTxTwoObj-Compara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2" style:family="presentation" style:parent-style-name="Master5-Layout5-twoTxTwoObj-Compara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3" style:family="presentation" style:parent-style-name="Master5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34" style:family="presentation" style:parent-style-name="Master5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5" style:family="presentation" style:parent-style-name="Master5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6" style:family="presentation" style:parent-style-name="Master5-Layout5-twoTxTwoObj-Comparaison-backgroundobjects">
      <style:graphic-properties draw:stroke="none" draw:fill="none" draw:fill-color="#ffffff" draw:auto-grow-height="false" fo:min-height="1.485cm"/>
    </style:style>
    <style:style style:name="Mpr337" style:family="presentation" style:parent-style-name="Master5-Layout5-twoTxTwoObj-Comparaison-backgroundobjects">
      <style:graphic-properties draw:stroke="none" draw:fill="none" draw:fill-color="#ffffff" draw:textarea-vertical-align="bottom" draw:auto-grow-height="false" fo:min-height="1.485cm"/>
    </style:style>
    <style:style style:name="Mpr338" style:family="presentation" style:parent-style-name="Master5-Layout6-titleOnly-Titre-seu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9" style:family="presentation" style:parent-style-name="Master5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0" style:family="presentation" style:parent-style-name="Master5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1" style:family="presentation" style:parent-style-name="Master5-Layout6-titleOnly-Titre-seul-backgroundobjects">
      <style:graphic-properties draw:stroke="none" draw:fill="none" draw:fill-color="#ffffff" draw:auto-grow-height="false" fo:min-height="1.485cm"/>
    </style:style>
    <style:style style:name="Mpr342" style:family="presentation" style:parent-style-name="Master5-Layout6-titleOnly-Titre-seul-backgroundobjects">
      <style:graphic-properties draw:stroke="none" draw:fill="none" draw:fill-color="#ffffff" draw:textarea-vertical-align="bottom" draw:auto-grow-height="false" fo:min-height="1.485cm"/>
    </style:style>
    <style:style style:name="Mpr343" style:family="presentation" style:parent-style-name="Master5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4" style:family="presentation" style:parent-style-name="Master5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5" style:family="presentation" style:parent-style-name="Master5-Layout7-blank-Vide-backgroundobjects">
      <style:graphic-properties draw:stroke="none" draw:fill="none" draw:fill-color="#ffffff" draw:auto-grow-height="false" fo:min-height="1.485cm"/>
    </style:style>
    <style:style style:name="Mpr346" style:family="presentation" style:parent-style-name="Master5-Layout7-blank-Vide-backgroundobjects">
      <style:graphic-properties draw:stroke="none" draw:fill="none" draw:fill-color="#ffffff" draw:textarea-vertical-align="bottom" draw:auto-grow-height="false" fo:min-height="1.485cm"/>
    </style:style>
    <style:style style:name="Mpr347" style:family="presentation" style:parent-style-name="Master5-Layout8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48" style:family="presentation" style:parent-style-name="Master5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9" style:family="presentation" style:parent-style-name="Master5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0" style:family="presentation" style:parent-style-name="Master5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1" style:family="presentation" style:parent-style-name="Master5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2" style:family="presentation" style:parent-style-name="Master5-Layout8-objTx-Contenu-avec-légende-backgroundobjects">
      <style:graphic-properties draw:stroke="none" draw:fill="none" draw:fill-color="#ffffff" draw:auto-grow-height="false" fo:min-height="1.485cm"/>
    </style:style>
    <style:style style:name="Mpr353" style:family="presentation" style:parent-style-name="Master5-Layout8-objTx-Contenu-avec-légende-backgroundobjects">
      <style:graphic-properties draw:stroke="none" draw:fill="none" draw:fill-color="#ffffff" draw:textarea-vertical-align="bottom" draw:auto-grow-height="false" fo:min-height="1.485cm"/>
    </style:style>
    <style:style style:name="Mpr354" style:family="presentation" style:parent-style-name="Master5-Layout9-picTx-Imag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55" style:family="presentation" style:parent-style-name="Master5-Layout9-picTx-Image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6" style:family="presentation" style:parent-style-name="Master5-Layout9-picTx-Image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7" style:family="presentation" style:parent-style-name="Master5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8" style:family="presentation" style:parent-style-name="Master5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9" style:family="presentation" style:parent-style-name="Master5-Layout9-picTx-Image-avec-légende-backgroundobjects">
      <style:graphic-properties draw:stroke="none" draw:fill="none" draw:fill-color="#ffffff" draw:auto-grow-height="false" fo:min-height="1.485cm"/>
    </style:style>
    <style:style style:name="Mpr360" style:family="presentation" style:parent-style-name="Master5-Layout9-picTx-Image-avec-légende-backgroundobjects">
      <style:graphic-properties draw:stroke="none" draw:fill="none" draw:fill-color="#ffffff" draw:textarea-vertical-align="bottom" draw:auto-grow-height="false" fo:min-height="1.485cm"/>
    </style:style>
    <style:style style:name="Mpr361" style:family="presentation" style:parent-style-name="Master5-Layout10-vertTx-Titre-et-texte-vertica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2" style:family="presentation" style:parent-style-name="Master5-Layout10-vertTx-Titre-et-texte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363" style:family="presentation" style:parent-style-name="Master5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4" style:family="presentation" style:parent-style-name="Master5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5" style:family="presentation" style:parent-style-name="Master5-Layout10-vertTx-Titre-et-texte-vertical-backgroundobjects">
      <style:graphic-properties draw:stroke="none" draw:fill="none" draw:fill-color="#ffffff" draw:auto-grow-height="false" fo:min-height="1.485cm"/>
    </style:style>
    <style:style style:name="Mpr366" style:family="presentation" style:parent-style-name="Master5-Layout10-vertTx-Titre-et-texte-vertical-backgroundobjects">
      <style:graphic-properties draw:stroke="none" draw:fill="none" draw:fill-color="#ffffff" draw:textarea-vertical-align="bottom" draw:auto-grow-height="false" fo:min-height="1.485cm"/>
    </style:style>
    <style:style style:name="Mpr367" style:family="presentation" style:parent-style-name="Master5-Layout11-vertTitleAndTx-Titre-vertical-et-text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368" style:family="presentation" style:parent-style-name="Master5-Layout11-vertTitleAndTx-Titre-vertical-et-text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369" style:family="presentation" style:parent-style-name="Master5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0" style:family="presentation" style:parent-style-name="Master5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1" style:family="presentation" style:parent-style-name="Master5-Layout11-vertTitleAndTx-Titre-vertical-et-texte-backgroundobjects">
      <style:graphic-properties draw:stroke="none" draw:fill="none" draw:fill-color="#ffffff" draw:auto-grow-height="false" fo:min-height="1.485cm"/>
    </style:style>
    <style:style style:name="Mpr372" style:family="presentation" style:parent-style-name="Master5-Layout11-vertTitleAndTx-Titre-vertical-et-tex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5" style:family="paragraph">
      <style:paragraph-properties fo:margin-left="1.168cm" fo:margin-right="0cm" fo:margin-top="0.247cm" fo:margin-bottom="0cm" fo:line-height="100%" fo:text-align="start" fo:text-indent="-1.067cm" style:punctuation-wrap="hanging" style:writing-mode="lr-tb">
        <style:tab-stops/>
      </style:paragraph-properties>
    </style:style>
    <style:style style:name="MP6" style:family="paragraph">
      <style:paragraph-properties fo:margin-left="2.007cm" fo:margin-right="0cm" fo:margin-top="0.212cm" fo:margin-bottom="0cm" fo:line-height="100%" fo:text-align="start" fo:text-indent="-0.762cm" style:punctuation-wrap="hanging" style:writing-mode="lr-tb">
        <style:tab-stops/>
      </style:paragraph-properties>
    </style:style>
    <style:style style:name="MP7" style:family="paragraph">
      <style:paragraph-properties fo:margin-left="2.794cm" fo:margin-right="0cm" fo:margin-top="0.212cm" fo:margin-bottom="0cm" fo:line-height="100%" fo:text-align="start" fo:text-indent="-0.711cm" style:punctuation-wrap="hanging" style:writing-mode="lr-tb">
        <style:tab-stops/>
      </style:paragraph-properties>
    </style:style>
    <style:style style:name="MP8" style:family="paragraph">
      <style:paragraph-properties fo:margin-left="3.556cm" fo:margin-right="0cm" fo:margin-top="0.176cm" fo:margin-bottom="0cm" fo:line-height="100%" fo:text-align="start" fo:text-indent="-0.66cm" style:punctuation-wrap="hanging" style:writing-mode="lr-tb">
        <style:tab-stops/>
      </style:paragraph-properties>
    </style:style>
    <style:style style:name="MP9" style:family="paragraph">
      <style:paragraph-properties fo:margin-left="4.14cm" fo:margin-right="0cm" fo:margin-top="0.176cm" fo:margin-bottom="0cm" fo:line-height="100%" fo:text-align="start" fo:text-indent="-0.508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.176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1.168cm" fo:margin-right="0cm" fo:margin-top="0.212cm" fo:margin-bottom="0cm" fo:line-height="100%" fo:text-align="start" fo:text-indent="-1.067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style:writing-mode="tb-rl" style:font-independent-line-spacing="true"/>
    </style:style>
    <style:style style:name="MP1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.762cm" fo:margin-right="0cm" fo:margin-top="0.212cm" fo:margin-bottom="0cm" fo:line-height="100%" fo:text-align="start" fo:text-indent="-0.762cm" style:punctuation-wrap="hanging" style:writing-mode="lr-tb">
        <style:tab-stops/>
      </style:paragraph-properties>
    </style:style>
    <style:style style:name="MP20" style:family="paragraph">
      <style:paragraph-properties fo:margin-left="1.524cm" fo:margin-right="0cm" fo:margin-top="0.176cm" fo:margin-bottom="0cm" fo:line-height="100%" fo:text-align="start" fo:text-indent="-0.762cm" style:punctuation-wrap="hanging" style:writing-mode="lr-tb">
        <style:tab-stops/>
      </style:paragraph-properties>
    </style:style>
    <style:style style:name="MP21" style:family="paragraph">
      <style:paragraph-properties fo:margin-left="2.286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22" style:family="paragraph">
      <style:paragraph-properties fo:margin-left="3.048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23" style:family="paragraph">
      <style:paragraph-properties fo:margin-left="3.81cm" fo:margin-right="0cm" fo:margin-top="0.141cm" fo:margin-bottom="0cm" fo:line-height="100%" fo:text-align="start" fo:text-indent="-0.635cm" style:punctuation-wrap="hanging" style:writing-mode="lr-tb">
        <style:tab-stops/>
      </style:paragraph-properties>
    </style:style>
    <style:style style:name="MP24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/>
      </style:paragraph-properties>
    </style:style>
    <style:style style:name="MP25" style:family="paragraph">
      <style:paragraph-properties fo:margin-left="0cm" fo:margin-right="0cm" fo:margin-top="0.141cm" fo:margin-bottom="0.353cm" fo:line-height="100%" fo:text-align="start" fo:text-indent="0cm" style:punctuation-wrap="hanging" style:writing-mode="lr-tb">
        <style:tab-stops/>
      </style:paragraph-properties>
    </style:style>
    <style:style style:name="MP26" style:family="paragraph">
      <style:paragraph-properties fo:margin-left="1.778cm" fo:margin-right="0cm" fo:margin-top="0.176cm" fo:margin-bottom="0cm" fo:line-height="100%" fo:text-align="start" fo:text-indent="-0.762cm" style:punctuation-wrap="hanging" style:writing-mode="lr-tb">
        <style:tab-stops/>
      </style:paragraph-properties>
    </style:style>
    <style:style style:name="MP27" style:family="paragraph">
      <style:paragraph-properties fo:margin-left="2.54cm" fo:margin-right="0cm" fo:margin-top="0.141cm" fo:margin-bottom="0cm" fo:line-height="100%" fo:text-align="start" fo:text-indent="-0.508cm" style:punctuation-wrap="hanging" style:writing-mode="lr-tb">
        <style:tab-stops/>
      </style:paragraph-properties>
    </style:style>
    <style:style style:name="MP28" style:family="paragraph">
      <style:paragraph-properties fo:margin-left="3.302cm" fo:margin-right="0cm" fo:margin-top="0.141cm" fo:margin-bottom="0cm" fo:line-height="100%" fo:text-align="start" fo:text-indent="-0.508cm" style:punctuation-wrap="hanging" style:writing-mode="lr-tb">
        <style:tab-stops/>
      </style:paragraph-properties>
    </style:style>
    <style:style style:name="MP29" style:family="paragraph">
      <style:paragraph-properties fo:margin-left="4.064cm" fo:margin-right="0cm" fo:margin-top="0.141cm" fo:margin-bottom="0cm" fo:line-height="100%" fo:text-align="start" fo:text-indent="-0.508cm" style:punctuation-wrap="hanging" style:writing-mode="lr-tb">
        <style:tab-stops/>
      </style:paragraph-properties>
    </style:style>
    <style:style style:name="MP30" style:family="paragraph">
      <style:paragraph-properties fo:margin-left="0cm" fo:margin-right="0cm" fo:margin-top="0.212cm" fo:margin-bottom="0cm" fo:line-height="100%" fo:text-align="center" fo:text-indent="0cm" style:punctuation-wrap="hanging" style:writing-mode="lr-tb">
        <style:tab-stops/>
      </style:paragraph-properties>
    </style:style>
    <style:style style:name="MP31" style:family="paragraph">
      <style:paragraph-properties fo:margin-left="0cm" fo:margin-right="0cm" fo:margin-top="0.035cm" fo:margin-bottom="0.141cm" fo:line-height="100%" fo:text-align="start" fo:text-indent="0cm" style:punctuation-wrap="hanging" style:writing-mode="lr-tb">
        <style:tab-stops/>
      </style:paragraph-properties>
    </style:style>
    <style:style style:name="MP32" style:family="paragraph">
      <style:paragraph-properties fo:margin-left="1.346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33" style:family="paragraph">
      <style:paragraph-properties fo:margin-left="1.245cm" fo:margin-right="0cm" fo:margin-top="0.247cm" fo:margin-bottom="0cm" fo:line-height="100%" fo:text-align="start" fo:text-indent="-1.067cm" style:punctuation-wrap="hanging" style:writing-mode="lr-tb">
        <style:tab-stops/>
      </style:paragraph-properties>
    </style:style>
    <style:style style:name="MP34" style:family="paragraph">
      <style:paragraph-properties fo:margin-left="2.286cm" fo:margin-right="0cm" fo:margin-top="0.212cm" fo:margin-bottom="0cm" fo:line-height="100%" fo:text-align="start" fo:text-indent="-0.794cm" style:punctuation-wrap="hanging" style:writing-mode="lr-tb">
        <style:tab-stops/>
      </style:paragraph-properties>
    </style:style>
    <style:style style:name="MP35" style:family="paragraph">
      <style:paragraph-properties fo:margin-left="3.073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36" style:family="paragraph">
      <style:paragraph-properties fo:margin-left="3.81cm" fo:margin-right="0cm" fo:margin-top="0.176cm" fo:margin-bottom="0cm" fo:line-height="100%" fo:text-align="start" fo:text-indent="-0.584cm" style:punctuation-wrap="hanging" style:writing-mode="lr-tb">
        <style:tab-stops/>
      </style:paragraph-properties>
    </style:style>
    <style:style style:name="MP37" style:family="paragraph">
      <style:paragraph-properties fo:margin-left="4.445cm" fo:margin-right="0cm" fo:margin-top="0.176cm" fo:margin-bottom="0cm" fo:line-height="100%" fo:text-align="start" fo:text-indent="-0.584cm" style:punctuation-wrap="hanging" style:writing-mode="lr-tb">
        <style:tab-stops/>
      </style:paragraph-properties>
    </style:style>
    <style:style style:name="MP38" style:family="paragraph">
      <style:paragraph-properties fo:margin-left="1.346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9" style:family="paragraph">
      <style:paragraph-properties fo:margin-left="0cm" fo:margin-right="0.102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40" style:family="paragraph">
      <style:paragraph-properties fo:margin-left="0.152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41" style:family="paragraph">
      <style:paragraph-properties fo:margin-left="1.245cm" fo:margin-right="0cm" fo:margin-top="0.212cm" fo:margin-bottom="0cm" fo:line-height="100%" fo:text-align="start" fo:text-indent="-1.067cm" style:punctuation-wrap="hanging" style:writing-mode="lr-tb">
        <style:tab-stops/>
      </style:paragraph-properties>
    </style:style>
    <style:style style:name="MP42" style:family="paragraph">
      <style:paragraph-properties fo:margin-left="0cm" fo:margin-right="0.051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43" style:family="paragraph">
      <style:paragraph-properties fo:margin-left="1.245cm" fo:margin-right="0cm" fo:margin-top="0cm" fo:margin-bottom="0cm" fo:line-height="100%" fo:text-align="start" fo:text-indent="-1.067cm" style:punctuation-wrap="hanging" style:writing-mode="lr-tb">
        <style:tab-stops/>
      </style:paragraph-properties>
    </style:style>
    <style:style style:name="MP44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45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46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47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48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49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50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51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T1" style:family="text">
      <style:text-properties fo:color="#ffffff" style:text-line-through-style="none" style:text-position="0% 100%" fo:font-family="'Franklin Gothic Book'" fo:font-size="4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6pt" style:font-style-asian="normal" style:font-weight-asian="normal" style:font-size-complex="46pt" style:font-style-complex="normal" style:font-weight-complex="normal"/>
    </style:style>
    <style:style style:name="MT2" style:family="text">
      <style:text-properties fo:color="#ffffff" style:text-line-through-style="none" style:text-position="0% 100%" fo:font-family="Arial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3" style:family="text">
      <style:text-properties fo:color="#ffffff" style:text-line-through-style="none" style:text-position="0% 100%" fo:font-family="Arial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color="#ffffff" style:text-line-through-style="none" style:text-position="0% 100%" fo:font-family="Arial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ffffff" style:text-line-through-style="none" style:text-position="0% 100%" fo:font-family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9b9a98" style:text-line-through-style="none" style:text-position="0% 100%" fo:font-family="Arial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'Franklin Gothic Book'" fo:font-size="46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true" style:font-size-asian="46pt" style:font-style-asian="normal" style:font-weight-asian="bold" style:font-size-complex="46pt" style:font-style-complex="normal" style:font-weight-complex="bold"/>
    </style:style>
    <style:style style:name="MT8" style:family="text">
      <style:text-properties fo:color="#000000" style:text-line-through-style="none" style:text-position="0% 100%" fo:font-family="'Franklin Gothic Book'" fo:font-size="42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true" style:font-size-asian="42pt" style:font-style-asian="normal" style:font-weight-asian="bold" style:font-size-complex="42pt" style:font-style-complex="normal" style:font-weight-complex="bold"/>
    </style:style>
    <style:style style:name="MT9" style:family="text">
      <style:text-properties fo:color="#ffffff" style:text-line-through-style="none" style:text-position="0% 100%" fo:font-family="Arial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MT10" style:family="text">
      <style:text-properties fo:color="#ffffff" style:text-line-through-style="none" style:text-position="0% 100%" fo:font-family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color="#6ea0b0" style:text-line-through-style="none" style:text-position="0% 100%" fo:font-family="Arial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color="#ffffff" style:text-line-through-style="none" style:text-position="0% 100%" fo:font-family="Arial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3" style:family="text">
      <style:text-properties fo:color="#6ea0b0" style:text-line-through-style="none" style:text-position="0% 100%" fo:font-family="'Franklin Gothic Book'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MT14" style:family="text">
      <style:text-properties fo:color="#ffffff" style:text-line-through-style="none" style:text-position="0% 100%" fo:font-family="Arial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15" style:family="text">
      <style:text-properties fo:color="#ffffff" style:text-line-through-style="none" style:text-position="0% 100%" fo:font-family="Arial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color="#6ea0b0" style:text-line-through-style="none" style:text-position="0% 100%" fo:font-family="'Franklin Gothic Book'" fo:font-size="2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2pt" style:font-style-asian="normal" style:font-weight-asian="bold" style:font-size-complex="22pt" style:font-style-complex="normal" style:font-weight-complex="bold"/>
    </style:style>
    <style:style style:name="MT17" style:family="text">
      <style:text-properties fo:color="#ffffff" style:text-line-through-style="none" style:text-position="0% 100%" fo:font-family="Arial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color="#ffffff" style:text-line-through-style="none" style:text-position="0% 100%" fo:font-family="Arial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9" style:family="text">
      <style:text-properties fo:color="#ffffff" style:text-line-through-style="none" style:text-position="0% 100%" fo:font-family="Georgia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20" style:family="text">
      <style:text-properties fo:color="#7b9899" style:text-line-through-style="none" style:text-position="0% 100%" fo:font-family="Georgia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1" style:family="text">
      <style:text-properties fo:color="#7b9899" style:text-line-through-style="none" style:text-position="0% 100%" fo:font-family="Georgia" fo:font-size="3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3pt" style:font-style-asian="normal" style:font-weight-asian="normal" style:font-size-complex="33pt" style:font-style-complex="normal" style:font-weight-complex="normal"/>
    </style:style>
    <style:style style:name="MT22" style:family="text">
      <style:text-properties fo:color="#000000" style:text-line-through-style="none" style:text-position="0% 100%" fo:font-family="Georgia" fo:font-size="27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7pt" style:font-style-asian="normal" style:font-weight-asian="normal" style:font-size-complex="27pt" style:font-style-complex="normal" style:font-weight-complex="normal"/>
    </style:style>
    <style:style style:name="MT23" style:family="text">
      <style:text-properties fo:color="#646b86" style:text-line-through-style="none" style:text-position="0% 100%" fo:font-family="Georgia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MT24" style:family="text">
      <style:text-properties fo:color="#000000" style:text-line-through-style="none" style:text-position="0% 100%" fo:font-family="Georgia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25" style:family="text">
      <style:text-properties fo:color="#646b86" style:text-line-through-style="none" style:text-position="0% 100%" fo:font-family="Georgia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color="#000000" style:text-line-through-style="none" style:text-position="0% 100%" fo:font-family="Georgia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27" style:family="text">
      <style:text-properties fo:color="#646b86" style:text-line-through-style="none" style:text-position="0% 100%" fo:font-family="Georgia" fo:font-size="16pt" fo:letter-spacing="0.088cm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28" style:family="text">
      <style:text-properties fo:color="#d16349" style:text-line-through-style="none" style:text-position="0% 100%" fo:font-family="Georgia" fo:font-size="4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2pt" style:font-style-asian="normal" style:font-weight-asian="normal" style:font-size-complex="42pt" style:font-style-complex="normal" style:font-weight-complex="normal"/>
    </style:style>
    <style:style style:name="MT29" style:family="text">
      <style:text-properties fo:color="#ffffff" style:text-line-through-style="none" style:text-position="0% 100%" fo:font-family="Georgia" fo:font-size="4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2pt" style:font-style-asian="normal" style:font-weight-asian="normal" style:font-size-complex="42pt" style:font-style-complex="normal" style:font-weight-complex="normal"/>
    </style:style>
    <style:style style:name="MT30" style:family="text">
      <style:text-properties fo:color="#000000" style:text-line-through-style="none" style:text-position="0% 100%" fo:font-family="Georgia" fo:font-size="2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5pt" style:font-style-asian="normal" style:font-weight-asian="normal" style:font-size-complex="25pt" style:font-style-complex="normal" style:font-weight-complex="normal"/>
    </style:style>
    <style:style style:name="MT31" style:family="text">
      <style:text-properties fo:color="#ffffff" style:text-line-through-style="none" style:text-position="0% 100%" fo:font-family="Georgia" fo:font-size="2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2pt" style:font-style-asian="normal" style:font-weight-asian="bold" style:font-size-complex="22pt" style:font-style-complex="normal" style:font-weight-complex="bold"/>
    </style:style>
    <style:style style:name="MT32" style:family="text">
      <style:text-properties fo:color="#ffffff" style:text-line-through-style="none" style:text-position="0% 100%" fo:font-family="Georgia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33" style:family="text">
      <style:text-properties fo:color="#646b86" style:text-line-through-style="none" style:text-position="0% 100%" fo:font-family="Georgia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34" style:family="text">
      <style:text-properties fo:color="#000000" style:text-line-through-style="none" style:text-position="0% 100%" fo:font-family="Georgia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5" style:family="text">
      <style:text-properties fo:color="#575f6d" style:text-line-through-style="none" style:text-position="0% 100%" fo:font-family="'Century Schoolbook'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36" style:family="text">
      <style:text-properties fo:color="#000000" style:text-line-through-style="none" style:text-position="0% 100%" fo:font-family="'Century Schoolbook'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37" style:family="text">
      <style:text-properties fo:color="#000000" style:text-line-through-style="none" style:text-position="0% 100%" fo:font-family="'Century Schoolbook'" fo:font-size="2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MT38" style:family="text">
      <style:text-properties fo:color="#000000" style:text-line-through-style="none" style:text-position="0% 100%" fo:font-family="'Century Schoolbook'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39" style:family="text">
      <style:text-properties fo:color="#000000" style:text-line-through-style="none" style:text-position="0% 100%" fo:font-family="'Century Schoolbook'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40" style:family="text">
      <style:text-properties fo:color="#575f6d" style:text-line-through-style="none" style:text-position="0% 100%" fo:font-family="'Century Schoolbook'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41" style:family="text">
      <style:text-properties fo:color="#ffffff" style:text-line-through-style="none" style:text-position="0% 100%" fo:font-family="'Century Schoolbook'" fo:font-size="1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4pt" style:font-style-asian="normal" style:font-weight-asian="bold" style:font-size-complex="14pt" style:font-style-complex="normal" style:font-weight-complex="bold"/>
    </style:style>
    <style:style style:name="MT42" style:family="text">
      <style:text-properties fo:color="#575f6d" style:text-line-through-style="none" style:text-position="0% 100%" fo:font-family="'Century Schoolbook'" fo:font-size="3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0pt" style:font-style-asian="normal" style:font-weight-asian="bold" style:font-size-complex="30pt" style:font-style-complex="normal" style:font-weight-complex="bold"/>
    </style:style>
    <style:style style:name="MT43" style:family="text">
      <style:text-properties fo:color="#575f6d" style:text-line-through-style="none" style:text-position="0% 100%" fo:font-family="'Century Schoolbook'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MT44" style:family="text">
      <style:text-properties fo:color="#fff39d" style:text-line-through-style="none" style:text-position="0% 100%" fo:font-family="'Century Schoolbook'" fo:font-size="3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0pt" style:font-style-asian="normal" style:font-weight-asian="bold" style:font-size-complex="30pt" style:font-style-complex="normal" style:font-weight-complex="bold"/>
    </style:style>
    <style:style style:name="MT45" style:family="text">
      <style:text-properties fo:color="#fff39d" style:text-line-through-style="none" style:text-position="0% 100%" fo:font-family="'Century Schoolbook'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MT46" style:family="text">
      <style:text-properties fo:color="#fff39d" style:text-line-through-style="none" style:text-position="0% 100%" fo:font-family="'Century Schoolbook'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47" style:family="text">
      <style:text-properties fo:color="#ffffff" style:text-line-through-style="none" style:text-position="0% 100%" fo:font-family="'Century Schoolbook'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48" style:family="text">
      <style:text-properties fo:color="#575f6d" style:text-line-through-style="none" style:text-position="0% 100%" fo:font-family="'Century Schoolbook'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49" style:family="text">
      <style:text-properties fo:color="#000000" style:text-line-through-style="none" style:text-position="0% 100%" fo:font-family="'Century Schoolbook'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50" style:family="text">
      <style:text-properties fo:color="#ffffff" style:text-line-through-style="none" style:text-position="0% 100%" fo:font-family="'Century Schoolbook'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51" style:family="text">
      <style:text-properties fo:color="#ff5c9c" style:text-line-through-style="none" style:text-position="0% 100%" fo:font-family="'Century Gothic'" fo:font-size="42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42pt" style:font-style-asian="normal" style:font-weight-asian="normal" style:font-size-complex="42pt" style:font-style-complex="normal" style:font-weight-complex="normal"/>
    </style:style>
    <style:style style:name="MT52" style:family="text">
      <style:text-properties fo:color="#ffffff" style:text-line-through-style="none" style:text-position="0% 100%" fo:font-family="'Century Gothic'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53" style:family="text">
      <style:text-properties fo:color="#ffffff" style:text-line-through-style="none" style:text-position="0% 100%" fo:font-family="'Century Gothic'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MT54" style:family="text">
      <style:text-properties fo:color="#ffffff" style:text-line-through-style="none" style:text-position="0% 100%" fo:font-family="'Century Gothic'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5" style:family="text">
      <style:text-properties fo:color="#ffffff" style:text-line-through-style="none" style:text-position="0% 100%" fo:font-family="'Century Gothic'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6" style:family="text">
      <style:text-properties fo:color="#ffffff" style:text-line-through-style="none" style:text-position="0% 100%" fo:font-family="'Century Gothic'" fo:font-size="1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size-complex="19pt" style:font-style-complex="normal" style:font-weight-complex="normal"/>
    </style:style>
    <style:style style:name="MT57" style:family="text">
      <style:text-properties fo:color="#ffffff" style:text-line-through-style="none" style:text-position="0% 100%" fo:font-family="'Century Gothic'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58" style:family="text">
      <style:text-properties fo:color="#ffffff" style:text-line-through-style="none" style:text-position="0% 100%" fo:font-family="'Century Gothic'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59" style:family="text">
      <style:text-properties fo:color="#ff5c9c" style:text-line-through-style="none" style:text-position="0% 100%" fo:font-family="'Century Gothic'" fo:font-size="44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60" style:family="text">
      <style:text-properties fo:color="#ffffff" style:text-line-through-style="none" style:text-position="0% 100%" fo:font-family="'Century Gothic'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61" style:family="text">
      <style:text-properties fo:color="#ff5c9c" style:text-line-through-style="none" style:text-position="0% 100%" fo:font-family="'Century Gothic'" fo:font-size="36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MT62" style:family="text">
      <style:text-properties fo:color="#ffffff" style:text-line-through-style="none" style:text-position="0% 100%" fo:font-family="'Century Gothic'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3" style:family="text">
      <style:text-properties fo:color="#ffffff" style:text-line-through-style="none" style:text-position="0% 100%" fo:font-family="'Century Gothic'" fo:font-size="33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true" style:font-size-asian="33pt" style:font-style-asian="normal" style:font-weight-asian="bold" style:font-size-complex="33pt" style:font-style-complex="normal" style:font-weight-complex="bold"/>
    </style:style>
    <style:style style:name="MT64" style:family="text">
      <style:text-properties fo:color="#ffffff" style:text-line-through-style="none" style:text-position="0% 100%" fo:font-family="'Century Gothic'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65" style:family="text">
      <style:text-properties fo:color="#ff5c9c" style:text-line-through-style="none" style:text-position="0% 100%" fo:font-family="'Century Gothic'" fo:font-size="29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29pt" style:font-style-asian="normal" style:font-weight-asian="normal" style:font-size-complex="29pt" style:font-style-complex="normal" style:font-weight-complex="normal"/>
    </style:style>
    <style:style style:name="MT66" style:family="text">
      <style:text-properties fo:color="#ffffff" style:text-line-through-style="none" style:text-position="0% 100%" fo:font-family="'Century Gothic'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67" style:family="text">
      <style:text-properties fo:color="#ffffff" style:text-line-through-style="none" style:text-position="0% 100%" fo:font-family="'Century Gothic'" fo:font-size="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68" style:family="text">
      <style:text-properties fo:color="#ff5c9c" style:text-line-through-style="none" style:text-position="0% 100%" fo:font-family="'Century Gothic'" fo:font-size="30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69" style:family="text">
      <style:text-properties fo:color="#ffffff" style:text-line-through-style="none" style:text-position="0% 100%" fo:font-family="'Century Gothic'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70" style:family="text">
      <style:text-properties fo:color="#000000" style:text-line-through-style="none" style:text-position="0% 100%" fo:font-family="Calibri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71" style:family="text">
      <style:text-properties fo:color="#000000" style:text-line-through-style="none" style:text-position="0% 100%" fo:font-family="Calibri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72" style:family="text">
      <style:text-properties fo:color="#000000" style:text-line-through-style="none" style:text-position="0% 100%" fo:font-family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73" style:family="text">
      <style:text-properties fo:color="#000000" style:text-line-through-style="none" style:text-position="0% 100%" fo:font-family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74" style:family="text">
      <style:text-properties fo:color="#000000" style:text-line-through-style="none" style:text-position="0% 100%" fo:font-family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5" style:family="text">
      <style:text-properties fo:color="#898989" style:text-line-through-style="none" style:text-position="0% 100%" fo:font-family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6" style:family="text">
      <style:text-properties fo:color="#898989" style:text-line-through-style="none" style:text-position="0% 100%" fo:font-family="Calibri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77" style:family="text">
      <style:text-properties fo:color="#000000" style:text-line-through-style="none" style:text-position="0% 100%" fo:font-family="Calibri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78" style:family="text">
      <style:text-properties fo:color="#898989" style:text-line-through-style="none" style:text-position="0% 100%" fo:font-family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9" style:family="text">
      <style:text-properties fo:color="#000000" style:text-line-through-style="none" style:text-position="0% 100%" fo:font-family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80" style:family="text">
      <style:text-properties fo:color="#000000" style:text-line-through-style="none" style:text-position="0% 100%" fo:font-family="Calibri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81" style:family="text">
      <style:text-properties fo:color="#000000" style:text-line-through-style="none" style:text-position="0% 100%" fo:font-family="Calibri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82" style:family="text">
      <style:text-properties fo:color="#000000" style:text-line-through-style="none" style:text-position="0% 100%" fo:font-family="Calibri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83" style:family="text">
      <style:text-properties fo:color="#000000" style:text-line-through-style="none" style:text-position="0% 100%" fo:font-family="Calibri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">
        <style:list-level-properties text:space-before="0.102cm" text:min-label-width="1.067cm"/>
        <style:text-properties fo:font-family="'Wingdings 2'" style:font-charset="x-symbol" fo:color="#6ea0b0" fo:font-size="80%"/>
      </text:list-level-style-bullet>
      <text:list-level-style-bullet text:level="2" text:bullet-char="">
        <style:list-level-properties text:space-before="0.94cm" text:min-label-width="1.067cm"/>
        <style:text-properties fo:font-family="'Wingdings 2'" style:font-charset="x-symbol" fo:color="#6ea0b0" fo:font-size="80%"/>
      </text:list-level-style-bullet>
      <text:list-level-style-bullet text:level="3" text:bullet-char="">
        <style:list-level-properties text:space-before="1.727cm" text:min-label-width="1.067cm"/>
        <style:text-properties fo:font-family="'Wingdings 2'" style:font-charset="x-symbol" fo:color="#6ea0b0" fo:font-size="80%"/>
      </text:list-level-style-bullet>
      <text:list-level-style-bullet text:level="4" text:bullet-char="">
        <style:list-level-properties text:space-before="2.489cm" text:min-label-width="1.067cm"/>
        <style:text-properties fo:font-family="'Wingdings 2'" style:font-charset="x-symbol" fo:color="#6ea0b0" fo:font-size="80%"/>
      </text:list-level-style-bullet>
      <text:list-level-style-bullet text:level="5" text:bullet-char="">
        <style:list-level-properties text:space-before="3.073cm" text:min-label-width="1.067cm"/>
        <style:text-properties fo:font-family="'Wingdings 2'" style:font-charset="x-symbol" fo:color="#6ea0b0" fo:font-size="80%"/>
      </text:list-level-style-bullet>
      <text:list-level-style-bullet text:level="6" text:bullet-char="">
        <style:list-level-properties text:space-before="3.658cm" text:min-label-width="1.067cm"/>
        <style:text-properties fo:font-family="'Wingdings 2'" style:font-charset="x-symbol" fo:color="#6ea0b0" fo:font-size="80%"/>
      </text:list-level-style-bullet>
      <text:list-level-style-bullet text:level="7" text:bullet-char="">
        <style:list-level-properties text:space-before="4.267cm" text:min-label-width="1.067cm"/>
        <style:text-properties fo:font-family="'Wingdings 2'" style:font-charset="x-symbol" fo:color="#6ea0b0" fo:font-size="80%"/>
      </text:list-level-style-bullet>
      <text:list-level-style-bullet text:level="8" text:bullet-char="">
        <style:list-level-properties text:space-before="4.877cm" text:min-label-width="1.067cm"/>
        <style:text-properties fo:font-family="'Wingdings 2'" style:font-charset="x-symbol" fo:color="#6ea0b0" fo:font-size="80%"/>
      </text:list-level-style-bullet>
      <text:list-level-style-bullet text:level="9" text:bullet-char="">
        <style:list-level-properties text:space-before="5.41cm" text:min-label-width="1.067cm"/>
        <style:text-properties fo:font-family="'Wingdings 2'" style:font-charset="x-symbol" fo:color="#6ea0b0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">
        <style:list-level-properties text:space-before="0.406cm" text:min-label-width="0.762cm"/>
        <style:text-properties fo:font-family="'Wingdings 2'" style:font-charset="x-symbol" fo:color="#6ea0b0" fo:font-size="90%"/>
      </text:list-level-style-bullet>
      <text:list-level-style-bullet text:level="2" text:bullet-char="">
        <style:list-level-properties text:space-before="1.245cm" text:min-label-width="0.762cm"/>
        <style:text-properties fo:font-family="'Wingdings 2'" style:font-charset="x-symbol" fo:color="#6ea0b0" fo:font-size="90%"/>
      </text:list-level-style-bullet>
      <text:list-level-style-bullet text:level="3" text:bullet-char="">
        <style:list-level-properties text:space-before="2.032cm" text:min-label-width="0.762cm"/>
        <style:text-properties fo:font-family="'Wingdings 2'" style:font-charset="x-symbol" fo:color="#6ea0b0" fo:font-size="90%"/>
      </text:list-level-style-bullet>
      <text:list-level-style-bullet text:level="4" text:bullet-char="">
        <style:list-level-properties text:space-before="2.794cm" text:min-label-width="0.762cm"/>
        <style:text-properties fo:font-family="'Wingdings 2'" style:font-charset="x-symbol" fo:color="#6ea0b0" fo:font-size="90%"/>
      </text:list-level-style-bullet>
      <text:list-level-style-bullet text:level="5" text:bullet-char="">
        <style:list-level-properties text:space-before="3.378cm" text:min-label-width="0.762cm"/>
        <style:text-properties fo:font-family="'Wingdings 2'" style:font-charset="x-symbol" fo:color="#6ea0b0" fo:font-size="90%"/>
      </text:list-level-style-bullet>
      <text:list-level-style-bullet text:level="6" text:bullet-char="">
        <style:list-level-properties text:space-before="3.962cm" text:min-label-width="0.762cm"/>
        <style:text-properties fo:font-family="'Wingdings 2'" style:font-charset="x-symbol" fo:color="#6ea0b0" fo:font-size="90%"/>
      </text:list-level-style-bullet>
      <text:list-level-style-bullet text:level="7" text:bullet-char="">
        <style:list-level-properties text:space-before="4.572cm" text:min-label-width="0.762cm"/>
        <style:text-properties fo:font-family="'Wingdings 2'" style:font-charset="x-symbol" fo:color="#6ea0b0" fo:font-size="90%"/>
      </text:list-level-style-bullet>
      <text:list-level-style-bullet text:level="8" text:bullet-char="">
        <style:list-level-properties text:space-before="5.182cm" text:min-label-width="0.762cm"/>
        <style:text-properties fo:font-family="'Wingdings 2'" style:font-charset="x-symbol" fo:color="#6ea0b0" fo:font-size="90%"/>
      </text:list-level-style-bullet>
      <text:list-level-style-bullet text:level="9" text:bullet-char="">
        <style:list-level-properties text:space-before="5.715cm" text:min-label-width="0.762cm"/>
        <style:text-properties fo:font-family="'Wingdings 2'" style:font-charset="x-symbol" fo:color="#6ea0b0" fo:font-size="9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○">
        <style:list-level-properties text:space-before="0.457cm" text:min-label-width="0.711cm"/>
        <style:text-properties fo:font-family="Arial" style:font-family-generic="swiss" fo:color="#ccaf0a" fo:font-size="85%"/>
      </text:list-level-style-bullet>
      <text:list-level-style-bullet text:level="2" text:bullet-char="○">
        <style:list-level-properties text:space-before="1.295cm" text:min-label-width="0.711cm"/>
        <style:text-properties fo:font-family="Arial" style:font-family-generic="swiss" fo:color="#ccaf0a" fo:font-size="85%"/>
      </text:list-level-style-bullet>
      <text:list-level-style-bullet text:level="3" text:bullet-char="○">
        <style:list-level-properties text:space-before="2.083cm" text:min-label-width="0.711cm"/>
        <style:text-properties fo:font-family="Arial" style:font-family-generic="swiss" fo:color="#ccaf0a" fo:font-size="85%"/>
      </text:list-level-style-bullet>
      <text:list-level-style-bullet text:level="4" text:bullet-char="○">
        <style:list-level-properties text:space-before="2.845cm" text:min-label-width="0.711cm"/>
        <style:text-properties fo:font-family="Arial" style:font-family-generic="swiss" fo:color="#ccaf0a" fo:font-size="85%"/>
      </text:list-level-style-bullet>
      <text:list-level-style-bullet text:level="5" text:bullet-char="○">
        <style:list-level-properties text:space-before="3.429cm" text:min-label-width="0.711cm"/>
        <style:text-properties fo:font-family="Arial" style:font-family-generic="swiss" fo:color="#ccaf0a" fo:font-size="85%"/>
      </text:list-level-style-bullet>
      <text:list-level-style-bullet text:level="6" text:bullet-char="○">
        <style:list-level-properties text:space-before="4.013cm" text:min-label-width="0.711cm"/>
        <style:text-properties fo:font-family="Arial" style:font-family-generic="swiss" fo:color="#ccaf0a" fo:font-size="85%"/>
      </text:list-level-style-bullet>
      <text:list-level-style-bullet text:level="7" text:bullet-char="○">
        <style:list-level-properties text:space-before="4.623cm" text:min-label-width="0.711cm"/>
        <style:text-properties fo:font-family="Arial" style:font-family-generic="swiss" fo:color="#ccaf0a" fo:font-size="85%"/>
      </text:list-level-style-bullet>
      <text:list-level-style-bullet text:level="8" text:bullet-char="○">
        <style:list-level-properties text:space-before="5.232cm" text:min-label-width="0.711cm"/>
        <style:text-properties fo:font-family="Arial" style:font-family-generic="swiss" fo:color="#ccaf0a" fo:font-size="85%"/>
      </text:list-level-style-bullet>
      <text:list-level-style-bullet text:level="9" text:bullet-char="○">
        <style:list-level-properties text:space-before="5.766cm" text:min-label-width="0.711cm"/>
        <style:text-properties fo:font-family="Arial" style:font-family-generic="swiss" fo:color="#ccaf0a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">
        <style:list-level-properties text:space-before="0.508cm" text:min-label-width="0.66cm"/>
        <style:text-properties fo:font-family="'Wingdings 2'" style:font-charset="x-symbol" fo:color="#8d89a4" fo:font-size="90%"/>
      </text:list-level-style-bullet>
      <text:list-level-style-bullet text:level="2" text:bullet-char="">
        <style:list-level-properties text:space-before="1.346cm" text:min-label-width="0.66cm"/>
        <style:text-properties fo:font-family="'Wingdings 2'" style:font-charset="x-symbol" fo:color="#8d89a4" fo:font-size="90%"/>
      </text:list-level-style-bullet>
      <text:list-level-style-bullet text:level="3" text:bullet-char="">
        <style:list-level-properties text:space-before="2.134cm" text:min-label-width="0.66cm"/>
        <style:text-properties fo:font-family="'Wingdings 2'" style:font-charset="x-symbol" fo:color="#8d89a4" fo:font-size="90%"/>
      </text:list-level-style-bullet>
      <text:list-level-style-bullet text:level="4" text:bullet-char="">
        <style:list-level-properties text:space-before="2.896cm" text:min-label-width="0.66cm"/>
        <style:text-properties fo:font-family="'Wingdings 2'" style:font-charset="x-symbol" fo:color="#8d89a4" fo:font-size="90%"/>
      </text:list-level-style-bullet>
      <text:list-level-style-bullet text:level="5" text:bullet-char="">
        <style:list-level-properties text:space-before="3.48cm" text:min-label-width="0.66cm"/>
        <style:text-properties fo:font-family="'Wingdings 2'" style:font-charset="x-symbol" fo:color="#8d89a4" fo:font-size="90%"/>
      </text:list-level-style-bullet>
      <text:list-level-style-bullet text:level="6" text:bullet-char="">
        <style:list-level-properties text:space-before="4.064cm" text:min-label-width="0.66cm"/>
        <style:text-properties fo:font-family="'Wingdings 2'" style:font-charset="x-symbol" fo:color="#8d89a4" fo:font-size="90%"/>
      </text:list-level-style-bullet>
      <text:list-level-style-bullet text:level="7" text:bullet-char="">
        <style:list-level-properties text:space-before="4.674cm" text:min-label-width="0.66cm"/>
        <style:text-properties fo:font-family="'Wingdings 2'" style:font-charset="x-symbol" fo:color="#8d89a4" fo:font-size="90%"/>
      </text:list-level-style-bullet>
      <text:list-level-style-bullet text:level="8" text:bullet-char="">
        <style:list-level-properties text:space-before="5.283cm" text:min-label-width="0.66cm"/>
        <style:text-properties fo:font-family="'Wingdings 2'" style:font-charset="x-symbol" fo:color="#8d89a4" fo:font-size="90%"/>
      </text:list-level-style-bullet>
      <text:list-level-style-bullet text:level="9" text:bullet-char="">
        <style:list-level-properties text:space-before="5.817cm" text:min-label-width="0.66cm"/>
        <style:text-properties fo:font-family="'Wingdings 2'" style:font-charset="x-symbol" fo:color="#8d89a4" fo:font-size="9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-">
        <style:list-level-properties text:space-before="0.66cm" text:min-label-width="0.508cm"/>
        <style:text-properties fo:font-family="Arial" style:font-family-generic="swiss" fo:color="#748560" fo:font-size="100%"/>
      </text:list-level-style-bullet>
      <text:list-level-style-bullet text:level="2" text:bullet-char="-">
        <style:list-level-properties text:space-before="1.499cm" text:min-label-width="0.508cm"/>
        <style:text-properties fo:font-family="Arial" style:font-family-generic="swiss" fo:color="#748560" fo:font-size="100%"/>
      </text:list-level-style-bullet>
      <text:list-level-style-bullet text:level="3" text:bullet-char="-">
        <style:list-level-properties text:space-before="2.286cm" text:min-label-width="0.508cm"/>
        <style:text-properties fo:font-family="Arial" style:font-family-generic="swiss" fo:color="#748560" fo:font-size="100%"/>
      </text:list-level-style-bullet>
      <text:list-level-style-bullet text:level="4" text:bullet-char="-">
        <style:list-level-properties text:space-before="3.048cm" text:min-label-width="0.508cm"/>
        <style:text-properties fo:font-family="Arial" style:font-family-generic="swiss" fo:color="#748560" fo:font-size="100%"/>
      </text:list-level-style-bullet>
      <text:list-level-style-bullet text:level="5" text:bullet-char="-">
        <style:list-level-properties text:space-before="3.632cm" text:min-label-width="0.508cm"/>
        <style:text-properties fo:font-family="Arial" style:font-family-generic="swiss" fo:color="#748560" fo:font-size="100%"/>
      </text:list-level-style-bullet>
      <text:list-level-style-bullet text:level="6" text:bullet-char="-">
        <style:list-level-properties text:space-before="4.216cm" text:min-label-width="0.508cm"/>
        <style:text-properties fo:font-family="Arial" style:font-family-generic="swiss" fo:color="#748560" fo:font-size="100%"/>
      </text:list-level-style-bullet>
      <text:list-level-style-bullet text:level="7" text:bullet-char="-">
        <style:list-level-properties text:space-before="4.826cm" text:min-label-width="0.508cm"/>
        <style:text-properties fo:font-family="Arial" style:font-family-generic="swiss" fo:color="#748560" fo:font-size="100%"/>
      </text:list-level-style-bullet>
      <text:list-level-style-bullet text:level="8" text:bullet-char="-">
        <style:list-level-properties text:space-before="5.436cm" text:min-label-width="0.508cm"/>
        <style:text-properties fo:font-family="Arial" style:font-family-generic="swiss" fo:color="#748560" fo:font-size="100%"/>
      </text:list-level-style-bullet>
      <text:list-level-style-bullet text:level="9" text:bullet-char="-">
        <style:list-level-properties text:space-before="5.969cm" text:min-label-width="0.508cm"/>
        <style:text-properties fo:font-family="Arial" style:font-family-generic="swiss" fo:color="#74856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07cm"/>
        <style:text-properties style:use-window-font-color="true" fo:font-size="45%"/>
      </text:list-level-style-number>
      <text:list-level-style-number text:level="3" style:num-format="">
        <style:list-level-properties text:space-before="2.794cm"/>
        <style:text-properties style:use-window-font-color="true" fo:font-size="45%"/>
      </text:list-level-style-number>
      <text:list-level-style-number text:level="4" style:num-format="">
        <style:list-level-properties text:space-before="3.556cm"/>
        <style:text-properties style:use-window-font-color="true" fo:font-size="45%"/>
      </text:list-level-style-number>
      <text:list-level-style-number text:level="5" style:num-format="">
        <style:list-level-properties text:space-before="4.14cm"/>
        <style:text-properties style:use-window-font-color="true" fo:font-size="45%"/>
      </text:list-level-style-number>
      <text:list-level-style-number text:level="6" style:num-format="">
        <style:list-level-properties text:space-before="4.724cm"/>
        <style:text-properties style:use-window-font-color="true" fo:font-size="45%"/>
      </text:list-level-style-number>
      <text:list-level-style-number text:level="7" style:num-format="">
        <style:list-level-properties text:space-before="5.334cm"/>
        <style:text-properties style:use-window-font-color="true" fo:font-size="45%"/>
      </text:list-level-style-number>
      <text:list-level-style-number text:level="8" style:num-format="">
        <style:list-level-properties text:space-before="5.944cm"/>
        <style:text-properties style:use-window-font-color="true" fo:font-size="45%"/>
      </text:list-level-style-number>
      <text:list-level-style-number text:level="9" style:num-format="">
        <style:list-level-properties text:space-before="6.477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">
        <style:list-level-properties text:min-label-width="0.762cm"/>
        <style:text-properties fo:font-family="'Wingdings 2'" style:font-charset="x-symbol" fo:color="#d16349" fo:font-size="85%"/>
      </text:list-level-style-bullet>
      <text:list-level-style-bullet text:level="2" text:bullet-char="">
        <style:list-level-properties text:space-before="0.762cm" text:min-label-width="0.762cm"/>
        <style:text-properties fo:font-family="'Wingdings 2'" style:font-charset="x-symbol" fo:color="#d16349" fo:font-size="85%"/>
      </text:list-level-style-bullet>
      <text:list-level-style-bullet text:level="3" text:bullet-char="">
        <style:list-level-properties text:space-before="1.524cm" text:min-label-width="0.762cm"/>
        <style:text-properties fo:font-family="'Wingdings 2'" style:font-charset="x-symbol" fo:color="#d16349" fo:font-size="85%"/>
      </text:list-level-style-bullet>
      <text:list-level-style-bullet text:level="4" text:bullet-char="">
        <style:list-level-properties text:space-before="2.286cm" text:min-label-width="0.762cm"/>
        <style:text-properties fo:font-family="'Wingdings 2'" style:font-charset="x-symbol" fo:color="#d16349" fo:font-size="85%"/>
      </text:list-level-style-bullet>
      <text:list-level-style-bullet text:level="5" text:bullet-char="">
        <style:list-level-properties text:space-before="3.048cm" text:min-label-width="0.762cm"/>
        <style:text-properties fo:font-family="'Wingdings 2'" style:font-charset="x-symbol" fo:color="#d16349" fo:font-size="85%"/>
      </text:list-level-style-bullet>
      <text:list-level-style-bullet text:level="6" text:bullet-char="">
        <style:list-level-properties text:space-before="3.81cm" text:min-label-width="0.762cm"/>
        <style:text-properties fo:font-family="'Wingdings 2'" style:font-charset="x-symbol" fo:color="#d16349" fo:font-size="85%"/>
      </text:list-level-style-bullet>
      <text:list-level-style-bullet text:level="7" text:bullet-char="">
        <style:list-level-properties text:space-before="4.572cm" text:min-label-width="0.762cm"/>
        <style:text-properties fo:font-family="'Wingdings 2'" style:font-charset="x-symbol" fo:color="#d16349" fo:font-size="85%"/>
      </text:list-level-style-bullet>
      <text:list-level-style-bullet text:level="8" text:bullet-char="">
        <style:list-level-properties text:space-before="5.08cm" text:min-label-width="0.762cm"/>
        <style:text-properties fo:font-family="'Wingdings 2'" style:font-charset="x-symbol" fo:color="#d16349" fo:font-size="85%"/>
      </text:list-level-style-bullet>
      <text:list-level-style-bullet text:level="9" text:bullet-char="">
        <style:list-level-properties text:space-before="5.842cm" text:min-label-width="0.762cm"/>
        <style:text-properties fo:font-family="'Wingdings 2'" style:font-charset="x-symbol" fo:color="#d16349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">
        <style:list-level-properties text:min-label-width="0.762cm"/>
        <style:text-properties fo:font-family="Wingdings" style:font-charset="x-symbol" fo:color="#ccb400" fo:font-size="70%"/>
      </text:list-level-style-bullet>
      <text:list-level-style-bullet text:level="2" text:bullet-char="">
        <style:list-level-properties text:space-before="0.762cm" text:min-label-width="0.762cm"/>
        <style:text-properties fo:font-family="Wingdings" style:font-charset="x-symbol" fo:color="#ccb400" fo:font-size="70%"/>
      </text:list-level-style-bullet>
      <text:list-level-style-bullet text:level="3" text:bullet-char="">
        <style:list-level-properties text:space-before="1.524cm" text:min-label-width="0.762cm"/>
        <style:text-properties fo:font-family="Wingdings" style:font-charset="x-symbol" fo:color="#ccb400" fo:font-size="70%"/>
      </text:list-level-style-bullet>
      <text:list-level-style-bullet text:level="4" text:bullet-char="">
        <style:list-level-properties text:space-before="2.286cm" text:min-label-width="0.762cm"/>
        <style:text-properties fo:font-family="Wingdings" style:font-charset="x-symbol" fo:color="#ccb400" fo:font-size="70%"/>
      </text:list-level-style-bullet>
      <text:list-level-style-bullet text:level="5" text:bullet-char="">
        <style:list-level-properties text:space-before="3.048cm" text:min-label-width="0.762cm"/>
        <style:text-properties fo:font-family="Wingdings" style:font-charset="x-symbol" fo:color="#ccb400" fo:font-size="70%"/>
      </text:list-level-style-bullet>
      <text:list-level-style-bullet text:level="6" text:bullet-char="">
        <style:list-level-properties text:space-before="3.81cm" text:min-label-width="0.762cm"/>
        <style:text-properties fo:font-family="Wingdings" style:font-charset="x-symbol" fo:color="#ccb400" fo:font-size="70%"/>
      </text:list-level-style-bullet>
      <text:list-level-style-bullet text:level="7" text:bullet-char="">
        <style:list-level-properties text:space-before="4.572cm" text:min-label-width="0.762cm"/>
        <style:text-properties fo:font-family="Wingdings" style:font-charset="x-symbol" fo:color="#ccb400" fo:font-size="70%"/>
      </text:list-level-style-bullet>
      <text:list-level-style-bullet text:level="8" text:bullet-char="">
        <style:list-level-properties text:space-before="5.08cm" text:min-label-width="0.762cm"/>
        <style:text-properties fo:font-family="Wingdings" style:font-charset="x-symbol" fo:color="#ccb400" fo:font-size="70%"/>
      </text:list-level-style-bullet>
      <text:list-level-style-bullet text:level="9" text:bullet-char="">
        <style:list-level-properties text:space-before="5.842cm" text:min-label-width="0.762cm"/>
        <style:text-properties fo:font-family="Wingdings" style:font-charset="x-symbol" fo:color="#ccb400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">
        <style:list-level-properties text:space-before="0.127cm" text:min-label-width="0.635cm"/>
        <style:text-properties fo:font-family="'Wingdings 2'" style:font-charset="x-symbol" fo:color="#8cadae" fo:font-size="75%"/>
      </text:list-level-style-bullet>
      <text:list-level-style-bullet text:level="2" text:bullet-char="">
        <style:list-level-properties text:space-before="0.889cm" text:min-label-width="0.635cm"/>
        <style:text-properties fo:font-family="'Wingdings 2'" style:font-charset="x-symbol" fo:color="#8cadae" fo:font-size="75%"/>
      </text:list-level-style-bullet>
      <text:list-level-style-bullet text:level="3" text:bullet-char="">
        <style:list-level-properties text:space-before="1.651cm" text:min-label-width="0.635cm"/>
        <style:text-properties fo:font-family="'Wingdings 2'" style:font-charset="x-symbol" fo:color="#8cadae" fo:font-size="75%"/>
      </text:list-level-style-bullet>
      <text:list-level-style-bullet text:level="4" text:bullet-char="">
        <style:list-level-properties text:space-before="2.413cm" text:min-label-width="0.635cm"/>
        <style:text-properties fo:font-family="'Wingdings 2'" style:font-charset="x-symbol" fo:color="#8cadae" fo:font-size="75%"/>
      </text:list-level-style-bullet>
      <text:list-level-style-bullet text:level="5" text:bullet-char="">
        <style:list-level-properties text:space-before="3.175cm" text:min-label-width="0.635cm"/>
        <style:text-properties fo:font-family="'Wingdings 2'" style:font-charset="x-symbol" fo:color="#8cadae" fo:font-size="75%"/>
      </text:list-level-style-bullet>
      <text:list-level-style-bullet text:level="6" text:bullet-char="">
        <style:list-level-properties text:space-before="3.937cm" text:min-label-width="0.635cm"/>
        <style:text-properties fo:font-family="'Wingdings 2'" style:font-charset="x-symbol" fo:color="#8cadae" fo:font-size="75%"/>
      </text:list-level-style-bullet>
      <text:list-level-style-bullet text:level="7" text:bullet-char="">
        <style:list-level-properties text:space-before="4.699cm" text:min-label-width="0.635cm"/>
        <style:text-properties fo:font-family="'Wingdings 2'" style:font-charset="x-symbol" fo:color="#8cadae" fo:font-size="75%"/>
      </text:list-level-style-bullet>
      <text:list-level-style-bullet text:level="8" text:bullet-char="">
        <style:list-level-properties text:space-before="5.207cm" text:min-label-width="0.635cm"/>
        <style:text-properties fo:font-family="'Wingdings 2'" style:font-charset="x-symbol" fo:color="#8cadae" fo:font-size="75%"/>
      </text:list-level-style-bullet>
      <text:list-level-style-bullet text:level="9" text:bullet-char="">
        <style:list-level-properties text:space-before="5.969cm" text:min-label-width="0.635cm"/>
        <style:text-properties fo:font-family="'Wingdings 2'" style:font-charset="x-symbol" fo:color="#8cada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">
        <style:list-level-properties text:space-before="0.127cm" text:min-label-width="0.635cm"/>
        <style:text-properties fo:font-family="Wingdings" style:font-charset="x-symbol" fo:color="#8c7b70" fo:font-size="70%"/>
      </text:list-level-style-bullet>
      <text:list-level-style-bullet text:level="2" text:bullet-char="">
        <style:list-level-properties text:space-before="0.889cm" text:min-label-width="0.635cm"/>
        <style:text-properties fo:font-family="Wingdings" style:font-charset="x-symbol" fo:color="#8c7b70" fo:font-size="70%"/>
      </text:list-level-style-bullet>
      <text:list-level-style-bullet text:level="3" text:bullet-char="">
        <style:list-level-properties text:space-before="1.651cm" text:min-label-width="0.635cm"/>
        <style:text-properties fo:font-family="Wingdings" style:font-charset="x-symbol" fo:color="#8c7b70" fo:font-size="70%"/>
      </text:list-level-style-bullet>
      <text:list-level-style-bullet text:level="4" text:bullet-char="">
        <style:list-level-properties text:space-before="2.413cm" text:min-label-width="0.635cm"/>
        <style:text-properties fo:font-family="Wingdings" style:font-charset="x-symbol" fo:color="#8c7b70" fo:font-size="70%"/>
      </text:list-level-style-bullet>
      <text:list-level-style-bullet text:level="5" text:bullet-char="">
        <style:list-level-properties text:space-before="3.175cm" text:min-label-width="0.635cm"/>
        <style:text-properties fo:font-family="Wingdings" style:font-charset="x-symbol" fo:color="#8c7b70" fo:font-size="70%"/>
      </text:list-level-style-bullet>
      <text:list-level-style-bullet text:level="6" text:bullet-char="">
        <style:list-level-properties text:space-before="3.937cm" text:min-label-width="0.635cm"/>
        <style:text-properties fo:font-family="Wingdings" style:font-charset="x-symbol" fo:color="#8c7b70" fo:font-size="70%"/>
      </text:list-level-style-bullet>
      <text:list-level-style-bullet text:level="7" text:bullet-char="">
        <style:list-level-properties text:space-before="4.699cm" text:min-label-width="0.635cm"/>
        <style:text-properties fo:font-family="Wingdings" style:font-charset="x-symbol" fo:color="#8c7b70" fo:font-size="70%"/>
      </text:list-level-style-bullet>
      <text:list-level-style-bullet text:level="8" text:bullet-char="">
        <style:list-level-properties text:space-before="5.207cm" text:min-label-width="0.635cm"/>
        <style:text-properties fo:font-family="Wingdings" style:font-charset="x-symbol" fo:color="#8c7b70" fo:font-size="70%"/>
      </text:list-level-style-bullet>
      <text:list-level-style-bullet text:level="9" text:bullet-char="">
        <style:list-level-properties text:space-before="5.969cm" text:min-label-width="0.635cm"/>
        <style:text-properties fo:font-family="Wingdings" style:font-charset="x-symbol" fo:color="#8c7b70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•">
        <style:list-level-properties text:space-before="0.127cm" text:min-label-width="0.635cm"/>
        <style:text-properties fo:color="#8fb08c" fo:font-size="100%"/>
      </text:list-level-style-bullet>
      <text:list-level-style-bullet text:level="2" text:bullet-char="•">
        <style:list-level-properties text:space-before="0.889cm" text:min-label-width="0.635cm"/>
        <style:text-properties fo:color="#8fb08c" fo:font-size="100%"/>
      </text:list-level-style-bullet>
      <text:list-level-style-bullet text:level="3" text:bullet-char="•">
        <style:list-level-properties text:space-before="1.651cm" text:min-label-width="0.635cm"/>
        <style:text-properties fo:color="#8fb08c" fo:font-size="100%"/>
      </text:list-level-style-bullet>
      <text:list-level-style-bullet text:level="4" text:bullet-char="•">
        <style:list-level-properties text:space-before="2.413cm" text:min-label-width="0.635cm"/>
        <style:text-properties fo:color="#8fb08c" fo:font-size="100%"/>
      </text:list-level-style-bullet>
      <text:list-level-style-bullet text:level="5" text:bullet-char="•">
        <style:list-level-properties text:space-before="3.175cm" text:min-label-width="0.635cm"/>
        <style:text-properties fo:color="#8fb08c" fo:font-size="100%"/>
      </text:list-level-style-bullet>
      <text:list-level-style-bullet text:level="6" text:bullet-char="•">
        <style:list-level-properties text:space-before="3.937cm" text:min-label-width="0.635cm"/>
        <style:text-properties fo:color="#8fb08c" fo:font-size="100%"/>
      </text:list-level-style-bullet>
      <text:list-level-style-bullet text:level="7" text:bullet-char="•">
        <style:list-level-properties text:space-before="4.699cm" text:min-label-width="0.635cm"/>
        <style:text-properties fo:color="#8fb08c" fo:font-size="100%"/>
      </text:list-level-style-bullet>
      <text:list-level-style-bullet text:level="8" text:bullet-char="•">
        <style:list-level-properties text:space-before="5.207cm" text:min-label-width="0.635cm"/>
        <style:text-properties fo:color="#8fb08c" fo:font-size="100%"/>
      </text:list-level-style-bullet>
      <text:list-level-style-bullet text:level="9" text:bullet-char="•">
        <style:list-level-properties text:space-before="5.969cm" text:min-label-width="0.635cm"/>
        <style:text-properties fo:color="#8fb08c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524cm"/>
        <style:text-properties style:use-window-font-color="true" fo:font-size="45%"/>
      </text:list-level-style-number>
      <text:list-level-style-number text:level="3" style:num-format="">
        <style:list-level-properties text:space-before="2.286cm"/>
        <style:text-properties style:use-window-font-color="true" fo:font-size="45%"/>
      </text:list-level-style-number>
      <text:list-level-style-number text:level="4" style:num-format="">
        <style:list-level-properties text:space-before="3.048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4.572cm"/>
        <style:text-properties style:use-window-font-color="true" fo:font-size="45%"/>
      </text:list-level-style-number>
      <text:list-level-style-number text:level="7" style:num-format="">
        <style:list-level-properties text:space-before="5.334cm"/>
        <style:text-properties style:use-window-font-color="true" fo:font-size="45%"/>
      </text:list-level-style-number>
      <text:list-level-style-number text:level="8" style:num-format="">
        <style:list-level-properties text:space-before="5.842cm"/>
        <style:text-properties style:use-window-font-color="true" fo:font-size="45%"/>
      </text:list-level-style-number>
      <text:list-level-style-number text:level="9" style:num-format="">
        <style:list-level-properties text:space-before="6.604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7">
      <text:list-level-style-bullet text:level="1" text:bullet-char="">
        <style:list-level-properties text:min-label-width="0.762cm"/>
        <style:text-properties fo:font-family="Wingdings" style:font-charset="x-symbol" fo:color="#fe8637" fo:font-size="70%"/>
      </text:list-level-style-bullet>
      <text:list-level-style-bullet text:level="2" text:bullet-char="">
        <style:list-level-properties text:space-before="1.016cm" text:min-label-width="0.762cm"/>
        <style:text-properties fo:font-family="Wingdings" style:font-charset="x-symbol" fo:color="#fe8637" fo:font-size="70%"/>
      </text:list-level-style-bullet>
      <text:list-level-style-bullet text:level="3" text:bullet-char="">
        <style:list-level-properties text:space-before="1.778cm" text:min-label-width="0.762cm"/>
        <style:text-properties fo:font-family="Wingdings" style:font-charset="x-symbol" fo:color="#fe8637" fo:font-size="70%"/>
      </text:list-level-style-bullet>
      <text:list-level-style-bullet text:level="4" text:bullet-char="">
        <style:list-level-properties text:space-before="2.54cm" text:min-label-width="0.762cm"/>
        <style:text-properties fo:font-family="Wingdings" style:font-charset="x-symbol" fo:color="#fe8637" fo:font-size="70%"/>
      </text:list-level-style-bullet>
      <text:list-level-style-bullet text:level="5" text:bullet-char="">
        <style:list-level-properties text:space-before="3.302cm" text:min-label-width="0.762cm"/>
        <style:text-properties fo:font-family="Wingdings" style:font-charset="x-symbol" fo:color="#fe8637" fo:font-size="70%"/>
      </text:list-level-style-bullet>
      <text:list-level-style-bullet text:level="6" text:bullet-char="">
        <style:list-level-properties text:space-before="4.064cm" text:min-label-width="0.762cm"/>
        <style:text-properties fo:font-family="Wingdings" style:font-charset="x-symbol" fo:color="#fe8637" fo:font-size="70%"/>
      </text:list-level-style-bullet>
      <text:list-level-style-bullet text:level="7" text:bullet-char="">
        <style:list-level-properties text:space-before="4.826cm" text:min-label-width="0.762cm"/>
        <style:text-properties fo:font-family="Wingdings" style:font-charset="x-symbol" fo:color="#fe8637" fo:font-size="70%"/>
      </text:list-level-style-bullet>
      <text:list-level-style-bullet text:level="8" text:bullet-char="">
        <style:list-level-properties text:space-before="5.588cm" text:min-label-width="0.762cm"/>
        <style:text-properties fo:font-family="Wingdings" style:font-charset="x-symbol" fo:color="#fe8637" fo:font-size="70%"/>
      </text:list-level-style-bullet>
      <text:list-level-style-bullet text:level="9" text:bullet-char="">
        <style:list-level-properties text:space-before="6.35cm" text:min-label-width="0.762cm"/>
        <style:text-properties fo:font-family="Wingdings" style:font-charset="x-symbol" fo:color="#fe8637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8">
      <text:list-level-style-bullet text:level="1" text:bullet-char="">
        <style:list-level-properties text:min-label-width="0.762cm"/>
        <style:text-properties fo:font-family="'Wingdings 2'" style:font-charset="x-symbol" fo:color="#fe8637" fo:font-size="80%"/>
      </text:list-level-style-bullet>
      <text:list-level-style-bullet text:level="2" text:bullet-char="">
        <style:list-level-properties text:space-before="1.016cm" text:min-label-width="0.762cm"/>
        <style:text-properties fo:font-family="'Wingdings 2'" style:font-charset="x-symbol" fo:color="#fe8637" fo:font-size="80%"/>
      </text:list-level-style-bullet>
      <text:list-level-style-bullet text:level="3" text:bullet-char="">
        <style:list-level-properties text:space-before="1.778cm" text:min-label-width="0.762cm"/>
        <style:text-properties fo:font-family="'Wingdings 2'" style:font-charset="x-symbol" fo:color="#fe8637" fo:font-size="80%"/>
      </text:list-level-style-bullet>
      <text:list-level-style-bullet text:level="4" text:bullet-char="">
        <style:list-level-properties text:space-before="2.54cm" text:min-label-width="0.762cm"/>
        <style:text-properties fo:font-family="'Wingdings 2'" style:font-charset="x-symbol" fo:color="#fe8637" fo:font-size="80%"/>
      </text:list-level-style-bullet>
      <text:list-level-style-bullet text:level="5" text:bullet-char="">
        <style:list-level-properties text:space-before="3.302cm" text:min-label-width="0.762cm"/>
        <style:text-properties fo:font-family="'Wingdings 2'" style:font-charset="x-symbol" fo:color="#fe8637" fo:font-size="80%"/>
      </text:list-level-style-bullet>
      <text:list-level-style-bullet text:level="6" text:bullet-char="">
        <style:list-level-properties text:space-before="4.064cm" text:min-label-width="0.762cm"/>
        <style:text-properties fo:font-family="'Wingdings 2'" style:font-charset="x-symbol" fo:color="#fe8637" fo:font-size="80%"/>
      </text:list-level-style-bullet>
      <text:list-level-style-bullet text:level="7" text:bullet-char="">
        <style:list-level-properties text:space-before="4.826cm" text:min-label-width="0.762cm"/>
        <style:text-properties fo:font-family="'Wingdings 2'" style:font-charset="x-symbol" fo:color="#fe8637" fo:font-size="80%"/>
      </text:list-level-style-bullet>
      <text:list-level-style-bullet text:level="8" text:bullet-char="">
        <style:list-level-properties text:space-before="5.588cm" text:min-label-width="0.762cm"/>
        <style:text-properties fo:font-family="'Wingdings 2'" style:font-charset="x-symbol" fo:color="#fe8637" fo:font-size="80%"/>
      </text:list-level-style-bullet>
      <text:list-level-style-bullet text:level="9" text:bullet-char="">
        <style:list-level-properties text:space-before="6.35cm" text:min-label-width="0.762cm"/>
        <style:text-properties fo:font-family="'Wingdings 2'" style:font-charset="x-symbol" fo:color="#fe8637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9">
      <text:list-level-style-bullet text:level="1" text:bullet-char="">
        <style:list-level-properties text:space-before="0.254cm" text:min-label-width="0.508cm"/>
        <style:text-properties fo:font-family="Wingdings" style:font-charset="x-symbol" fo:color="#e0752f" fo:font-size="60%"/>
      </text:list-level-style-bullet>
      <text:list-level-style-bullet text:level="2" text:bullet-char="">
        <style:list-level-properties text:space-before="1.27cm" text:min-label-width="0.508cm"/>
        <style:text-properties fo:font-family="Wingdings" style:font-charset="x-symbol" fo:color="#e0752f" fo:font-size="60%"/>
      </text:list-level-style-bullet>
      <text:list-level-style-bullet text:level="3" text:bullet-char="">
        <style:list-level-properties text:space-before="2.032cm" text:min-label-width="0.508cm"/>
        <style:text-properties fo:font-family="Wingdings" style:font-charset="x-symbol" fo:color="#e0752f" fo:font-size="60%"/>
      </text:list-level-style-bullet>
      <text:list-level-style-bullet text:level="4" text:bullet-char="">
        <style:list-level-properties text:space-before="2.794cm" text:min-label-width="0.508cm"/>
        <style:text-properties fo:font-family="Wingdings" style:font-charset="x-symbol" fo:color="#e0752f" fo:font-size="60%"/>
      </text:list-level-style-bullet>
      <text:list-level-style-bullet text:level="5" text:bullet-char="">
        <style:list-level-properties text:space-before="3.556cm" text:min-label-width="0.508cm"/>
        <style:text-properties fo:font-family="Wingdings" style:font-charset="x-symbol" fo:color="#e0752f" fo:font-size="60%"/>
      </text:list-level-style-bullet>
      <text:list-level-style-bullet text:level="6" text:bullet-char="">
        <style:list-level-properties text:space-before="4.318cm" text:min-label-width="0.508cm"/>
        <style:text-properties fo:font-family="Wingdings" style:font-charset="x-symbol" fo:color="#e0752f" fo:font-size="60%"/>
      </text:list-level-style-bullet>
      <text:list-level-style-bullet text:level="7" text:bullet-char="">
        <style:list-level-properties text:space-before="5.08cm" text:min-label-width="0.508cm"/>
        <style:text-properties fo:font-family="Wingdings" style:font-charset="x-symbol" fo:color="#e0752f" fo:font-size="60%"/>
      </text:list-level-style-bullet>
      <text:list-level-style-bullet text:level="8" text:bullet-char="">
        <style:list-level-properties text:space-before="5.842cm" text:min-label-width="0.508cm"/>
        <style:text-properties fo:font-family="Wingdings" style:font-charset="x-symbol" fo:color="#e0752f" fo:font-size="60%"/>
      </text:list-level-style-bullet>
      <text:list-level-style-bullet text:level="9" text:bullet-char="">
        <style:list-level-properties text:space-before="6.604cm" text:min-label-width="0.508cm"/>
        <style:text-properties fo:font-family="Wingdings" style:font-charset="x-symbol" fo:color="#e0752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0">
      <text:list-level-style-bullet text:level="1" text:bullet-char="">
        <style:list-level-properties text:space-before="0.254cm" text:min-label-width="0.508cm"/>
        <style:text-properties fo:font-family="Wingdings" style:font-charset="x-symbol" fo:color="#fec3ae" fo:font-size="60%"/>
      </text:list-level-style-bullet>
      <text:list-level-style-bullet text:level="2" text:bullet-char="">
        <style:list-level-properties text:space-before="1.27cm" text:min-label-width="0.508cm"/>
        <style:text-properties fo:font-family="Wingdings" style:font-charset="x-symbol" fo:color="#fec3ae" fo:font-size="60%"/>
      </text:list-level-style-bullet>
      <text:list-level-style-bullet text:level="3" text:bullet-char="">
        <style:list-level-properties text:space-before="2.032cm" text:min-label-width="0.508cm"/>
        <style:text-properties fo:font-family="Wingdings" style:font-charset="x-symbol" fo:color="#fec3ae" fo:font-size="60%"/>
      </text:list-level-style-bullet>
      <text:list-level-style-bullet text:level="4" text:bullet-char="">
        <style:list-level-properties text:space-before="2.794cm" text:min-label-width="0.508cm"/>
        <style:text-properties fo:font-family="Wingdings" style:font-charset="x-symbol" fo:color="#fec3ae" fo:font-size="60%"/>
      </text:list-level-style-bullet>
      <text:list-level-style-bullet text:level="5" text:bullet-char="">
        <style:list-level-properties text:space-before="3.556cm" text:min-label-width="0.508cm"/>
        <style:text-properties fo:font-family="Wingdings" style:font-charset="x-symbol" fo:color="#fec3ae" fo:font-size="60%"/>
      </text:list-level-style-bullet>
      <text:list-level-style-bullet text:level="6" text:bullet-char="">
        <style:list-level-properties text:space-before="4.318cm" text:min-label-width="0.508cm"/>
        <style:text-properties fo:font-family="Wingdings" style:font-charset="x-symbol" fo:color="#fec3ae" fo:font-size="60%"/>
      </text:list-level-style-bullet>
      <text:list-level-style-bullet text:level="7" text:bullet-char="">
        <style:list-level-properties text:space-before="5.08cm" text:min-label-width="0.508cm"/>
        <style:text-properties fo:font-family="Wingdings" style:font-charset="x-symbol" fo:color="#fec3ae" fo:font-size="60%"/>
      </text:list-level-style-bullet>
      <text:list-level-style-bullet text:level="8" text:bullet-char="">
        <style:list-level-properties text:space-before="5.842cm" text:min-label-width="0.508cm"/>
        <style:text-properties fo:font-family="Wingdings" style:font-charset="x-symbol" fo:color="#fec3ae" fo:font-size="60%"/>
      </text:list-level-style-bullet>
      <text:list-level-style-bullet text:level="9" text:bullet-char="">
        <style:list-level-properties text:space-before="6.604cm" text:min-label-width="0.508cm"/>
        <style:text-properties fo:font-family="Wingdings" style:font-charset="x-symbol" fo:color="#fec3ae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1">
      <text:list-level-style-bullet text:level="1" text:bullet-char="">
        <style:list-level-properties text:space-before="0.254cm" text:min-label-width="0.508cm"/>
        <style:text-properties fo:font-family="'Wingdings 2'" style:font-charset="x-symbol" fo:color="#bdcae9" fo:font-size="68%"/>
      </text:list-level-style-bullet>
      <text:list-level-style-bullet text:level="2" text:bullet-char="">
        <style:list-level-properties text:space-before="1.27cm" text:min-label-width="0.508cm"/>
        <style:text-properties fo:font-family="'Wingdings 2'" style:font-charset="x-symbol" fo:color="#bdcae9" fo:font-size="68%"/>
      </text:list-level-style-bullet>
      <text:list-level-style-bullet text:level="3" text:bullet-char="">
        <style:list-level-properties text:space-before="2.032cm" text:min-label-width="0.508cm"/>
        <style:text-properties fo:font-family="'Wingdings 2'" style:font-charset="x-symbol" fo:color="#bdcae9" fo:font-size="68%"/>
      </text:list-level-style-bullet>
      <text:list-level-style-bullet text:level="4" text:bullet-char="">
        <style:list-level-properties text:space-before="2.794cm" text:min-label-width="0.508cm"/>
        <style:text-properties fo:font-family="'Wingdings 2'" style:font-charset="x-symbol" fo:color="#bdcae9" fo:font-size="68%"/>
      </text:list-level-style-bullet>
      <text:list-level-style-bullet text:level="5" text:bullet-char="">
        <style:list-level-properties text:space-before="3.556cm" text:min-label-width="0.508cm"/>
        <style:text-properties fo:font-family="'Wingdings 2'" style:font-charset="x-symbol" fo:color="#bdcae9" fo:font-size="68%"/>
      </text:list-level-style-bullet>
      <text:list-level-style-bullet text:level="6" text:bullet-char="">
        <style:list-level-properties text:space-before="4.318cm" text:min-label-width="0.508cm"/>
        <style:text-properties fo:font-family="'Wingdings 2'" style:font-charset="x-symbol" fo:color="#bdcae9" fo:font-size="68%"/>
      </text:list-level-style-bullet>
      <text:list-level-style-bullet text:level="7" text:bullet-char="">
        <style:list-level-properties text:space-before="5.08cm" text:min-label-width="0.508cm"/>
        <style:text-properties fo:font-family="'Wingdings 2'" style:font-charset="x-symbol" fo:color="#bdcae9" fo:font-size="68%"/>
      </text:list-level-style-bullet>
      <text:list-level-style-bullet text:level="8" text:bullet-char="">
        <style:list-level-properties text:space-before="5.842cm" text:min-label-width="0.508cm"/>
        <style:text-properties fo:font-family="'Wingdings 2'" style:font-charset="x-symbol" fo:color="#bdcae9" fo:font-size="68%"/>
      </text:list-level-style-bullet>
      <text:list-level-style-bullet text:level="9" text:bullet-char="">
        <style:list-level-properties text:space-before="6.604cm" text:min-label-width="0.508cm"/>
        <style:text-properties fo:font-family="'Wingdings 2'" style:font-charset="x-symbol" fo:color="#bdcae9" fo:font-size="68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778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302cm"/>
        <style:text-properties style:use-window-font-color="true" fo:font-size="45%"/>
      </text:list-level-style-number>
      <text:list-level-style-number text:level="5" style:num-format="">
        <style:list-level-properties text:space-before="4.064cm"/>
        <style:text-properties style:use-window-font-color="true" fo:font-size="45%"/>
      </text:list-level-style-number>
      <text:list-level-style-number text:level="6" style:num-format="">
        <style:list-level-properties text:space-before="4.826cm"/>
        <style:text-properties style:use-window-font-color="true" fo:font-size="45%"/>
      </text:list-level-style-number>
      <text:list-level-style-number text:level="7" style:num-format="">
        <style:list-level-properties text:space-before="5.588cm"/>
        <style:text-properties style:use-window-font-color="true" fo:font-size="45%"/>
      </text:list-level-style-number>
      <text:list-level-style-number text:level="8" style:num-format="">
        <style:list-level-properties text:space-before="6.35cm"/>
        <style:text-properties style:use-window-font-color="true" fo:font-size="45%"/>
      </text:list-level-style-number>
      <text:list-level-style-number text:level="9" style:num-format="">
        <style:list-level-properties text:space-before="7.11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3">
      <text:list-level-style-bullet text:level="1" text:bullet-char="">
        <style:list-level-properties text:space-before="0.178cm" text:min-label-width="1.067cm"/>
        <style:text-properties fo:font-family="'Wingdings 2'" style:font-charset="x-symbol" fo:color="#ff388c" fo:font-size="80%"/>
      </text:list-level-style-bullet>
      <text:list-level-style-bullet text:level="2" text:bullet-char="">
        <style:list-level-properties text:space-before="1.219cm" text:min-label-width="1.067cm"/>
        <style:text-properties fo:font-family="'Wingdings 2'" style:font-charset="x-symbol" fo:color="#ff388c" fo:font-size="80%"/>
      </text:list-level-style-bullet>
      <text:list-level-style-bullet text:level="3" text:bullet-char="">
        <style:list-level-properties text:space-before="2.007cm" text:min-label-width="1.067cm"/>
        <style:text-properties fo:font-family="'Wingdings 2'" style:font-charset="x-symbol" fo:color="#ff388c" fo:font-size="80%"/>
      </text:list-level-style-bullet>
      <text:list-level-style-bullet text:level="4" text:bullet-char="">
        <style:list-level-properties text:space-before="2.743cm" text:min-label-width="1.067cm"/>
        <style:text-properties fo:font-family="'Wingdings 2'" style:font-charset="x-symbol" fo:color="#ff388c" fo:font-size="80%"/>
      </text:list-level-style-bullet>
      <text:list-level-style-bullet text:level="5" text:bullet-char="">
        <style:list-level-properties text:space-before="3.378cm" text:min-label-width="1.067cm"/>
        <style:text-properties fo:font-family="'Wingdings 2'" style:font-charset="x-symbol" fo:color="#ff388c" fo:font-size="80%"/>
      </text:list-level-style-bullet>
      <text:list-level-style-bullet text:level="6" text:bullet-char="">
        <style:list-level-properties text:space-before="4.013cm" text:min-label-width="1.067cm"/>
        <style:text-properties fo:font-family="'Wingdings 2'" style:font-charset="x-symbol" fo:color="#ff388c" fo:font-size="80%"/>
      </text:list-level-style-bullet>
      <text:list-level-style-bullet text:level="7" text:bullet-char="">
        <style:list-level-properties text:space-before="4.724cm" text:min-label-width="1.067cm"/>
        <style:text-properties fo:font-family="'Wingdings 2'" style:font-charset="x-symbol" fo:color="#ff388c" fo:font-size="80%"/>
      </text:list-level-style-bullet>
      <text:list-level-style-bullet text:level="8" text:bullet-char="">
        <style:list-level-properties text:space-before="5.283cm" text:min-label-width="1.067cm"/>
        <style:text-properties fo:font-family="'Wingdings 2'" style:font-charset="x-symbol" fo:color="#ff388c" fo:font-size="80%"/>
      </text:list-level-style-bullet>
      <text:list-level-style-bullet text:level="9" text:bullet-char="">
        <style:list-level-properties text:space-before="5.918cm" text:min-label-width="1.067cm"/>
        <style:text-properties fo:font-family="'Wingdings 2'" style:font-charset="x-symbol" fo:color="#ff388c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4">
      <text:list-level-style-bullet text:level="1" text:bullet-char="›">
        <style:list-level-properties text:space-before="0.451cm" text:min-label-width="0.794cm"/>
        <style:text-properties fo:font-family="Verdana" style:font-family-generic="swiss" fo:color="#ff388c" fo:font-size="95%"/>
      </text:list-level-style-bullet>
      <text:list-level-style-bullet text:level="2" text:bullet-char="›">
        <style:list-level-properties text:space-before="1.492cm" text:min-label-width="0.794cm"/>
        <style:text-properties fo:font-family="Verdana" style:font-family-generic="swiss" fo:color="#ff388c" fo:font-size="95%"/>
      </text:list-level-style-bullet>
      <text:list-level-style-bullet text:level="3" text:bullet-char="›">
        <style:list-level-properties text:space-before="2.28cm" text:min-label-width="0.794cm"/>
        <style:text-properties fo:font-family="Verdana" style:font-family-generic="swiss" fo:color="#ff388c" fo:font-size="95%"/>
      </text:list-level-style-bullet>
      <text:list-level-style-bullet text:level="4" text:bullet-char="›">
        <style:list-level-properties text:space-before="3.016cm" text:min-label-width="0.794cm"/>
        <style:text-properties fo:font-family="Verdana" style:font-family-generic="swiss" fo:color="#ff388c" fo:font-size="95%"/>
      </text:list-level-style-bullet>
      <text:list-level-style-bullet text:level="5" text:bullet-char="›">
        <style:list-level-properties text:space-before="3.651cm" text:min-label-width="0.794cm"/>
        <style:text-properties fo:font-family="Verdana" style:font-family-generic="swiss" fo:color="#ff388c" fo:font-size="95%"/>
      </text:list-level-style-bullet>
      <text:list-level-style-bullet text:level="6" text:bullet-char="›">
        <style:list-level-properties text:space-before="4.286cm" text:min-label-width="0.794cm"/>
        <style:text-properties fo:font-family="Verdana" style:font-family-generic="swiss" fo:color="#ff388c" fo:font-size="95%"/>
      </text:list-level-style-bullet>
      <text:list-level-style-bullet text:level="7" text:bullet-char="›">
        <style:list-level-properties text:space-before="4.997cm" text:min-label-width="0.794cm"/>
        <style:text-properties fo:font-family="Verdana" style:font-family-generic="swiss" fo:color="#ff388c" fo:font-size="95%"/>
      </text:list-level-style-bullet>
      <text:list-level-style-bullet text:level="8" text:bullet-char="›">
        <style:list-level-properties text:space-before="5.556cm" text:min-label-width="0.794cm"/>
        <style:text-properties fo:font-family="Verdana" style:font-family-generic="swiss" fo:color="#ff388c" fo:font-size="95%"/>
      </text:list-level-style-bullet>
      <text:list-level-style-bullet text:level="9" text:bullet-char="›">
        <style:list-level-properties text:space-before="6.191cm" text:min-label-width="0.794cm"/>
        <style:text-properties fo:font-family="Verdana" style:font-family-generic="swiss" fo:color="#ff388c" fo:font-size="9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5">
      <text:list-level-style-bullet text:level="1" text:bullet-char="">
        <style:list-level-properties text:space-before="0.61cm" text:min-label-width="0.635cm"/>
        <style:text-properties fo:font-family="'Wingdings 2'" style:font-charset="x-symbol" fo:color="#ff388c" fo:font-size="100%"/>
      </text:list-level-style-bullet>
      <text:list-level-style-bullet text:level="2" text:bullet-char="">
        <style:list-level-properties text:space-before="1.651cm" text:min-label-width="0.635cm"/>
        <style:text-properties fo:font-family="'Wingdings 2'" style:font-charset="x-symbol" fo:color="#ff388c" fo:font-size="100%"/>
      </text:list-level-style-bullet>
      <text:list-level-style-bullet text:level="3" text:bullet-char="">
        <style:list-level-properties text:space-before="2.438cm" text:min-label-width="0.635cm"/>
        <style:text-properties fo:font-family="'Wingdings 2'" style:font-charset="x-symbol" fo:color="#ff388c" fo:font-size="100%"/>
      </text:list-level-style-bullet>
      <text:list-level-style-bullet text:level="4" text:bullet-char="">
        <style:list-level-properties text:space-before="3.175cm" text:min-label-width="0.635cm"/>
        <style:text-properties fo:font-family="'Wingdings 2'" style:font-charset="x-symbol" fo:color="#ff388c" fo:font-size="100%"/>
      </text:list-level-style-bullet>
      <text:list-level-style-bullet text:level="5" text:bullet-char="">
        <style:list-level-properties text:space-before="3.81cm" text:min-label-width="0.635cm"/>
        <style:text-properties fo:font-family="'Wingdings 2'" style:font-charset="x-symbol" fo:color="#ff388c" fo:font-size="100%"/>
      </text:list-level-style-bullet>
      <text:list-level-style-bullet text:level="6" text:bullet-char="">
        <style:list-level-properties text:space-before="4.445cm" text:min-label-width="0.635cm"/>
        <style:text-properties fo:font-family="'Wingdings 2'" style:font-charset="x-symbol" fo:color="#ff388c" fo:font-size="100%"/>
      </text:list-level-style-bullet>
      <text:list-level-style-bullet text:level="7" text:bullet-char="">
        <style:list-level-properties text:space-before="5.156cm" text:min-label-width="0.635cm"/>
        <style:text-properties fo:font-family="'Wingdings 2'" style:font-charset="x-symbol" fo:color="#ff388c" fo:font-size="100%"/>
      </text:list-level-style-bullet>
      <text:list-level-style-bullet text:level="8" text:bullet-char="">
        <style:list-level-properties text:space-before="5.715cm" text:min-label-width="0.635cm"/>
        <style:text-properties fo:font-family="'Wingdings 2'" style:font-charset="x-symbol" fo:color="#ff388c" fo:font-size="100%"/>
      </text:list-level-style-bullet>
      <text:list-level-style-bullet text:level="9" text:bullet-char="">
        <style:list-level-properties text:space-before="6.35cm" text:min-label-width="0.635cm"/>
        <style:text-properties fo:font-family="'Wingdings 2'" style:font-charset="x-symbol" fo:color="#ff388c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6">
      <text:list-level-style-bullet text:level="1" text:bullet-char="">
        <style:list-level-properties text:space-before="0.66cm" text:min-label-width="0.584cm"/>
        <style:text-properties fo:font-family="'Wingdings 2'" style:font-charset="x-symbol" fo:color="#ff388c" fo:font-size="100%"/>
      </text:list-level-style-bullet>
      <text:list-level-style-bullet text:level="2" text:bullet-char="">
        <style:list-level-properties text:space-before="1.702cm" text:min-label-width="0.584cm"/>
        <style:text-properties fo:font-family="'Wingdings 2'" style:font-charset="x-symbol" fo:color="#ff388c" fo:font-size="100%"/>
      </text:list-level-style-bullet>
      <text:list-level-style-bullet text:level="3" text:bullet-char="">
        <style:list-level-properties text:space-before="2.489cm" text:min-label-width="0.584cm"/>
        <style:text-properties fo:font-family="'Wingdings 2'" style:font-charset="x-symbol" fo:color="#ff388c" fo:font-size="100%"/>
      </text:list-level-style-bullet>
      <text:list-level-style-bullet text:level="4" text:bullet-char="">
        <style:list-level-properties text:space-before="3.226cm" text:min-label-width="0.584cm"/>
        <style:text-properties fo:font-family="'Wingdings 2'" style:font-charset="x-symbol" fo:color="#ff388c" fo:font-size="100%"/>
      </text:list-level-style-bullet>
      <text:list-level-style-bullet text:level="5" text:bullet-char="">
        <style:list-level-properties text:space-before="3.861cm" text:min-label-width="0.584cm"/>
        <style:text-properties fo:font-family="'Wingdings 2'" style:font-charset="x-symbol" fo:color="#ff388c" fo:font-size="100%"/>
      </text:list-level-style-bullet>
      <text:list-level-style-bullet text:level="6" text:bullet-char="">
        <style:list-level-properties text:space-before="4.496cm" text:min-label-width="0.584cm"/>
        <style:text-properties fo:font-family="'Wingdings 2'" style:font-charset="x-symbol" fo:color="#ff388c" fo:font-size="100%"/>
      </text:list-level-style-bullet>
      <text:list-level-style-bullet text:level="7" text:bullet-char="">
        <style:list-level-properties text:space-before="5.207cm" text:min-label-width="0.584cm"/>
        <style:text-properties fo:font-family="'Wingdings 2'" style:font-charset="x-symbol" fo:color="#ff388c" fo:font-size="100%"/>
      </text:list-level-style-bullet>
      <text:list-level-style-bullet text:level="8" text:bullet-char="">
        <style:list-level-properties text:space-before="5.766cm" text:min-label-width="0.584cm"/>
        <style:text-properties fo:font-family="'Wingdings 2'" style:font-charset="x-symbol" fo:color="#ff388c" fo:font-size="100%"/>
      </text:list-level-style-bullet>
      <text:list-level-style-bullet text:level="9" text:bullet-char="">
        <style:list-level-properties text:space-before="6.401cm" text:min-label-width="0.584cm"/>
        <style:text-properties fo:font-family="'Wingdings 2'" style:font-charset="x-symbol" fo:color="#ff388c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7">
      <text:list-level-style-bullet text:level="1" text:bullet-char="">
        <style:list-level-properties text:space-before="0.66cm" text:min-label-width="0.584cm"/>
        <style:text-properties fo:font-family="'Wingdings 2'" style:font-charset="x-symbol" fo:color="#ff90b2" fo:font-size="100%"/>
      </text:list-level-style-bullet>
      <text:list-level-style-bullet text:level="2" text:bullet-char="">
        <style:list-level-properties text:space-before="1.702cm" text:min-label-width="0.584cm"/>
        <style:text-properties fo:font-family="'Wingdings 2'" style:font-charset="x-symbol" fo:color="#ff90b2" fo:font-size="100%"/>
      </text:list-level-style-bullet>
      <text:list-level-style-bullet text:level="3" text:bullet-char="">
        <style:list-level-properties text:space-before="2.489cm" text:min-label-width="0.584cm"/>
        <style:text-properties fo:font-family="'Wingdings 2'" style:font-charset="x-symbol" fo:color="#ff90b2" fo:font-size="100%"/>
      </text:list-level-style-bullet>
      <text:list-level-style-bullet text:level="4" text:bullet-char="">
        <style:list-level-properties text:space-before="3.226cm" text:min-label-width="0.584cm"/>
        <style:text-properties fo:font-family="'Wingdings 2'" style:font-charset="x-symbol" fo:color="#ff90b2" fo:font-size="100%"/>
      </text:list-level-style-bullet>
      <text:list-level-style-bullet text:level="5" text:bullet-char="">
        <style:list-level-properties text:space-before="3.861cm" text:min-label-width="0.584cm"/>
        <style:text-properties fo:font-family="'Wingdings 2'" style:font-charset="x-symbol" fo:color="#ff90b2" fo:font-size="100%"/>
      </text:list-level-style-bullet>
      <text:list-level-style-bullet text:level="6" text:bullet-char="">
        <style:list-level-properties text:space-before="4.496cm" text:min-label-width="0.584cm"/>
        <style:text-properties fo:font-family="'Wingdings 2'" style:font-charset="x-symbol" fo:color="#ff90b2" fo:font-size="100%"/>
      </text:list-level-style-bullet>
      <text:list-level-style-bullet text:level="7" text:bullet-char="">
        <style:list-level-properties text:space-before="5.207cm" text:min-label-width="0.584cm"/>
        <style:text-properties fo:font-family="'Wingdings 2'" style:font-charset="x-symbol" fo:color="#ff90b2" fo:font-size="100%"/>
      </text:list-level-style-bullet>
      <text:list-level-style-bullet text:level="8" text:bullet-char="">
        <style:list-level-properties text:space-before="5.766cm" text:min-label-width="0.584cm"/>
        <style:text-properties fo:font-family="'Wingdings 2'" style:font-charset="x-symbol" fo:color="#ff90b2" fo:font-size="100%"/>
      </text:list-level-style-bullet>
      <text:list-level-style-bullet text:level="9" text:bullet-char="">
        <style:list-level-properties text:space-before="6.401cm" text:min-label-width="0.584cm"/>
        <style:text-properties fo:font-family="'Wingdings 2'" style:font-charset="x-symbol" fo:color="#ff90b2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8">
      <text:list-level-style-number text:level="1" style:num-format="">
        <style:list-level-properties text:space-before="0.152cm"/>
        <style:text-properties style:use-window-font-color="true" fo:font-size="45%"/>
      </text:list-level-style-number>
      <text:list-level-style-number text:level="2" style:num-format="">
        <style:list-level-properties text:space-before="2.286cm"/>
        <style:text-properties style:use-window-font-color="true" fo:font-size="45%"/>
      </text:list-level-style-number>
      <text:list-level-style-number text:level="3" style:num-format="">
        <style:list-level-properties text:space-before="3.073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4.445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5.791cm"/>
        <style:text-properties style:use-window-font-color="true" fo:font-size="45%"/>
      </text:list-level-style-number>
      <text:list-level-style-number text:level="8" style:num-format="">
        <style:list-level-properties text:space-before="6.35cm"/>
        <style:text-properties style:use-window-font-color="true" fo:font-size="45%"/>
      </text:list-level-style-number>
      <text:list-level-style-number text:level="9" style:num-format="">
        <style:list-level-properties text:space-before="6.98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286cm"/>
        <style:text-properties style:use-window-font-color="true" fo:font-size="45%"/>
      </text:list-level-style-number>
      <text:list-level-style-number text:level="3" style:num-format="">
        <style:list-level-properties text:space-before="3.073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4.445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5.791cm"/>
        <style:text-properties style:use-window-font-color="true" fo:font-size="45%"/>
      </text:list-level-style-number>
      <text:list-level-style-number text:level="8" style:num-format="">
        <style:list-level-properties text:space-before="6.35cm"/>
        <style:text-properties style:use-window-font-color="true" fo:font-size="45%"/>
      </text:list-level-style-number>
      <text:list-level-style-number text:level="9" style:num-format="">
        <style:list-level-properties text:space-before="6.98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0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1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2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3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4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  <draw:layer draw:name="Master3-bg"/>
      <draw:layer draw:name="Master4-bg"/>
      <draw:layer draw:name="Master5-bg"/>
    </draw:layer-set>
    <style:handout-master presentation:presentation-page-layout-name="AL0T26" style:page-layout-name="PM0" draw:style-name="Mdp19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Master1-Technique" style:page-layout-name="PM1" draw:style-name="Mdp1">
      <draw:custom-shape draw:name="Forme libre 11" draw:style-name="Mgr3" draw:text-style-name="MP3" draw:layer="backgroundobjects" svg:width="25.4cm" svg:height="5.869cm" svg:x="0cm" svg:y="13.2cm">
        <text:p/>
        <draw:enhanced-geometry svg:viewBox="0 0 5760 1331" draw:text-areas="?f8 ?f12 ?f11 ?f10" draw:glue-points="?f8 ?f9 ?f8 ?f10 ?f11 ?f10 ?f11 ?f12 ?f8 ?f9" draw:type="non-primitive" draw:modifiers="0 0 0 0 0 0 0 0" draw:enhanced-path="M 0 1066 L 0 1331 5760 1331 5760 0 C 3220 1206 2250 1146 0 1066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 / ?f6"/>
          <draw:equation draw:name="f9" draw:formula="1066 / ?f7"/>
          <draw:equation draw:name="f10" draw:formula="1331 / ?f7"/>
          <draw:equation draw:name="f11" draw:formula="5760 / ?f6"/>
          <draw:equation draw:name="f12" draw:formula="0 / ?f7"/>
        </draw:enhanced-geometry>
      </draw:custom-shape>
      <draw:custom-shape draw:name="Forme libre 15" draw:style-name="Mgr4" draw:text-style-name="MP3" draw:layer="backgroundobjects" svg:width="5.08cm" svg:height="19.05cm" svg:x="20.32cm" svg:y="0cm">
        <text:p/>
        <draw:enhanced-geometry svg:viewBox="0 0 1914 4329" draw:text-areas="?f22 ?f24 ?f23 ?f25" draw:glue-points="?f15 ?f16 ?f15 ?f17 ?f18 ?f19 ?f20 ?f21 ?f15 ?f16" draw:type="non-primitive" draw:enhanced-path="M 1914 9 L 1914 4329 204 4327 C 1288 3574 2082 1734 0 0 L 1914 9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1914 * ?f5 / 1914"/>
          <draw:equation draw:name="f9" draw:formula="9 * ?f4 / 4329"/>
          <draw:equation draw:name="f10" draw:formula="4329 * ?f4 / 4329"/>
          <draw:equation draw:name="f11" draw:formula="204 * ?f5 / 1914"/>
          <draw:equation draw:name="f12" draw:formula="4327 * ?f4 / 4329"/>
          <draw:equation draw:name="f13" draw:formula="0 * ?f5 / 1914"/>
          <draw:equation draw:name="f14" draw:formula="0 * ?f4 / 4329"/>
          <draw:equation draw:name="f15" draw:formula="?f8 / ?f6"/>
          <draw:equation draw:name="f16" draw:formula="?f9 / ?f7"/>
          <draw:equation draw:name="f17" draw:formula="?f10 / ?f7"/>
          <draw:equation draw:name="f18" draw:formula="?f11 / ?f6"/>
          <draw:equation draw:name="f19" draw:formula="?f12 / ?f7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frame draw:name="Espace réservé du titre 8" presentation:style-name="Mpr1" draw:text-style-name="MP3" draw:layer="backgroundobjects" svg:width="20.743cm" svg:height="3.175cm" svg:x="1.27cm" svg:y="0.763cm" presentation:class="title">
        <draw:text-box>
          <text:p text:style-name="MP4"><text:span text:style-name="MT1">Cliquez pour modifier le style du titre</text:span></text:p>
        </draw:text-box>
      </draw:frame>
      <draw:frame draw:name="Espace réservé du texte 29" presentation:style-name="Mpr2" draw:text-style-name="MP3" draw:layer="backgroundobjects" svg:width="20.743cm" svg:height="12.572cm" svg:x="1.27cm" svg:y="4.445cm" presentation:class="outline">
        <draw:text-box>
          <text:list text:style-name="ML3">
            <text:list-item>
              <text:p text:style-name="MP5"><text:span text:style-name="MT2">Cliquez pour modifier les styles du texte du masque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Deuxièm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9" presentation:style-name="Mpr3" draw:text-style-name="MP3" draw:layer="backgroundobjects" svg:width="5.927cm" svg:height="1.014cm" svg:x="1.27cm" svg:y="17.839cm" presentation:class="date-time">
        <draw:text-box>
          <text:p text:style-name="MP4"><text:span text:style-name="MT6"><text:date style:data-style-name="D1" text:date-value="2013-02-07">07/02/2013</text:date></text:span></text:p>
        </draw:text-box>
      </draw:frame>
      <draw:frame draw:name="Espace réservé du pied de page 21" presentation:style-name="Mpr4" draw:text-style-name="MP3" draw:layer="backgroundobjects" svg:width="8.043cm" svg:height="1.014cm" svg:x="8.678cm" svg:y="17.839cm" presentation:class="footer">
        <draw:text-box>
          <text:p/>
        </draw:text-box>
      </draw:frame>
      <draw:frame draw:name="Espace réservé du numéro de diapositive 17" presentation:style-name="Mpr5" draw:text-style-name="MP3" draw:layer="backgroundobjects" svg:width="2.117cm" svg:height="1.014cm" svg:x="22.648cm" svg:y="17.839cm" presentation:class="page-number">
        <draw:text-box>
          <text:p text:style-name="MP10"><text:span text:style-name="MT6"><text:page-number>&lt;numéro&gt;</text:page-number></text:span></text:p>
        </draw:text-box>
      </draw:frame>
      <presentation:notes style:page-layout-name="PM0">
        <draw:page-thumbnail presentation:style-name="Master1-Technique-title" draw:layer="backgroundobjects" svg:width="14.848cm" svg:height="11.136cm" svg:x="3.075cm" svg:y="2.257cm" presentation:class="page"/>
        <draw:frame presentation:style-name="Master1-Techniq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1-Layout1-title-Diapositive-de-titre" style:page-layout-name="PM1" draw:style-name="Mdp2">
      <draw:custom-shape draw:name="Forme libre 6" draw:style-name="Mgr3" draw:text-style-name="MP3" draw:layer="backgroundobjects" svg:width="25.4cm" svg:height="5.869cm" svg:x="0cm" svg:y="13.2cm">
        <text:p/>
        <draw:enhanced-geometry svg:viewBox="0 0 5760 1331" draw:text-areas="?f8 ?f12 ?f11 ?f10" draw:glue-points="?f8 ?f9 ?f8 ?f10 ?f11 ?f10 ?f11 ?f12 ?f8 ?f9" draw:type="non-primitive" draw:modifiers="0 0 0 0 0 0 0 0" draw:enhanced-path="M 0 1066 L 0 1331 5760 1331 5760 0 C 3220 1206 2250 1146 0 1066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 / ?f6"/>
          <draw:equation draw:name="f9" draw:formula="1066 / ?f7"/>
          <draw:equation draw:name="f10" draw:formula="1331 / ?f7"/>
          <draw:equation draw:name="f11" draw:formula="5760 / ?f6"/>
          <draw:equation draw:name="f12" draw:formula="0 / ?f7"/>
        </draw:enhanced-geometry>
      </draw:custom-shape>
      <draw:custom-shape draw:name="Forme libre 7" draw:style-name="Mgr4" draw:text-style-name="MP3" draw:layer="backgroundobjects" svg:width="8.44cm" svg:height="19.05cm" svg:x="16.96cm" svg:y="0cm">
        <text:p/>
        <draw:enhanced-geometry svg:viewBox="0 0 1914 4329" draw:text-areas="?f22 ?f24 ?f23 ?f25" draw:glue-points="?f15 ?f16 ?f15 ?f17 ?f18 ?f19 ?f20 ?f21 ?f15 ?f16" draw:type="non-primitive" draw:enhanced-path="M 1914 9 L 1914 4329 204 4327 C 1288 3574 1608 1590 0 0 L 1914 9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1914 * ?f5 / 1914"/>
          <draw:equation draw:name="f9" draw:formula="9 * ?f4 / 4329"/>
          <draw:equation draw:name="f10" draw:formula="4329 * ?f4 / 4329"/>
          <draw:equation draw:name="f11" draw:formula="204 * ?f5 / 1914"/>
          <draw:equation draw:name="f12" draw:formula="4327 * ?f4 / 4329"/>
          <draw:equation draw:name="f13" draw:formula="0 * ?f5 / 1914"/>
          <draw:equation draw:name="f14" draw:formula="0 * ?f4 / 4329"/>
          <draw:equation draw:name="f15" draw:formula="?f8 / ?f6"/>
          <draw:equation draw:name="f16" draw:formula="?f9 / ?f7"/>
          <draw:equation draw:name="f17" draw:formula="?f10 / ?f7"/>
          <draw:equation draw:name="f18" draw:formula="?f11 / ?f6"/>
          <draw:equation draw:name="f19" draw:formula="?f12 / ?f7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frame draw:name="Titre 8" presentation:style-name="Mpr8" draw:text-style-name="MP3" draw:layer="backgroundobjects" svg:width="18cm" svg:height="6.392cm" svg:x="1.192cm" svg:y="9.271cm" presentation:class="title">
        <draw:text-box>
          <text:p text:style-name="MP10"><text:span text:style-name="MT7">Cliquez pour modifier le style du titre</text:span></text:p>
        </draw:text-box>
      </draw:frame>
      <draw:frame draw:name="Sous-titre 16" presentation:style-name="Mpr9" draw:text-style-name="MP3" draw:layer="backgroundobjects" svg:width="18cm" svg:height="4.868cm" svg:x="1.203cm" svg:y="4.291cm" presentation:class="subtitle">
        <draw:text-box>
          <text:p text:style-name="MP11"><text:span text:style-name="MT5">Cliquez pour modifier le style des sous-titres du masque</text:span></text:p>
        </draw:text-box>
      </draw:frame>
      <draw:frame draw:name="Espace réservé de la date 29" presentation:style-name="Mpr10" draw:text-style-name="MP3" draw:layer="backgroundobjects" svg:width="5.927cm" svg:height="1.014cm" svg:x="1.27cm" svg:y="17.839cm" presentation:class="date-time">
        <draw:text-box>
          <text:p text:style-name="MP4"><text:span text:style-name="MT6"><text:date style:data-style-name="D1" text:date-value="2013-02-07">07/02/2013</text:date></text:span></text:p>
        </draw:text-box>
      </draw:frame>
      <draw:frame draw:name="Espace réservé du pied de page 18" presentation:style-name="Mpr11" draw:text-style-name="MP3" draw:layer="backgroundobjects" svg:width="8.043cm" svg:height="1.014cm" svg:x="8.678cm" svg:y="17.839cm" presentation:class="footer">
        <draw:text-box>
          <text:p/>
        </draw:text-box>
      </draw:frame>
      <draw:frame draw:name="Espace réservé du numéro de diapositive 26" presentation:style-name="Mpr12" draw:text-style-name="MP3" draw:layer="backgroundobjects" svg:width="2.117cm" svg:height="1.014cm" svg:x="22.648cm" svg:y="17.839cm" presentation:class="page-number">
        <draw:text-box>
          <text:p text:style-name="MP10"><text:span text:style-name="MT6"><text:page-number>&lt;numéro&gt;</text:page-number></text:span></text:p>
        </draw:text-box>
      </draw:frame>
      <draw:frame presentation:style-name="Master1-Layout1-title-Diapositive-de-titre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1-title-Diapositive-de-titre-title" draw:layer="backgroundobjects" svg:width="0cm" svg:height="0cm" svg:x="0cm" svg:y="2.257cm" presentation:class="page"/>
        <draw:frame presentation:style-name="Master1-Layout1-title-Diapositive-de-titr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1-Layout2-obj-Titre-et-contenu" style:page-layout-name="PM1" draw:style-name="Mdp1">
      <draw:custom-shape draw:name="Forme libre 6" draw:style-name="Mgr3" draw:text-style-name="MP3" draw:layer="Master1-bg" svg:width="25.4cm" svg:height="5.869cm" svg:x="0cm" svg:y="13.2cm">
        <text:p/>
        <draw:enhanced-geometry svg:viewBox="0 0 5760 1331" draw:text-areas="?f8 ?f12 ?f11 ?f10" draw:glue-points="?f8 ?f9 ?f8 ?f10 ?f11 ?f10 ?f11 ?f12 ?f8 ?f9" draw:type="non-primitive" draw:modifiers="0 0 0 0 0 0 0 0" draw:enhanced-path="M 0 1066 L 0 1331 5760 1331 5760 0 C 3220 1206 2250 1146 0 1066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 / ?f6"/>
          <draw:equation draw:name="f9" draw:formula="1066 / ?f7"/>
          <draw:equation draw:name="f10" draw:formula="1331 / ?f7"/>
          <draw:equation draw:name="f11" draw:formula="5760 / ?f6"/>
          <draw:equation draw:name="f12" draw:formula="0 / ?f7"/>
        </draw:enhanced-geometry>
      </draw:custom-shape>
      <draw:custom-shape draw:name="Forme libre 7" draw:style-name="Mgr4" draw:text-style-name="MP3" draw:layer="Master1-bg" svg:width="5.08cm" svg:height="19.05cm" svg:x="20.32cm" svg:y="0cm">
        <text:p/>
        <draw:enhanced-geometry svg:viewBox="0 0 1914 4329" draw:text-areas="?f22 ?f24 ?f23 ?f25" draw:glue-points="?f15 ?f16 ?f15 ?f17 ?f18 ?f19 ?f20 ?f21 ?f15 ?f16" draw:type="non-primitive" draw:enhanced-path="M 1914 9 L 1914 4329 204 4327 C 1288 3574 2082 1734 0 0 L 1914 9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1914 * ?f5 / 1914"/>
          <draw:equation draw:name="f9" draw:formula="9 * ?f4 / 4329"/>
          <draw:equation draw:name="f10" draw:formula="4329 * ?f4 / 4329"/>
          <draw:equation draw:name="f11" draw:formula="204 * ?f5 / 1914"/>
          <draw:equation draw:name="f12" draw:formula="4327 * ?f4 / 4329"/>
          <draw:equation draw:name="f13" draw:formula="0 * ?f5 / 1914"/>
          <draw:equation draw:name="f14" draw:formula="0 * ?f4 / 4329"/>
          <draw:equation draw:name="f15" draw:formula="?f8 / ?f6"/>
          <draw:equation draw:name="f16" draw:formula="?f9 / ?f7"/>
          <draw:equation draw:name="f17" draw:formula="?f10 / ?f7"/>
          <draw:equation draw:name="f18" draw:formula="?f11 / ?f6"/>
          <draw:equation draw:name="f19" draw:formula="?f12 / ?f7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frame draw:name="Titre 1" presentation:style-name="Mpr15" draw:text-style-name="MP3" draw:layer="backgroundobjects" svg:width="20.743cm" svg:height="3.175cm" svg:x="1.27cm" svg:y="0.763cm" presentation:class="title">
        <draw:text-box>
          <text:p text:style-name="MP4"><text:span text:style-name="MT1">Cliquez pour modifier le style du titre</text:span></text:p>
        </draw:text-box>
      </draw:frame>
      <draw:frame draw:name="Espace réservé du contenu 2" presentation:style-name="Mpr16" draw:text-style-name="MP3" draw:layer="backgroundobjects" svg:width="20.743cm" svg:height="12.572cm" svg:x="1.27cm" svg:y="4.445cm" presentation:class="title">
        <draw:text-box>
          <text:list text:style-name="ML3">
            <text:list-item>
              <text:p text:style-name="MP5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e la date 3" presentation:style-name="Mpr17" draw:text-style-name="MP3" draw:layer="backgroundobjects" svg:width="5.927cm" svg:height="1.014cm" svg:x="1.27cm" svg:y="17.839cm" presentation:class="date-time">
        <draw:text-box>
          <text:p text:style-name="MP4"><text:span text:style-name="MT6"><text:date style:data-style-name="D1" text:date-value="2013-02-07">07/02/2013</text:date></text:span></text:p>
        </draw:text-box>
      </draw:frame>
      <draw:frame draw:name="Espace réservé du pied de page 4" presentation:style-name="Mpr18" draw:text-style-name="MP3" draw:layer="backgroundobjects" svg:width="8.043cm" svg:height="1.014cm" svg:x="8.678cm" svg:y="17.839cm" presentation:class="footer">
        <draw:text-box>
          <text:p/>
        </draw:text-box>
      </draw:frame>
      <draw:frame draw:name="Espace réservé du numéro de diapositive 5" presentation:style-name="Mpr19" draw:text-style-name="MP3" draw:layer="backgroundobjects" svg:width="2.117cm" svg:height="1.014cm" svg:x="22.648cm" svg:y="17.839cm" presentation:class="page-number">
        <draw:text-box>
          <text:p text:style-name="MP10"><text:span text:style-name="MT6"><text:page-number>&lt;numéro&gt;</text:page-number></text:span></text:p>
        </draw:text-box>
      </draw:frame>
      <presentation:notes style:page-layout-name="PM0">
        <draw:page-thumbnail presentation:style-name="Master1-Layout2-obj-Titre-et-contenu-title" draw:layer="backgroundobjects" svg:width="0cm" svg:height="0cm" svg:x="0cm" svg:y="2.257cm" presentation:class="page"/>
        <draw:frame presentation:style-name="Master1-Layout2-obj-Titre-et-contenu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1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1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1-Layout3-secHead-Titre-de-section" style:page-layout-name="PM1" draw:style-name="Mdp3">
      <draw:custom-shape draw:name="Forme libre 6" draw:style-name="Mgr3" draw:text-style-name="MP3" draw:layer="backgroundobjects" svg:width="25.4cm" svg:height="5.869cm" svg:x="0cm" svg:y="13.2cm">
        <text:p/>
        <draw:enhanced-geometry svg:viewBox="0 0 5760 1331" draw:text-areas="?f8 ?f12 ?f11 ?f10" draw:glue-points="?f8 ?f9 ?f8 ?f10 ?f11 ?f10 ?f11 ?f12 ?f8 ?f9" draw:type="non-primitive" draw:modifiers="0 0 0 0 0 0 0 0" draw:enhanced-path="M 0 1066 L 0 1331 5760 1331 5760 0 C 3220 1206 2250 1146 0 1066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 / ?f6"/>
          <draw:equation draw:name="f9" draw:formula="1066 / ?f7"/>
          <draw:equation draw:name="f10" draw:formula="1331 / ?f7"/>
          <draw:equation draw:name="f11" draw:formula="5760 / ?f6"/>
          <draw:equation draw:name="f12" draw:formula="0 / ?f7"/>
        </draw:enhanced-geometry>
      </draw:custom-shape>
      <draw:custom-shape draw:name="Forme libre 8" draw:style-name="Mgr4" draw:text-style-name="MP3" draw:layer="backgroundobjects" svg:width="8.44cm" svg:height="19.05cm" svg:x="16.96cm" svg:y="0cm">
        <text:p/>
        <draw:enhanced-geometry svg:viewBox="0 0 1914 4329" draw:text-areas="?f22 ?f24 ?f23 ?f25" draw:glue-points="?f15 ?f16 ?f15 ?f17 ?f18 ?f19 ?f20 ?f21 ?f15 ?f16" draw:type="non-primitive" draw:enhanced-path="M 1914 9 L 1914 4329 204 4327 C 1288 3574 1608 1590 0 0 L 1914 9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1914 * ?f5 / 1914"/>
          <draw:equation draw:name="f9" draw:formula="9 * ?f4 / 4329"/>
          <draw:equation draw:name="f10" draw:formula="4329 * ?f4 / 4329"/>
          <draw:equation draw:name="f11" draw:formula="204 * ?f5 / 1914"/>
          <draw:equation draw:name="f12" draw:formula="4327 * ?f4 / 4329"/>
          <draw:equation draw:name="f13" draw:formula="0 * ?f5 / 1914"/>
          <draw:equation draw:name="f14" draw:formula="0 * ?f4 / 4329"/>
          <draw:equation draw:name="f15" draw:formula="?f8 / ?f6"/>
          <draw:equation draw:name="f16" draw:formula="?f9 / ?f7"/>
          <draw:equation draw:name="f17" draw:formula="?f10 / ?f7"/>
          <draw:equation draw:name="f18" draw:formula="?f11 / ?f6"/>
          <draw:equation draw:name="f19" draw:formula="?f12 / ?f7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frame draw:name="Titre 1" presentation:style-name="Mpr22" draw:text-style-name="MP3" draw:layer="backgroundobjects" svg:width="18.415cm" svg:height="5.073cm" svg:x="1.905cm" svg:y="9.955cm" presentation:class="title">
        <draw:text-box>
          <text:p text:style-name="MP4"><text:span text:style-name="MT8">Cliquez pour modifier le style du titre</text:span></text:p>
        </draw:text-box>
      </draw:frame>
      <draw:frame draw:name="Espace réservé du texte 2" presentation:style-name="Mpr23" draw:text-style-name="MP3" draw:layer="backgroundobjects" svg:width="18.415cm" svg:height="2.963cm" svg:x="1.905cm" svg:y="6.905cm" presentation:class="outline">
        <draw:text-box>
          <text:list text:style-name="ML10">
            <text:list-item>
              <text:p text:style-name="MP12"><text:span text:style-name="MT5">Cliquez pour modifier les styles du texte du masque</text:span></text:p>
            </text:list-item>
          </text:list>
        </draw:text-box>
      </draw:frame>
      <draw:frame draw:name="Espace réservé de la date 3" presentation:style-name="Mpr24" draw:text-style-name="MP3" draw:layer="backgroundobjects" svg:width="5.927cm" svg:height="1.014cm" svg:x="1.27cm" svg:y="17.839cm" presentation:class="date-time">
        <draw:text-box>
          <text:p text:style-name="MP4"><text:span text:style-name="MT6"><text:date style:data-style-name="D1" text:date-value="2013-02-07">07/02/2013</text:date></text:span></text:p>
        </draw:text-box>
      </draw:frame>
      <draw:frame draw:name="Espace réservé du pied de page 4" presentation:style-name="Mpr25" draw:text-style-name="MP3" draw:layer="backgroundobjects" svg:width="8.043cm" svg:height="1.014cm" svg:x="8.678cm" svg:y="17.839cm" presentation:class="footer">
        <draw:text-box>
          <text:p/>
        </draw:text-box>
      </draw:frame>
      <draw:frame draw:name="Espace réservé du numéro de diapositive 5" presentation:style-name="Mpr26" draw:text-style-name="MP3" draw:layer="backgroundobjects" svg:width="2.117cm" svg:height="1.014cm" svg:x="22.648cm" svg:y="17.839cm" presentation:class="page-number">
        <draw:text-box>
          <text:p text:style-name="MP10"><text:span text:style-name="MT6"><text:page-number>&lt;numéro&gt;</text:page-number></text:span></text:p>
        </draw:text-box>
      </draw:frame>
      <presentation:notes style:page-layout-name="PM0">
        <draw:page-thumbnail presentation:style-name="Master1-Layout3-secHead-Titre-de-section-title" draw:layer="backgroundobjects" svg:width="0cm" svg:height="0cm" svg:x="0cm" svg:y="2.257cm" presentation:class="page"/>
        <draw:frame presentation:style-name="Master1-Layout3-secHead-Titre-de-section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8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1-Layout4-twoObj-Deux-contenus" style:page-layout-name="PM1" draw:style-name="Mdp1">
      <draw:custom-shape draw:name="Forme libre 7" draw:style-name="Mgr3" draw:text-style-name="MP3" draw:layer="Master1-bg" svg:width="25.4cm" svg:height="5.869cm" svg:x="0cm" svg:y="13.2cm">
        <text:p/>
        <draw:enhanced-geometry svg:viewBox="0 0 5760 1331" draw:text-areas="?f8 ?f12 ?f11 ?f10" draw:glue-points="?f8 ?f9 ?f8 ?f10 ?f11 ?f10 ?f11 ?f12 ?f8 ?f9" draw:type="non-primitive" draw:modifiers="0 0 0 0 0 0 0 0" draw:enhanced-path="M 0 1066 L 0 1331 5760 1331 5760 0 C 3220 1206 2250 1146 0 1066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 / ?f6"/>
          <draw:equation draw:name="f9" draw:formula="1066 / ?f7"/>
          <draw:equation draw:name="f10" draw:formula="1331 / ?f7"/>
          <draw:equation draw:name="f11" draw:formula="5760 / ?f6"/>
          <draw:equation draw:name="f12" draw:formula="0 / ?f7"/>
        </draw:enhanced-geometry>
      </draw:custom-shape>
      <draw:custom-shape draw:name="Forme libre 8" draw:style-name="Mgr4" draw:text-style-name="MP3" draw:layer="Master1-bg" svg:width="5.08cm" svg:height="19.05cm" svg:x="20.32cm" svg:y="0cm">
        <text:p/>
        <draw:enhanced-geometry svg:viewBox="0 0 1914 4329" draw:text-areas="?f22 ?f24 ?f23 ?f25" draw:glue-points="?f15 ?f16 ?f15 ?f17 ?f18 ?f19 ?f20 ?f21 ?f15 ?f16" draw:type="non-primitive" draw:enhanced-path="M 1914 9 L 1914 4329 204 4327 C 1288 3574 2082 1734 0 0 L 1914 9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1914 * ?f5 / 1914"/>
          <draw:equation draw:name="f9" draw:formula="9 * ?f4 / 4329"/>
          <draw:equation draw:name="f10" draw:formula="4329 * ?f4 / 4329"/>
          <draw:equation draw:name="f11" draw:formula="204 * ?f5 / 1914"/>
          <draw:equation draw:name="f12" draw:formula="4327 * ?f4 / 4329"/>
          <draw:equation draw:name="f13" draw:formula="0 * ?f5 / 1914"/>
          <draw:equation draw:name="f14" draw:formula="0 * ?f4 / 4329"/>
          <draw:equation draw:name="f15" draw:formula="?f8 / ?f6"/>
          <draw:equation draw:name="f16" draw:formula="?f9 / ?f7"/>
          <draw:equation draw:name="f17" draw:formula="?f10 / ?f7"/>
          <draw:equation draw:name="f18" draw:formula="?f11 / ?f6"/>
          <draw:equation draw:name="f19" draw:formula="?f12 / ?f7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frame draw:name="Titre 1" presentation:style-name="Mpr29" draw:text-style-name="MP3" draw:layer="backgroundobjects" svg:width="20.743cm" svg:height="3.175cm" svg:x="1.27cm" svg:y="0.763cm" presentation:class="title">
        <draw:text-box>
          <text:p text:style-name="MP4"><text:span text:style-name="MT1">Cliquez pour modifier le style du titre</text:span></text:p>
        </draw:text-box>
      </draw:frame>
      <draw:frame draw:name="Espace réservé du contenu 2" presentation:style-name="Mpr30" draw:text-style-name="MP3" draw:layer="backgroundobjects" svg:width="10.16cm" svg:height="12.572cm" svg:x="1.27cm" svg:y="4.445cm" presentation:class="title">
        <draw:text-box>
          <text:list text:style-name="ML3">
            <text:list-item>
              <text:p text:style-name="MP13"><text:span text:style-name="MT3">Cliquez pour modifier les styles du texte du masque</text:span><text:span text:style-name="MT3"><text:line-break/></text:span><text:span text:style-name="MT9">Deuxième niveau</text:span><text:span text:style-name="MT9"><text:line-break/></text:span><text:span text:style-name="MT5">Troisième niveau</text:span><text:span text:style-name="MT5"><text:line-break/></text:span><text:span text:style-name="MT10">Quatrième niveau</text:span><text:span text:style-name="MT10"><text:line-break/></text:span><text:span text:style-name="MT10">Cinquième niveau</text:span></text:p>
            </text:list-item>
          </text:list>
        </draw:text-box>
      </draw:frame>
      <draw:frame draw:name="Espace réservé du contenu 3" presentation:style-name="Mpr30" draw:text-style-name="MP3" draw:layer="backgroundobjects" svg:width="10.16cm" svg:height="12.572cm" svg:x="11.853cm" svg:y="4.445cm" presentation:class="title">
        <draw:text-box>
          <text:list text:style-name="ML3">
            <text:list-item>
              <text:p text:style-name="MP13"><text:span text:style-name="MT3">Cliquez pour modifier les styles du texte du masque</text:span><text:span text:style-name="MT3"><text:line-break/></text:span><text:span text:style-name="MT9">Deuxième niveau</text:span><text:span text:style-name="MT9"><text:line-break/></text:span><text:span text:style-name="MT5">Troisième niveau</text:span><text:span text:style-name="MT5"><text:line-break/></text:span><text:span text:style-name="MT10">Quatrième niveau</text:span><text:span text:style-name="MT10"><text:line-break/></text:span><text:span text:style-name="MT10">Cinquième niveau</text:span></text:p>
            </text:list-item>
          </text:list>
        </draw:text-box>
      </draw:frame>
      <draw:frame draw:name="Espace réservé de la date 4" presentation:style-name="Mpr31" draw:text-style-name="MP3" draw:layer="backgroundobjects" svg:width="5.927cm" svg:height="1.014cm" svg:x="1.27cm" svg:y="17.839cm" presentation:class="date-time">
        <draw:text-box>
          <text:p text:style-name="MP4"><text:span text:style-name="MT6"><text:date style:data-style-name="D1" text:date-value="2013-02-07">07/02/2013</text:date></text:span></text:p>
        </draw:text-box>
      </draw:frame>
      <draw:frame draw:name="Espace réservé du pied de page 5" presentation:style-name="Mpr32" draw:text-style-name="MP3" draw:layer="backgroundobjects" svg:width="8.043cm" svg:height="1.014cm" svg:x="8.678cm" svg:y="17.839cm" presentation:class="footer">
        <draw:text-box>
          <text:p/>
        </draw:text-box>
      </draw:frame>
      <draw:frame draw:name="Espace réservé du numéro de diapositive 6" presentation:style-name="Mpr33" draw:text-style-name="MP3" draw:layer="backgroundobjects" svg:width="2.117cm" svg:height="1.014cm" svg:x="22.648cm" svg:y="17.839cm" presentation:class="page-number">
        <draw:text-box>
          <text:p text:style-name="MP10"><text:span text:style-name="MT6"><text:page-number>&lt;numéro&gt;</text:page-number></text:span></text:p>
        </draw:text-box>
      </draw:frame>
      <presentation:notes style:page-layout-name="PM0">
        <draw:page-thumbnail presentation:style-name="Master1-Layout4-twoObj-Deux-contenus-title" draw:layer="backgroundobjects" svg:width="0cm" svg:height="0cm" svg:x="0cm" svg:y="2.257cm" presentation:class="page"/>
        <draw:frame presentation:style-name="Master1-Layout4-twoObj-Deux-contenus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6" draw:text-style-name="MP3" draw:layer="backgroundobjects" svg:width="22.86cm" svg:height="3.175cm" svg:x="1.27cm" svg:y="0.758cm" presentation:class="title">
        <draw:text-box>
          <text:p text:style-name="MP4"><text:span text:style-name="MT1">Cliquez pour modifier le style du titre</text:span></text:p>
        </draw:text-box>
      </draw:frame>
      <draw:frame draw:name="Espace réservé du texte 2" presentation:style-name="Mpr37" draw:text-style-name="MP3" draw:layer="backgroundobjects" svg:width="11.223cm" svg:height="2.328cm" svg:x="1.27cm" svg:y="15.24cm" presentation:class="outline">
        <draw:text-box>
          <text:list text:style-name="ML10">
            <text:list-item>
              <text:p text:style-name="MP14"><text:span text:style-name="MT11">Cliquez pour modifier les styles du texte du masque</text:span></text:p>
            </text:list-item>
          </text:list>
        </draw:text-box>
      </draw:frame>
      <draw:frame draw:name="Espace réservé du texte 3" presentation:style-name="Mpr37" draw:text-style-name="MP3" draw:layer="backgroundobjects" svg:width="11.227cm" svg:height="2.328cm" svg:x="12.903cm" svg:y="15.24cm" presentation:class="outline">
        <draw:text-box>
          <text:list text:style-name="ML10">
            <text:list-item>
              <text:p text:style-name="MP14"><text:span text:style-name="MT11">Cliquez pour modifier les styles du texte du masque</text:span></text:p>
            </text:list-item>
          </text:list>
        </draw:text-box>
      </draw:frame>
      <draw:frame draw:name="Espace réservé du contenu 4" presentation:style-name="Mpr38" draw:text-style-name="MP3" draw:layer="backgroundobjects" svg:width="11.223cm" svg:height="10.949cm" svg:x="1.27cm" svg:y="4.214cm" presentation:class="title">
        <draw:text-box>
          <text:list text:style-name="ML3">
            <text:list-item>
              <text:p text:style-name="MP13"><text:span text:style-name="MT4">Cliquez pour modifier les styles du texte du masque</text:span><text:span text:style-name="MT4"><text:line-break/></text:span><text:span text:style-name="MT5">Deuxième niveau</text:span><text:span text:style-name="MT5"><text:line-break/></text:span><text:span text:style-name="MT10">Troisième niveau</text:span><text:span text:style-name="MT10"><text:line-break/></text:span><text:span text:style-name="MT12">Quatrième niveau</text:span><text:span text:style-name="MT12"><text:line-break/></text:span><text:span text:style-name="MT12">Cinquième niveau</text:span></text:p>
            </text:list-item>
          </text:list>
        </draw:text-box>
      </draw:frame>
      <draw:frame draw:name="Espace réservé du contenu 5" presentation:style-name="Mpr38" draw:text-style-name="MP3" draw:layer="backgroundobjects" svg:width="11.227cm" svg:height="10.949cm" svg:x="12.903cm" svg:y="4.214cm" presentation:class="title">
        <draw:text-box>
          <text:list text:style-name="ML3">
            <text:list-item>
              <text:p text:style-name="MP13"><text:span text:style-name="MT4">Cliquez pour modifier les styles du texte du masque</text:span><text:span text:style-name="MT4"><text:line-break/></text:span><text:span text:style-name="MT5">Deuxième niveau</text:span><text:span text:style-name="MT5"><text:line-break/></text:span><text:span text:style-name="MT10">Troisième niveau</text:span><text:span text:style-name="MT10"><text:line-break/></text:span><text:span text:style-name="MT12">Quatrième niveau</text:span><text:span text:style-name="MT12"><text:line-break/></text:span><text:span text:style-name="MT12">Cinquième niveau</text:span></text:p>
            </text:list-item>
          </text:list>
        </draw:text-box>
      </draw:frame>
      <draw:frame draw:name="Espace réservé de la date 6" presentation:style-name="Mpr39" draw:text-style-name="MP3" draw:layer="backgroundobjects" svg:width="5.927cm" svg:height="1.014cm" svg:x="1.27cm" svg:y="17.839cm" presentation:class="date-time">
        <draw:text-box>
          <text:p text:style-name="MP4"><text:span text:style-name="MT6"><text:date style:data-style-name="D1" text:date-value="2013-02-07">07/02/2013</text:date></text:span></text:p>
        </draw:text-box>
      </draw:frame>
      <draw:frame draw:name="Espace réservé du pied de page 7" presentation:style-name="Mpr40" draw:text-style-name="MP3" draw:layer="backgroundobjects" svg:width="8.043cm" svg:height="1.014cm" svg:x="8.678cm" svg:y="17.839cm" presentation:class="footer">
        <draw:text-box>
          <text:p/>
        </draw:text-box>
      </draw:frame>
      <draw:frame draw:name="Espace réservé du numéro de diapositive 8" presentation:style-name="Mpr41" draw:text-style-name="MP3" draw:layer="backgroundobjects" svg:width="2.117cm" svg:height="1.014cm" svg:x="22.648cm" svg:y="17.839cm" presentation:class="page-number">
        <draw:text-box>
          <text:p text:style-name="MP10"><text:span text:style-name="MT6"><text:page-number>&lt;numéro&gt;</text:page-number></text:span></text:p>
        </draw:text-box>
      </draw:frame>
      <presentation:notes style:page-layout-name="PM0">
        <draw:page-thumbnail presentation:style-name="Master1-Layout5-twoTxTwoObj-Comparaison-title" draw:layer="backgroundobjects" svg:width="0cm" svg:height="0cm" svg:x="0cm" svg:y="2.257cm" presentation:class="page"/>
        <draw:frame presentation:style-name="Master1-Layout5-twoTxTwoObj-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1-Layout6-titleOnly-Titre-seul" style:page-layout-name="PM1" draw:style-name="Mdp1">
      <draw:custom-shape draw:name="Forme libre 5" draw:style-name="Mgr3" draw:text-style-name="MP3" draw:layer="Master1-bg" svg:width="25.4cm" svg:height="5.869cm" svg:x="0cm" svg:y="13.2cm">
        <text:p/>
        <draw:enhanced-geometry svg:viewBox="0 0 5760 1331" draw:text-areas="?f8 ?f12 ?f11 ?f10" draw:glue-points="?f8 ?f9 ?f8 ?f10 ?f11 ?f10 ?f11 ?f12 ?f8 ?f9" draw:type="non-primitive" draw:modifiers="0 0 0 0 0 0 0 0" draw:enhanced-path="M 0 1066 L 0 1331 5760 1331 5760 0 C 3220 1206 2250 1146 0 1066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 / ?f6"/>
          <draw:equation draw:name="f9" draw:formula="1066 / ?f7"/>
          <draw:equation draw:name="f10" draw:formula="1331 / ?f7"/>
          <draw:equation draw:name="f11" draw:formula="5760 / ?f6"/>
          <draw:equation draw:name="f12" draw:formula="0 / ?f7"/>
        </draw:enhanced-geometry>
      </draw:custom-shape>
      <draw:custom-shape draw:name="Forme libre 9" draw:style-name="Mgr4" draw:text-style-name="MP3" draw:layer="Master1-bg" svg:width="5.08cm" svg:height="19.05cm" svg:x="20.32cm" svg:y="0cm">
        <text:p/>
        <draw:enhanced-geometry svg:viewBox="0 0 1914 4329" draw:text-areas="?f22 ?f24 ?f23 ?f25" draw:glue-points="?f15 ?f16 ?f15 ?f17 ?f18 ?f19 ?f20 ?f21 ?f15 ?f16" draw:type="non-primitive" draw:enhanced-path="M 1914 9 L 1914 4329 204 4327 C 1288 3574 2082 1734 0 0 L 1914 9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1914 * ?f5 / 1914"/>
          <draw:equation draw:name="f9" draw:formula="9 * ?f4 / 4329"/>
          <draw:equation draw:name="f10" draw:formula="4329 * ?f4 / 4329"/>
          <draw:equation draw:name="f11" draw:formula="204 * ?f5 / 1914"/>
          <draw:equation draw:name="f12" draw:formula="4327 * ?f4 / 4329"/>
          <draw:equation draw:name="f13" draw:formula="0 * ?f5 / 1914"/>
          <draw:equation draw:name="f14" draw:formula="0 * ?f4 / 4329"/>
          <draw:equation draw:name="f15" draw:formula="?f8 / ?f6"/>
          <draw:equation draw:name="f16" draw:formula="?f9 / ?f7"/>
          <draw:equation draw:name="f17" draw:formula="?f10 / ?f7"/>
          <draw:equation draw:name="f18" draw:formula="?f11 / ?f6"/>
          <draw:equation draw:name="f19" draw:formula="?f12 / ?f7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frame draw:name="Titre 1" presentation:style-name="Mpr44" draw:text-style-name="MP3" draw:layer="backgroundobjects" svg:width="20.752cm" svg:height="3.175cm" svg:x="1.27cm" svg:y="0.762cm" presentation:class="title">
        <draw:text-box>
          <text:p text:style-name="MP4"><text:span text:style-name="MT1">Cliquez pour modifier le style du titre</text:span></text:p>
        </draw:text-box>
      </draw:frame>
      <draw:frame draw:name="Espace réservé de la date 6" presentation:style-name="Mpr45" draw:text-style-name="MP3" draw:layer="backgroundobjects" svg:width="5.927cm" svg:height="1.014cm" svg:x="1.27cm" svg:y="17.839cm" presentation:class="date-time">
        <draw:text-box>
          <text:p text:style-name="MP4"><text:span text:style-name="MT6"><text:date style:data-style-name="D1" text:date-value="2013-02-07">07/02/2013</text:date></text:span></text:p>
        </draw:text-box>
      </draw:frame>
      <draw:frame draw:name="Espace réservé du numéro de diapositive 7" presentation:style-name="Mpr46" draw:text-style-name="MP3" draw:layer="backgroundobjects" svg:width="2.117cm" svg:height="1.014cm" svg:x="22.648cm" svg:y="17.839cm" presentation:class="page-number">
        <draw:text-box>
          <text:p text:style-name="MP10"><text:span text:style-name="MT6"><text:page-number>&lt;numéro&gt;</text:page-number></text:span></text:p>
        </draw:text-box>
      </draw:frame>
      <draw:frame draw:name="Espace réservé du pied de page 8" presentation:style-name="Mpr47" draw:text-style-name="MP3" draw:layer="backgroundobjects" svg:width="8.043cm" svg:height="1.014cm" svg:x="8.678cm" svg:y="17.839cm" presentation:class="footer">
        <draw:text-box>
          <text:p/>
        </draw:text-box>
      </draw:frame>
      <presentation:notes style:page-layout-name="PM0">
        <draw:page-thumbnail presentation:style-name="Master1-Layout6-titleOnly-Titre-seul-title" draw:layer="backgroundobjects" svg:width="0cm" svg:height="0cm" svg:x="0cm" svg:y="2.257cm" presentation:class="page"/>
        <draw:frame presentation:style-name="Master1-Layout6-titleOnly-Titre-seul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9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1-Layout7-blank-Vide" style:page-layout-name="PM1" draw:style-name="Mdp1">
      <draw:custom-shape draw:name="Forme libre 4" draw:style-name="Mgr3" draw:text-style-name="MP3" draw:layer="Master1-bg" svg:width="25.4cm" svg:height="5.869cm" svg:x="0cm" svg:y="13.2cm">
        <text:p/>
        <draw:enhanced-geometry svg:viewBox="0 0 5760 1331" draw:text-areas="?f8 ?f12 ?f11 ?f10" draw:glue-points="?f8 ?f9 ?f8 ?f10 ?f11 ?f10 ?f11 ?f12 ?f8 ?f9" draw:type="non-primitive" draw:modifiers="0 0 0 0 0 0 0 0" draw:enhanced-path="M 0 1066 L 0 1331 5760 1331 5760 0 C 3220 1206 2250 1146 0 1066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 / ?f6"/>
          <draw:equation draw:name="f9" draw:formula="1066 / ?f7"/>
          <draw:equation draw:name="f10" draw:formula="1331 / ?f7"/>
          <draw:equation draw:name="f11" draw:formula="5760 / ?f6"/>
          <draw:equation draw:name="f12" draw:formula="0 / ?f7"/>
        </draw:enhanced-geometry>
      </draw:custom-shape>
      <draw:custom-shape draw:name="Forme libre 5" draw:style-name="Mgr4" draw:text-style-name="MP3" draw:layer="Master1-bg" svg:width="5.08cm" svg:height="19.05cm" svg:x="20.32cm" svg:y="0cm">
        <text:p/>
        <draw:enhanced-geometry svg:viewBox="0 0 1914 4329" draw:text-areas="?f22 ?f24 ?f23 ?f25" draw:glue-points="?f15 ?f16 ?f15 ?f17 ?f18 ?f19 ?f20 ?f21 ?f15 ?f16" draw:type="non-primitive" draw:enhanced-path="M 1914 9 L 1914 4329 204 4327 C 1288 3574 2082 1734 0 0 L 1914 9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1914 * ?f5 / 1914"/>
          <draw:equation draw:name="f9" draw:formula="9 * ?f4 / 4329"/>
          <draw:equation draw:name="f10" draw:formula="4329 * ?f4 / 4329"/>
          <draw:equation draw:name="f11" draw:formula="204 * ?f5 / 1914"/>
          <draw:equation draw:name="f12" draw:formula="4327 * ?f4 / 4329"/>
          <draw:equation draw:name="f13" draw:formula="0 * ?f5 / 1914"/>
          <draw:equation draw:name="f14" draw:formula="0 * ?f4 / 4329"/>
          <draw:equation draw:name="f15" draw:formula="?f8 / ?f6"/>
          <draw:equation draw:name="f16" draw:formula="?f9 / ?f7"/>
          <draw:equation draw:name="f17" draw:formula="?f10 / ?f7"/>
          <draw:equation draw:name="f18" draw:formula="?f11 / ?f6"/>
          <draw:equation draw:name="f19" draw:formula="?f12 / ?f7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frame draw:name="Espace réservé de la date 1" presentation:style-name="Mpr50" draw:text-style-name="MP3" draw:layer="backgroundobjects" svg:width="5.927cm" svg:height="1.014cm" svg:x="1.27cm" svg:y="17.839cm" presentation:class="date-time">
        <draw:text-box>
          <text:p text:style-name="MP4"><text:span text:style-name="MT6"><text:date style:data-style-name="D1" text:date-value="2013-02-07">07/02/2013</text:date></text:span></text:p>
        </draw:text-box>
      </draw:frame>
      <draw:frame draw:name="Espace réservé du pied de page 2" presentation:style-name="Mpr51" draw:text-style-name="MP3" draw:layer="backgroundobjects" svg:width="8.043cm" svg:height="1.014cm" svg:x="8.678cm" svg:y="17.839cm" presentation:class="footer">
        <draw:text-box>
          <text:p/>
        </draw:text-box>
      </draw:frame>
      <draw:frame draw:name="Espace réservé du numéro de diapositive 3" presentation:style-name="Mpr52" draw:text-style-name="MP3" draw:layer="backgroundobjects" svg:width="2.117cm" svg:height="1.014cm" svg:x="22.648cm" svg:y="17.839cm" presentation:class="page-number">
        <draw:text-box>
          <text:p text:style-name="MP10"><text:span text:style-name="MT6"><text:page-number>&lt;numéro&gt;</text:page-number></text:span></text:p>
        </draw:text-box>
      </draw:frame>
      <presentation:notes style:page-layout-name="PM0">
        <draw:page-thumbnail presentation:style-name="Master1-Layout7-blank-Vide-title" draw:layer="backgroundobjects" svg:width="0cm" svg:height="0cm" svg:x="0cm" svg:y="2.257cm" presentation:class="page"/>
        <draw:frame presentation:style-name="Master1-Layout7-blank-Vide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1-Layout8-objTx-Contenu-avec-légende" style:page-layout-name="PM1" draw:style-name="Mdp1">
      <draw:custom-shape draw:name="Forme libre 7" draw:style-name="Mgr3" draw:text-style-name="MP3" draw:layer="Master1-bg" svg:width="25.4cm" svg:height="5.869cm" svg:x="0cm" svg:y="13.2cm">
        <text:p/>
        <draw:enhanced-geometry svg:viewBox="0 0 5760 1331" draw:text-areas="?f8 ?f12 ?f11 ?f10" draw:glue-points="?f8 ?f9 ?f8 ?f10 ?f11 ?f10 ?f11 ?f12 ?f8 ?f9" draw:type="non-primitive" draw:modifiers="0 0 0 0 0 0 0 0" draw:enhanced-path="M 0 1066 L 0 1331 5760 1331 5760 0 C 3220 1206 2250 1146 0 1066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 / ?f6"/>
          <draw:equation draw:name="f9" draw:formula="1066 / ?f7"/>
          <draw:equation draw:name="f10" draw:formula="1331 / ?f7"/>
          <draw:equation draw:name="f11" draw:formula="5760 / ?f6"/>
          <draw:equation draw:name="f12" draw:formula="0 / ?f7"/>
        </draw:enhanced-geometry>
      </draw:custom-shape>
      <draw:custom-shape draw:name="Forme libre 8" draw:style-name="Mgr4" draw:text-style-name="MP3" draw:layer="Master1-bg" svg:width="5.08cm" svg:height="19.05cm" svg:x="20.32cm" svg:y="0cm">
        <text:p/>
        <draw:enhanced-geometry svg:viewBox="0 0 1914 4329" draw:text-areas="?f22 ?f24 ?f23 ?f25" draw:glue-points="?f15 ?f16 ?f15 ?f17 ?f18 ?f19 ?f20 ?f21 ?f15 ?f16" draw:type="non-primitive" draw:enhanced-path="M 1914 9 L 1914 4329 204 4327 C 1288 3574 2082 1734 0 0 L 1914 9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1914 * ?f5 / 1914"/>
          <draw:equation draw:name="f9" draw:formula="9 * ?f4 / 4329"/>
          <draw:equation draw:name="f10" draw:formula="4329 * ?f4 / 4329"/>
          <draw:equation draw:name="f11" draw:formula="204 * ?f5 / 1914"/>
          <draw:equation draw:name="f12" draw:formula="4327 * ?f4 / 4329"/>
          <draw:equation draw:name="f13" draw:formula="0 * ?f5 / 1914"/>
          <draw:equation draw:name="f14" draw:formula="0 * ?f4 / 4329"/>
          <draw:equation draw:name="f15" draw:formula="?f8 / ?f6"/>
          <draw:equation draw:name="f16" draw:formula="?f9 / ?f7"/>
          <draw:equation draw:name="f17" draw:formula="?f10 / ?f7"/>
          <draw:equation draw:name="f18" draw:formula="?f11 / ?f6"/>
          <draw:equation draw:name="f19" draw:formula="?f12 / ?f7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frame draw:name="Titre 1" presentation:style-name="Mpr55" draw:text-style-name="MP3" draw:layer="backgroundobjects" svg:width="8.89cm" svg:height="2.028cm" svg:x="1.27cm" svg:y="3.293cm" presentation:class="title">
        <draw:text-box>
          <text:p text:style-name="MP4"><text:span text:style-name="MT13">Cliquez pour modifier le style du titre</text:span></text:p>
        </draw:text-box>
      </draw:frame>
      <draw:frame draw:name="Espace réservé du texte 2" presentation:style-name="Mpr56" draw:text-style-name="MP3" draw:layer="backgroundobjects" svg:width="7.62cm" svg:height="2.54cm" svg:x="1.27cm" svg:y="0.596cm" presentation:class="outline">
        <draw:text-box>
          <text:list text:style-name="ML10">
            <text:list-item>
              <text:p text:style-name="MP15"><text:span text:style-name="MT14">Cliquez pour modifier les styles du texte du masque</text:span></text:p>
            </text:list-item>
          </text:list>
        </draw:text-box>
      </draw:frame>
      <draw:frame draw:name="Espace réservé du contenu 3" presentation:style-name="Mpr57" draw:text-style-name="MP3" draw:layer="backgroundobjects" svg:width="19.685cm" svg:height="10.583cm" svg:x="1.27cm" svg:y="5.503cm" presentation:class="title">
        <draw:text-box>
          <text:list text:style-name="ML3">
            <text:list-item>
              <text:p text:style-name="MP5"><text:span text:style-name="MT15">Cliquez pour modifier les styles du texte du masque</text:span><text:span text:style-name="MT15"><text:line-break/></text:span><text:span text:style-name="MT4">Deuxième niveau</text:span><text:span text:style-name="MT4"><text:line-break/></text:span><text:span text:style-name="MT9">Troisième niveau</text:span><text:span text:style-name="MT9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e la date 4" presentation:style-name="Mpr58" draw:text-style-name="MP3" draw:layer="backgroundobjects" svg:width="5.927cm" svg:height="1.014cm" svg:x="1.27cm" svg:y="17.839cm" presentation:class="date-time">
        <draw:text-box>
          <text:p text:style-name="MP4"><text:span text:style-name="MT6"><text:date style:data-style-name="D1" text:date-value="2013-02-07">07/02/2013</text:date></text:span></text:p>
        </draw:text-box>
      </draw:frame>
      <draw:frame draw:name="Espace réservé du pied de page 5" presentation:style-name="Mpr59" draw:text-style-name="MP3" draw:layer="backgroundobjects" svg:width="8.043cm" svg:height="1.014cm" svg:x="8.678cm" svg:y="17.839cm" presentation:class="footer">
        <draw:text-box>
          <text:p/>
        </draw:text-box>
      </draw:frame>
      <draw:frame draw:name="Espace réservé du numéro de diapositive 6" presentation:style-name="Mpr60" draw:text-style-name="MP3" draw:layer="backgroundobjects" svg:width="2.117cm" svg:height="1.014cm" svg:x="22.657cm" svg:y="17.839cm" presentation:class="page-number">
        <draw:text-box>
          <text:p text:style-name="MP10"><text:span text:style-name="MT6"><text:page-number>&lt;numéro&gt;</text:page-number></text:span></text:p>
        </draw:text-box>
      </draw:frame>
      <presentation:notes style:page-layout-name="PM0">
        <draw:page-thumbnail presentation:style-name="Master1-Layout8-objTx-Contenu-avec-légende-title" draw:layer="backgroundobjects" svg:width="0cm" svg:height="0cm" svg:x="0cm" svg:y="2.257cm" presentation:class="page"/>
        <draw:frame presentation:style-name="Master1-Layout8-objTx-Contenu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2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63" draw:text-style-name="MP3" draw:layer="backgroundobjects" svg:width="8.483cm" svg:height="3.483cm" svg:x="15.435cm" svg:y="4.738cm" presentation:class="title">
        <draw:text-box>
          <text:p text:style-name="MP4"><text:span text:style-name="MT16">Cliquez pour modifier le style du titre</text:span></text:p>
        </draw:text-box>
      </draw:frame>
      <draw:frame draw:name="Espace réservé pour une image  2" presentation:style-name="Mpr64" draw:text-style-name="MP3" draw:layer="backgroundobjects" svg:width="11.43cm" svg:height="11.43cm" svg:x="2.96cm" svg:y="2.833cm" presentation:class="title">
        <draw:text-box>
          <text:p text:style-name="MP16"><text:span text:style-name="MT17">Cliquez sur l'icône pour ajouter une image</text:span></text:p>
        </draw:text-box>
      </draw:frame>
      <draw:frame draw:name="Espace réservé du texte 3" presentation:style-name="Mpr65" draw:text-style-name="MP3" draw:layer="backgroundobjects" svg:width="8.483cm" svg:height="7.399cm" svg:x="15.435cm" svg:y="8.33cm" presentation:class="outline">
        <draw:text-box>
          <text:list text:style-name="ML10">
            <text:list-item>
              <text:p text:style-name="MP15"><text:span text:style-name="MT18">Cliquez pour modifier les styles du texte du masque</text:span></text:p>
            </text:list-item>
          </text:list>
        </draw:text-box>
      </draw:frame>
      <draw:frame draw:name="Espace réservé de la date 4" presentation:style-name="Mpr66" draw:text-style-name="MP3" draw:layer="backgroundobjects" svg:width="5.927cm" svg:height="1.014cm" svg:x="1.27cm" svg:y="17.839cm" presentation:class="date-time">
        <draw:text-box>
          <text:p text:style-name="MP4"><text:span text:style-name="MT6"><text:date style:data-style-name="D1" text:date-value="2013-02-07">07/02/2013</text:date></text:span></text:p>
        </draw:text-box>
      </draw:frame>
      <draw:frame draw:name="Espace réservé du pied de page 5" presentation:style-name="Mpr67" draw:text-style-name="MP3" draw:layer="backgroundobjects" svg:width="8.043cm" svg:height="1.014cm" svg:x="8.678cm" svg:y="17.839cm" presentation:class="footer">
        <draw:text-box>
          <text:p/>
        </draw:text-box>
      </draw:frame>
      <draw:frame draw:name="Espace réservé du numéro de diapositive 6" presentation:style-name="Mpr68" draw:text-style-name="MP3" draw:layer="backgroundobjects" svg:width="2.117cm" svg:height="1.014cm" svg:x="22.648cm" svg:y="17.839cm" presentation:class="page-number">
        <draw:text-box>
          <text:p text:style-name="MP10"><text:span text:style-name="MT6"><text:page-number>&lt;numéro&gt;</text:page-number></text:span></text:p>
        </draw:text-box>
      </draw:frame>
      <presentation:notes style:page-layout-name="PM0">
        <draw:page-thumbnail presentation:style-name="Master1-Layout9-picTx-Image-avec-légende-title" draw:layer="backgroundobjects" svg:width="0cm" svg:height="0cm" svg:x="0cm" svg:y="2.257cm" presentation:class="page"/>
        <draw:frame presentation:style-name="Master1-Layout9-picTx-Image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6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0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1-Layout10-vertTx-Titre-et-texte-vertical" style:page-layout-name="PM1" draw:style-name="Mdp1">
      <draw:custom-shape draw:name="Forme libre 6" draw:style-name="Mgr3" draw:text-style-name="MP3" draw:layer="Master1-bg" svg:width="25.4cm" svg:height="5.869cm" svg:x="0cm" svg:y="13.2cm">
        <text:p/>
        <draw:enhanced-geometry svg:viewBox="0 0 5760 1331" draw:text-areas="?f8 ?f12 ?f11 ?f10" draw:glue-points="?f8 ?f9 ?f8 ?f10 ?f11 ?f10 ?f11 ?f12 ?f8 ?f9" draw:type="non-primitive" draw:modifiers="0 0 0 0 0 0 0 0" draw:enhanced-path="M 0 1066 L 0 1331 5760 1331 5760 0 C 3220 1206 2250 1146 0 1066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 / ?f6"/>
          <draw:equation draw:name="f9" draw:formula="1066 / ?f7"/>
          <draw:equation draw:name="f10" draw:formula="1331 / ?f7"/>
          <draw:equation draw:name="f11" draw:formula="5760 / ?f6"/>
          <draw:equation draw:name="f12" draw:formula="0 / ?f7"/>
        </draw:enhanced-geometry>
      </draw:custom-shape>
      <draw:custom-shape draw:name="Forme libre 7" draw:style-name="Mgr4" draw:text-style-name="MP3" draw:layer="Master1-bg" svg:width="5.08cm" svg:height="19.05cm" svg:x="20.32cm" svg:y="0cm">
        <text:p/>
        <draw:enhanced-geometry svg:viewBox="0 0 1914 4329" draw:text-areas="?f22 ?f24 ?f23 ?f25" draw:glue-points="?f15 ?f16 ?f15 ?f17 ?f18 ?f19 ?f20 ?f21 ?f15 ?f16" draw:type="non-primitive" draw:enhanced-path="M 1914 9 L 1914 4329 204 4327 C 1288 3574 2082 1734 0 0 L 1914 9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1914 * ?f5 / 1914"/>
          <draw:equation draw:name="f9" draw:formula="9 * ?f4 / 4329"/>
          <draw:equation draw:name="f10" draw:formula="4329 * ?f4 / 4329"/>
          <draw:equation draw:name="f11" draw:formula="204 * ?f5 / 1914"/>
          <draw:equation draw:name="f12" draw:formula="4327 * ?f4 / 4329"/>
          <draw:equation draw:name="f13" draw:formula="0 * ?f5 / 1914"/>
          <draw:equation draw:name="f14" draw:formula="0 * ?f4 / 4329"/>
          <draw:equation draw:name="f15" draw:formula="?f8 / ?f6"/>
          <draw:equation draw:name="f16" draw:formula="?f9 / ?f7"/>
          <draw:equation draw:name="f17" draw:formula="?f10 / ?f7"/>
          <draw:equation draw:name="f18" draw:formula="?f11 / ?f6"/>
          <draw:equation draw:name="f19" draw:formula="?f12 / ?f7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frame draw:name="Titre 1" presentation:style-name="Mpr71" draw:text-style-name="MP3" draw:layer="backgroundobjects" svg:width="20.743cm" svg:height="3.175cm" svg:x="1.27cm" svg:y="0.763cm" presentation:class="title">
        <draw:text-box>
          <text:p text:style-name="MP4"><text:span text:style-name="MT1">Cliquez pour modifier le style du titre</text:span></text:p>
        </draw:text-box>
      </draw:frame>
      <draw:frame draw:name="Espace réservé du texte vertical 2" presentation:style-name="Mpr72" draw:text-style-name="MP17" draw:layer="backgroundobjects" svg:width="20.743cm" svg:height="12.572cm" svg:x="1.27cm" svg:y="4.445cm" presentation:class="outline">
        <draw:text-box>
          <text:list text:style-name="ML3">
            <text:list-item>
              <text:p text:style-name="MP5"><text:span text:style-name="MT2">Cliquez pour modifier les styles du texte du masque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Deuxièm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3" draw:text-style-name="MP3" draw:layer="backgroundobjects" svg:width="5.927cm" svg:height="1.014cm" svg:x="1.27cm" svg:y="17.839cm" presentation:class="date-time">
        <draw:text-box>
          <text:p text:style-name="MP4"><text:span text:style-name="MT6"><text:date style:data-style-name="D1" text:date-value="2013-02-07">07/02/2013</text:date></text:span></text:p>
        </draw:text-box>
      </draw:frame>
      <draw:frame draw:name="Espace réservé du pied de page 4" presentation:style-name="Mpr74" draw:text-style-name="MP3" draw:layer="backgroundobjects" svg:width="8.043cm" svg:height="1.014cm" svg:x="8.678cm" svg:y="17.839cm" presentation:class="footer">
        <draw:text-box>
          <text:p/>
        </draw:text-box>
      </draw:frame>
      <draw:frame draw:name="Espace réservé du numéro de diapositive 5" presentation:style-name="Mpr75" draw:text-style-name="MP3" draw:layer="backgroundobjects" svg:width="2.117cm" svg:height="1.014cm" svg:x="22.648cm" svg:y="17.839cm" presentation:class="page-number">
        <draw:text-box>
          <text:p text:style-name="MP10"><text:span text:style-name="MT6"><text:page-number>&lt;numéro&gt;</text:page-number></text:span></text:p>
        </draw:text-box>
      </draw:frame>
      <presentation:notes style:page-layout-name="PM0">
        <draw:page-thumbnail presentation:style-name="Master1-Layout10-vertTx-Titre-et-texte-vertical-title" draw:layer="backgroundobjects" svg:width="0cm" svg:height="0cm" svg:x="0cm" svg:y="2.257cm" presentation:class="page"/>
        <draw:frame presentation:style-name="Master1-Layout10-vertTx-Titre-et-texte-vertical-notes" draw:layer="backgroundobjects" svg:width="16.799cm" svg:height="13.364cm" svg:x="2.1cm" svg:y="14.107cm" presentation:class="notes" presentation:placeholder="true">
          <draw:text-box/>
        </draw:frame>
        <draw:frame presentation:style-name="Mpr7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7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1-Layout11-vertTitleAndTx-Titre-vertical-et-texte" style:page-layout-name="PM1" draw:style-name="Mdp1">
      <draw:custom-shape draw:name="Forme libre 6" draw:style-name="Mgr3" draw:text-style-name="MP3" draw:layer="Master1-bg" svg:width="25.4cm" svg:height="5.869cm" svg:x="0cm" svg:y="13.2cm">
        <text:p/>
        <draw:enhanced-geometry svg:viewBox="0 0 5760 1331" draw:text-areas="?f8 ?f12 ?f11 ?f10" draw:glue-points="?f8 ?f9 ?f8 ?f10 ?f11 ?f10 ?f11 ?f12 ?f8 ?f9" draw:type="non-primitive" draw:modifiers="0 0 0 0 0 0 0 0" draw:enhanced-path="M 0 1066 L 0 1331 5760 1331 5760 0 C 3220 1206 2250 1146 0 1066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 / ?f6"/>
          <draw:equation draw:name="f9" draw:formula="1066 / ?f7"/>
          <draw:equation draw:name="f10" draw:formula="1331 / ?f7"/>
          <draw:equation draw:name="f11" draw:formula="5760 / ?f6"/>
          <draw:equation draw:name="f12" draw:formula="0 / ?f7"/>
        </draw:enhanced-geometry>
      </draw:custom-shape>
      <draw:custom-shape draw:name="Forme libre 7" draw:style-name="Mgr4" draw:text-style-name="MP3" draw:layer="Master1-bg" svg:width="5.08cm" svg:height="19.05cm" svg:x="20.32cm" svg:y="0cm">
        <text:p/>
        <draw:enhanced-geometry svg:viewBox="0 0 1914 4329" draw:text-areas="?f22 ?f24 ?f23 ?f25" draw:glue-points="?f15 ?f16 ?f15 ?f17 ?f18 ?f19 ?f20 ?f21 ?f15 ?f16" draw:type="non-primitive" draw:enhanced-path="M 1914 9 L 1914 4329 204 4327 C 1288 3574 2082 1734 0 0 L 1914 9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1914 * ?f5 / 1914"/>
          <draw:equation draw:name="f9" draw:formula="9 * ?f4 / 4329"/>
          <draw:equation draw:name="f10" draw:formula="4329 * ?f4 / 4329"/>
          <draw:equation draw:name="f11" draw:formula="204 * ?f5 / 1914"/>
          <draw:equation draw:name="f12" draw:formula="4327 * ?f4 / 4329"/>
          <draw:equation draw:name="f13" draw:formula="0 * ?f5 / 1914"/>
          <draw:equation draw:name="f14" draw:formula="0 * ?f4 / 4329"/>
          <draw:equation draw:name="f15" draw:formula="?f8 / ?f6"/>
          <draw:equation draw:name="f16" draw:formula="?f9 / ?f7"/>
          <draw:equation draw:name="f17" draw:formula="?f10 / ?f7"/>
          <draw:equation draw:name="f18" draw:formula="?f11 / ?f6"/>
          <draw:equation draw:name="f19" draw:formula="?f12 / ?f7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frame draw:name="Titre vertical 1" presentation:style-name="Mpr78" draw:text-style-name="MP17" draw:layer="backgroundobjects" svg:width="5.715cm" svg:height="16.254cm" svg:x="18.415cm" svg:y="0.763cm" presentation:class="title">
        <draw:text-box>
          <text:p text:style-name="MP4"><text:span text:style-name="MT1">Cliquez pour modifier le style du titre</text:span></text:p>
        </draw:text-box>
      </draw:frame>
      <draw:frame draw:name="Espace réservé du texte vertical 2" presentation:style-name="Mpr79" draw:text-style-name="MP17" draw:layer="backgroundobjects" svg:width="16.722cm" svg:height="16.254cm" svg:x="1.27cm" svg:y="0.763cm" presentation:class="outline">
        <draw:text-box>
          <text:list text:style-name="ML3">
            <text:list-item>
              <text:p text:style-name="MP5"><text:span text:style-name="MT2">Cliquez pour modifier les styles du texte du masque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Deuxièm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80" draw:text-style-name="MP3" draw:layer="backgroundobjects" svg:width="5.927cm" svg:height="1.014cm" svg:x="1.27cm" svg:y="17.839cm" presentation:class="date-time">
        <draw:text-box>
          <text:p text:style-name="MP4"><text:span text:style-name="MT6"><text:date style:data-style-name="D1" text:date-value="2013-02-07">07/02/2013</text:date></text:span></text:p>
        </draw:text-box>
      </draw:frame>
      <draw:frame draw:name="Espace réservé du pied de page 4" presentation:style-name="Mpr81" draw:text-style-name="MP3" draw:layer="backgroundobjects" svg:width="8.043cm" svg:height="1.014cm" svg:x="8.678cm" svg:y="17.839cm" presentation:class="footer">
        <draw:text-box>
          <text:p/>
        </draw:text-box>
      </draw:frame>
      <draw:frame draw:name="Espace réservé du numéro de diapositive 5" presentation:style-name="Mpr82" draw:text-style-name="MP3" draw:layer="backgroundobjects" svg:width="2.117cm" svg:height="1.014cm" svg:x="22.648cm" svg:y="17.839cm" presentation:class="page-number">
        <draw:text-box>
          <text:p text:style-name="MP10"><text:span text:style-name="MT6"><text:page-number>&lt;numéro&gt;</text:page-number></text:span></text:p>
        </draw:text-box>
      </draw:frame>
      <presentation:notes style:page-layout-name="PM0">
        <draw:page-thumbnail presentation:style-name="Master1-Layout11-vertTitleAndTx-Titre-vertical-et-texte-title" draw:layer="backgroundobjects" svg:width="0cm" svg:height="0cm" svg:x="0cm" svg:y="2.257cm" presentation:class="page"/>
        <draw:frame presentation:style-name="Master1-Layout11-vertTitleAndTx-Titre-vertical-et-texte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8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2-Civil" style:page-layout-name="PM1" draw:style-name="Mdp4">
      <draw:custom-shape draw:name="Rectangle 16" draw:style-name="Mgr5" draw:text-style-name="MP3" draw:layer="backgroundobjects" svg:width="25.4cm" svg:height="0.423cm" svg:x="0cm" svg:y="18.627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3" draw:layer="backgroundobjects" svg:width="25.4cm" svg:height="3.87cm" svg:x="0cm" svg:y="0cm">
        <text:p/>
        <draw:enhanced-geometry svg:viewBox="0 0 21600 21600" draw:type="non-primitive" draw:enhanced-path="M 0 0 L 21600 0 21600 21600 0 21600 Z N"/>
      </draw:custom-shape>
      <draw:custom-shape draw:name="Rectangle 17" draw:style-name="Mgr5" draw:text-style-name="MP3" draw:layer="backgroundobjects" svg:width="0.423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tangle 18" draw:style-name="Mgr5" draw:text-style-name="MP3" draw:layer="backgroundobjects" svg:width="0.423cm" svg:height="19.05cm" svg:x="24.977cm" svg:y="0cm">
        <text:p/>
        <draw:enhanced-geometry svg:viewBox="0 0 21600 21600" draw:type="non-primitive" draw:enhanced-path="M 0 0 L 21600 0 21600 21600 0 21600 Z N"/>
      </draw:custom-shape>
      <draw:custom-shape draw:name="Rectangle 8" draw:style-name="Mgr6" draw:text-style-name="MP3" draw:layer="backgroundobjects" svg:width="24.536cm" svg:height="0.86cm" svg:x="0.415cm" svg:y="17.746cm">
        <text:p/>
        <draw:enhanced-geometry svg:viewBox="0 0 21600 21600" draw:type="non-primitive" draw:enhanced-path="M 0 0 L 21600 0 21600 21600 0 21600 Z N"/>
      </draw:custom-shape>
      <draw:frame draw:name="Espace réservé de la date 13" presentation:style-name="Mpr85" draw:text-style-name="MP3" draw:layer="backgroundobjects" svg:width="8.458cm" svg:height="1.016cm" svg:x="16.087cm" svg:y="17.792cm" presentation:class="date-time">
        <draw:text-box>
          <text:p text:style-name="MP10"><text:span text:style-name="MT19"><text:date style:data-style-name="D1" text:date-value="2013-02-07">07/02/2013</text:date></text:span></text:p>
        </draw:text-box>
      </draw:frame>
      <draw:frame draw:name="Espace réservé du pied de page 2" presentation:style-name="Mpr85" draw:text-style-name="MP3" draw:layer="backgroundobjects" svg:width="9.948cm" svg:height="1.016cm" svg:x="0.847cm" svg:y="17.808cm" presentation:class="footer">
        <draw:text-box>
          <text:p/>
        </draw:text-box>
      </draw:frame>
      <draw:custom-shape draw:name="Rectangle 7" draw:style-name="Mgr7" draw:text-style-name="MP3" draw:layer="backgroundobjects" svg:width="24.536cm" svg:height="18.186cm" svg:x="0.423cm" svg:y="0.432cm">
        <text:p/>
        <draw:enhanced-geometry svg:viewBox="0 0 21600 21600" draw:type="non-primitive" draw:enhanced-path="M 0 0 L 21600 0 21600 21600 0 21600 Z N"/>
      </draw:custom-shape>
      <draw:custom-shape draw:name="Connecteur droit 9" draw:style-name="Mgr8" draw:text-style-name="MP3" draw:layer="backgroundobjects" svg:width="24.536cm" svg:height="0.001cm" svg:x="0.423cm" svg:y="3.547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Ellipse 11" draw:style-name="Mgr9" draw:text-style-name="MP3" draw:layer="backgroundobjects" svg:width="1.693cm" svg:height="1.693cm" svg:x="11.853cm" svg:y="2.656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draw:name="Ellipse 14" draw:style-name="Mgr10" draw:text-style-name="MP3" draw:layer="backgroundobjects" svg:width="1.168cm" svg:height="1.168cm" svg:x="12.116cm" svg:y="2.918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name="Espace réservé du numéro de diapositive 22" presentation:style-name="Mpr86" draw:text-style-name="MP3" draw:layer="backgroundobjects" svg:width="1.27cm" svg:height="1.226cm" svg:x="12.065cm" svg:y="2.889cm" presentation:class="page-number">
        <draw:text-box>
          <text:p text:style-name="MP18"><text:span text:style-name="MT20"><text:page-number>&lt;numéro&gt;</text:page-number></text:span></text:p>
        </draw:text-box>
      </draw:frame>
      <draw:frame draw:name="Espace réservé du titre 21" presentation:style-name="Mpr87" draw:text-style-name="MP3" draw:layer="backgroundobjects" svg:width="23.707cm" svg:height="2.108cm" svg:x="0.838cm" svg:y="0.635cm" presentation:class="title">
        <draw:text-box>
          <text:p text:style-name="MP18"><text:span text:style-name="MT21">Cliquez pour modifier le style du titre</text:span></text:p>
        </draw:text-box>
      </draw:frame>
      <draw:frame draw:name="Espace réservé du texte 12" presentation:style-name="Mpr88" draw:text-style-name="MP3" draw:layer="backgroundobjects" svg:width="23.707cm" svg:height="12.776cm" svg:x="0.838cm" svg:y="4.233cm" presentation:class="outline">
        <draw:text-box>
          <text:list text:style-name="ML11">
            <text:list-item>
              <text:p text:style-name="MP19"><text:span text:style-name="MT22">Cliquez pour modifier les styles du texte du masque</text:span></text:p>
            </text:list-item>
          </text:list>
          <text:list text:style-name="ML12">
            <text:list-item>
              <text:list>
                <text:list-item>
                  <text:p text:style-name="MP20"><text:span text:style-name="MT23">Deuxième niveau</text:span></text:p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p text:style-name="MP21"><text:span text:style-name="MT24">Troisième niveau</text:span></text:p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2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2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Master2-Civil-title" draw:layer="backgroundobjects" svg:width="0cm" svg:height="0cm" svg:x="0cm" svg:y="2.257cm" presentation:class="page"/>
        <draw:frame presentation:style-name="Master2-Civil-notes" draw:layer="backgroundobjects" svg:width="16.799cm" svg:height="13.364cm" svg:x="2.1cm" svg:y="14.107cm" presentation:class="notes" presentation:placeholder="true">
          <draw:text-box/>
        </draw:frame>
        <draw:frame presentation:style-name="Mpr8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0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2-Layout1-title-Diapositive-de-titre" style:page-layout-name="PM1" draw:style-name="Mdp5">
      <draw:custom-shape draw:name="Rectangle 14" draw:style-name="Mgr5" draw:text-style-name="MP3" draw:layer="backgroundobjects" svg:width="25.4cm" svg:height="0.423cm" svg:x="0cm" svg:y="18.627cm">
        <text:p/>
        <draw:enhanced-geometry svg:viewBox="0 0 21600 21600" draw:type="non-primitive" draw:enhanced-path="M 0 0 L 21600 0 21600 21600 0 21600 Z N"/>
      </draw:custom-shape>
      <draw:custom-shape draw:name="Rectangle 18" draw:style-name="Mgr5" draw:text-style-name="MP3" draw:layer="backgroundobjects" svg:width="0.423cm" svg:height="19.05cm" svg:x="24.977cm" svg:y="0.008cm">
        <text:p/>
        <draw:enhanced-geometry svg:viewBox="0 0 21600 21600" draw:type="non-primitive" draw:enhanced-path="M 0 0 L 21600 0 21600 21600 0 21600 Z N"/>
      </draw:custom-shape>
      <draw:custom-shape draw:name="Rectangle 17" draw:style-name="Mgr5" draw:text-style-name="MP3" draw:layer="backgroundobjects" svg:width="0.423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3" draw:layer="backgroundobjects" svg:width="25.4cm" svg:height="6.985cm" svg:x="0cm" svg:y="0cm">
        <text:p/>
        <draw:enhanced-geometry svg:viewBox="0 0 21600 21600" draw:type="non-primitive" draw:enhanced-path="M 0 0 L 21600 0 21600 21600 0 21600 Z N"/>
      </draw:custom-shape>
      <draw:custom-shape draw:name="Rectangle 11" draw:style-name="Mgr6" draw:text-style-name="MP3" draw:layer="backgroundobjects" svg:width="24.536cm" svg:height="0.86cm" svg:x="0.406cm" svg:y="17.755cm">
        <text:p/>
        <draw:enhanced-geometry svg:viewBox="0 0 21600 21600" draw:type="non-primitive" draw:enhanced-path="M 0 0 L 21600 0 21600 21600 0 21600 Z N"/>
      </draw:custom-shape>
      <draw:frame draw:name="Sous-titre 8" presentation:style-name="Mpr91" draw:text-style-name="MP3" draw:layer="backgroundobjects" svg:width="17.78cm" svg:height="4.868cm" svg:x="3.81cm" svg:y="7.832cm" presentation:class="subtitle">
        <draw:text-box>
          <text:p text:style-name="MP24"><text:span text:style-name="MT27">Cliquez pour modifier le style des sous-titres du masque</text:span></text:p>
        </draw:text-box>
      </draw:frame>
      <draw:frame draw:name="Espace réservé de la date 27" presentation:style-name="Mpr92" draw:text-style-name="MP3" draw:layer="backgroundobjects" svg:width="8.458cm" svg:height="1.016cm" svg:x="16.087cm" svg:y="17.792cm" presentation:class="date-time">
        <draw:text-box>
          <text:p text:style-name="MP10"><text:span text:style-name="MT19"><text:date style:data-style-name="D1" text:date-value="2013-02-07">07/02/2013</text:date></text:span></text:p>
        </draw:text-box>
      </draw:frame>
      <draw:frame draw:name="Espace réservé du pied de page 16" presentation:style-name="Mpr92" draw:text-style-name="MP3" draw:layer="backgroundobjects" svg:width="9.948cm" svg:height="1.016cm" svg:x="0.847cm" svg:y="17.808cm" presentation:class="footer">
        <draw:text-box>
          <text:p/>
        </draw:text-box>
      </draw:frame>
      <draw:custom-shape draw:name="Connecteur droit 6" draw:style-name="Mgr11" draw:text-style-name="MP3" draw:layer="backgroundobjects" svg:width="24.536cm" svg:height="0.001cm" svg:x="0.432cm" svg:y="6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tangle 9" draw:style-name="Mgr7" draw:text-style-name="MP3" draw:layer="backgroundobjects" svg:width="24.536cm" svg:height="18.186cm" svg:x="0.423cm" svg:y="0.423cm">
        <text:p/>
        <draw:enhanced-geometry svg:viewBox="0 0 21600 21600" draw:type="non-primitive" draw:enhanced-path="M 0 0 L 21600 0 21600 21600 0 21600 Z N"/>
      </draw:custom-shape>
      <draw:custom-shape draw:name="Ellipse 12" draw:style-name="Mgr9" draw:text-style-name="MP3" draw:layer="backgroundobjects" svg:width="1.693cm" svg:height="1.693cm" svg:x="11.853cm" svg:y="5.876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draw:name="Ellipse 13" draw:style-name="Mgr10" draw:text-style-name="MP3" draw:layer="backgroundobjects" svg:width="1.168cm" svg:height="1.168cm" svg:x="12.116cm" svg:y="6.138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name="Espace réservé du numéro de diapositive 28" presentation:style-name="Mpr93" draw:text-style-name="MP3" draw:layer="backgroundobjects" svg:width="1.27cm" svg:height="1.226cm" svg:x="12.065cm" svg:y="6.11cm" presentation:class="page-number">
        <draw:text-box>
          <text:p text:style-name="MP18"><text:span text:style-name="MT20"><text:page-number>&lt;numéro&gt;</text:page-number></text:span></text:p>
        </draw:text-box>
      </draw:frame>
      <draw:frame draw:name="Titre 7" presentation:style-name="Mpr94" draw:text-style-name="MP3" draw:layer="backgroundobjects" svg:width="21.59cm" svg:height="4.868cm" svg:x="1.905cm" svg:y="1.058cm" presentation:class="title">
        <draw:text-box>
          <text:p text:style-name="MP18"><text:span text:style-name="MT28">Cliquez pour modifier le style du titre</text:span></text:p>
        </draw:text-box>
      </draw:frame>
      <presentation:notes style:page-layout-name="PM0">
        <draw:page-thumbnail presentation:style-name="Master2-Layout1-title-Diapositive-de-titre-title" draw:layer="backgroundobjects" svg:width="0cm" svg:height="0cm" svg:x="0cm" svg:y="2.257cm" presentation:class="page"/>
        <draw:frame presentation:style-name="Master2-Layout1-title-Diapositive-de-titre-notes" draw:layer="backgroundobjects" svg:width="16.799cm" svg:height="13.364cm" svg:x="2.1cm" svg:y="14.107cm" presentation:class="notes" presentation:placeholder="true">
          <draw:text-box/>
        </draw:frame>
        <draw:frame presentation:style-name="Mpr9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6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2-Layout2-obj-Titre-et-contenu" style:page-layout-name="PM1" draw:style-name="Mdp5">
      <draw:custom-shape draw:name="Rectangle 6" draw:style-name="Mgr5" draw:text-style-name="MP3" draw:layer="Master2-bg" svg:width="25.4cm" svg:height="0.423cm" svg:x="0cm" svg:y="18.627cm">
        <text:p/>
        <draw:enhanced-geometry svg:viewBox="0 0 21600 21600" draw:type="non-primitive" draw:enhanced-path="M 0 0 L 21600 0 21600 21600 0 21600 Z N"/>
      </draw:custom-shape>
      <draw:custom-shape draw:name="Rectangle 8" draw:style-name="Mgr5" draw:text-style-name="MP3" draw:layer="Master2-bg" svg:width="25.4cm" svg:height="3.87cm" svg:x="0cm" svg:y="0cm">
        <text:p/>
        <draw:enhanced-geometry svg:viewBox="0 0 21600 21600" draw:type="non-primitive" draw:enhanced-path="M 0 0 L 21600 0 21600 21600 0 21600 Z N"/>
      </draw:custom-shape>
      <draw:custom-shape draw:name="Rectangle 9" draw:style-name="Mgr5" draw:text-style-name="MP3" draw:layer="Master2-bg" svg:width="0.423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tangle 10" draw:style-name="Mgr5" draw:text-style-name="MP3" draw:layer="Master2-bg" svg:width="0.423cm" svg:height="19.05cm" svg:x="24.977cm" svg:y="0cm">
        <text:p/>
        <draw:enhanced-geometry svg:viewBox="0 0 21600 21600" draw:type="non-primitive" draw:enhanced-path="M 0 0 L 21600 0 21600 21600 0 21600 Z N"/>
      </draw:custom-shape>
      <draw:custom-shape draw:name="Rectangle 11" draw:style-name="Mgr6" draw:text-style-name="MP3" draw:layer="Master2-bg" svg:width="24.536cm" svg:height="0.86cm" svg:x="0.415cm" svg:y="17.746cm">
        <text:p/>
        <draw:enhanced-geometry svg:viewBox="0 0 21600 21600" draw:type="non-primitive" draw:enhanced-path="M 0 0 L 21600 0 21600 21600 0 21600 Z N"/>
      </draw:custom-shape>
      <draw:custom-shape draw:name="Rectangle 12" draw:style-name="Mgr7" draw:text-style-name="MP3" draw:layer="Master2-bg" svg:width="24.536cm" svg:height="18.186cm" svg:x="0.423cm" svg:y="0.432cm">
        <text:p/>
        <draw:enhanced-geometry svg:viewBox="0 0 21600 21600" draw:type="non-primitive" draw:enhanced-path="M 0 0 L 21600 0 21600 21600 0 21600 Z N"/>
      </draw:custom-shape>
      <draw:custom-shape draw:name="Connecteur droit 13" draw:style-name="Mgr8" draw:text-style-name="MP3" draw:layer="Master2-bg" svg:width="24.536cm" svg:height="0.001cm" svg:x="0.423cm" svg:y="3.547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Ellipse 14" draw:style-name="Mgr9" draw:text-style-name="MP3" draw:layer="Master2-bg" svg:width="1.693cm" svg:height="1.693cm" svg:x="11.853cm" svg:y="2.656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draw:name="Ellipse 15" draw:style-name="Mgr10" draw:text-style-name="MP3" draw:layer="Master2-bg" svg:width="1.168cm" svg:height="1.168cm" svg:x="12.116cm" svg:y="2.918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name="Titre 1" presentation:style-name="Mpr97" draw:text-style-name="MP3" draw:layer="backgroundobjects" svg:width="23.707cm" svg:height="2.108cm" svg:x="0.838cm" svg:y="0.635cm" presentation:class="title">
        <draw:text-box>
          <text:p text:style-name="MP18"><text:span text:style-name="MT21">Cliquez pour modifier le style du titre</text:span></text:p>
        </draw:text-box>
      </draw:frame>
      <draw:frame draw:name="Espace réservé de la date 3" presentation:style-name="Mpr98" draw:text-style-name="MP3" draw:layer="backgroundobjects" svg:width="8.458cm" svg:height="1.016cm" svg:x="16.087cm" svg:y="17.792cm" presentation:class="date-time">
        <draw:text-box>
          <text:p text:style-name="MP10"><text:span text:style-name="MT19"><text:date style:data-style-name="D1" text:date-value="2013-02-07">07/02/2013</text:date></text:span></text:p>
        </draw:text-box>
      </draw:frame>
      <draw:frame draw:name="Espace réservé du pied de page 4" presentation:style-name="Mpr98" draw:text-style-name="MP3" draw:layer="backgroundobjects" svg:width="9.948cm" svg:height="1.016cm" svg:x="0.847cm" svg:y="17.808cm" presentation:class="footer">
        <draw:text-box>
          <text:p/>
        </draw:text-box>
      </draw:frame>
      <draw:frame draw:name="Espace réservé du numéro de diapositive 5" presentation:style-name="Mpr99" draw:text-style-name="MP3" draw:layer="backgroundobjects" svg:width="1.27cm" svg:height="1.226cm" svg:x="12.116cm" svg:y="2.851cm" presentation:class="page-number">
        <draw:text-box>
          <text:p text:style-name="MP18"><text:span text:style-name="MT20"><text:page-number>&lt;numéro&gt;</text:page-number></text:span></text:p>
        </draw:text-box>
      </draw:frame>
      <draw:frame draw:name="Espace réservé du contenu 7" presentation:style-name="Mpr100" draw:text-style-name="MP3" draw:layer="backgroundobjects" svg:width="23.622cm" svg:height="12.7cm" svg:x="0.838cm" svg:y="4.242cm" presentation:class="title">
        <draw:text-box>
          <text:list text:style-name="ML11">
            <text:list-item>
              <text:p text:style-name="MP19"><text:span text:style-name="MT22">Cliquez pour modifier les styles du texte du masque</text:span><text:span text:style-name="MT22"><text:line-break/></text:span><text:span text:style-name="MT23">Deuxième niveau</text:span><text:span text:style-name="MT23"><text:line-break/></text:span><text:span text:style-name="MT24">Troisième niveau</text:span><text:span text:style-name="MT24"><text:line-break/></text:span><text:span text:style-name="MT25">Quatrième niveau</text:span><text:span text:style-name="MT25"><text:line-break/></text:span><text:span text:style-name="MT26">Cinquième niveau</text:span></text:p>
            </text:list-item>
          </text:list>
        </draw:text-box>
      </draw:frame>
      <draw:frame presentation:style-name="Master2-Layout2-obj-Titre-et-contenu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2-Layout2-obj-Titre-et-contenu-title" draw:layer="backgroundobjects" svg:width="0cm" svg:height="0cm" svg:x="0cm" svg:y="2.257cm" presentation:class="page"/>
        <draw:frame presentation:style-name="Master2-Layout2-obj-Titre-et-contenu-notes" draw:layer="backgroundobjects" svg:width="16.799cm" svg:height="13.364cm" svg:x="2.1cm" svg:y="14.107cm" presentation:class="notes" presentation:placeholder="true">
          <draw:text-box/>
        </draw:frame>
        <draw:frame presentation:style-name="Mpr10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0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2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2-Layout3-secHead-Titre-de-section" style:page-layout-name="PM1" draw:style-name="Mdp4">
      <draw:custom-shape draw:name="Rectangle 16" draw:style-name="Mgr5" draw:text-style-name="MP3" draw:layer="backgroundobjects" svg:width="0.423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tangle 14" draw:style-name="Mgr5" draw:text-style-name="MP3" draw:layer="backgroundobjects" svg:width="25.4cm" svg:height="0.423cm" svg:x="0cm" svg:y="18.627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3" draw:layer="backgroundobjects" svg:width="25.4cm" svg:height="0.423cm" svg:x="0cm" svg:y="0cm">
        <text:p/>
        <draw:enhanced-geometry svg:viewBox="0 0 21600 21600" draw:type="non-primitive" draw:enhanced-path="M 0 0 L 21600 0 21600 21600 0 21600 Z N"/>
      </draw:custom-shape>
      <draw:custom-shape draw:name="Rectangle 17" draw:style-name="Mgr5" draw:text-style-name="MP3" draw:layer="backgroundobjects" svg:width="0.423cm" svg:height="19.05cm" svg:x="24.977cm" svg:y="0.053cm">
        <text:p/>
        <draw:enhanced-geometry svg:viewBox="0 0 21600 21600" draw:type="non-primitive" draw:enhanced-path="M 0 0 L 21600 0 21600 21600 0 21600 Z N"/>
      </draw:custom-shape>
      <draw:custom-shape draw:name="Rectangle 18" draw:style-name="Mgr5" draw:text-style-name="MP3" draw:layer="backgroundobjects" svg:width="24.536cm" svg:height="0.847cm" svg:x="0.423cm" svg:y="6.35cm">
        <text:p/>
        <draw:enhanced-geometry svg:viewBox="0 0 21600 21600" draw:type="non-primitive" draw:enhanced-path="M 0 0 L 21600 0 21600 21600 0 21600 Z N"/>
      </draw:custom-shape>
      <draw:custom-shape draw:name="Rectangle 11" draw:style-name="Mgr12" draw:text-style-name="MP3" draw:layer="backgroundobjects" svg:width="24.536cm" svg:height="5.944cm" svg:x="0.432cm" svg:y="0.395cm">
        <text:p/>
        <draw:enhanced-geometry svg:viewBox="0 0 21600 21600" draw:type="non-primitive" draw:enhanced-path="M 0 0 L 21600 0 21600 21600 0 21600 Z N"/>
      </draw:custom-shape>
      <draw:frame draw:name="Espace réservé du texte 2" presentation:style-name="Mpr103" draw:text-style-name="MP3" draw:layer="backgroundobjects" svg:width="18cm" svg:height="4.648cm" svg:x="3.801cm" svg:y="7.62cm" presentation:class="outline">
        <draw:text-box>
          <text:list text:style-name="ML16">
            <text:list-item>
              <text:p text:style-name="MP24"><text:span text:style-name="MT27">Cliquez pour modifier les styles du texte du masque</text:span></text:p>
            </text:list-item>
          </text:list>
        </draw:text-box>
      </draw:frame>
      <draw:custom-shape draw:name="Rectangle 12" draw:style-name="Mgr6" draw:text-style-name="MP3" draw:layer="backgroundobjects" svg:width="24.536cm" svg:height="0.86cm" svg:x="0.406cm" svg:y="17.755cm">
        <text:p/>
        <draw:enhanced-geometry svg:viewBox="0 0 21600 21600" draw:type="non-primitive" draw:enhanced-path="M 0 0 L 21600 0 21600 21600 0 21600 Z N"/>
      </draw:custom-shape>
      <draw:custom-shape draw:name="Rectangle 13" draw:style-name="Mgr7" draw:text-style-name="MP3" draw:layer="backgroundobjects" svg:width="24.536cm" svg:height="18.186cm" svg:x="0.423cm" svg:y="0.423cm">
        <text:p/>
        <draw:enhanced-geometry svg:viewBox="0 0 21600 21600" draw:type="non-primitive" draw:enhanced-path="M 0 0 L 21600 0 21600 21600 0 21600 Z N"/>
      </draw:custom-shape>
      <draw:frame draw:name="Espace réservé du pied de page 4" presentation:style-name="Mpr104" draw:text-style-name="MP3" draw:layer="backgroundobjects" svg:width="9.948cm" svg:height="1.016cm" svg:x="0.847cm" svg:y="17.808cm" presentation:class="footer">
        <draw:text-box>
          <text:p/>
        </draw:text-box>
      </draw:frame>
      <draw:frame draw:name="Espace réservé de la date 3" presentation:style-name="Mpr104" draw:text-style-name="MP3" draw:layer="backgroundobjects" svg:width="8.458cm" svg:height="1.016cm" svg:x="16.087cm" svg:y="17.792cm" presentation:class="date-time">
        <draw:text-box>
          <text:p text:style-name="MP10"><text:span text:style-name="MT19"><text:date style:data-style-name="D1" text:date-value="2013-02-07">07/02/2013</text:date></text:span></text:p>
        </draw:text-box>
      </draw:frame>
      <draw:custom-shape draw:name="Connecteur droit 7" draw:style-name="Mgr11" draw:text-style-name="MP3" draw:layer="backgroundobjects" svg:width="24.536cm" svg:height="0.001cm" svg:x="0.423cm" svg:y="6.77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Ellipse 9" draw:style-name="Mgr9" draw:text-style-name="MP3" draw:layer="backgroundobjects" svg:width="1.693cm" svg:height="1.693cm" svg:x="11.853cm" svg:y="5.876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draw:name="Ellipse 10" draw:style-name="Mgr10" draw:text-style-name="MP3" draw:layer="backgroundobjects" svg:width="1.168cm" svg:height="1.168cm" svg:x="12.116cm" svg:y="6.138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name="Espace réservé du numéro de diapositive 5" presentation:style-name="Mpr105" draw:text-style-name="MP3" draw:layer="backgroundobjects" svg:width="1.27cm" svg:height="1.226cm" svg:x="12.065cm" svg:y="6.11cm" presentation:class="page-number">
        <draw:text-box>
          <text:p text:style-name="MP18"><text:span text:style-name="MT20"><text:page-number>&lt;numéro&gt;</text:page-number></text:span></text:p>
        </draw:text-box>
      </draw:frame>
      <draw:frame draw:name="Titre 1" presentation:style-name="Mpr106" draw:text-style-name="MP3" draw:layer="backgroundobjects" svg:width="21.59cm" svg:height="4.233cm" svg:x="2.006cm" svg:y="1.482cm" presentation:class="title">
        <draw:text-box>
          <text:p text:style-name="MP18"><text:span text:style-name="MT29">Cliquez pour modifier le style du titre</text:span></text:p>
        </draw:text-box>
      </draw:frame>
      <presentation:notes style:page-layout-name="PM0">
        <draw:page-thumbnail presentation:style-name="Master2-Layout3-secHead-Titre-de-section-title" draw:layer="backgroundobjects" svg:width="0cm" svg:height="0cm" svg:x="0cm" svg:y="2.257cm" presentation:class="page"/>
        <draw:frame presentation:style-name="Master2-Layout3-secHead-Titre-de-section-notes" draw:layer="backgroundobjects" svg:width="16.799cm" svg:height="13.364cm" svg:x="2.1cm" svg:y="14.107cm" presentation:class="notes" presentation:placeholder="true">
          <draw:text-box/>
        </draw:frame>
        <draw:frame presentation:style-name="Mpr10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0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8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2-Layout4-twoObj-Deux-contenus" style:page-layout-name="PM1" draw:style-name="Mdp5">
      <draw:custom-shape draw:name="Rectangle 8" draw:style-name="Mgr5" draw:text-style-name="MP3" draw:layer="Master2-bg" svg:width="25.4cm" svg:height="0.423cm" svg:x="0cm" svg:y="18.627cm">
        <text:p/>
        <draw:enhanced-geometry svg:viewBox="0 0 21600 21600" draw:type="non-primitive" draw:enhanced-path="M 0 0 L 21600 0 21600 21600 0 21600 Z N"/>
      </draw:custom-shape>
      <draw:custom-shape draw:name="Rectangle 10" draw:style-name="Mgr5" draw:text-style-name="MP3" draw:layer="Master2-bg" svg:width="25.4cm" svg:height="3.87cm" svg:x="0cm" svg:y="0cm">
        <text:p/>
        <draw:enhanced-geometry svg:viewBox="0 0 21600 21600" draw:type="non-primitive" draw:enhanced-path="M 0 0 L 21600 0 21600 21600 0 21600 Z N"/>
      </draw:custom-shape>
      <draw:custom-shape draw:name="Rectangle 12" draw:style-name="Mgr5" draw:text-style-name="MP3" draw:layer="Master2-bg" svg:width="0.423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tangle 13" draw:style-name="Mgr5" draw:text-style-name="MP3" draw:layer="Master2-bg" svg:width="0.423cm" svg:height="19.05cm" svg:x="24.977cm" svg:y="0cm">
        <text:p/>
        <draw:enhanced-geometry svg:viewBox="0 0 21600 21600" draw:type="non-primitive" draw:enhanced-path="M 0 0 L 21600 0 21600 21600 0 21600 Z N"/>
      </draw:custom-shape>
      <draw:custom-shape draw:name="Rectangle 14" draw:style-name="Mgr6" draw:text-style-name="MP3" draw:layer="Master2-bg" svg:width="24.536cm" svg:height="0.86cm" svg:x="0.415cm" svg:y="17.746cm">
        <text:p/>
        <draw:enhanced-geometry svg:viewBox="0 0 21600 21600" draw:type="non-primitive" draw:enhanced-path="M 0 0 L 21600 0 21600 21600 0 21600 Z N"/>
      </draw:custom-shape>
      <draw:custom-shape draw:name="Rectangle 15" draw:style-name="Mgr7" draw:text-style-name="MP3" draw:layer="Master2-bg" svg:width="24.536cm" svg:height="18.186cm" svg:x="0.423cm" svg:y="0.432cm">
        <text:p/>
        <draw:enhanced-geometry svg:viewBox="0 0 21600 21600" draw:type="non-primitive" draw:enhanced-path="M 0 0 L 21600 0 21600 21600 0 21600 Z N"/>
      </draw:custom-shape>
      <draw:custom-shape draw:name="Connecteur droit 16" draw:style-name="Mgr8" draw:text-style-name="MP3" draw:layer="Master2-bg" svg:width="24.536cm" svg:height="0.001cm" svg:x="0.423cm" svg:y="3.547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Ellipse 17" draw:style-name="Mgr9" draw:text-style-name="MP3" draw:layer="Master2-bg" svg:width="1.693cm" svg:height="1.693cm" svg:x="11.853cm" svg:y="2.656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draw:name="Ellipse 18" draw:style-name="Mgr10" draw:text-style-name="MP3" draw:layer="Master2-bg" svg:width="1.168cm" svg:height="1.168cm" svg:x="12.116cm" svg:y="2.918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name="Titre 1" presentation:style-name="Mpr109" draw:text-style-name="MP3" draw:layer="backgroundobjects" svg:width="23.707cm" svg:height="2.108cm" svg:x="0.838cm" svg:y="0.635cm" presentation:class="title">
        <draw:text-box>
          <text:p text:style-name="MP18"><text:span text:style-name="MT21">Cliquez pour modifier le style du titre</text:span></text:p>
        </draw:text-box>
      </draw:frame>
      <draw:frame draw:name="Espace réservé de la date 4" presentation:style-name="Mpr110" draw:text-style-name="MP3" draw:layer="backgroundobjects" svg:width="8.458cm" svg:height="1.016cm" svg:x="16.087cm" svg:y="17.805cm" presentation:class="date-time">
        <draw:text-box>
          <text:p text:style-name="MP10"><text:span text:style-name="MT19"><text:date style:data-style-name="D1" text:date-value="2013-02-07">07/02/2013</text:date></text:span></text:p>
        </draw:text-box>
      </draw:frame>
      <draw:frame draw:name="Espace réservé du pied de page 5" presentation:style-name="Mpr110" draw:text-style-name="MP3" draw:layer="backgroundobjects" svg:width="9.948cm" svg:height="1.016cm" svg:x="0.847cm" svg:y="17.808cm" presentation:class="footer">
        <draw:text-box>
          <text:p/>
        </draw:text-box>
      </draw:frame>
      <draw:frame draw:name="Espace réservé du numéro de diapositive 6" presentation:style-name="Mpr111" draw:text-style-name="MP3" draw:layer="backgroundobjects" svg:width="1.27cm" svg:height="1.226cm" svg:x="12.065cm" svg:y="2.889cm" presentation:class="page-number">
        <draw:text-box>
          <text:p text:style-name="MP18"><text:span text:style-name="MT20"><text:page-number>&lt;numéro&gt;</text:page-number></text:span></text:p>
        </draw:text-box>
      </draw:frame>
      <draw:custom-shape draw:name="Connecteur droit 7" draw:style-name="Mgr13" draw:text-style-name="MP3" draw:layer="backgroundobjects" svg:width="0.025cm" svg:height="13.388cm" svg:x="12.675cm" svg:y="4.377cm">
        <text:p/>
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Espace réservé du contenu 9" presentation:style-name="Mpr112" draw:text-style-name="MP3" draw:layer="backgroundobjects" svg:width="11.218cm" svg:height="13.005cm" svg:x="0.838cm" svg:y="3.81cm" presentation:class="title">
        <draw:text-box>
          <text:list text:style-name="ML11">
            <text:list-item>
              <text:p text:style-name="MP19"><text:span text:style-name="MT30">Cliquez pour modifier les styles du texte du masque</text:span><text:span text:style-name="MT30"><text:line-break/></text:span><text:span text:style-name="MT23">Deuxième niveau</text:span><text:span text:style-name="MT23"><text:line-break/></text:span><text:span text:style-name="MT24">Troisième niveau</text:span><text:span text:style-name="MT24"><text:line-break/></text:span><text:span text:style-name="MT25">Quatrième niveau</text:span><text:span text:style-name="MT25"><text:line-break/></text:span><text:span text:style-name="MT26">Cinquième niveau</text:span></text:p>
            </text:list-item>
          </text:list>
        </draw:text-box>
      </draw:frame>
      <draw:frame draw:name="Espace réservé du contenu 11" presentation:style-name="Mpr112" draw:text-style-name="MP3" draw:layer="backgroundobjects" svg:width="11.218cm" svg:height="13.005cm" svg:x="13.335cm" svg:y="3.81cm" presentation:class="title">
        <draw:text-box>
          <text:list text:style-name="ML11">
            <text:list-item>
              <text:p text:style-name="MP19"><text:span text:style-name="MT30">Cliquez pour modifier les styles du texte du masque</text:span><text:span text:style-name="MT30"><text:line-break/></text:span><text:span text:style-name="MT23">Deuxième niveau</text:span><text:span text:style-name="MT23"><text:line-break/></text:span><text:span text:style-name="MT24">Troisième niveau</text:span><text:span text:style-name="MT24"><text:line-break/></text:span><text:span text:style-name="MT25">Quatrième niveau</text:span><text:span text:style-name="MT25"><text:line-break/></text:span><text:span text:style-name="MT26">Cinquième niveau</text:span></text:p>
            </text:list-item>
          </text:list>
        </draw:text-box>
      </draw:frame>
      <presentation:notes style:page-layout-name="PM0">
        <draw:page-thumbnail presentation:style-name="Master2-Layout4-twoObj-Deux-contenus-title" draw:layer="backgroundobjects" svg:width="0cm" svg:height="0cm" svg:x="0cm" svg:y="2.257cm" presentation:class="page"/>
        <draw:frame presentation:style-name="Master2-Layout4-twoObj-Deux-contenus-notes" draw:layer="backgroundobjects" svg:width="16.799cm" svg:height="13.364cm" svg:x="2.1cm" svg:y="14.107cm" presentation:class="notes" presentation:placeholder="true">
          <draw:text-box/>
        </draw:frame>
        <draw:frame presentation:style-name="Mpr11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1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2-Layout5-twoTxTwoObj-Comparaison" style:page-layout-name="PM1" draw:style-name="Mdp5">
      <draw:custom-shape draw:name="Connecteur droit 9" draw:style-name="Mgr13" draw:text-style-name="MP3" draw:layer="backgroundobjects" svg:width="0.001cm" svg:height="11.633cm" svg:x="12.7cm" svg:y="6.11cm">
        <text:p/>
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tangle 19" draw:style-name="Mgr5" draw:text-style-name="MP3" draw:layer="backgroundobjects" svg:width="25.4cm" svg:height="4.022cm" svg:x="0cm" svg:y="0cm">
        <text:p/>
        <draw:enhanced-geometry svg:viewBox="0 0 21600 21600" draw:type="non-primitive" draw:enhanced-path="M 0 0 L 21600 0 21600 21600 0 21600 Z N"/>
      </draw:custom-shape>
      <draw:custom-shape draw:name="Rectangle 18" draw:style-name="Mgr5" draw:text-style-name="MP3" draw:layer="backgroundobjects" svg:width="25.4cm" svg:height="0.423cm" svg:x="0cm" svg:y="18.627cm">
        <text:p/>
        <draw:enhanced-geometry svg:viewBox="0 0 21600 21600" draw:type="non-primitive" draw:enhanced-path="M 0 0 L 21600 0 21600 21600 0 21600 Z N"/>
      </draw:custom-shape>
      <draw:custom-shape draw:name="Rectangle 20" draw:style-name="Mgr5" draw:text-style-name="MP3" draw:layer="backgroundobjects" svg:width="0.423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tangle 21" draw:style-name="Mgr5" draw:text-style-name="MP3" draw:layer="backgroundobjects" svg:width="0.423cm" svg:height="19.05cm" svg:x="24.977cm" svg:y="0cm">
        <text:p/>
        <draw:enhanced-geometry svg:viewBox="0 0 21600 21600" draw:type="non-primitive" draw:enhanced-path="M 0 0 L 21600 0 21600 21600 0 21600 Z N"/>
      </draw:custom-shape>
      <draw:custom-shape draw:name="Rectangle 10" draw:style-name="Mgr14" draw:text-style-name="MP3" draw:layer="backgroundobjects" svg:width="24.536cm" svg:height="2.54cm" svg:x="0.423cm" svg:y="3.81cm">
        <text:p/>
        <draw:enhanced-geometry svg:viewBox="0 0 21600 21600" draw:type="non-primitive" draw:enhanced-path="M 0 0 L 21600 0 21600 21600 0 21600 Z N"/>
      </draw:custom-shape>
      <draw:custom-shape draw:name="Rectangle 12" draw:style-name="Mgr6" draw:text-style-name="MP3" draw:layer="backgroundobjects" svg:width="24.536cm" svg:height="0.864cm" svg:x="0.405cm" svg:y="17.755cm">
        <text:p/>
        <draw:enhanced-geometry svg:viewBox="0 0 21600 21600" draw:type="non-primitive" draw:enhanced-path="M 0 0 L 21600 0 21600 21600 0 21600 Z N"/>
      </draw:custom-shape>
      <draw:frame draw:name="Espace réservé du texte 2" presentation:style-name="Mpr115" draw:text-style-name="MP3" draw:layer="backgroundobjects" svg:width="11.223cm" svg:height="2.036cm" svg:x="0.838cm" svg:y="4.233cm" presentation:class="outline">
        <draw:text-box>
          <text:list text:style-name="ML16">
            <text:list-item>
              <text:p text:style-name="MP12"><text:span text:style-name="MT31">Cliquez pour modifier les styles du texte du masque</text:span></text:p>
            </text:list-item>
          </text:list>
        </draw:text-box>
      </draw:frame>
      <draw:frame draw:name="Espace réservé du texte 3" presentation:style-name="Mpr115" draw:text-style-name="MP3" draw:layer="backgroundobjects" svg:width="11.227cm" svg:height="2.032cm" svg:x="13.309cm" svg:y="4.233cm" presentation:class="outline">
        <draw:text-box>
          <text:list text:style-name="ML16">
            <text:list-item>
              <text:p text:style-name="MP12"><text:span text:style-name="MT31">Cliquez pour modifier les styles du texte du masque</text:span></text:p>
            </text:list-item>
          </text:list>
        </draw:text-box>
      </draw:frame>
      <draw:frame draw:name="Espace réservé de la date 6" presentation:style-name="Mpr116" draw:text-style-name="MP3" draw:layer="backgroundobjects" svg:width="8.458cm" svg:height="1.016cm" svg:x="16.087cm" svg:y="17.792cm" presentation:class="date-time">
        <draw:text-box>
          <text:p text:style-name="MP10"><text:span text:style-name="MT19"><text:date style:data-style-name="D1" text:date-value="2013-02-07">07/02/2013</text:date></text:span></text:p>
        </draw:text-box>
      </draw:frame>
      <draw:frame draw:name="Espace réservé du pied de page 7" presentation:style-name="Mpr116" draw:text-style-name="MP3" draw:layer="backgroundobjects" svg:width="9.948cm" svg:height="1.016cm" svg:x="0.847cm" svg:y="17.805cm" presentation:class="footer">
        <draw:text-box>
          <text:p/>
        </draw:text-box>
      </draw:frame>
      <draw:custom-shape draw:name="Connecteur droit 14" draw:style-name="Mgr11" draw:text-style-name="MP3" draw:layer="backgroundobjects" svg:width="24.536cm" svg:height="0.001cm" svg:x="0.423cm" svg:y="3.556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tangle 17" draw:style-name="Mgr7" draw:text-style-name="MP3" draw:layer="backgroundobjects" svg:width="24.536cm" svg:height="18.186cm" svg:x="0.423cm" svg:y="0.432cm">
        <text:p/>
        <draw:enhanced-geometry svg:viewBox="0 0 21600 21600" draw:type="non-primitive" draw:enhanced-path="M 0 0 L 21600 0 21600 21600 0 21600 Z N"/>
      </draw:custom-shape>
      <draw:frame draw:name="Espace réservé du contenu 23" presentation:style-name="Mpr117" draw:text-style-name="MP3" draw:layer="backgroundobjects" svg:width="11.227cm" svg:height="10.607cm" svg:x="0.838cm" svg:y="6.865cm" presentation:class="title">
        <draw:text-box>
          <text:list text:style-name="ML11">
            <text:list-item>
              <text:p text:style-name="MP19"><text:span text:style-name="MT22">Cliquez pour modifier les styles du texte du masque</text:span><text:span text:style-name="MT22"><text:line-break/></text:span><text:span text:style-name="MT23">Deuxième niveau</text:span><text:span text:style-name="MT23"><text:line-break/></text:span><text:span text:style-name="MT24">Troisième niveau</text:span><text:span text:style-name="MT24"><text:line-break/></text:span><text:span text:style-name="MT25">Quatrième niveau</text:span><text:span text:style-name="MT25"><text:line-break/></text:span><text:span text:style-name="MT26">Cinquième niveau</text:span></text:p>
            </text:list-item>
          </text:list>
        </draw:text-box>
      </draw:frame>
      <draw:frame draw:name="Espace réservé du contenu 25" presentation:style-name="Mpr117" draw:text-style-name="MP3" draw:layer="backgroundobjects" svg:width="11.218cm" svg:height="10.617cm" svg:x="13.335cm" svg:y="6.865cm" presentation:class="title">
        <draw:text-box>
          <text:list text:style-name="ML11">
            <text:list-item>
              <text:p text:style-name="MP19"><text:span text:style-name="MT22">Cliquez pour modifier les styles du texte du masque</text:span><text:span text:style-name="MT22"><text:line-break/></text:span><text:span text:style-name="MT23">Deuxième niveau</text:span><text:span text:style-name="MT23"><text:line-break/></text:span><text:span text:style-name="MT24">Troisième niveau</text:span><text:span text:style-name="MT24"><text:line-break/></text:span><text:span text:style-name="MT25">Quatrième niveau</text:span><text:span text:style-name="MT25"><text:line-break/></text:span><text:span text:style-name="MT26">Cinquième niveau</text:span></text:p>
            </text:list-item>
          </text:list>
        </draw:text-box>
      </draw:frame>
      <draw:custom-shape draw:name="Ellipse 24" draw:style-name="Mgr9" draw:text-style-name="MP3" draw:layer="backgroundobjects" svg:width="1.693cm" svg:height="1.693cm" svg:x="11.853cm" svg:y="2.656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draw:name="Ellipse 26" draw:style-name="Mgr10" draw:text-style-name="MP3" draw:layer="backgroundobjects" svg:width="1.168cm" svg:height="1.168cm" svg:x="12.116cm" svg:y="2.918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name="Espace réservé du numéro de diapositive 8" presentation:style-name="Mpr118" draw:text-style-name="MP3" draw:layer="backgroundobjects" svg:width="1.27cm" svg:height="1.226cm" svg:x="12.065cm" svg:y="2.896cm" presentation:class="page-number">
        <draw:text-box>
          <text:p text:style-name="MP18"><text:span text:style-name="MT20"><text:page-number>&lt;numéro&gt;</text:page-number></text:span></text:p>
        </draw:text-box>
      </draw:frame>
      <draw:frame draw:name="Titre 22" presentation:style-name="Mpr119" draw:text-style-name="MP3" draw:layer="backgroundobjects" svg:width="23.707cm" svg:height="2.108cm" svg:x="0.838cm" svg:y="0.635cm" presentation:class="title">
        <draw:text-box>
          <text:p text:style-name="MP18"><text:span text:style-name="MT21">Cliquez pour modifier le style du titre</text:span></text:p>
        </draw:text-box>
      </draw:frame>
      <presentation:notes style:page-layout-name="PM0">
        <draw:page-thumbnail presentation:style-name="Master2-Layout5-twoTxTwoObj-Comparaison-title" draw:layer="backgroundobjects" svg:width="0cm" svg:height="0cm" svg:x="0cm" svg:y="2.257cm" presentation:class="page"/>
        <draw:frame presentation:style-name="Master2-Layout5-twoTxTwoObj-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120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0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1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1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2-Layout6-titleOnly-Titre-seul" style:page-layout-name="PM1" draw:style-name="Mdp4">
      <draw:custom-shape draw:name="Rectangle 5" draw:style-name="Mgr5" draw:text-style-name="MP3" draw:layer="Master2-bg" svg:width="25.4cm" svg:height="0.423cm" svg:x="0cm" svg:y="18.627cm">
        <text:p/>
        <draw:enhanced-geometry svg:viewBox="0 0 21600 21600" draw:type="non-primitive" draw:enhanced-path="M 0 0 L 21600 0 21600 21600 0 21600 Z N"/>
      </draw:custom-shape>
      <draw:custom-shape draw:name="Rectangle 6" draw:style-name="Mgr5" draw:text-style-name="MP3" draw:layer="Master2-bg" svg:width="25.4cm" svg:height="3.87cm" svg:x="0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5" draw:text-style-name="MP3" draw:layer="Master2-bg" svg:width="0.423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tangle 8" draw:style-name="Mgr5" draw:text-style-name="MP3" draw:layer="Master2-bg" svg:width="0.423cm" svg:height="19.05cm" svg:x="24.977cm" svg:y="0cm">
        <text:p/>
        <draw:enhanced-geometry svg:viewBox="0 0 21600 21600" draw:type="non-primitive" draw:enhanced-path="M 0 0 L 21600 0 21600 21600 0 21600 Z N"/>
      </draw:custom-shape>
      <draw:custom-shape draw:name="Rectangle 9" draw:style-name="Mgr6" draw:text-style-name="MP3" draw:layer="Master2-bg" svg:width="24.536cm" svg:height="0.86cm" svg:x="0.415cm" svg:y="17.746cm">
        <text:p/>
        <draw:enhanced-geometry svg:viewBox="0 0 21600 21600" draw:type="non-primitive" draw:enhanced-path="M 0 0 L 21600 0 21600 21600 0 21600 Z N"/>
      </draw:custom-shape>
      <draw:custom-shape draw:name="Rectangle 10" draw:style-name="Mgr7" draw:text-style-name="MP3" draw:layer="Master2-bg" svg:width="24.536cm" svg:height="18.186cm" svg:x="0.423cm" svg:y="0.432cm">
        <text:p/>
        <draw:enhanced-geometry svg:viewBox="0 0 21600 21600" draw:type="non-primitive" draw:enhanced-path="M 0 0 L 21600 0 21600 21600 0 21600 Z N"/>
      </draw:custom-shape>
      <draw:custom-shape draw:name="Connecteur droit 11" draw:style-name="Mgr8" draw:text-style-name="MP3" draw:layer="Master2-bg" svg:width="24.536cm" svg:height="0.001cm" svg:x="0.423cm" svg:y="3.547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Ellipse 12" draw:style-name="Mgr9" draw:text-style-name="MP3" draw:layer="Master2-bg" svg:width="1.693cm" svg:height="1.693cm" svg:x="11.853cm" svg:y="2.656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draw:name="Ellipse 13" draw:style-name="Mgr10" draw:text-style-name="MP3" draw:layer="Master2-bg" svg:width="1.168cm" svg:height="1.168cm" svg:x="12.116cm" svg:y="2.918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name="Titre 1" presentation:style-name="Mpr122" draw:text-style-name="MP3" draw:layer="backgroundobjects" svg:width="23.707cm" svg:height="2.108cm" svg:x="0.838cm" svg:y="0.635cm" presentation:class="title">
        <draw:text-box>
          <text:p text:style-name="MP18"><text:span text:style-name="MT21">Cliquez pour modifier le style du titre</text:span></text:p>
        </draw:text-box>
      </draw:frame>
      <draw:frame draw:name="Espace réservé de la date 2" presentation:style-name="Mpr123" draw:text-style-name="MP3" draw:layer="backgroundobjects" svg:width="8.458cm" svg:height="1.016cm" svg:x="16.087cm" svg:y="17.792cm" presentation:class="date-time">
        <draw:text-box>
          <text:p text:style-name="MP10"><text:span text:style-name="MT19"><text:date style:data-style-name="D1" text:date-value="2013-02-07">07/02/2013</text:date></text:span></text:p>
        </draw:text-box>
      </draw:frame>
      <draw:frame draw:name="Espace réservé du pied de page 3" presentation:style-name="Mpr123" draw:text-style-name="MP3" draw:layer="backgroundobjects" svg:width="9.948cm" svg:height="1.016cm" svg:x="0.847cm" svg:y="17.808cm" presentation:class="footer">
        <draw:text-box>
          <text:p/>
        </draw:text-box>
      </draw:frame>
      <draw:frame draw:name="Espace réservé du numéro de diapositive 4" presentation:style-name="Mpr124" draw:text-style-name="MP3" draw:layer="backgroundobjects" svg:width="1.27cm" svg:height="1.226cm" svg:x="12.065cm" svg:y="2.878cm" presentation:class="page-number">
        <draw:text-box>
          <text:p text:style-name="MP18"><text:span text:style-name="MT20"><text:page-number>&lt;numéro&gt;</text:page-number></text:span></text:p>
        </draw:text-box>
      </draw:frame>
      <presentation:notes style:page-layout-name="PM0">
        <draw:page-thumbnail presentation:style-name="Master2-Layout6-titleOnly-Titre-seul-title" draw:layer="backgroundobjects" svg:width="0cm" svg:height="0cm" svg:x="0cm" svg:y="2.257cm" presentation:class="page"/>
        <draw:frame presentation:style-name="Master2-Layout6-titleOnly-Titre-seul-notes" draw:layer="backgroundobjects" svg:width="16.799cm" svg:height="13.364cm" svg:x="2.1cm" svg:y="14.107cm" presentation:class="notes" presentation:placeholder="true">
          <draw:text-box/>
        </draw:frame>
        <draw:frame presentation:style-name="Mpr12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6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2-Layout7-blank-Vide" style:page-layout-name="PM1" draw:style-name="Mdp4">
      <draw:custom-shape draw:name="Rectangle 6" draw:style-name="Mgr5" draw:text-style-name="MP3" draw:layer="backgroundobjects" svg:width="25.4cm" svg:height="0.423cm" svg:x="0cm" svg:y="18.627cm">
        <text:p/>
        <draw:enhanced-geometry svg:viewBox="0 0 21600 21600" draw:type="non-primitive" draw:enhanced-path="M 0 0 L 21600 0 21600 21600 0 21600 Z N"/>
      </draw:custom-shape>
      <draw:custom-shape draw:name="Rectangle 7" draw:style-name="Mgr5" draw:text-style-name="MP3" draw:layer="backgroundobjects" svg:width="25.4cm" svg:height="0.432cm" svg:x="0cm" svg:y="0cm">
        <text:p/>
        <draw:enhanced-geometry svg:viewBox="0 0 21600 21600" draw:type="non-primitive" draw:enhanced-path="M 0 0 L 21600 0 21600 21600 0 21600 Z N"/>
      </draw:custom-shape>
      <draw:custom-shape draw:name="Rectangle 9" draw:style-name="Mgr5" draw:text-style-name="MP3" draw:layer="backgroundobjects" svg:width="0.423cm" svg:height="19.05cm" svg:x="24.977cm" svg:y="0cm">
        <text:p/>
        <draw:enhanced-geometry svg:viewBox="0 0 21600 21600" draw:type="non-primitive" draw:enhanced-path="M 0 0 L 21600 0 21600 21600 0 21600 Z N"/>
      </draw:custom-shape>
      <draw:custom-shape draw:name="Rectangle 8" draw:style-name="Mgr5" draw:text-style-name="MP3" draw:layer="backgroundobjects" svg:width="0.423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tangle 4" draw:style-name="Mgr6" draw:text-style-name="MP3" draw:layer="backgroundobjects" svg:width="24.536cm" svg:height="0.86cm" svg:x="0.406cm" svg:y="17.755cm">
        <text:p/>
        <draw:enhanced-geometry svg:viewBox="0 0 21600 21600" draw:type="non-primitive" draw:enhanced-path="M 0 0 L 21600 0 21600 21600 0 21600 Z N"/>
      </draw:custom-shape>
      <draw:custom-shape draw:name="Rectangle 5" draw:style-name="Mgr7" draw:text-style-name="MP3" draw:layer="backgroundobjects" svg:width="24.536cm" svg:height="18.186cm" svg:x="0.423cm" svg:y="0.44cm">
        <text:p/>
        <draw:enhanced-geometry svg:viewBox="0 0 21600 21600" draw:type="non-primitive" draw:enhanced-path="M 0 0 L 21600 0 21600 21600 0 21600 Z N"/>
      </draw:custom-shape>
      <draw:frame draw:name="Espace réservé de la date 1" presentation:style-name="Mpr127" draw:text-style-name="MP3" draw:layer="backgroundobjects" svg:width="8.458cm" svg:height="1.016cm" svg:x="16.087cm" svg:y="17.792cm" presentation:class="date-time">
        <draw:text-box>
          <text:p text:style-name="MP10"><text:span text:style-name="MT19"><text:date style:data-style-name="D1" text:date-value="2013-02-07">07/02/2013</text:date></text:span></text:p>
        </draw:text-box>
      </draw:frame>
      <draw:frame draw:name="Espace réservé du pied de page 2" presentation:style-name="Mpr127" draw:text-style-name="MP3" draw:layer="backgroundobjects" svg:width="9.948cm" svg:height="1.016cm" svg:x="0.847cm" svg:y="17.808cm" presentation:class="footer">
        <draw:text-box>
          <text:p/>
        </draw:text-box>
      </draw:frame>
      <draw:frame draw:name="Espace réservé du numéro de diapositive 3" presentation:style-name="Mpr128" draw:text-style-name="MP3" draw:layer="backgroundobjects" svg:width="1.693cm" svg:height="1.226cm" svg:x="11.853cm" svg:y="17.568cm" presentation:class="page-number">
        <draw:text-box>
          <text:p text:style-name="MP18"><text:span text:style-name="MT32"><text:page-number>&lt;numéro&gt;</text:page-number></text:span></text:p>
        </draw:text-box>
      </draw:frame>
      <presentation:notes style:page-layout-name="PM0">
        <draw:page-thumbnail presentation:style-name="Master2-Layout7-blank-Vide-title" draw:layer="backgroundobjects" svg:width="0cm" svg:height="0cm" svg:x="0cm" svg:y="2.257cm" presentation:class="page"/>
        <draw:frame presentation:style-name="Master2-Layout7-blank-Vide-notes" draw:layer="backgroundobjects" svg:width="16.799cm" svg:height="13.364cm" svg:x="2.1cm" svg:y="14.107cm" presentation:class="notes" presentation:placeholder="true">
          <draw:text-box/>
        </draw:frame>
        <draw:frame presentation:style-name="Mpr12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3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0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2-Layout8-objTx-Contenu-avec-légende" style:page-layout-name="PM1" draw:style-name="Mdp4">
      <draw:custom-shape draw:name="Rectangle 18" draw:style-name="Mgr6" draw:text-style-name="MP3" draw:layer="backgroundobjects" svg:width="24.536cm" svg:height="0.847cm" svg:x="0.423cm" svg:y="0.423cm">
        <text:p/>
        <draw:enhanced-geometry svg:viewBox="0 0 21600 21600" draw:type="non-primitive" draw:enhanced-path="M 0 0 L 21600 0 21600 21600 0 21600 Z N"/>
      </draw:custom-shape>
      <draw:custom-shape draw:name="Rectangle 14" draw:style-name="Mgr5" draw:text-style-name="MP3" draw:layer="backgroundobjects" svg:width="25.4cm" svg:height="0.423cm" svg:x="0cm" svg:y="18.627cm">
        <text:p/>
        <draw:enhanced-geometry svg:viewBox="0 0 21600 21600" draw:type="non-primitive" draw:enhanced-path="M 0 0 L 21600 0 21600 21600 0 21600 Z N"/>
      </draw:custom-shape>
      <draw:custom-shape draw:name="Rectangle 17" draw:style-name="Mgr5" draw:text-style-name="MP3" draw:layer="backgroundobjects" svg:width="0.423cm" svg:height="19.05cm" svg:x="24.977cm" svg:y="0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3" draw:layer="backgroundobjects" svg:width="25.4cm" svg:height="0.33cm" svg:x="0cm" svg:y="0cm">
        <text:p/>
        <draw:enhanced-geometry svg:viewBox="0 0 21600 21600" draw:type="non-primitive" draw:enhanced-path="M 0 0 L 21600 0 21600 21600 0 21600 Z N"/>
      </draw:custom-shape>
      <draw:custom-shape draw:name="Rectangle 16" draw:style-name="Mgr5" draw:text-style-name="MP3" draw:layer="backgroundobjects" svg:width="0.423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tangle 12" draw:style-name="Mgr14" draw:text-style-name="MP3" draw:layer="backgroundobjects" svg:width="7.62cm" svg:height="16.298cm" svg:x="0.423cm" svg:y="1.693cm">
        <text:p/>
        <draw:enhanced-geometry svg:viewBox="0 0 21600 21600" draw:type="non-primitive" draw:enhanced-path="M 0 0 L 21600 0 21600 21600 0 21600 Z N"/>
      </draw:custom-shape>
      <draw:frame draw:name="Titre 1" presentation:style-name="Mpr131" draw:text-style-name="MP3" draw:layer="backgroundobjects" svg:width="6.562cm" svg:height="2.752cm" svg:x="1.058cm" svg:y="2.54cm" presentation:class="title">
        <draw:text-box>
          <text:p text:style-name="MP4"><text:span text:style-name="MT31">Cliquez pour modifier le style du titre</text:span></text:p>
        </draw:text-box>
      </draw:frame>
      <draw:frame draw:name="Espace réservé du texte 2" presentation:style-name="Mpr132" draw:text-style-name="MP3" draw:layer="backgroundobjects" svg:width="6.562cm" svg:height="11.514cm" svg:x="1.058cm" svg:y="5.503cm" presentation:class="outline">
        <draw:text-box>
          <text:list text:style-name="ML16">
            <text:list-item>
              <text:p text:style-name="MP25"><text:span text:style-name="MT32">Cliquez pour modifier les styles du texte du masque</text:span></text:p>
            </text:list-item>
          </text:list>
        </draw:text-box>
      </draw:frame>
      <draw:custom-shape draw:name="Rectangle 7" draw:style-name="Mgr7" draw:text-style-name="MP3" draw:layer="backgroundobjects" svg:width="24.536cm" svg:height="18.186cm" svg:x="0.423cm" svg:y="0.423cm">
        <text:p/>
        <draw:enhanced-geometry svg:viewBox="0 0 21600 21600" draw:type="non-primitive" draw:enhanced-path="M 0 0 L 21600 0 21600 21600 0 21600 Z N"/>
      </draw:custom-shape>
      <draw:custom-shape draw:name="Connecteur droit 8" draw:style-name="Mgr11" draw:text-style-name="MP3" draw:layer="backgroundobjects" svg:width="24.536cm" svg:height="0.001cm" svg:x="0.423cm" svg:y="1.48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Espace réservé du contenu 19" presentation:style-name="Mpr133" draw:text-style-name="MP3" draw:layer="backgroundobjects" svg:width="15.663cm" svg:height="15.028cm" svg:x="8.678cm" svg:y="1.905cm" presentation:class="title">
        <draw:text-box>
          <text:list text:style-name="ML11">
            <text:list-item>
              <text:p text:style-name="MP19"><text:span text:style-name="MT22">Cliquez pour modifier les styles du texte du masque</text:span><text:span text:style-name="MT22"><text:line-break/></text:span><text:span text:style-name="MT23">Deuxième niveau</text:span><text:span text:style-name="MT23"><text:line-break/></text:span><text:span text:style-name="MT24">Troisième niveau</text:span><text:span text:style-name="MT24"><text:line-break/></text:span><text:span text:style-name="MT25">Quatrième niveau</text:span><text:span text:style-name="MT25"><text:line-break/></text:span><text:span text:style-name="MT26">Cinquième niveau</text:span></text:p>
            </text:list-item>
          </text:list>
        </draw:text-box>
      </draw:frame>
      <draw:custom-shape draw:name="Ellipse 9" draw:style-name="Mgr9" draw:text-style-name="MP3" draw:layer="backgroundobjects" svg:width="1.693cm" svg:height="1.693cm" svg:x="3.598cm" svg:y="0.635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draw:name="Ellipse 10" draw:style-name="Mgr10" draw:text-style-name="MP3" draw:layer="backgroundobjects" svg:width="1.168cm" svg:height="1.168cm" svg:x="3.861cm" svg:y="0.897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name="Espace réservé du numéro de diapositive 6" presentation:style-name="Mpr134" draw:text-style-name="MP3" draw:layer="backgroundobjects" svg:width="1.27cm" svg:height="1.226cm" svg:x="3.81cm" svg:y="0.869cm" presentation:class="page-number">
        <draw:text-box>
          <text:p text:style-name="MP18"><text:span text:style-name="MT20"><text:page-number>&lt;numéro&gt;</text:page-number></text:span></text:p>
        </draw:text-box>
      </draw:frame>
      <draw:custom-shape draw:name="Rectangle 20" draw:style-name="Mgr6" draw:text-style-name="MP3" draw:layer="backgroundobjects" svg:width="24.536cm" svg:height="0.86cm" svg:x="0.415cm" svg:y="17.746cm">
        <text:p/>
        <draw:enhanced-geometry svg:viewBox="0 0 21600 21600" draw:type="non-primitive" draw:enhanced-path="M 0 0 L 21600 0 21600 21600 0 21600 Z N"/>
      </draw:custom-shape>
      <draw:frame draw:name="Espace réservé de la date 4" presentation:style-name="Mpr135" draw:text-style-name="MP3" draw:layer="backgroundobjects" svg:width="8.458cm" svg:height="1.016cm" svg:x="16.087cm" svg:y="17.792cm" presentation:class="date-time">
        <draw:text-box>
          <text:p text:style-name="MP10"><text:span text:style-name="MT19"><text:date style:data-style-name="D1" text:date-value="2013-02-07">07/02/2013</text:date></text:span></text:p>
        </draw:text-box>
      </draw:frame>
      <draw:frame draw:name="Espace réservé du pied de page 5" presentation:style-name="Mpr135" draw:text-style-name="MP3" draw:layer="backgroundobjects" svg:width="9.398cm" svg:height="1.016cm" svg:x="0.838cm" svg:y="17.808cm" presentation:class="footer">
        <draw:text-box>
          <text:p/>
        </draw:text-box>
      </draw:frame>
      <presentation:notes style:page-layout-name="PM0">
        <draw:page-thumbnail presentation:style-name="Master2-Layout8-objTx-Contenu-avec-légende-title" draw:layer="backgroundobjects" svg:width="0cm" svg:height="0cm" svg:x="0cm" svg:y="2.257cm" presentation:class="page"/>
        <draw:frame presentation:style-name="Master2-Layout8-objTx-Contenu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13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3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7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2-Layout9-picTx-Image-avec-légende" style:page-layout-name="PM1" draw:style-name="Mdp4">
      <draw:custom-shape draw:name="Connecteur droit 20" draw:style-name="Mgr11" draw:text-style-name="MP3" draw:layer="backgroundobjects" svg:width="24.536cm" svg:height="0.001cm" svg:x="0.423cm" svg:y="1.48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tangle 18" draw:style-name="Mgr5" draw:text-style-name="MP3" draw:layer="backgroundobjects" svg:width="25.4cm" svg:height="0.423cm" svg:x="0cm" svg:y="18.627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3" draw:layer="backgroundobjects" svg:width="0.423cm" svg:height="19.05cm" svg:x="24.977cm" svg:y="0cm">
        <text:p/>
        <draw:enhanced-geometry svg:viewBox="0 0 21600 21600" draw:type="non-primitive" draw:enhanced-path="M 0 0 L 21600 0 21600 21600 0 21600 Z N"/>
      </draw:custom-shape>
      <draw:custom-shape draw:name="Rectangle 16" draw:style-name="Mgr5" draw:text-style-name="MP3" draw:layer="backgroundobjects" svg:width="25.4cm" svg:height="0.423cm" svg:x="0cm" svg:y="0cm">
        <text:p/>
        <draw:enhanced-geometry svg:viewBox="0 0 21600 21600" draw:type="non-primitive" draw:enhanced-path="M 0 0 L 21600 0 21600 21600 0 21600 Z N"/>
      </draw:custom-shape>
      <draw:custom-shape draw:name="Rectangle 17" draw:style-name="Mgr5" draw:text-style-name="MP3" draw:layer="backgroundobjects" svg:width="0.423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tangle 19" draw:style-name="Mgr6" draw:text-style-name="MP3" draw:layer="backgroundobjects" svg:width="24.536cm" svg:height="0.838cm" svg:x="0.423cm" svg:y="0.423cm">
        <text:p/>
        <draw:enhanced-geometry svg:viewBox="0 0 21600 21600" draw:type="non-primitive" draw:enhanced-path="M 0 0 L 21600 0 21600 21600 0 21600 Z N"/>
      </draw:custom-shape>
      <draw:custom-shape draw:name="Rectangle 7" draw:style-name="Mgr14" draw:text-style-name="MP3" draw:layer="backgroundobjects" svg:width="7.62cm" svg:height="16.298cm" svg:x="0.423cm" svg:y="1.693cm">
        <text:p/>
        <draw:enhanced-geometry svg:viewBox="0 0 21600 21600" draw:type="non-primitive" draw:enhanced-path="M 0 0 L 21600 0 21600 21600 0 21600 Z N"/>
      </draw:custom-shape>
      <draw:custom-shape draw:name="Rectangle 14" draw:style-name="Mgr7" draw:text-style-name="MP3" draw:layer="backgroundobjects" svg:width="24.536cm" svg:height="18.186cm" svg:x="0.423cm" svg:y="0.432cm">
        <text:p/>
        <draw:enhanced-geometry svg:viewBox="0 0 21600 21600" draw:type="non-primitive" draw:enhanced-path="M 0 0 L 21600 0 21600 21600 0 21600 Z N"/>
      </draw:custom-shape>
      <draw:custom-shape draw:name="Ellipse 11" draw:style-name="Mgr9" draw:text-style-name="MP3" draw:layer="backgroundobjects" svg:width="1.693cm" svg:height="1.693cm" svg:x="3.598cm" svg:y="0.635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draw:name="Ellipse 12" draw:style-name="Mgr10" draw:text-style-name="MP3" draw:layer="backgroundobjects" svg:width="1.168cm" svg:height="1.168cm" svg:x="3.861cm" svg:y="0.897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name="Espace réservé du numéro de diapositive 6" presentation:style-name="Mpr138" draw:text-style-name="MP3" draw:layer="backgroundobjects" svg:width="1.27cm" svg:height="1.226cm" svg:x="3.81cm" svg:y="0.869cm" presentation:class="page-number">
        <draw:text-box>
          <text:p text:style-name="MP18"><text:span text:style-name="MT20"><text:page-number>&lt;numéro&gt;</text:page-number></text:span></text:p>
        </draw:text-box>
      </draw:frame>
      <draw:frame draw:name="Titre 1" presentation:style-name="Mpr139" draw:text-style-name="MP3" draw:layer="backgroundobjects" svg:width="16.298cm" svg:height="3.387cm" svg:x="8.334cm" svg:y="13.97cm" presentation:class="title">
        <draw:text-box>
          <text:p text:style-name="MP4"><text:span text:style-name="MT33">Cliquez pour modifier le style du titre</text:span></text:p>
        </draw:text-box>
      </draw:frame>
      <draw:frame draw:name="Espace réservé pour une image  2" presentation:style-name="Mpr139" draw:text-style-name="MP3" draw:layer="backgroundobjects" svg:width="16.298cm" svg:height="11.853cm" svg:x="8.334cm" svg:y="1.693cm" presentation:class="title">
        <draw:text-box>
          <text:p text:style-name="MP16"><text:span text:style-name="MT34">Cliquez sur l'icône pour ajouter une image</text:span></text:p>
        </draw:text-box>
      </draw:frame>
      <draw:frame draw:name="Espace réservé du texte 3" presentation:style-name="Mpr140" draw:text-style-name="MP3" draw:layer="backgroundobjects" svg:width="6.773cm" svg:height="14.605cm" svg:x="1.058cm" svg:y="2.752cm" presentation:class="outline">
        <draw:text-box>
          <text:list text:style-name="ML16">
            <text:list-item>
              <text:p text:style-name="MP25"><text:span text:style-name="MT32">Cliquez pour modifier les styles du texte du masque</text:span></text:p>
            </text:list-item>
          </text:list>
        </draw:text-box>
      </draw:frame>
      <draw:custom-shape draw:name="Rectangle 21" draw:style-name="Mgr6" draw:text-style-name="MP3" draw:layer="backgroundobjects" svg:width="24.536cm" svg:height="0.86cm" svg:x="0.415cm" svg:y="17.746cm">
        <text:p/>
        <draw:enhanced-geometry svg:viewBox="0 0 21600 21600" draw:type="non-primitive" draw:enhanced-path="M 0 0 L 21600 0 21600 21600 0 21600 Z N"/>
      </draw:custom-shape>
      <draw:frame draw:name="Espace réservé de la date 4" presentation:style-name="Mpr141" draw:text-style-name="MP3" draw:layer="backgroundobjects" svg:width="8.458cm" svg:height="1.016cm" svg:x="16.078cm" svg:y="17.792cm" presentation:class="date-time">
        <draw:text-box>
          <text:p text:style-name="MP10"><text:span text:style-name="MT19"><text:date style:data-style-name="D1" text:date-value="2013-02-07">07/02/2013</text:date></text:span></text:p>
        </draw:text-box>
      </draw:frame>
      <draw:frame draw:name="Espace réservé du pied de page 5" presentation:style-name="Mpr141" draw:text-style-name="MP3" draw:layer="backgroundobjects" svg:width="9.957cm" svg:height="1.016cm" svg:x="0.838cm" svg:y="17.808cm" presentation:class="footer">
        <draw:text-box>
          <text:p/>
        </draw:text-box>
      </draw:frame>
      <presentation:notes style:page-layout-name="PM0">
        <draw:page-thumbnail presentation:style-name="Master2-Layout9-picTx-Image-avec-légende-title" draw:layer="backgroundobjects" svg:width="0cm" svg:height="0cm" svg:x="0cm" svg:y="2.257cm" presentation:class="page"/>
        <draw:frame presentation:style-name="Master2-Layout9-picTx-Image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14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4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2-Layout10-vertTx-Titre-et-texte-vertical" style:page-layout-name="PM1" draw:style-name="Mdp5">
      <draw:custom-shape draw:name="Rectangle 6" draw:style-name="Mgr5" draw:text-style-name="MP3" draw:layer="Master2-bg" svg:width="25.4cm" svg:height="0.423cm" svg:x="0cm" svg:y="18.627cm">
        <text:p/>
        <draw:enhanced-geometry svg:viewBox="0 0 21600 21600" draw:type="non-primitive" draw:enhanced-path="M 0 0 L 21600 0 21600 21600 0 21600 Z N"/>
      </draw:custom-shape>
      <draw:custom-shape draw:name="Rectangle 7" draw:style-name="Mgr5" draw:text-style-name="MP3" draw:layer="Master2-bg" svg:width="25.4cm" svg:height="3.87cm" svg:x="0cm" svg:y="0cm">
        <text:p/>
        <draw:enhanced-geometry svg:viewBox="0 0 21600 21600" draw:type="non-primitive" draw:enhanced-path="M 0 0 L 21600 0 21600 21600 0 21600 Z N"/>
      </draw:custom-shape>
      <draw:custom-shape draw:name="Rectangle 8" draw:style-name="Mgr5" draw:text-style-name="MP3" draw:layer="Master2-bg" svg:width="0.423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tangle 9" draw:style-name="Mgr5" draw:text-style-name="MP3" draw:layer="Master2-bg" svg:width="0.423cm" svg:height="19.05cm" svg:x="24.977cm" svg:y="0cm">
        <text:p/>
        <draw:enhanced-geometry svg:viewBox="0 0 21600 21600" draw:type="non-primitive" draw:enhanced-path="M 0 0 L 21600 0 21600 21600 0 21600 Z N"/>
      </draw:custom-shape>
      <draw:custom-shape draw:name="Rectangle 10" draw:style-name="Mgr6" draw:text-style-name="MP3" draw:layer="Master2-bg" svg:width="24.536cm" svg:height="0.86cm" svg:x="0.415cm" svg:y="17.746cm">
        <text:p/>
        <draw:enhanced-geometry svg:viewBox="0 0 21600 21600" draw:type="non-primitive" draw:enhanced-path="M 0 0 L 21600 0 21600 21600 0 21600 Z N"/>
      </draw:custom-shape>
      <draw:custom-shape draw:name="Rectangle 11" draw:style-name="Mgr7" draw:text-style-name="MP3" draw:layer="Master2-bg" svg:width="24.536cm" svg:height="18.186cm" svg:x="0.423cm" svg:y="0.432cm">
        <text:p/>
        <draw:enhanced-geometry svg:viewBox="0 0 21600 21600" draw:type="non-primitive" draw:enhanced-path="M 0 0 L 21600 0 21600 21600 0 21600 Z N"/>
      </draw:custom-shape>
      <draw:custom-shape draw:name="Connecteur droit 12" draw:style-name="Mgr8" draw:text-style-name="MP3" draw:layer="Master2-bg" svg:width="24.536cm" svg:height="0.001cm" svg:x="0.423cm" svg:y="3.547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Ellipse 13" draw:style-name="Mgr9" draw:text-style-name="MP3" draw:layer="Master2-bg" svg:width="1.693cm" svg:height="1.693cm" svg:x="11.853cm" svg:y="2.656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draw:name="Ellipse 14" draw:style-name="Mgr10" draw:text-style-name="MP3" draw:layer="Master2-bg" svg:width="1.168cm" svg:height="1.168cm" svg:x="12.116cm" svg:y="2.918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name="Titre 1" presentation:style-name="Mpr144" draw:text-style-name="MP3" draw:layer="backgroundobjects" svg:width="23.707cm" svg:height="2.108cm" svg:x="0.838cm" svg:y="0.635cm" presentation:class="title">
        <draw:text-box>
          <text:p text:style-name="MP18"><text:span text:style-name="MT21">Cliquez pour modifier le style du titre</text:span></text:p>
        </draw:text-box>
      </draw:frame>
      <draw:frame draw:name="Espace réservé du texte vertical 2" presentation:style-name="Mpr145" draw:text-style-name="MP17" draw:layer="backgroundobjects" svg:width="23.707cm" svg:height="12.776cm" svg:x="0.838cm" svg:y="4.233cm" presentation:class="outline">
        <draw:text-box>
          <text:list text:style-name="ML11">
            <text:list-item>
              <text:p text:style-name="MP19"><text:span text:style-name="MT22">Cliquez pour modifier les styles du texte du masque</text:span></text:p>
            </text:list-item>
          </text:list>
          <text:list text:style-name="ML12">
            <text:list-item>
              <text:list>
                <text:list-item>
                  <text:p text:style-name="MP20"><text:span text:style-name="MT23">Deuxième niveau</text:span></text:p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p text:style-name="MP21"><text:span text:style-name="MT24">Troisième niveau</text:span></text:p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2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2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46" draw:text-style-name="MP3" draw:layer="backgroundobjects" svg:width="8.458cm" svg:height="1.016cm" svg:x="16.087cm" svg:y="17.792cm" presentation:class="date-time">
        <draw:text-box>
          <text:p text:style-name="MP10"><text:span text:style-name="MT19"><text:date style:data-style-name="D1" text:date-value="2013-02-07">07/02/2013</text:date></text:span></text:p>
        </draw:text-box>
      </draw:frame>
      <draw:frame draw:name="Espace réservé du pied de page 4" presentation:style-name="Mpr146" draw:text-style-name="MP3" draw:layer="backgroundobjects" svg:width="9.948cm" svg:height="1.016cm" svg:x="0.847cm" svg:y="17.808cm" presentation:class="footer">
        <draw:text-box>
          <text:p/>
        </draw:text-box>
      </draw:frame>
      <draw:frame draw:name="Espace réservé du numéro de diapositive 5" presentation:style-name="Mpr147" draw:text-style-name="MP3" draw:layer="backgroundobjects" svg:width="1.27cm" svg:height="1.226cm" svg:x="12.065cm" svg:y="2.889cm" presentation:class="page-number">
        <draw:text-box>
          <text:p text:style-name="MP18"><text:span text:style-name="MT20"><text:page-number>&lt;numéro&gt;</text:page-number></text:span></text:p>
        </draw:text-box>
      </draw:frame>
      <presentation:notes style:page-layout-name="PM0">
        <draw:page-thumbnail presentation:style-name="Master2-Layout10-vertTx-Titre-et-texte-vertical-title" draw:layer="backgroundobjects" svg:width="0cm" svg:height="0cm" svg:x="0cm" svg:y="2.257cm" presentation:class="page"/>
        <draw:frame presentation:style-name="Master2-Layout10-vertTx-Titre-et-texte-vertical-notes" draw:layer="backgroundobjects" svg:width="16.799cm" svg:height="13.364cm" svg:x="2.1cm" svg:y="14.107cm" presentation:class="notes" presentation:placeholder="true">
          <draw:text-box/>
        </draw:frame>
        <draw:frame presentation:style-name="Mpr14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4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9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2-Layout11-vertTitleAndTx-Titre-vertical-et-texte" style:page-layout-name="PM1" draw:style-name="Mdp5">
      <draw:custom-shape draw:name="Rectangle 6" draw:style-name="Mgr5" draw:text-style-name="MP3" draw:layer="backgroundobjects" svg:width="25.4cm" svg:height="0.423cm" svg:x="0cm" svg:y="18.627cm">
        <text:p/>
        <draw:enhanced-geometry svg:viewBox="0 0 21600 21600" draw:type="non-primitive" draw:enhanced-path="M 0 0 L 21600 0 21600 21600 0 21600 Z N"/>
      </draw:custom-shape>
      <draw:custom-shape draw:name="Rectangle 7" draw:style-name="Mgr5" draw:text-style-name="MP3" draw:layer="backgroundobjects" svg:width="5.927cm" svg:height="19.05cm" svg:x="19.473cm" svg:y="0cm">
        <text:p/>
        <draw:enhanced-geometry svg:viewBox="0 0 21600 21600" draw:type="non-primitive" draw:enhanced-path="M 0 0 L 21600 0 21600 21600 0 21600 Z N"/>
      </draw:custom-shape>
      <draw:custom-shape draw:name="Rectangle 8" draw:style-name="Mgr5" draw:text-style-name="MP3" draw:layer="backgroundobjects" svg:width="25.4cm" svg:height="0.432cm" svg:x="0cm" svg:y="0cm">
        <text:p/>
        <draw:enhanced-geometry svg:viewBox="0 0 21600 21600" draw:type="non-primitive" draw:enhanced-path="M 0 0 L 21600 0 21600 21600 0 21600 Z N"/>
      </draw:custom-shape>
      <draw:custom-shape draw:name="Rectangle 9" draw:style-name="Mgr5" draw:text-style-name="MP3" draw:layer="backgroundobjects" svg:width="0.423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tangle 10" draw:style-name="Mgr6" draw:text-style-name="MP3" draw:layer="backgroundobjects" svg:width="24.536cm" svg:height="0.86cm" svg:x="0.406cm" svg:y="17.755cm">
        <text:p/>
        <draw:enhanced-geometry svg:viewBox="0 0 21600 21600" draw:type="non-primitive" draw:enhanced-path="M 0 0 L 21600 0 21600 21600 0 21600 Z N"/>
      </draw:custom-shape>
      <draw:custom-shape draw:name="Rectangle 11" draw:style-name="Mgr7" draw:text-style-name="MP3" draw:layer="backgroundobjects" svg:width="24.536cm" svg:height="18.186cm" svg:x="0.423cm" svg:y="0.432cm">
        <text:p/>
        <draw:enhanced-geometry svg:viewBox="0 0 21600 21600" draw:type="non-primitive" draw:enhanced-path="M 0 0 L 21600 0 21600 21600 0 21600 Z N"/>
      </draw:custom-shape>
      <draw:custom-shape draw:name="Connecteur droit 12" draw:style-name="Mgr8" draw:text-style-name="MP3" draw:layer="backgroundobjects" svg:width="17.348cm" svg:height="0.001cm" draw:transform="rotate (-1.5707963267949) translate (19.846cm 0.432cm)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Ellipse 13" draw:style-name="Mgr9" draw:text-style-name="MP3" draw:layer="backgroundobjects" svg:width="1.693cm" svg:height="1.693cm" svg:x="18.999cm" svg:y="8.127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draw:name="Ellipse 14" draw:style-name="Mgr10" draw:text-style-name="MP3" draw:layer="backgroundobjects" svg:width="1.168cm" svg:height="1.168cm" svg:x="19.262cm" svg:y="8.39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name="Espace réservé du numéro de diapositive 5" presentation:style-name="Mpr150" draw:text-style-name="MP3" draw:layer="backgroundobjects" svg:width="1.27cm" svg:height="1.226cm" svg:x="19.211cm" svg:y="8.361cm" presentation:class="page-number">
        <draw:text-box>
          <text:p text:style-name="MP18"><text:span text:style-name="MT20"><text:page-number>&lt;numéro&gt;</text:page-number></text:span></text:p>
        </draw:text-box>
      </draw:frame>
      <draw:frame draw:name="Espace réservé du texte vertical 2" presentation:style-name="Mpr151" draw:text-style-name="MP17" draw:layer="backgroundobjects" svg:width="18.203cm" svg:height="16.17cm" svg:x="0.847cm" svg:y="0.847cm" presentation:class="outline">
        <draw:text-box>
          <text:list text:style-name="ML11">
            <text:list-item>
              <text:p text:style-name="MP19"><text:span text:style-name="MT22">Cliquez pour modifier les styles du texte du masque</text:span></text:p>
            </text:list-item>
          </text:list>
          <text:list text:style-name="ML12">
            <text:list-item>
              <text:list>
                <text:list-item>
                  <text:p text:style-name="MP20"><text:span text:style-name="MT23">Deuxième niveau</text:span></text:p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p text:style-name="MP21"><text:span text:style-name="MT24">Troisième niveau</text:span></text:p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2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2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52" draw:text-style-name="MP3" draw:layer="backgroundobjects" svg:width="8.458cm" svg:height="1.016cm" svg:x="16.087cm" svg:y="17.792cm" presentation:class="date-time">
        <draw:text-box>
          <text:p text:style-name="MP10"><text:span text:style-name="MT19"><text:date style:data-style-name="D1" text:date-value="2013-02-07">07/02/2013</text:date></text:span></text:p>
        </draw:text-box>
      </draw:frame>
      <draw:frame draw:name="Espace réservé du pied de page 4" presentation:style-name="Mpr152" draw:text-style-name="MP3" draw:layer="backgroundobjects" svg:width="9.948cm" svg:height="1.016cm" svg:x="0.847cm" svg:y="17.808cm" presentation:class="footer">
        <draw:text-box>
          <text:p/>
        </draw:text-box>
      </draw:frame>
      <draw:frame draw:name="Titre vertical 1" presentation:style-name="Mpr153" draw:text-style-name="MP17" draw:layer="backgroundobjects" svg:width="4.022cm" svg:height="16.254cm" svg:x="20.532cm" svg:y="0.847cm" presentation:class="title">
        <draw:text-box>
          <text:p text:style-name="MP18"><text:span text:style-name="MT21">Cliquez pour modifier le style du titre</text:span></text:p>
        </draw:text-box>
      </draw:frame>
      <presentation:notes style:page-layout-name="PM0">
        <draw:page-thumbnail presentation:style-name="Master2-Layout11-vertTitleAndTx-Titre-vertical-et-texte-title" draw:layer="backgroundobjects" svg:width="0cm" svg:height="0cm" svg:x="0cm" svg:y="2.257cm" presentation:class="page"/>
        <draw:frame presentation:style-name="Master2-Layout11-vertTitleAndTx-Titre-vertical-et-texte-notes" draw:layer="backgroundobjects" svg:width="16.799cm" svg:height="13.364cm" svg:x="2.1cm" svg:y="14.107cm" presentation:class="notes" presentation:placeholder="true">
          <draw:text-box/>
        </draw:frame>
        <draw:frame presentation:style-name="Mpr15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5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5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3-Oriel" style:page-layout-name="PM1" draw:style-name="Mdp4">
      <draw:custom-shape draw:name="Connecteur droit 15" draw:style-name="Mgr15" draw:text-style-name="MP3" draw:layer="backgroundobjects" svg:width="0.001cm" svg:height="19.05cm" svg:x="24.34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Espace réservé du titre 21" presentation:style-name="Mpr156" draw:text-style-name="MP3" draw:layer="backgroundobjects" svg:width="20.743cm" svg:height="3.175cm" svg:x="1.27cm" svg:y="0.763cm" presentation:class="title">
        <draw:text-box>
          <text:p text:style-name="MP4"><text:span text:style-name="MT35">Cliquez pour modifier le style du titre</text:span></text:p>
        </draw:text-box>
      </draw:frame>
      <draw:frame draw:name="Espace réservé du texte 12" presentation:style-name="Mpr157" draw:text-style-name="MP3" draw:layer="backgroundobjects" svg:width="20.743cm" svg:height="13.538cm" svg:x="1.27cm" svg:y="4.445cm" presentation:class="outline">
        <draw:text-box>
          <text:list text:style-name="ML17">
            <text:list-item>
              <text:p text:style-name="MP19"><text:span text:style-name="MT36">Cliquez pour modifier les styles du texte du masque</text:span></text:p>
            </text:list-item>
          </text:list>
          <text:list text:style-name="ML18">
            <text:list-item>
              <text:list>
                <text:list-item>
                  <text:p text:style-name="MP26"><text:span text:style-name="MT37">Deuxième niveau</text:span></text:p>
                </text:list-item>
              </text:list>
            </text:list-item>
          </text:list>
          <text:list text:style-name="ML19">
            <text:list-item>
              <text:list>
                <text:list-item>
                  <text:list>
                    <text:list-item>
                      <text:p text:style-name="MP27"><text:span text:style-name="MT38">Troisième niveau</text:span></text:p>
                    </text:list-item>
                  </text:list>
                </text:list-item>
              </text:list>
            </text:list-item>
          </text:list>
          <text:list text:style-name="ML2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3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9"><text:span text:style-name="MT39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13" presentation:style-name="Mpr158" draw:text-style-name="MP3" draw:layer="backgroundobjects" svg:width="5.588cm" svg:height="1.067cm" draw:transform="rotate (-1.5707963267949) translate (24.409cm 0.745cm)" presentation:class="date-time">
        <draw:text-box>
          <text:p text:style-name="MP10"><text:span text:style-name="MT40"><text:date style:data-style-name="D1" text:date-value="2013-02-07">07/02/2013</text:date></text:span></text:p>
        </draw:text-box>
      </draw:frame>
      <draw:frame draw:name="Espace réservé du pied de page 2" presentation:style-name="Mpr158" draw:text-style-name="MP3" draw:layer="backgroundobjects" svg:width="8.89cm" svg:height="1.016cm" draw:transform="rotate (-1.5707963267949) translate (24.37cm 6.444cm)" presentation:class="footer">
        <draw:text-box>
          <text:p/>
        </draw:text-box>
      </draw:frame>
      <draw:custom-shape draw:name="Connecteur droit 6" draw:style-name="Mgr16" draw:text-style-name="MP3" draw:layer="backgroundobjects" svg:width="0.001cm" svg:height="19.05cm" svg:x="0.21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Connecteur droit 8" draw:style-name="Mgr17" draw:text-style-name="MP3" draw:layer="backgroundobjects" svg:width="0.001cm" svg:height="19.05cm" svg:x="24.977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tangle 9" draw:style-name="Mgr18" draw:text-style-name="MP3" draw:layer="backgroundobjects" svg:width="0.847cm" svg:height="19.05cm" svg:x="24.553cm" svg:y="0cm">
        <text:p/>
        <draw:enhanced-geometry svg:viewBox="0 0 21600 21600" draw:type="non-primitive" draw:enhanced-path="M 0 0 L 21600 0 21600 21600 0 21600 Z N"/>
      </draw:custom-shape>
      <draw:custom-shape draw:name="Connecteur droit 10" draw:style-name="Mgr19" draw:text-style-name="MP3" draw:layer="backgroundobjects" svg:width="0.001cm" svg:height="19.05cm" svg:x="24.765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Ellipse 11" draw:style-name="Mgr20" draw:text-style-name="MP3" draw:layer="backgroundobjects" svg:width="1.524cm" svg:height="1.524cm" svg:x="22.657cm" svg:y="15.875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name="Espace réservé du numéro de diapositive 22" presentation:style-name="Mpr159" draw:text-style-name="MP3" draw:layer="backgroundobjects" svg:width="1.693cm" svg:height="1.448cm" svg:x="22.581cm" svg:y="15.928cm" presentation:class="page-number">
        <draw:text-box>
          <text:p text:style-name="MP18"><text:span text:style-name="MT41"><text:page-number>&lt;numéro&gt;</text:page-number></text:span></text:p>
        </draw:text-box>
      </draw:frame>
      <presentation:notes style:page-layout-name="PM0">
        <draw:page-thumbnail presentation:style-name="Master3-Oriel-title" draw:layer="backgroundobjects" svg:width="0cm" svg:height="0cm" svg:x="0cm" svg:y="2.257cm" presentation:class="page"/>
        <draw:frame presentation:style-name="Master3-Oriel-notes" draw:layer="backgroundobjects" svg:width="16.799cm" svg:height="13.364cm" svg:x="2.1cm" svg:y="14.107cm" presentation:class="notes" presentation:placeholder="true">
          <draw:text-box/>
        </draw:frame>
        <draw:frame presentation:style-name="Mpr160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60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61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1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3-Layout1-title-Diapositive-de-titre" style:page-layout-name="PM1" draw:style-name="Mdp4">
      <draw:frame draw:name="Titre 7" presentation:style-name="Mpr162" draw:text-style-name="MP3" draw:layer="backgroundobjects" svg:width="17.145cm" svg:height="5.262cm" svg:x="6.35cm" svg:y="8.678cm" presentation:class="title">
        <draw:text-box>
          <text:p text:style-name="MP4"><text:span text:style-name="MT42">Cliquez pour modifier le style du titre</text:span></text:p>
        </draw:text-box>
      </draw:frame>
      <draw:frame draw:name="Sous-titre 8" presentation:style-name="Mpr163" draw:text-style-name="MP3" draw:layer="backgroundobjects" svg:width="17.145cm" svg:height="3.81cm" svg:x="6.35cm" svg:y="13.898cm" presentation:class="subtitle">
        <draw:text-box>
          <text:p text:style-name="MP14"><text:span text:style-name="MT43">Cliquez pour modifier le style des sous-titres du masque</text:span></text:p>
        </draw:text-box>
      </draw:frame>
      <draw:frame draw:name="Espace réservé de la date 27" presentation:style-name="Mpr164" draw:text-style-name="MP3" draw:layer="backgroundobjects" svg:width="6.35cm" svg:height="1.058cm" draw:transform="rotate (-1.5707963267949) translate (25.273cm 0.616cm)" presentation:class="date-time">
        <draw:text-box>
          <text:p text:style-name="MP10"><text:span text:style-name="MT40"><text:date style:data-style-name="D1" text:date-value="2013-02-07">07/02/2013</text:date></text:span></text:p>
        </draw:text-box>
      </draw:frame>
      <draw:frame draw:name="Espace réservé du pied de page 16" presentation:style-name="Mpr164" draw:text-style-name="MP3" draw:layer="backgroundobjects" svg:width="10.16cm" svg:height="1.067cm" draw:transform="rotate (-1.5707963267949) translate (25.273cm 7.069cm)" presentation:class="footer">
        <draw:text-box>
          <text:p/>
        </draw:text-box>
      </draw:frame>
      <draw:custom-shape draw:name="Rectangle 9" draw:style-name="Mgr21" draw:text-style-name="MP3" draw:layer="backgroundobjects" svg:width="1.693cm" svg:height="19.05cm" svg:x="1.058cm" svg:y="0cm">
        <text:p/>
        <draw:enhanced-geometry svg:viewBox="0 0 21600 21600" draw:type="non-primitive" draw:enhanced-path="M 0 0 L 21600 0 21600 21600 0 21600 Z N"/>
      </draw:custom-shape>
      <draw:custom-shape draw:name="Rectangle 11" draw:style-name="Mgr22" draw:text-style-name="MP3" draw:layer="backgroundobjects" svg:width="0.291cm" svg:height="19.05cm" svg:x="0.768cm" svg:y="0cm">
        <text:p/>
        <draw:enhanced-geometry svg:viewBox="0 0 21600 21600" draw:type="non-primitive" draw:enhanced-path="M 0 0 L 21600 0 21600 21600 0 21600 Z N"/>
      </draw:custom-shape>
      <draw:custom-shape draw:name="Rectangle 13" draw:style-name="Mgr23" draw:text-style-name="MP3" draw:layer="backgroundobjects" svg:width="0.505cm" svg:height="19.05cm" svg:x="2.752cm" svg:y="0cm">
        <text:p/>
        <draw:enhanced-geometry svg:viewBox="0 0 21600 21600" draw:type="non-primitive" draw:enhanced-path="M 0 0 L 21600 0 21600 21600 0 21600 Z N"/>
      </draw:custom-shape>
      <draw:custom-shape draw:name="Rectangle 18" draw:style-name="Mgr24" draw:text-style-name="MP3" draw:layer="backgroundobjects" svg:width="0.64cm" svg:height="19.05cm" svg:x="3.17cm" svg:y="0cm">
        <text:p/>
        <draw:enhanced-geometry svg:viewBox="0 0 21600 21600" draw:type="non-primitive" draw:enhanced-path="M 0 0 L 21600 0 21600 21600 0 21600 Z N"/>
      </draw:custom-shape>
      <draw:custom-shape draw:name="Connecteur droit 10" draw:style-name="Mgr25" draw:text-style-name="MP3" draw:layer="backgroundobjects" svg:width="0.001cm" svg:height="19.05cm" svg:x="0.295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Connecteur droit 17" draw:style-name="Mgr26" draw:text-style-name="MP3" draw:layer="backgroundobjects" svg:width="0.001cm" svg:height="19.05cm" svg:x="2.54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Connecteur droit 19" draw:style-name="Mgr16" draw:text-style-name="MP3" draw:layer="backgroundobjects" svg:width="0.001cm" svg:height="19.05cm" svg:x="2.373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Connecteur droit 15" draw:style-name="Mgr27" draw:text-style-name="MP3" draw:layer="backgroundobjects" svg:width="0.001cm" svg:height="19.05cm" svg:x="4.796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Connecteur droit 14" draw:style-name="Mgr28" draw:text-style-name="MP3" draw:layer="backgroundobjects" svg:width="0.001cm" svg:height="19.05cm" svg:x="2.963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Connecteur droit 21" draw:style-name="Mgr16" draw:text-style-name="MP3" draw:layer="backgroundobjects" svg:width="0.001cm" svg:height="19.05cm" svg:x="25.316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tangle 26" draw:style-name="Mgr29" draw:text-style-name="MP3" draw:layer="backgroundobjects" svg:width="0.212cm" svg:height="19.05cm" svg:x="3.387cm" svg:y="0cm">
        <text:p/>
        <draw:enhanced-geometry svg:viewBox="0 0 21600 21600" draw:type="non-primitive" draw:enhanced-path="M 0 0 L 21600 0 21600 21600 0 21600 Z N"/>
      </draw:custom-shape>
      <draw:custom-shape draw:name="Ellipse 20" draw:style-name="Mgr20" draw:text-style-name="MP3" draw:layer="backgroundobjects" svg:width="3.598cm" svg:height="3.598cm" svg:x="1.693cm" svg:y="9.525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draw:name="Ellipse 22" draw:style-name="Mgr20" draw:text-style-name="MP3" draw:layer="backgroundobjects" svg:width="1.782cm" svg:height="1.782cm" svg:x="3.638cm" svg:y="13.519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draw:name="Ellipse 23" draw:style-name="Mgr20" draw:text-style-name="MP3" draw:layer="backgroundobjects" svg:width="0.381cm" svg:height="0.381cm" svg:x="3.031cm" svg:y="15.28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draw:name="Ellipse 25" draw:style-name="Mgr20" draw:text-style-name="MP3" draw:layer="backgroundobjects" svg:width="0.762cm" svg:height="0.762cm" svg:x="4.623cm" svg:y="16.078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draw:name="Ellipse 24" draw:style-name="Mgr20" draw:text-style-name="MP3" draw:layer="backgroundobjects" svg:width="1.016cm" svg:height="1.016cm" svg:x="5.292cm" svg:y="12.488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name="Espace réservé du numéro de diapositive 28" presentation:style-name="Mpr165" draw:text-style-name="MP3" draw:layer="backgroundobjects" svg:width="1.693cm" svg:height="1.438cm" svg:x="3.682cm" svg:y="13.691cm" presentation:class="page-number">
        <draw:text-box>
          <text:p text:style-name="MP18"><text:span text:style-name="MT41"><text:page-number>&lt;numéro&gt;</text:page-number></text:span></text:p>
        </draw:text-box>
      </draw:frame>
      <presentation:notes style:page-layout-name="PM0">
        <draw:page-thumbnail presentation:style-name="Master3-Layout1-title-Diapositive-de-titre-title" draw:layer="backgroundobjects" svg:width="0cm" svg:height="0cm" svg:x="0cm" svg:y="2.257cm" presentation:class="page"/>
        <draw:frame presentation:style-name="Master3-Layout1-title-Diapositive-de-titre-notes" draw:layer="backgroundobjects" svg:width="16.799cm" svg:height="13.364cm" svg:x="2.1cm" svg:y="14.107cm" presentation:class="notes" presentation:placeholder="true">
          <draw:text-box/>
        </draw:frame>
        <draw:frame presentation:style-name="Mpr16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6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6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7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3-Layout2-obj-Titre-et-contenu" style:page-layout-name="PM1" draw:style-name="Mdp4">
      <draw:custom-shape draw:name="Connecteur droit 10" draw:style-name="Mgr15" draw:text-style-name="MP3" draw:layer="Master3-bg" svg:width="0.001cm" svg:height="19.05cm" svg:x="24.34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Connecteur droit 11" draw:style-name="Mgr16" draw:text-style-name="MP3" draw:layer="Master3-bg" svg:width="0.001cm" svg:height="19.05cm" svg:x="0.21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Connecteur droit 12" draw:style-name="Mgr17" draw:text-style-name="MP3" draw:layer="Master3-bg" svg:width="0.001cm" svg:height="19.05cm" svg:x="24.977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tangle 13" draw:style-name="Mgr18" draw:text-style-name="MP3" draw:layer="Master3-bg" svg:width="0.847cm" svg:height="19.05cm" svg:x="24.553cm" svg:y="0cm">
        <text:p/>
        <draw:enhanced-geometry svg:viewBox="0 0 21600 21600" draw:type="non-primitive" draw:enhanced-path="M 0 0 L 21600 0 21600 21600 0 21600 Z N"/>
      </draw:custom-shape>
      <draw:custom-shape draw:name="Connecteur droit 14" draw:style-name="Mgr19" draw:text-style-name="MP3" draw:layer="Master3-bg" svg:width="0.001cm" svg:height="19.05cm" svg:x="24.765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Ellipse 15" draw:style-name="Mgr20" draw:text-style-name="MP3" draw:layer="Master3-bg" svg:width="1.524cm" svg:height="1.524cm" svg:x="22.657cm" svg:y="15.875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name="Titre 1" presentation:style-name="Mpr168" draw:text-style-name="MP3" draw:layer="backgroundobjects" svg:width="20.743cm" svg:height="3.175cm" svg:x="1.27cm" svg:y="0.763cm" presentation:class="title">
        <draw:text-box>
          <text:p text:style-name="MP4"><text:span text:style-name="MT35">Cliquez pour modifier le style du titre</text:span></text:p>
        </draw:text-box>
      </draw:frame>
      <draw:frame draw:name="Espace réservé du contenu 7" presentation:style-name="Mpr169" draw:text-style-name="MP3" draw:layer="backgroundobjects" svg:width="20.743cm" svg:height="13.538cm" svg:x="1.27cm" svg:y="4.445cm" presentation:class="title">
        <draw:text-box>
          <text:list text:style-name="ML17">
            <text:list-item>
              <text:p text:style-name="MP19"><text:span text:style-name="MT36">Cliquez pour modifier les styles du texte du masque</text:span><text:span text:style-name="MT36"><text:line-break/></text:span><text:span text:style-name="MT37">Deuxième niveau</text:span><text:span text:style-name="MT37"><text:line-break/></text:span><text:span text:style-name="MT38">Troisième niveau</text:span><text:span text:style-name="MT38"><text:line-break/></text:span><text:span text:style-name="MT38">Quatrième niveau</text:span><text:span text:style-name="MT38"><text:line-break/></text:span><text:span text:style-name="MT39">Cinquième niveau</text:span></text:p>
            </text:list-item>
          </text:list>
        </draw:text-box>
      </draw:frame>
      <draw:frame draw:name="Espace réservé de la date 6" presentation:style-name="Mpr170" draw:text-style-name="MP3" draw:layer="backgroundobjects" svg:width="5.588cm" svg:height="1.067cm" draw:transform="rotate (-1.5707963267949) translate (24.409cm 0.745cm)" presentation:class="date-time">
        <draw:text-box>
          <text:p text:style-name="MP10"><text:span text:style-name="MT40"><text:date style:data-style-name="D1" text:date-value="2013-02-07">07/02/2013</text:date></text:span></text:p>
        </draw:text-box>
      </draw:frame>
      <draw:frame draw:name="Espace réservé du numéro de diapositive 8" presentation:style-name="Mpr171" draw:text-style-name="MP3" draw:layer="backgroundobjects" svg:width="1.693cm" svg:height="1.448cm" svg:x="22.581cm" svg:y="15.928cm" presentation:class="page-number">
        <draw:text-box>
          <text:p text:style-name="MP18"><text:span text:style-name="MT41"><text:page-number>&lt;numéro&gt;</text:page-number></text:span></text:p>
        </draw:text-box>
      </draw:frame>
      <draw:frame draw:name="Espace réservé du pied de page 9" presentation:style-name="Mpr170" draw:text-style-name="MP3" draw:layer="backgroundobjects" svg:width="8.89cm" svg:height="1.016cm" draw:transform="rotate (-1.5707963267949) translate (24.37cm 6.444cm)" presentation:class="footer">
        <draw:text-box>
          <text:p/>
        </draw:text-box>
      </draw:frame>
      <draw:frame presentation:style-name="Master3-Layout2-obj-Titre-et-contenu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3-Layout2-obj-Titre-et-contenu-title" draw:layer="backgroundobjects" svg:width="0cm" svg:height="0cm" svg:x="0cm" svg:y="2.257cm" presentation:class="page"/>
        <draw:frame presentation:style-name="Master3-Layout2-obj-Titre-et-contenu-notes" draw:layer="backgroundobjects" svg:width="16.799cm" svg:height="13.364cm" svg:x="2.1cm" svg:y="14.107cm" presentation:class="notes" presentation:placeholder="true">
          <draw:text-box/>
        </draw:frame>
        <draw:frame presentation:style-name="Mpr17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7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7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3-Layout3-secHead-Titre-de-section" style:page-layout-name="PM1" draw:style-name="Mdp6">
      <draw:frame draw:name="Titre 1" presentation:style-name="Mpr174" draw:text-style-name="MP3" draw:layer="backgroundobjects" svg:width="17.145cm" svg:height="5.704cm" svg:x="6.35cm" svg:y="8.043cm" presentation:class="title">
        <draw:text-box>
          <text:p text:style-name="MP4"><text:span text:style-name="MT44">Cliquez pour modifier le style du titre</text:span></text:p>
        </draw:text-box>
      </draw:frame>
      <draw:frame draw:name="Espace réservé du texte 2" presentation:style-name="Mpr175" draw:text-style-name="MP3" draw:layer="backgroundobjects" svg:width="17.145cm" svg:height="3.81cm" svg:x="6.35cm" svg:y="13.917cm" presentation:class="outline">
        <draw:text-box>
          <text:list text:style-name="ML22">
            <text:list-item>
              <text:p text:style-name="MP14"><text:span text:style-name="MT45">Cliquez pour modifier les styles du texte du masque</text:span></text:p>
            </text:list-item>
          </text:list>
        </draw:text-box>
      </draw:frame>
      <draw:frame draw:name="Espace réservé de la date 3" presentation:style-name="Mpr176" draw:text-style-name="MP3" draw:layer="backgroundobjects" svg:width="6.35cm" svg:height="1.058cm" draw:transform="rotate (-1.5707963267949) translate (25.269cm 0.605cm)" presentation:class="date-time">
        <draw:text-box>
          <text:p text:style-name="MP10"><text:span text:style-name="MT46"><text:date style:data-style-name="D1" text:date-value="2013-02-07">07/02/2013</text:date></text:span></text:p>
        </draw:text-box>
      </draw:frame>
      <draw:frame draw:name="Espace réservé du pied de page 4" presentation:style-name="Mpr176" draw:text-style-name="MP3" draw:layer="backgroundobjects" svg:width="10.16cm" svg:height="1.067cm" draw:transform="rotate (-1.5707963267949) translate (25.273cm 7.061cm)" presentation:class="footer">
        <draw:text-box>
          <text:p/>
        </draw:text-box>
      </draw:frame>
      <draw:custom-shape draw:name="Rectangle 8" draw:style-name="Mgr21" draw:text-style-name="MP3" draw:layer="backgroundobjects" svg:width="1.693cm" svg:height="19.05cm" svg:x="1.058cm" svg:y="0cm">
        <text:p/>
        <draw:enhanced-geometry svg:viewBox="0 0 21600 21600" draw:type="non-primitive" draw:enhanced-path="M 0 0 L 21600 0 21600 21600 0 21600 Z N"/>
      </draw:custom-shape>
      <draw:custom-shape draw:name="Rectangle 9" draw:style-name="Mgr22" draw:text-style-name="MP3" draw:layer="backgroundobjects" svg:width="0.291cm" svg:height="19.05cm" svg:x="0.768cm" svg:y="0cm">
        <text:p/>
        <draw:enhanced-geometry svg:viewBox="0 0 21600 21600" draw:type="non-primitive" draw:enhanced-path="M 0 0 L 21600 0 21600 21600 0 21600 Z N"/>
      </draw:custom-shape>
      <draw:custom-shape draw:name="Rectangle 10" draw:style-name="Mgr23" draw:text-style-name="MP3" draw:layer="backgroundobjects" svg:width="0.505cm" svg:height="19.05cm" svg:x="2.752cm" svg:y="0cm">
        <text:p/>
        <draw:enhanced-geometry svg:viewBox="0 0 21600 21600" draw:type="non-primitive" draw:enhanced-path="M 0 0 L 21600 0 21600 21600 0 21600 Z N"/>
      </draw:custom-shape>
      <draw:custom-shape draw:name="Rectangle 11" draw:style-name="Mgr24" draw:text-style-name="MP3" draw:layer="backgroundobjects" svg:width="0.64cm" svg:height="19.05cm" svg:x="3.17cm" svg:y="0cm">
        <text:p/>
        <draw:enhanced-geometry svg:viewBox="0 0 21600 21600" draw:type="non-primitive" draw:enhanced-path="M 0 0 L 21600 0 21600 21600 0 21600 Z N"/>
      </draw:custom-shape>
      <draw:custom-shape draw:name="Connecteur droit 12" draw:style-name="Mgr25" draw:text-style-name="MP3" draw:layer="backgroundobjects" svg:width="0.001cm" svg:height="19.05cm" svg:x="0.295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Connecteur droit 13" draw:style-name="Mgr26" draw:text-style-name="MP3" draw:layer="backgroundobjects" svg:width="0.001cm" svg:height="19.05cm" svg:x="2.54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Connecteur droit 14" draw:style-name="Mgr16" draw:text-style-name="MP3" draw:layer="backgroundobjects" svg:width="0.001cm" svg:height="19.05cm" svg:x="2.373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Connecteur droit 15" draw:style-name="Mgr27" draw:text-style-name="MP3" draw:layer="backgroundobjects" svg:width="0.001cm" svg:height="19.05cm" svg:x="4.796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Connecteur droit 16" draw:style-name="Mgr28" draw:text-style-name="MP3" draw:layer="backgroundobjects" svg:width="0.001cm" svg:height="19.05cm" svg:x="2.963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tangle 17" draw:style-name="Mgr29" draw:text-style-name="MP3" draw:layer="backgroundobjects" svg:width="0.212cm" svg:height="19.05cm" svg:x="3.387cm" svg:y="0cm">
        <text:p/>
        <draw:enhanced-geometry svg:viewBox="0 0 21600 21600" draw:type="non-primitive" draw:enhanced-path="M 0 0 L 21600 0 21600 21600 0 21600 Z N"/>
      </draw:custom-shape>
      <draw:custom-shape draw:name="Ellipse 18" draw:style-name="Mgr20" draw:text-style-name="MP3" draw:layer="backgroundobjects" svg:width="3.598cm" svg:height="3.598cm" svg:x="1.693cm" svg:y="9.525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draw:name="Ellipse 19" draw:style-name="Mgr20" draw:text-style-name="MP3" draw:layer="backgroundobjects" svg:width="1.782cm" svg:height="1.782cm" svg:x="3.68cm" svg:y="13.519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draw:name="Ellipse 20" draw:style-name="Mgr20" draw:text-style-name="MP3" draw:layer="backgroundobjects" svg:width="0.381cm" svg:height="0.381cm" svg:x="3.031cm" svg:y="15.28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draw:name="Ellipse 21" draw:style-name="Mgr20" draw:text-style-name="MP3" draw:layer="backgroundobjects" svg:width="0.762cm" svg:height="0.762cm" svg:x="4.623cm" svg:y="16.087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draw:name="Ellipse 22" draw:style-name="Mgr20" draw:text-style-name="MP3" draw:layer="backgroundobjects" svg:width="1.016cm" svg:height="1.016cm" svg:x="5.22cm" svg:y="12.444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draw:name="Connecteur droit 25" draw:style-name="Mgr16" draw:text-style-name="MP3" draw:layer="backgroundobjects" svg:width="0.001cm" svg:height="19.05cm" svg:x="25.27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Espace réservé du numéro de diapositive 5" presentation:style-name="Mpr177" draw:text-style-name="MP3" draw:layer="backgroundobjects" svg:width="1.693cm" svg:height="1.438cm" svg:x="3.724cm" svg:y="13.691cm" presentation:class="page-number">
        <draw:text-box>
          <text:p text:style-name="MP18"><text:span text:style-name="MT41"><text:page-number>&lt;numéro&gt;</text:page-number></text:span></text:p>
        </draw:text-box>
      </draw:frame>
      <presentation:notes style:page-layout-name="PM0">
        <draw:page-thumbnail presentation:style-name="Master3-Layout3-secHead-Titre-de-section-title" draw:layer="backgroundobjects" svg:width="0cm" svg:height="0cm" svg:x="0cm" svg:y="2.257cm" presentation:class="page"/>
        <draw:frame presentation:style-name="Master3-Layout3-secHead-Titre-de-section-notes" draw:layer="backgroundobjects" svg:width="16.799cm" svg:height="13.364cm" svg:x="2.1cm" svg:y="14.107cm" presentation:class="notes" presentation:placeholder="true">
          <draw:text-box/>
        </draw:frame>
        <draw:frame presentation:style-name="Mpr17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7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79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3-Layout4-twoObj-Deux-contenus" style:page-layout-name="PM1" draw:style-name="Mdp4">
      <draw:custom-shape draw:name="Connecteur droit 7" draw:style-name="Mgr15" draw:text-style-name="MP3" draw:layer="Master3-bg" svg:width="0.001cm" svg:height="19.05cm" svg:x="24.34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Connecteur droit 9" draw:style-name="Mgr16" draw:text-style-name="MP3" draw:layer="Master3-bg" svg:width="0.001cm" svg:height="19.05cm" svg:x="0.21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Connecteur droit 11" draw:style-name="Mgr17" draw:text-style-name="MP3" draw:layer="Master3-bg" svg:width="0.001cm" svg:height="19.05cm" svg:x="24.977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tangle 12" draw:style-name="Mgr18" draw:text-style-name="MP3" draw:layer="Master3-bg" svg:width="0.847cm" svg:height="19.05cm" svg:x="24.553cm" svg:y="0cm">
        <text:p/>
        <draw:enhanced-geometry svg:viewBox="0 0 21600 21600" draw:type="non-primitive" draw:enhanced-path="M 0 0 L 21600 0 21600 21600 0 21600 Z N"/>
      </draw:custom-shape>
      <draw:custom-shape draw:name="Connecteur droit 13" draw:style-name="Mgr19" draw:text-style-name="MP3" draw:layer="Master3-bg" svg:width="0.001cm" svg:height="19.05cm" svg:x="24.765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Ellipse 14" draw:style-name="Mgr20" draw:text-style-name="MP3" draw:layer="Master3-bg" svg:width="1.524cm" svg:height="1.524cm" svg:x="22.657cm" svg:y="15.875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name="Titre 1" presentation:style-name="Mpr180" draw:text-style-name="MP3" draw:layer="backgroundobjects" svg:width="20.743cm" svg:height="3.175cm" svg:x="1.27cm" svg:y="0.763cm" presentation:class="title">
        <draw:text-box>
          <text:p text:style-name="MP4"><text:span text:style-name="MT35">Cliquez pour modifier le style du titre</text:span></text:p>
        </draw:text-box>
      </draw:frame>
      <draw:frame draw:name="Espace réservé de la date 4" presentation:style-name="Mpr181" draw:text-style-name="MP3" draw:layer="backgroundobjects" svg:width="5.588cm" svg:height="1.067cm" draw:transform="rotate (-1.5707963267949) translate (24.409cm 0.745cm)" presentation:class="date-time">
        <draw:text-box>
          <text:p text:style-name="MP10"><text:span text:style-name="MT40"><text:date style:data-style-name="D1" text:date-value="2013-02-07">07/02/2013</text:date></text:span></text:p>
        </draw:text-box>
      </draw:frame>
      <draw:frame draw:name="Espace réservé du pied de page 5" presentation:style-name="Mpr181" draw:text-style-name="MP3" draw:layer="backgroundobjects" svg:width="8.89cm" svg:height="1.016cm" draw:transform="rotate (-1.5707963267949) translate (24.37cm 6.444cm)" presentation:class="footer">
        <draw:text-box>
          <text:p/>
        </draw:text-box>
      </draw:frame>
      <draw:frame draw:name="Espace réservé du numéro de diapositive 6" presentation:style-name="Mpr182" draw:text-style-name="MP3" draw:layer="backgroundobjects" svg:width="1.693cm" svg:height="1.448cm" svg:x="22.581cm" svg:y="15.928cm" presentation:class="page-number">
        <draw:text-box>
          <text:p text:style-name="MP18"><text:span text:style-name="MT41"><text:page-number>&lt;numéro&gt;</text:page-number></text:span></text:p>
        </draw:text-box>
      </draw:frame>
      <draw:frame draw:name="Espace réservé du contenu 8" presentation:style-name="Mpr183" draw:text-style-name="MP3" draw:layer="backgroundobjects" svg:width="10.16cm" svg:height="12.7cm" svg:x="1.27cm" svg:y="4.445cm" presentation:class="title">
        <draw:text-box>
          <text:list text:style-name="ML17">
            <text:list-item>
              <text:p text:style-name="MP19"><text:span text:style-name="MT36">Cliquez pour modifier les styles du texte du masque</text:span><text:span text:style-name="MT36"><text:line-break/></text:span><text:span text:style-name="MT37">Deuxième niveau</text:span><text:span text:style-name="MT37"><text:line-break/></text:span><text:span text:style-name="MT38">Troisième niveau</text:span><text:span text:style-name="MT38"><text:line-break/></text:span><text:span text:style-name="MT38">Quatrième niveau</text:span><text:span text:style-name="MT38"><text:line-break/></text:span><text:span text:style-name="MT39">Cinquième niveau</text:span></text:p>
            </text:list-item>
          </text:list>
        </draw:text-box>
      </draw:frame>
      <draw:frame draw:name="Espace réservé du contenu 10" presentation:style-name="Mpr183" draw:text-style-name="MP3" draw:layer="backgroundobjects" svg:width="10.16cm" svg:height="12.7cm" svg:x="11.862cm" svg:y="4.445cm" presentation:class="title">
        <draw:text-box>
          <text:list text:style-name="ML17">
            <text:list-item>
              <text:p text:style-name="MP19"><text:span text:style-name="MT36">Cliquez pour modifier les styles du texte du masque</text:span><text:span text:style-name="MT36"><text:line-break/></text:span><text:span text:style-name="MT37">Deuxième niveau</text:span><text:span text:style-name="MT37"><text:line-break/></text:span><text:span text:style-name="MT38">Troisième niveau</text:span><text:span text:style-name="MT38"><text:line-break/></text:span><text:span text:style-name="MT38">Quatrième niveau</text:span><text:span text:style-name="MT38"><text:line-break/></text:span><text:span text:style-name="MT39">Cinquième niveau</text:span></text:p>
            </text:list-item>
          </text:list>
        </draw:text-box>
      </draw:frame>
      <presentation:notes style:page-layout-name="PM0">
        <draw:page-thumbnail presentation:style-name="Master3-Layout4-twoObj-Deux-contenus-title" draw:layer="backgroundobjects" svg:width="0cm" svg:height="0cm" svg:x="0cm" svg:y="2.257cm" presentation:class="page"/>
        <draw:frame presentation:style-name="Master3-Layout4-twoObj-Deux-contenus-notes" draw:layer="backgroundobjects" svg:width="16.799cm" svg:height="13.364cm" svg:x="2.1cm" svg:y="14.107cm" presentation:class="notes" presentation:placeholder="true">
          <draw:text-box/>
        </draw:frame>
        <draw:frame presentation:style-name="Mpr18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8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5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3-Layout5-twoTxTwoObj-Comparaison" style:page-layout-name="PM1" draw:style-name="Mdp4">
      <draw:custom-shape draw:name="Connecteur droit 9" draw:style-name="Mgr15" draw:text-style-name="MP3" draw:layer="Master3-bg" svg:width="0.001cm" svg:height="19.05cm" svg:x="24.34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Connecteur droit 14" draw:style-name="Mgr16" draw:text-style-name="MP3" draw:layer="Master3-bg" svg:width="0.001cm" svg:height="19.05cm" svg:x="0.21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Connecteur droit 15" draw:style-name="Mgr17" draw:text-style-name="MP3" draw:layer="Master3-bg" svg:width="0.001cm" svg:height="19.05cm" svg:x="24.977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tangle 16" draw:style-name="Mgr18" draw:text-style-name="MP3" draw:layer="Master3-bg" svg:width="0.847cm" svg:height="19.05cm" svg:x="24.553cm" svg:y="0cm">
        <text:p/>
        <draw:enhanced-geometry svg:viewBox="0 0 21600 21600" draw:type="non-primitive" draw:enhanced-path="M 0 0 L 21600 0 21600 21600 0 21600 Z N"/>
      </draw:custom-shape>
      <draw:custom-shape draw:name="Connecteur droit 17" draw:style-name="Mgr19" draw:text-style-name="MP3" draw:layer="Master3-bg" svg:width="0.001cm" svg:height="19.05cm" svg:x="24.765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Ellipse 18" draw:style-name="Mgr20" draw:text-style-name="MP3" draw:layer="Master3-bg" svg:width="1.524cm" svg:height="1.524cm" svg:x="22.657cm" svg:y="15.875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name="Titre 1" presentation:style-name="Mpr186" draw:text-style-name="MP3" draw:layer="backgroundobjects" svg:width="20.955cm" svg:height="3.175cm" svg:x="1.27cm" svg:y="0.758cm" presentation:class="title">
        <draw:text-box>
          <text:p text:style-name="MP4"><text:span text:style-name="MT35">Cliquez pour modifier le style du titre</text:span></text:p>
        </draw:text-box>
      </draw:frame>
      <draw:frame draw:name="Espace réservé de la date 6" presentation:style-name="Mpr187" draw:text-style-name="MP3" draw:layer="backgroundobjects" svg:width="5.588cm" svg:height="1.067cm" draw:transform="rotate (-1.5707963267949) translate (24.409cm 0.745cm)" presentation:class="date-time">
        <draw:text-box>
          <text:p text:style-name="MP10"><text:span text:style-name="MT40"><text:date style:data-style-name="D1" text:date-value="2013-02-07">07/02/2013</text:date></text:span></text:p>
        </draw:text-box>
      </draw:frame>
      <draw:frame draw:name="Espace réservé du pied de page 7" presentation:style-name="Mpr187" draw:text-style-name="MP3" draw:layer="backgroundobjects" svg:width="8.89cm" svg:height="1.016cm" draw:transform="rotate (-1.5707963267949) translate (24.37cm 6.444cm)" presentation:class="footer">
        <draw:text-box>
          <text:p/>
        </draw:text-box>
      </draw:frame>
      <draw:frame draw:name="Espace réservé du numéro de diapositive 8" presentation:style-name="Mpr188" draw:text-style-name="MP3" draw:layer="backgroundobjects" svg:width="1.693cm" svg:height="1.448cm" svg:x="22.581cm" svg:y="15.928cm" presentation:class="page-number">
        <draw:text-box>
          <text:p text:style-name="MP18"><text:span text:style-name="MT41"><text:page-number>&lt;numéro&gt;</text:page-number></text:span></text:p>
        </draw:text-box>
      </draw:frame>
      <draw:frame draw:name="Espace réservé du contenu 10" presentation:style-name="Mpr189" draw:text-style-name="MP3" draw:layer="backgroundobjects" svg:width="10.16cm" svg:height="10.795cm" svg:x="1.27cm" svg:y="6.562cm" presentation:class="title">
        <draw:text-box>
          <text:list text:style-name="ML17">
            <text:list-item>
              <text:p text:style-name="MP19"><text:span text:style-name="MT36">Cliquez pour modifier les styles du texte du masque</text:span><text:span text:style-name="MT36"><text:line-break/></text:span><text:span text:style-name="MT37">Deuxième niveau</text:span><text:span text:style-name="MT37"><text:line-break/></text:span><text:span text:style-name="MT38">Troisième niveau</text:span><text:span text:style-name="MT38"><text:line-break/></text:span><text:span text:style-name="MT38">Quatrième niveau</text:span><text:span text:style-name="MT38"><text:line-break/></text:span><text:span text:style-name="MT39">Cinquième niveau</text:span></text:p>
            </text:list-item>
          </text:list>
        </draw:text-box>
      </draw:frame>
      <draw:frame draw:name="Espace réservé du contenu 12" presentation:style-name="Mpr189" draw:text-style-name="MP3" draw:layer="backgroundobjects" svg:width="10.16cm" svg:height="10.795cm" svg:x="12.144cm" svg:y="6.562cm" presentation:class="title">
        <draw:text-box>
          <text:list text:style-name="ML17">
            <text:list-item>
              <text:p text:style-name="MP19"><text:span text:style-name="MT36">Cliquez pour modifier les styles du texte du masque</text:span><text:span text:style-name="MT36"><text:line-break/></text:span><text:span text:style-name="MT37">Deuxième niveau</text:span><text:span text:style-name="MT37"><text:line-break/></text:span><text:span text:style-name="MT38">Troisième niveau</text:span><text:span text:style-name="MT38"><text:line-break/></text:span><text:span text:style-name="MT38">Quatrième niveau</text:span><text:span text:style-name="MT38"><text:line-break/></text:span><text:span text:style-name="MT39">Cinquième niveau</text:span></text:p>
            </text:list-item>
          </text:list>
        </draw:text-box>
      </draw:frame>
      <draw:frame draw:name="Espace réservé du texte 11" presentation:style-name="Mpr190" draw:text-style-name="MP3" draw:layer="backgroundobjects" svg:width="10.16cm" svg:height="1.829cm" svg:x="1.27cm" svg:y="4.36cm" presentation:class="outline">
        <draw:text-box>
          <text:list text:style-name="ML22">
            <text:list-item>
              <text:p text:style-name="MP14"><text:span text:style-name="MT47">Cliquez pour modifier les styles du texte du masque</text:span></text:p>
            </text:list-item>
          </text:list>
        </draw:text-box>
      </draw:frame>
      <draw:frame draw:name="Espace réservé du texte 13" presentation:style-name="Mpr190" draw:text-style-name="MP3" draw:layer="backgroundobjects" svg:width="10.16cm" svg:height="1.829cm" svg:x="12.065cm" svg:y="4.36cm" presentation:class="outline">
        <draw:text-box>
          <text:list text:style-name="ML22">
            <text:list-item>
              <text:p text:style-name="MP14"><text:span text:style-name="MT47">Cliquez pour modifier les styles du texte du masque</text:span></text:p>
            </text:list-item>
          </text:list>
        </draw:text-box>
      </draw:frame>
      <presentation:notes style:page-layout-name="PM0">
        <draw:page-thumbnail presentation:style-name="Master3-Layout5-twoTxTwoObj-Comparaison-title" draw:layer="backgroundobjects" svg:width="0cm" svg:height="0cm" svg:x="0cm" svg:y="2.257cm" presentation:class="page"/>
        <draw:frame presentation:style-name="Master3-Layout5-twoTxTwoObj-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19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9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9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2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3-Layout6-titleOnly-Titre-seul" style:page-layout-name="PM1" draw:style-name="Mdp4">
      <draw:custom-shape draw:name="Connecteur droit 8" draw:style-name="Mgr15" draw:text-style-name="MP3" draw:layer="Master3-bg" svg:width="0.001cm" svg:height="19.05cm" svg:x="24.34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Connecteur droit 9" draw:style-name="Mgr16" draw:text-style-name="MP3" draw:layer="Master3-bg" svg:width="0.001cm" svg:height="19.05cm" svg:x="0.21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Connecteur droit 10" draw:style-name="Mgr17" draw:text-style-name="MP3" draw:layer="Master3-bg" svg:width="0.001cm" svg:height="19.05cm" svg:x="24.977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tangle 11" draw:style-name="Mgr18" draw:text-style-name="MP3" draw:layer="Master3-bg" svg:width="0.847cm" svg:height="19.05cm" svg:x="24.553cm" svg:y="0cm">
        <text:p/>
        <draw:enhanced-geometry svg:viewBox="0 0 21600 21600" draw:type="non-primitive" draw:enhanced-path="M 0 0 L 21600 0 21600 21600 0 21600 Z N"/>
      </draw:custom-shape>
      <draw:custom-shape draw:name="Connecteur droit 12" draw:style-name="Mgr19" draw:text-style-name="MP3" draw:layer="Master3-bg" svg:width="0.001cm" svg:height="19.05cm" svg:x="24.765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Ellipse 13" draw:style-name="Mgr20" draw:text-style-name="MP3" draw:layer="Master3-bg" svg:width="1.524cm" svg:height="1.524cm" svg:x="22.657cm" svg:y="15.875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name="Titre 1" presentation:style-name="Mpr193" draw:text-style-name="MP3" draw:layer="backgroundobjects" svg:width="20.743cm" svg:height="3.175cm" svg:x="1.27cm" svg:y="0.763cm" presentation:class="title">
        <draw:text-box>
          <text:p text:style-name="MP4"><text:span text:style-name="MT35">Cliquez pour modifier le style du titre</text:span></text:p>
        </draw:text-box>
      </draw:frame>
      <draw:frame draw:name="Espace réservé de la date 5" presentation:style-name="Mpr194" draw:text-style-name="MP3" draw:layer="backgroundobjects" svg:width="5.588cm" svg:height="1.067cm" draw:transform="rotate (-1.5707963267949) translate (24.409cm 0.745cm)" presentation:class="date-time">
        <draw:text-box>
          <text:p text:style-name="MP10"><text:span text:style-name="MT40"><text:date style:data-style-name="D1" text:date-value="2013-02-07">07/02/2013</text:date></text:span></text:p>
        </draw:text-box>
      </draw:frame>
      <draw:frame draw:name="Espace réservé du numéro de diapositive 6" presentation:style-name="Mpr195" draw:text-style-name="MP3" draw:layer="backgroundobjects" svg:width="1.693cm" svg:height="1.448cm" svg:x="22.581cm" svg:y="15.928cm" presentation:class="page-number">
        <draw:text-box>
          <text:p text:style-name="MP18"><text:span text:style-name="MT41"><text:page-number>&lt;numéro&gt;</text:page-number></text:span></text:p>
        </draw:text-box>
      </draw:frame>
      <draw:frame draw:name="Espace réservé du pied de page 7" presentation:style-name="Mpr194" draw:text-style-name="MP3" draw:layer="backgroundobjects" svg:width="8.89cm" svg:height="1.016cm" draw:transform="rotate (-1.5707963267949) translate (24.37cm 6.444cm)" presentation:class="footer">
        <draw:text-box>
          <text:p/>
        </draw:text-box>
      </draw:frame>
      <presentation:notes style:page-layout-name="PM0">
        <draw:page-thumbnail presentation:style-name="Master3-Layout6-titleOnly-Titre-seul-title" draw:layer="backgroundobjects" svg:width="0cm" svg:height="0cm" svg:x="0cm" svg:y="2.257cm" presentation:class="page"/>
        <draw:frame presentation:style-name="Master3-Layout6-titleOnly-Titre-seul-notes" draw:layer="backgroundobjects" svg:width="16.799cm" svg:height="13.364cm" svg:x="2.1cm" svg:y="14.107cm" presentation:class="notes" presentation:placeholder="true">
          <draw:text-box/>
        </draw:frame>
        <draw:frame presentation:style-name="Mpr19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9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9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7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3-Layout7-blank-Vide" style:page-layout-name="PM1" draw:style-name="Mdp4">
      <draw:custom-shape draw:name="Connecteur droit 4" draw:style-name="Mgr15" draw:text-style-name="MP3" draw:layer="Master3-bg" svg:width="0.001cm" svg:height="19.05cm" svg:x="24.34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Connecteur droit 5" draw:style-name="Mgr16" draw:text-style-name="MP3" draw:layer="Master3-bg" svg:width="0.001cm" svg:height="19.05cm" svg:x="0.21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Connecteur droit 6" draw:style-name="Mgr17" draw:text-style-name="MP3" draw:layer="Master3-bg" svg:width="0.001cm" svg:height="19.05cm" svg:x="24.977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tangle 7" draw:style-name="Mgr18" draw:text-style-name="MP3" draw:layer="Master3-bg" svg:width="0.847cm" svg:height="19.05cm" svg:x="24.553cm" svg:y="0cm">
        <text:p/>
        <draw:enhanced-geometry svg:viewBox="0 0 21600 21600" draw:type="non-primitive" draw:enhanced-path="M 0 0 L 21600 0 21600 21600 0 21600 Z N"/>
      </draw:custom-shape>
      <draw:custom-shape draw:name="Connecteur droit 8" draw:style-name="Mgr19" draw:text-style-name="MP3" draw:layer="Master3-bg" svg:width="0.001cm" svg:height="19.05cm" svg:x="24.765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Ellipse 9" draw:style-name="Mgr20" draw:text-style-name="MP3" draw:layer="Master3-bg" svg:width="1.524cm" svg:height="1.524cm" svg:x="22.657cm" svg:y="15.875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name="Espace réservé de la date 1" presentation:style-name="Mpr198" draw:text-style-name="MP3" draw:layer="backgroundobjects" svg:width="5.588cm" svg:height="1.067cm" draw:transform="rotate (-1.5707963267949) translate (24.409cm 0.745cm)" presentation:class="date-time">
        <draw:text-box>
          <text:p text:style-name="MP10"><text:span text:style-name="MT40"><text:date style:data-style-name="D1" text:date-value="2013-02-07">07/02/2013</text:date></text:span></text:p>
        </draw:text-box>
      </draw:frame>
      <draw:frame draw:name="Espace réservé du pied de page 2" presentation:style-name="Mpr198" draw:text-style-name="MP3" draw:layer="backgroundobjects" svg:width="8.89cm" svg:height="1.016cm" draw:transform="rotate (-1.5707963267949) translate (24.37cm 6.444cm)" presentation:class="footer">
        <draw:text-box>
          <text:p/>
        </draw:text-box>
      </draw:frame>
      <draw:frame draw:name="Espace réservé du numéro de diapositive 3" presentation:style-name="Mpr199" draw:text-style-name="MP3" draw:layer="backgroundobjects" svg:width="1.693cm" svg:height="1.448cm" svg:x="22.581cm" svg:y="15.928cm" presentation:class="page-number">
        <draw:text-box>
          <text:p text:style-name="MP18"><text:span text:style-name="MT41"><text:page-number>&lt;numéro&gt;</text:page-number></text:span></text:p>
        </draw:text-box>
      </draw:frame>
      <presentation:notes style:page-layout-name="PM0">
        <draw:page-thumbnail presentation:style-name="Master3-Layout7-blank-Vide-title" draw:layer="backgroundobjects" svg:width="0cm" svg:height="0cm" svg:x="0cm" svg:y="2.257cm" presentation:class="page"/>
        <draw:frame presentation:style-name="Master3-Layout7-blank-Vide-notes" draw:layer="backgroundobjects" svg:width="16.799cm" svg:height="13.364cm" svg:x="2.1cm" svg:y="14.107cm" presentation:class="notes" presentation:placeholder="true">
          <draw:text-box/>
        </draw:frame>
        <draw:frame presentation:style-name="Mpr200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00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01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01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3-Layout8-objTx-Contenu-avec-légende" style:page-layout-name="PM1" draw:style-name="Mdp4">
      <draw:custom-shape draw:name="Connecteur droit 9" draw:style-name="Mgr15" draw:text-style-name="MP3" draw:layer="backgroundobjects" svg:width="0.001cm" svg:height="19.05cm" svg:x="24.34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re 1" presentation:style-name="Mpr202" draw:text-style-name="MP3" draw:layer="backgroundobjects" svg:width="17.526cm" svg:height="1.27cm" draw:transform="rotate (-1.5707963267949) translate (18.764cm 0.762cm)" presentation:class="title">
        <draw:text-box>
          <text:p text:style-name="MP4"><text:span text:style-name="MT48">Cliquez pour modifier le style du titre</text:span></text:p>
        </draw:text-box>
      </draw:frame>
      <draw:frame draw:name="Espace réservé du texte 2" presentation:style-name="Mpr203" draw:text-style-name="MP3" draw:layer="backgroundobjects" svg:width="4.242cm" svg:height="13.843cm" svg:x="18.923cm" svg:y="0.762cm" presentation:class="outline">
        <draw:text-box>
          <text:list text:style-name="ML22">
            <text:list-item>
              <text:p text:style-name="MP25"><text:span text:style-name="MT49">Cliquez pour modifier les styles du texte du masque</text:span></text:p>
            </text:list-item>
          </text:list>
        </draw:text-box>
      </draw:frame>
      <draw:custom-shape draw:name="Connecteur droit 7" draw:style-name="Mgr30" draw:text-style-name="MP3" draw:layer="backgroundobjects" svg:width="0.001cm" svg:height="19.05cm" svg:x="17.357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Connecteur droit 8" draw:style-name="Mgr31" draw:text-style-name="MP3" draw:layer="backgroundobjects" svg:width="0.001cm" svg:height="19.05cm" svg:x="17.201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Connecteur droit 10" draw:style-name="Mgr17" draw:text-style-name="MP3" draw:layer="backgroundobjects" svg:width="0.001cm" svg:height="19.05cm" svg:x="24.977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tangle 11" draw:style-name="Mgr18" draw:text-style-name="MP3" draw:layer="backgroundobjects" svg:width="0.847cm" svg:height="19.05cm" svg:x="24.553cm" svg:y="0cm">
        <text:p/>
        <draw:enhanced-geometry svg:viewBox="0 0 21600 21600" draw:type="non-primitive" draw:enhanced-path="M 0 0 L 21600 0 21600 21600 0 21600 Z N"/>
      </draw:custom-shape>
      <draw:custom-shape draw:name="Connecteur droit 12" draw:style-name="Mgr19" draw:text-style-name="MP3" draw:layer="backgroundobjects" svg:width="0.001cm" svg:height="19.05cm" svg:x="24.765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Ellipse 13" draw:style-name="Mgr20" draw:text-style-name="MP3" draw:layer="backgroundobjects" svg:width="1.524cm" svg:height="1.524cm" svg:x="22.657cm" svg:y="15.875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name="Espace réservé du contenu 17" presentation:style-name="Mpr204" draw:text-style-name="MP3" draw:layer="backgroundobjects" svg:width="15.663cm" svg:height="17.577cm" svg:x="0.847cm" svg:y="0.762cm" presentation:class="title">
        <draw:text-box>
          <text:list text:style-name="ML17">
            <text:list-item>
              <text:p text:style-name="MP19"><text:span text:style-name="MT36">Cliquez pour modifier les styles du texte du masque</text:span><text:span text:style-name="MT36"><text:line-break/></text:span><text:span text:style-name="MT37">Deuxième niveau</text:span><text:span text:style-name="MT37"><text:line-break/></text:span><text:span text:style-name="MT38">Troisième niveau</text:span><text:span text:style-name="MT38"><text:line-break/></text:span><text:span text:style-name="MT38">Quatrième niveau</text:span><text:span text:style-name="MT38"><text:line-break/></text:span><text:span text:style-name="MT39">Cinquième niveau</text:span></text:p>
            </text:list-item>
          </text:list>
        </draw:text-box>
      </draw:frame>
      <draw:frame draw:name="Espace réservé de la date 20" presentation:style-name="Mpr205" draw:text-style-name="MP3" draw:layer="backgroundobjects" svg:width="5.588cm" svg:height="1.067cm" draw:transform="rotate (-1.5707963267949) translate (24.409cm 0.745cm)" presentation:class="date-time">
        <draw:text-box>
          <text:p text:style-name="MP10"><text:span text:style-name="MT40"><text:date style:data-style-name="D1" text:date-value="2013-02-07">07/02/2013</text:date></text:span></text:p>
        </draw:text-box>
      </draw:frame>
      <draw:frame draw:name="Espace réservé du numéro de diapositive 21" presentation:style-name="Mpr206" draw:text-style-name="MP3" draw:layer="backgroundobjects" svg:width="1.693cm" svg:height="1.448cm" svg:x="22.581cm" svg:y="15.928cm" presentation:class="page-number">
        <draw:text-box>
          <text:p text:style-name="MP18"><text:span text:style-name="MT41"><text:page-number>&lt;numéro&gt;</text:page-number></text:span></text:p>
        </draw:text-box>
      </draw:frame>
      <draw:frame draw:name="Espace réservé du pied de page 22" presentation:style-name="Mpr205" draw:text-style-name="MP3" draw:layer="backgroundobjects" svg:width="8.89cm" svg:height="1.016cm" draw:transform="rotate (-1.5707963267949) translate (24.37cm 6.444cm)" presentation:class="footer">
        <draw:text-box>
          <text:p/>
        </draw:text-box>
      </draw:frame>
      <presentation:notes style:page-layout-name="PM0">
        <draw:page-thumbnail presentation:style-name="Master3-Layout8-objTx-Contenu-avec-légende-title" draw:layer="backgroundobjects" svg:width="0cm" svg:height="0cm" svg:x="0cm" svg:y="2.257cm" presentation:class="page"/>
        <draw:frame presentation:style-name="Master3-Layout8-objTx-Contenu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20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0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0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08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3-Layout9-picTx-Image-avec-légende" style:page-layout-name="PM1" draw:style-name="Mdp4">
      <draw:custom-shape draw:name="Connecteur droit 8" draw:style-name="Mgr30" draw:text-style-name="MP3" draw:layer="backgroundobjects" svg:width="0.001cm" svg:height="19.05cm" svg:x="24.34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Ellipse 12" draw:style-name="Mgr20" draw:text-style-name="MP3" draw:layer="backgroundobjects" svg:width="1.524cm" svg:height="1.524cm" svg:x="22.657cm" svg:y="15.875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name="Titre 1" presentation:style-name="Mpr209" draw:text-style-name="MP3" draw:layer="backgroundobjects" svg:width="17.526cm" svg:height="1.27cm" draw:transform="rotate (-1.5707963267949) translate (18.704cm 0.762cm)" presentation:class="title">
        <draw:text-box>
          <text:p text:style-name="MP4"><text:span text:style-name="MT48">Cliquez pour modifier le style du titre</text:span></text:p>
        </draw:text-box>
      </draw:frame>
      <draw:frame draw:name="Espace réservé pour une image  2" presentation:style-name="Mpr210" draw:text-style-name="MP3" draw:layer="backgroundobjects" svg:width="17.145cm" svg:height="19.05cm" svg:x="0cm" svg:y="0cm" presentation:class="title">
        <draw:text-box>
          <text:p text:style-name="MP30"><text:span text:style-name="MT50">Cliquez sur l'icône pour ajouter une image</text:span></text:p>
        </draw:text-box>
      </draw:frame>
      <draw:frame draw:name="Espace réservé du texte 3" presentation:style-name="Mpr211" draw:text-style-name="MP3" draw:layer="backgroundobjects" svg:width="4.233cm" svg:height="13.767cm" svg:x="18.794cm" svg:y="0.736cm" presentation:class="outline">
        <draw:text-box>
          <text:list text:style-name="ML22">
            <text:list-item>
              <text:p text:style-name="MP31"><text:span text:style-name="MT49">Cliquez pour modifier les styles du texte du masque</text:span></text:p>
            </text:list-item>
          </text:list>
        </draw:text-box>
      </draw:frame>
      <draw:custom-shape draw:name="Connecteur droit 9" draw:style-name="Mgr32" draw:text-style-name="MP3" draw:layer="backgroundobjects" svg:width="0.001cm" svg:height="19.05cm" svg:x="24.977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tangle 10" draw:style-name="Mgr33" draw:text-style-name="MP3" draw:layer="backgroundobjects" svg:width="0.847cm" svg:height="19.05cm" svg:x="24.553cm" svg:y="0cm">
        <text:p/>
        <draw:enhanced-geometry svg:viewBox="0 0 21600 21600" draw:type="non-primitive" draw:enhanced-path="M 0 0 L 21600 0 21600 21600 0 21600 Z N"/>
      </draw:custom-shape>
      <draw:custom-shape draw:name="Connecteur droit 11" draw:style-name="Mgr19" draw:text-style-name="MP3" draw:layer="backgroundobjects" svg:width="0.001cm" svg:height="19.05cm" svg:x="24.765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Connecteur droit 18" draw:style-name="Mgr30" draw:text-style-name="MP3" draw:layer="backgroundobjects" svg:width="0.001cm" svg:height="19.05cm" svg:x="17.357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Connecteur droit 19" draw:style-name="Mgr31" draw:text-style-name="MP3" draw:layer="backgroundobjects" svg:width="0.001cm" svg:height="19.05cm" svg:x="17.201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Espace réservé de la date 16" presentation:style-name="Mpr212" draw:text-style-name="MP3" draw:layer="backgroundobjects" svg:width="5.588cm" svg:height="1.067cm" draw:transform="rotate (-1.5707963267949) translate (24.409cm 0.745cm)" presentation:class="date-time">
        <draw:text-box>
          <text:p text:style-name="MP10"><text:span text:style-name="MT40"><text:date style:data-style-name="D1" text:date-value="2013-02-07">07/02/2013</text:date></text:span></text:p>
        </draw:text-box>
      </draw:frame>
      <draw:frame draw:name="Espace réservé du numéro de diapositive 17" presentation:style-name="Mpr213" draw:text-style-name="MP3" draw:layer="backgroundobjects" svg:width="1.693cm" svg:height="1.448cm" svg:x="22.581cm" svg:y="15.928cm" presentation:class="page-number">
        <draw:text-box>
          <text:p text:style-name="MP18"><text:span text:style-name="MT41"><text:page-number>&lt;numéro&gt;</text:page-number></text:span></text:p>
        </draw:text-box>
      </draw:frame>
      <draw:frame draw:name="Espace réservé du pied de page 20" presentation:style-name="Mpr212" draw:text-style-name="MP3" draw:layer="backgroundobjects" svg:width="8.89cm" svg:height="1.016cm" draw:transform="rotate (-1.5707963267949) translate (24.37cm 6.444cm)" presentation:class="footer">
        <draw:text-box>
          <text:p/>
        </draw:text-box>
      </draw:frame>
      <presentation:notes style:page-layout-name="PM0">
        <draw:page-thumbnail presentation:style-name="Master3-Layout9-picTx-Image-avec-légende-title" draw:layer="backgroundobjects" svg:width="0cm" svg:height="0cm" svg:x="0cm" svg:y="2.257cm" presentation:class="page"/>
        <draw:frame presentation:style-name="Master3-Layout9-picTx-Image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21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1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1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15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3-Layout10-vertTx-Titre-et-texte-vertical" style:page-layout-name="PM1" draw:style-name="Mdp4">
      <draw:custom-shape draw:name="Connecteur droit 6" draw:style-name="Mgr15" draw:text-style-name="MP3" draw:layer="Master3-bg" svg:width="0.001cm" svg:height="19.05cm" svg:x="24.34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Connecteur droit 7" draw:style-name="Mgr16" draw:text-style-name="MP3" draw:layer="Master3-bg" svg:width="0.001cm" svg:height="19.05cm" svg:x="0.21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Connecteur droit 8" draw:style-name="Mgr17" draw:text-style-name="MP3" draw:layer="Master3-bg" svg:width="0.001cm" svg:height="19.05cm" svg:x="24.977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tangle 9" draw:style-name="Mgr18" draw:text-style-name="MP3" draw:layer="Master3-bg" svg:width="0.847cm" svg:height="19.05cm" svg:x="24.553cm" svg:y="0cm">
        <text:p/>
        <draw:enhanced-geometry svg:viewBox="0 0 21600 21600" draw:type="non-primitive" draw:enhanced-path="M 0 0 L 21600 0 21600 21600 0 21600 Z N"/>
      </draw:custom-shape>
      <draw:custom-shape draw:name="Connecteur droit 10" draw:style-name="Mgr19" draw:text-style-name="MP3" draw:layer="Master3-bg" svg:width="0.001cm" svg:height="19.05cm" svg:x="24.765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Ellipse 11" draw:style-name="Mgr20" draw:text-style-name="MP3" draw:layer="Master3-bg" svg:width="1.524cm" svg:height="1.524cm" svg:x="22.657cm" svg:y="15.875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name="Titre 1" presentation:style-name="Mpr216" draw:text-style-name="MP3" draw:layer="backgroundobjects" svg:width="20.743cm" svg:height="3.175cm" svg:x="1.27cm" svg:y="0.763cm" presentation:class="title">
        <draw:text-box>
          <text:p text:style-name="MP4"><text:span text:style-name="MT35">Cliquez pour modifier le style du titre</text:span></text:p>
        </draw:text-box>
      </draw:frame>
      <draw:frame draw:name="Espace réservé du texte vertical 2" presentation:style-name="Mpr217" draw:text-style-name="MP17" draw:layer="backgroundobjects" svg:width="20.743cm" svg:height="13.538cm" svg:x="1.27cm" svg:y="4.445cm" presentation:class="outline">
        <draw:text-box>
          <text:list text:style-name="ML17">
            <text:list-item>
              <text:p text:style-name="MP19"><text:span text:style-name="MT36">Cliquez pour modifier les styles du texte du masque</text:span></text:p>
            </text:list-item>
          </text:list>
          <text:list text:style-name="ML18">
            <text:list-item>
              <text:list>
                <text:list-item>
                  <text:p text:style-name="MP26"><text:span text:style-name="MT37">Deuxième niveau</text:span></text:p>
                </text:list-item>
              </text:list>
            </text:list-item>
          </text:list>
          <text:list text:style-name="ML19">
            <text:list-item>
              <text:list>
                <text:list-item>
                  <text:list>
                    <text:list-item>
                      <text:p text:style-name="MP27"><text:span text:style-name="MT38">Troisième niveau</text:span></text:p>
                    </text:list-item>
                  </text:list>
                </text:list-item>
              </text:list>
            </text:list-item>
          </text:list>
          <text:list text:style-name="ML2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3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9"><text:span text:style-name="MT39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18" draw:text-style-name="MP3" draw:layer="backgroundobjects" svg:width="5.588cm" svg:height="1.067cm" draw:transform="rotate (-1.5707963267949) translate (24.409cm 0.745cm)" presentation:class="date-time">
        <draw:text-box>
          <text:p text:style-name="MP10"><text:span text:style-name="MT40"><text:date style:data-style-name="D1" text:date-value="2013-02-07">07/02/2013</text:date></text:span></text:p>
        </draw:text-box>
      </draw:frame>
      <draw:frame draw:name="Espace réservé du pied de page 4" presentation:style-name="Mpr218" draw:text-style-name="MP3" draw:layer="backgroundobjects" svg:width="8.89cm" svg:height="1.016cm" draw:transform="rotate (-1.5707963267949) translate (24.37cm 6.444cm)" presentation:class="footer">
        <draw:text-box>
          <text:p/>
        </draw:text-box>
      </draw:frame>
      <draw:frame draw:name="Espace réservé du numéro de diapositive 5" presentation:style-name="Mpr219" draw:text-style-name="MP3" draw:layer="backgroundobjects" svg:width="1.693cm" svg:height="1.448cm" svg:x="22.581cm" svg:y="15.928cm" presentation:class="page-number">
        <draw:text-box>
          <text:p text:style-name="MP18"><text:span text:style-name="MT41"><text:page-number>&lt;numéro&gt;</text:page-number></text:span></text:p>
        </draw:text-box>
      </draw:frame>
      <presentation:notes style:page-layout-name="PM0">
        <draw:page-thumbnail presentation:style-name="Master3-Layout10-vertTx-Titre-et-texte-vertical-title" draw:layer="backgroundobjects" svg:width="0cm" svg:height="0cm" svg:x="0cm" svg:y="2.257cm" presentation:class="page"/>
        <draw:frame presentation:style-name="Master3-Layout10-vertTx-Titre-et-texte-vertical-notes" draw:layer="backgroundobjects" svg:width="16.799cm" svg:height="13.364cm" svg:x="2.1cm" svg:y="14.107cm" presentation:class="notes" presentation:placeholder="true">
          <draw:text-box/>
        </draw:frame>
        <draw:frame presentation:style-name="Mpr220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20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21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21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3-Layout11-vertTitleAndTx-Titre-vertical-et-texte" style:page-layout-name="PM1" draw:style-name="Mdp4">
      <draw:custom-shape draw:name="Connecteur droit 6" draw:style-name="Mgr15" draw:text-style-name="MP3" draw:layer="Master3-bg" svg:width="0.001cm" svg:height="19.05cm" svg:x="24.34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Connecteur droit 7" draw:style-name="Mgr16" draw:text-style-name="MP3" draw:layer="Master3-bg" svg:width="0.001cm" svg:height="19.05cm" svg:x="0.212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Connecteur droit 8" draw:style-name="Mgr17" draw:text-style-name="MP3" draw:layer="Master3-bg" svg:width="0.001cm" svg:height="19.05cm" svg:x="24.977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ctangle 9" draw:style-name="Mgr18" draw:text-style-name="MP3" draw:layer="Master3-bg" svg:width="0.847cm" svg:height="19.05cm" svg:x="24.553cm" svg:y="0cm">
        <text:p/>
        <draw:enhanced-geometry svg:viewBox="0 0 21600 21600" draw:type="non-primitive" draw:enhanced-path="M 0 0 L 21600 0 21600 21600 0 21600 Z N"/>
      </draw:custom-shape>
      <draw:custom-shape draw:name="Connecteur droit 10" draw:style-name="Mgr19" draw:text-style-name="MP3" draw:layer="Master3-bg" svg:width="0.001cm" svg:height="19.05cm" svg:x="24.765cm" svg:y="0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Ellipse 11" draw:style-name="Mgr20" draw:text-style-name="MP3" draw:layer="Master3-bg" svg:width="1.524cm" svg:height="1.524cm" svg:x="22.657cm" svg:y="15.875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name="Titre vertical 1" presentation:style-name="Mpr222" draw:text-style-name="MP17" draw:layer="backgroundobjects" svg:width="4.657cm" svg:height="16.254cm" svg:x="18.415cm" svg:y="0.763cm" presentation:class="title">
        <draw:text-box>
          <text:p text:style-name="MP4"><text:span text:style-name="MT35">Cliquez pour modifier le style du titre</text:span></text:p>
        </draw:text-box>
      </draw:frame>
      <draw:frame draw:name="Espace réservé du texte vertical 2" presentation:style-name="Mpr223" draw:text-style-name="MP17" draw:layer="backgroundobjects" svg:width="16.722cm" svg:height="16.254cm" svg:x="1.27cm" svg:y="0.763cm" presentation:class="outline">
        <draw:text-box>
          <text:list text:style-name="ML17">
            <text:list-item>
              <text:p text:style-name="MP19"><text:span text:style-name="MT36">Cliquez pour modifier les styles du texte du masque</text:span></text:p>
            </text:list-item>
          </text:list>
          <text:list text:style-name="ML18">
            <text:list-item>
              <text:list>
                <text:list-item>
                  <text:p text:style-name="MP26"><text:span text:style-name="MT37">Deuxième niveau</text:span></text:p>
                </text:list-item>
              </text:list>
            </text:list-item>
          </text:list>
          <text:list text:style-name="ML19">
            <text:list-item>
              <text:list>
                <text:list-item>
                  <text:list>
                    <text:list-item>
                      <text:p text:style-name="MP27"><text:span text:style-name="MT38">Troisième niveau</text:span></text:p>
                    </text:list-item>
                  </text:list>
                </text:list-item>
              </text:list>
            </text:list-item>
          </text:list>
          <text:list text:style-name="ML2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3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9"><text:span text:style-name="MT39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24" draw:text-style-name="MP3" draw:layer="backgroundobjects" svg:width="5.588cm" svg:height="1.067cm" draw:transform="rotate (-1.5707963267949) translate (24.409cm 0.745cm)" presentation:class="date-time">
        <draw:text-box>
          <text:p text:style-name="MP10"><text:span text:style-name="MT40"><text:date style:data-style-name="D1" text:date-value="2013-02-07">07/02/2013</text:date></text:span></text:p>
        </draw:text-box>
      </draw:frame>
      <draw:frame draw:name="Espace réservé du pied de page 4" presentation:style-name="Mpr224" draw:text-style-name="MP3" draw:layer="backgroundobjects" svg:width="8.89cm" svg:height="1.016cm" draw:transform="rotate (-1.5707963267949) translate (24.37cm 6.444cm)" presentation:class="footer">
        <draw:text-box>
          <text:p/>
        </draw:text-box>
      </draw:frame>
      <draw:frame draw:name="Espace réservé du numéro de diapositive 5" presentation:style-name="Mpr225" draw:text-style-name="MP3" draw:layer="backgroundobjects" svg:width="1.693cm" svg:height="1.448cm" svg:x="22.581cm" svg:y="15.928cm" presentation:class="page-number">
        <draw:text-box>
          <text:p text:style-name="MP18"><text:span text:style-name="MT41"><text:page-number>&lt;numéro&gt;</text:page-number></text:span></text:p>
        </draw:text-box>
      </draw:frame>
      <presentation:notes style:page-layout-name="PM0">
        <draw:page-thumbnail presentation:style-name="Master3-Layout11-vertTitleAndTx-Titre-vertical-et-texte-title" draw:layer="backgroundobjects" svg:width="0cm" svg:height="0cm" svg:x="0cm" svg:y="2.257cm" presentation:class="page"/>
        <draw:frame presentation:style-name="Master3-Layout11-vertTitleAndTx-Titre-vertical-et-texte-notes" draw:layer="backgroundobjects" svg:width="16.799cm" svg:height="13.364cm" svg:x="2.1cm" svg:y="14.107cm" presentation:class="notes" presentation:placeholder="true">
          <draw:text-box/>
        </draw:frame>
        <draw:frame presentation:style-name="Mpr22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2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2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27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4-Verve" style:page-layout-name="PM1" draw:style-name="Mdp7">
      <draw:custom-shape draw:name="Triangle rectangle 10" draw:style-name="Mgr34" draw:text-style-name="MP3" draw:layer="backgroundobjects" svg:width="25.361cm" svg:height="18.991cm" svg:x="0.02cm" svg:y="0.039cm">
        <text:p/>
        <draw:enhanced-geometry svg:viewBox="0 0 21600 21600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name="Connecteur droit 7" draw:style-name="Mgr35" draw:layer="backgroundobjects" draw:type="line" svg:x1="0cm" svg:y1="0.02cm" svg:x2="25.38cm" svg:y2="19.03cm" svg:d="m0 20 25380 19010" svg:viewBox="0 0 25381 19011">
        <text:p/>
      </draw:connector>
      <draw:connector draw:name="Connecteur droit 8" draw:style-name="Mgr36" draw:layer="backgroundobjects" draw:type="line" svg:x1="17.969cm" svg:y1="19.024cm" svg:x2="25.393cm" svg:y2="13.746cm" svg:d="m17969 19024 7424-5278" svg:viewBox="0 0 7425 5279">
        <text:p/>
      </draw:connector>
      <draw:frame draw:name="Espace réservé du titre 21" presentation:style-name="Mpr228" draw:text-style-name="MP3" draw:layer="backgroundobjects" svg:width="22.86cm" svg:height="3.886cm" svg:x="1.27cm" svg:y="0.743cm" presentation:class="title">
        <draw:text-box>
          <text:p text:style-name="MP32"><text:span text:style-name="MT51">Cliquez pour modifier le style du titre</text:span></text:p>
        </draw:text-box>
      </draw:frame>
      <draw:frame draw:name="Espace réservé du texte 12" presentation:style-name="Mpr229" draw:text-style-name="MP3" draw:layer="backgroundobjects" svg:width="22.86cm" svg:height="12.7cm" svg:x="1.27cm" svg:y="5.23cm" presentation:class="outline">
        <draw:text-box>
          <text:list text:style-name="ML23">
            <text:list-item>
              <text:p text:style-name="MP33"><text:span text:style-name="MT52">Cliquez pour modifier les styles du texte du masque</text:span></text:p>
            </text:list-item>
          </text:list>
          <text:list text:style-name="ML24">
            <text:list-item>
              <text:list>
                <text:list-item>
                  <text:p text:style-name="MP34"><text:span text:style-name="MT53">Deuxième niveau</text:span></text:p>
                </text:list-item>
              </text:list>
            </text:list-item>
          </text:list>
          <text:list text:style-name="ML25">
            <text:list-item>
              <text:list>
                <text:list-item>
                  <text:list>
                    <text:list-item>
                      <text:p text:style-name="MP35"><text:span text:style-name="MT54">Troisième niveau</text:span></text:p>
                    </text:list-item>
                  </text:list>
                </text:list-item>
              </text:list>
            </text:list-item>
          </text:list>
          <text:list text:style-name="ML2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6"><text:span text:style-name="MT5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7"><text:span text:style-name="MT5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13" presentation:style-name="Mpr230" draw:text-style-name="MP3" draw:layer="backgroundobjects" svg:width="5.927cm" svg:height="0.838cm" svg:x="13.31cm" svg:y="18.003cm" presentation:class="date-time">
        <draw:text-box>
          <text:p text:style-name="MP4"><text:span text:style-name="MT57"><text:date style:data-style-name="D1" text:date-value="2013-02-07">07/02/2013</text:date></text:span></text:p>
        </draw:text-box>
      </draw:frame>
      <draw:frame draw:name="Espace réservé du pied de page 2" presentation:style-name="Mpr230" draw:text-style-name="MP3" draw:layer="backgroundobjects" svg:width="11.833cm" svg:height="0.836cm" svg:x="1.27cm" svg:y="18.005cm" presentation:class="footer">
        <draw:text-box>
          <text:p/>
        </draw:text-box>
      </draw:frame>
      <draw:frame draw:name="Espace réservé du numéro de diapositive 22" presentation:style-name="Mpr231" draw:text-style-name="MP3" draw:layer="backgroundobjects" svg:width="1.397cm" svg:height="0.838cm" svg:x="21.082cm" svg:y="18.003cm" presentation:class="page-number">
        <draw:text-box>
          <text:p text:style-name="MP18"><text:span text:style-name="MT58"><text:page-number>&lt;numéro&gt;</text:page-number></text:span></text:p>
        </draw:text-box>
      </draw:frame>
      <presentation:notes style:page-layout-name="PM0">
        <draw:page-thumbnail presentation:style-name="Master4-Verve-title" draw:layer="backgroundobjects" svg:width="0cm" svg:height="0cm" svg:x="0cm" svg:y="2.257cm" presentation:class="page"/>
        <draw:frame presentation:style-name="Master4-Verve-notes" draw:layer="backgroundobjects" svg:width="16.799cm" svg:height="13.364cm" svg:x="2.1cm" svg:y="14.107cm" presentation:class="notes" presentation:placeholder="true">
          <draw:text-box/>
        </draw:frame>
        <draw:frame presentation:style-name="Mpr23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3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3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4-Layout1-title-Diapositive-de-titre" style:page-layout-name="PM1" draw:style-name="Mdp8">
      <draw:custom-shape draw:name="Triangle rectangle 9" draw:style-name="Mgr37" draw:text-style-name="MP3" draw:layer="Master4-bg" svg:width="25.361cm" svg:height="18.991cm" svg:x="0.02cm" svg:y="0.039cm">
        <text:p/>
        <draw:enhanced-geometry svg:viewBox="0 0 21600 21600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name="Connecteur droit 10" draw:style-name="Mgr35" draw:layer="Master4-bg" draw:type="line" svg:x1="0cm" svg:y1="0.02cm" svg:x2="25.38cm" svg:y2="19.03cm" svg:d="m0 20 25380 19010" svg:viewBox="0 0 25381 19011">
        <text:p/>
      </draw:connector>
      <draw:connector draw:name="Connecteur droit 11" draw:style-name="Mgr36" draw:layer="Master4-bg" draw:type="line" svg:x1="17.969cm" svg:y1="19.024cm" svg:x2="25.393cm" svg:y2="13.746cm" svg:d="m17969 19024 7424-5278" svg:viewBox="0 0 7425 5279">
        <text:p/>
      </draw:connector>
      <draw:custom-shape draw:name="Triangle isocèle 6" draw:style-name="Mgr38" draw:text-style-name="MP3" draw:layer="backgroundobjects" svg:width="5.258cm" svg:height="3.595cm" draw:transform="rotate (1.5707963267949) translate (21.816cm 19.022cm)">
        <text:p/>
        <draw:enhanced-geometry svg:viewBox="0 0 21600 21600" draw:path-stretchpoint-x="21600" draw:path-stretchpoint-y="21600" draw:text-areas="?f10 ?f6 ?f12 ?f3" draw:glue-points="?f11 ?f2 ?f10 ?f6 ?f0 ?f3 ?f11 ?f3 ?f1 ?f3 ?f12 ?f6" draw:type="non-primitive" draw:modifiers="51323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frame draw:name="Titre 7" presentation:style-name="Mpr234" draw:text-style-name="MP3" draw:layer="backgroundobjects" svg:width="22.397cm" svg:height="4.083cm" svg:x="1.502cm" svg:y="2.156cm" presentation:class="title">
        <draw:text-box>
          <text:p text:style-name="MP38"><text:span text:style-name="MT59">Cliquez pour modifier le style du titre</text:span></text:p>
        </draw:text-box>
      </draw:frame>
      <draw:frame draw:name="Sous-titre 8" presentation:style-name="Mpr235" draw:text-style-name="MP3" draw:layer="backgroundobjects" svg:width="22.397cm" svg:height="4.868cm" svg:x="1.502cm" svg:y="6.251cm" presentation:class="subtitle">
        <draw:text-box>
          <text:p text:style-name="MP39"><text:span text:style-name="MT52">Cliquez pour modifier le style des sous-titres du masque</text:span></text:p>
        </draw:text-box>
      </draw:frame>
      <draw:frame draw:name="Espace réservé de la date 27" presentation:style-name="Mpr236" draw:text-style-name="MP3" draw:layer="backgroundobjects" svg:width="16.087cm" svg:height="1.014cm" svg:x="3.81cm" svg:y="16.702cm" presentation:class="date-time">
        <draw:text-box>
          <text:p text:style-name="MP10"><text:span text:style-name="MT57"><text:date style:data-style-name="D1" text:date-value="2013-02-07">07/02/2013</text:date></text:span></text:p>
        </draw:text-box>
      </draw:frame>
      <draw:frame draw:name="Espace réservé du pied de page 16" presentation:style-name="Mpr237" draw:text-style-name="MP3" draw:layer="backgroundobjects" svg:width="16.087cm" svg:height="1.014cm" svg:x="3.81cm" svg:y="15.696cm" presentation:class="footer">
        <draw:text-box>
          <text:p/>
        </draw:text-box>
      </draw:frame>
      <draw:frame draw:name="Espace réservé du numéro de diapositive 28" presentation:style-name="Mpr238" draw:text-style-name="MP3" draw:layer="backgroundobjects" svg:width="1.397cm" svg:height="1.014cm" svg:x="23.312cm" svg:y="15.979cm" presentation:class="page-number">
        <draw:text-box>
          <text:p text:style-name="MP18"><text:span text:style-name="MT60"><text:page-number>&lt;numéro&gt;</text:page-number></text:span></text:p>
        </draw:text-box>
      </draw:frame>
      <presentation:notes style:page-layout-name="PM0">
        <draw:page-thumbnail presentation:style-name="Master4-Layout1-title-Diapositive-de-titre-title" draw:layer="backgroundobjects" svg:width="0cm" svg:height="0cm" svg:x="0cm" svg:y="2.257cm" presentation:class="page"/>
        <draw:frame presentation:style-name="Master4-Layout1-title-Diapositive-de-titre-notes" draw:layer="backgroundobjects" svg:width="16.799cm" svg:height="13.364cm" svg:x="2.1cm" svg:y="14.107cm" presentation:class="notes" presentation:placeholder="true">
          <draw:text-box/>
        </draw:frame>
        <draw:frame presentation:style-name="Mpr23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4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0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4-Layout2-obj-Titre-et-contenu" style:page-layout-name="PM1" draw:style-name="Mdp9">
      <draw:custom-shape draw:name="Triangle rectangle 6" draw:style-name="Mgr39" draw:text-style-name="MP3" draw:layer="Master4-bg" svg:width="25.361cm" svg:height="18.991cm" svg:x="0.02cm" svg:y="0.039cm">
        <text:p/>
        <draw:enhanced-geometry svg:viewBox="0 0 21600 21600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name="Connecteur droit 7" draw:style-name="Mgr35" draw:layer="Master4-bg" draw:type="line" svg:x1="0cm" svg:y1="0.02cm" svg:x2="25.38cm" svg:y2="19.03cm" svg:d="m0 20 25380 19010" svg:viewBox="0 0 25381 19011">
        <text:p/>
      </draw:connector>
      <draw:connector draw:name="Connecteur droit 8" draw:style-name="Mgr36" draw:layer="Master4-bg" draw:type="line" svg:x1="17.969cm" svg:y1="19.024cm" svg:x2="25.393cm" svg:y2="13.746cm" svg:d="m17969 19024 7424-5278" svg:viewBox="0 0 7425 5279">
        <text:p/>
      </draw:connector>
      <draw:frame draw:name="Titre 1" presentation:style-name="Mpr241" draw:text-style-name="MP3" draw:layer="backgroundobjects" svg:width="22.86cm" svg:height="3.886cm" svg:x="1.27cm" svg:y="0.743cm" presentation:class="title">
        <draw:text-box>
          <text:p text:style-name="MP32"><text:span text:style-name="MT51">Cliquez pour modifier le style du titre</text:span></text:p>
        </draw:text-box>
      </draw:frame>
      <draw:frame draw:name="Espace réservé du contenu 2" presentation:style-name="Mpr242" draw:text-style-name="MP3" draw:layer="backgroundobjects" svg:width="22.86cm" svg:height="12.7cm" svg:x="1.27cm" svg:y="5.23cm" presentation:class="title">
        <draw:text-box>
          <text:list text:style-name="ML23">
            <text:list-item>
              <text:p text:style-name="MP33"><text:span text:style-name="MT52">Cliquez pour modifier les styles du texte du masque</text:span><text:span text:style-name="MT52"><text:line-break/></text:span><text:span text:style-name="MT53">Deuxième niveau</text:span><text:span text:style-name="MT53"><text:line-break/></text:span><text:span text:style-name="MT54">Troisième niveau</text:span><text:span text:style-name="MT54"><text:line-break/></text:span><text:span text:style-name="MT55">Quatrième niveau</text:span><text:span text:style-name="MT55"><text:line-break/></text:span><text:span text:style-name="MT56">Cinquième niveau</text:span></text:p>
            </text:list-item>
          </text:list>
        </draw:text-box>
      </draw:frame>
      <draw:frame draw:name="Espace réservé de la date 3" presentation:style-name="Mpr243" draw:text-style-name="MP3" draw:layer="backgroundobjects" svg:width="5.927cm" svg:height="0.838cm" svg:x="13.31cm" svg:y="18cm" presentation:class="date-time">
        <draw:text-box>
          <text:p text:style-name="MP4"><text:span text:style-name="MT57"><text:date style:data-style-name="D1" text:date-value="2013-02-07">07/02/2013</text:date></text:span></text:p>
        </draw:text-box>
      </draw:frame>
      <draw:frame draw:name="Espace réservé du pied de page 4" presentation:style-name="Mpr243" draw:text-style-name="MP3" draw:layer="backgroundobjects" svg:width="11.833cm" svg:height="0.836cm" svg:x="1.27cm" svg:y="18.003cm" presentation:class="footer">
        <draw:text-box>
          <text:p/>
        </draw:text-box>
      </draw:frame>
      <draw:frame draw:name="Espace réservé du numéro de diapositive 5" presentation:style-name="Mpr244" draw:text-style-name="MP3" draw:layer="backgroundobjects" svg:width="1.397cm" svg:height="0.838cm" svg:x="21.082cm" svg:y="18.003cm" presentation:class="page-number">
        <draw:text-box>
          <text:p text:style-name="MP18"><text:span text:style-name="MT58"><text:page-number>&lt;numéro&gt;</text:page-number></text:span></text:p>
        </draw:text-box>
      </draw:frame>
      <draw:frame presentation:style-name="Master4-Layout2-obj-Titre-et-contenu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4-Layout2-obj-Titre-et-contenu-title" draw:layer="backgroundobjects" svg:width="0cm" svg:height="0cm" svg:x="0cm" svg:y="2.257cm" presentation:class="page"/>
        <draw:frame presentation:style-name="Master4-Layout2-obj-Titre-et-contenu-notes" draw:layer="backgroundobjects" svg:width="16.799cm" svg:height="13.364cm" svg:x="2.1cm" svg:y="14.107cm" presentation:class="notes" presentation:placeholder="true">
          <draw:text-box/>
        </draw:frame>
        <draw:frame presentation:style-name="Mpr24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4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4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6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4-Layout3-secHead-Titre-de-section" style:page-layout-name="PM1" draw:style-name="Mdp10">
      <draw:custom-shape draw:name="Triangle rectangle 8" draw:style-name="Mgr40" draw:text-style-name="MP3" draw:layer="backgroundobjects" svg:width="25.361cm" svg:height="18.991cm" svg:x="0.02cm" svg:y="0.018cm">
        <text:p/>
        <draw:enhanced-geometry svg:viewBox="0 0 21600 21600" draw:mirror-vertical="true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draw:name="Triangle isocèle 7" draw:style-name="Mgr41" draw:text-style-name="MP3" draw:layer="backgroundobjects" svg:width="5.258cm" svg:height="3.595cm" draw:transform="rotate (1.5707963267949) translate (21.816cm 5.286cm)">
        <text:p/>
        <draw:enhanced-geometry svg:viewBox="0 0 21600 21600" draw:mirror-vertical="true" draw:path-stretchpoint-x="21600" draw:path-stretchpoint-y="21600" draw:text-areas="?f10 ?f6 ?f12 ?f3" draw:glue-points="?f11 ?f2 ?f10 ?f6 ?f0 ?f3 ?f11 ?f3 ?f1 ?f3 ?f12 ?f6" draw:type="non-primitive" draw:modifiers="51323" draw:enhanced-path="M ?f0 ?f3 L ?f11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frame draw:name="Espace réservé de la date 3" presentation:style-name="Mpr247" draw:text-style-name="MP3" draw:layer="backgroundobjects" svg:width="5.927cm" svg:height="0.847cm" svg:x="19.321cm" svg:y="17.992cm" presentation:class="date-time">
        <draw:text-box>
          <text:p text:style-name="MP4"><text:span text:style-name="MT57"><text:date style:data-style-name="D1" text:date-value="2013-02-07">07/02/2013</text:date></text:span></text:p>
        </draw:text-box>
      </draw:frame>
      <draw:frame draw:name="Espace réservé du pied de page 4" presentation:style-name="Mpr247" draw:text-style-name="MP3" draw:layer="backgroundobjects" svg:width="11.833cm" svg:height="0.836cm" svg:x="7.276cm" svg:y="18.003cm" presentation:class="footer">
        <draw:text-box>
          <text:p/>
        </draw:text-box>
      </draw:frame>
      <draw:frame draw:name="Espace réservé du numéro de diapositive 5" presentation:style-name="Mpr248" draw:text-style-name="MP3" draw:layer="backgroundobjects" svg:width="1.397cm" svg:height="0.836cm" svg:x="23.475cm" svg:y="2.249cm" presentation:class="page-number">
        <draw:text-box>
          <text:p text:style-name="MP18"><text:span text:style-name="MT58"><text:page-number>&lt;numéro&gt;</text:page-number></text:span></text:p>
        </draw:text-box>
      </draw:frame>
      <draw:connector draw:name="Connecteur droit 10" draw:style-name="Mgr36" draw:layer="backgroundobjects" draw:type="line" svg:x1="17.969cm" svg:y1="0.026cm" svg:x2="25.393cm" svg:y2="5.304cm" svg:d="m17969 26 7424 5278" svg:viewBox="0 0 7425 5279">
        <text:p/>
      </draw:connector>
      <draw:connector draw:name="Connecteur droit 9" draw:style-name="Mgr35" draw:layer="backgroundobjects" draw:type="line" svg:x1="0cm" svg:y1="19.03cm" svg:x2="25.38cm" svg:y2="0.02cm" svg:d="m0 19030 25380-19010" svg:viewBox="0 0 25381 19011">
        <text:p/>
      </draw:connector>
      <draw:frame draw:name="Titre 1" presentation:style-name="Mpr249" draw:text-style-name="MP3" draw:layer="backgroundobjects" svg:width="20.108cm" svg:height="3.784cm" svg:x="1.058cm" svg:y="0.754cm" presentation:class="title">
        <draw:text-box>
          <text:p text:style-name="MP4"><text:span text:style-name="MT61">Cliquez pour modifier le style du titre</text:span></text:p>
        </draw:text-box>
      </draw:frame>
      <draw:frame draw:name="Espace réservé du texte 2" presentation:style-name="Mpr250" draw:text-style-name="MP3" draw:layer="backgroundobjects" svg:width="10.795cm" svg:height="6.35cm" svg:x="1.058cm" svg:y="4.538cm" presentation:class="outline">
        <draw:text-box>
          <text:list text:style-name="ML28">
            <text:list-item>
              <text:p text:style-name="MP40"><text:span text:style-name="MT55">Cliquez pour modifier les styles du texte du masque</text:span></text:p>
            </text:list-item>
          </text:list>
        </draw:text-box>
      </draw:frame>
      <presentation:notes style:page-layout-name="PM0">
        <draw:page-thumbnail presentation:style-name="Master4-Layout3-secHead-Titre-de-section-title" draw:layer="backgroundobjects" svg:width="0cm" svg:height="0cm" svg:x="0cm" svg:y="2.257cm" presentation:class="page"/>
        <draw:frame presentation:style-name="Master4-Layout3-secHead-Titre-de-section-notes" draw:layer="backgroundobjects" svg:width="16.799cm" svg:height="13.364cm" svg:x="2.1cm" svg:y="14.107cm" presentation:class="notes" presentation:placeholder="true">
          <draw:text-box/>
        </draw:frame>
        <draw:frame presentation:style-name="Mpr25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5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5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52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4-Layout4-twoObj-Deux-contenus" style:page-layout-name="PM1" draw:style-name="Mdp11">
      <draw:custom-shape draw:name="Triangle rectangle 7" draw:style-name="Mgr42" draw:text-style-name="MP3" draw:layer="Master4-bg" svg:width="25.361cm" svg:height="18.991cm" svg:x="0.02cm" svg:y="0.039cm">
        <text:p/>
        <draw:enhanced-geometry svg:viewBox="0 0 21600 21600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name="Connecteur droit 8" draw:style-name="Mgr35" draw:layer="Master4-bg" draw:type="line" svg:x1="0cm" svg:y1="0.02cm" svg:x2="25.38cm" svg:y2="19.03cm" svg:d="m0 20 25380 19010" svg:viewBox="0 0 25381 19011">
        <text:p/>
      </draw:connector>
      <draw:connector draw:name="Connecteur droit 9" draw:style-name="Mgr36" draw:layer="Master4-bg" draw:type="line" svg:x1="17.969cm" svg:y1="19.024cm" svg:x2="25.393cm" svg:y2="13.746cm" svg:d="m17969 19024 7424-5278" svg:viewBox="0 0 7425 5279">
        <text:p/>
      </draw:connector>
      <draw:frame draw:name="Titre 1" presentation:style-name="Mpr253" draw:text-style-name="MP3" draw:layer="backgroundobjects" svg:width="22.86cm" svg:height="3.886cm" svg:x="1.27cm" svg:y="0.743cm" presentation:class="title">
        <draw:text-box>
          <text:p text:style-name="MP4"><text:span text:style-name="MT51">Cliquez pour modifier le style du titre</text:span></text:p>
        </draw:text-box>
      </draw:frame>
      <draw:frame draw:name="Espace réservé du contenu 2" presentation:style-name="Mpr254" draw:text-style-name="MP3" draw:layer="backgroundobjects" svg:width="11.218cm" svg:height="12.572cm" svg:x="1.27cm" svg:y="4.785cm" presentation:class="title">
        <draw:text-box>
          <text:list text:style-name="ML23">
            <text:list-item>
              <text:p text:style-name="MP41"><text:span text:style-name="MT53">Cliquez pour modifier les styles du texte du masque</text:span><text:span text:style-name="MT53"><text:line-break/></text:span><text:span text:style-name="MT54">Deuxième niveau</text:span><text:span text:style-name="MT54"><text:line-break/></text:span><text:span text:style-name="MT55">Troisième niveau</text:span><text:span text:style-name="MT55"><text:line-break/></text:span><text:span text:style-name="MT62">Quatrième niveau</text:span><text:span text:style-name="MT62"><text:line-break/></text:span><text:span text:style-name="MT62">Cinquième niveau</text:span></text:p>
            </text:list-item>
          </text:list>
        </draw:text-box>
      </draw:frame>
      <draw:frame draw:name="Espace réservé du contenu 3" presentation:style-name="Mpr254" draw:text-style-name="MP3" draw:layer="backgroundobjects" svg:width="11.218cm" svg:height="12.572cm" svg:x="12.912cm" svg:y="4.785cm" presentation:class="title">
        <draw:text-box>
          <text:list text:style-name="ML23">
            <text:list-item>
              <text:p text:style-name="MP41"><text:span text:style-name="MT53">Cliquez pour modifier les styles du texte du masque</text:span><text:span text:style-name="MT53"><text:line-break/></text:span><text:span text:style-name="MT54">Deuxième niveau</text:span><text:span text:style-name="MT54"><text:line-break/></text:span><text:span text:style-name="MT55">Troisième niveau</text:span><text:span text:style-name="MT55"><text:line-break/></text:span><text:span text:style-name="MT62">Quatrième niveau</text:span><text:span text:style-name="MT62"><text:line-break/></text:span><text:span text:style-name="MT62">Cinquième niveau</text:span></text:p>
            </text:list-item>
          </text:list>
        </draw:text-box>
      </draw:frame>
      <draw:frame draw:name="Espace réservé de la date 4" presentation:style-name="Mpr255" draw:text-style-name="MP3" draw:layer="backgroundobjects" svg:width="5.927cm" svg:height="0.838cm" svg:x="13.31cm" svg:y="18.003cm" presentation:class="date-time">
        <draw:text-box>
          <text:p text:style-name="MP4"><text:span text:style-name="MT57"><text:date style:data-style-name="D1" text:date-value="2013-02-07">07/02/2013</text:date></text:span></text:p>
        </draw:text-box>
      </draw:frame>
      <draw:frame draw:name="Espace réservé du pied de page 5" presentation:style-name="Mpr255" draw:text-style-name="MP3" draw:layer="backgroundobjects" svg:width="11.833cm" svg:height="0.838cm" svg:x="1.27cm" svg:y="18.003cm" presentation:class="footer">
        <draw:text-box>
          <text:p/>
        </draw:text-box>
      </draw:frame>
      <draw:frame draw:name="Espace réservé du numéro de diapositive 6" presentation:style-name="Mpr256" draw:text-style-name="MP3" draw:layer="backgroundobjects" svg:width="1.397cm" svg:height="0.838cm" svg:x="21.082cm" svg:y="18.003cm" presentation:class="page-number">
        <draw:text-box>
          <text:p text:style-name="MP18"><text:span text:style-name="MT58"><text:page-number>&lt;numéro&gt;</text:page-number></text:span></text:p>
        </draw:text-box>
      </draw:frame>
      <presentation:notes style:page-layout-name="PM0">
        <draw:page-thumbnail presentation:style-name="Master4-Layout4-twoObj-Deux-contenus-title" draw:layer="backgroundobjects" svg:width="0cm" svg:height="0cm" svg:x="0cm" svg:y="2.257cm" presentation:class="page"/>
        <draw:frame presentation:style-name="Master4-Layout4-twoObj-Deux-contenus-notes" draw:layer="backgroundobjects" svg:width="16.799cm" svg:height="13.364cm" svg:x="2.1cm" svg:y="14.107cm" presentation:class="notes" presentation:placeholder="true">
          <draw:text-box/>
        </draw:frame>
        <draw:frame presentation:style-name="Mpr25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5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5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58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4-Layout5-twoTxTwoObj-Comparaison" style:page-layout-name="PM1" draw:style-name="Mdp12">
      <draw:frame draw:name="Titre 1" presentation:style-name="Mpr259" draw:text-style-name="MP3" draw:layer="backgroundobjects" svg:width="2.963cm" svg:height="17.094cm" svg:x="0.689cm" svg:y="0.808cm" presentation:class="title">
        <draw:text-box>
          <text:p text:style-name="MP18"><text:span text:style-name="MT63">Cliquez pour modifier le style du titre</text:span></text:p>
        </draw:text-box>
      </draw:frame>
      <draw:frame draw:name="Espace réservé du texte 2" presentation:style-name="Mpr260" draw:text-style-name="MP3" draw:layer="backgroundobjects" svg:width="1.614cm" svg:height="8.382cm" svg:x="3.792cm" svg:y="0.808cm" presentation:class="outline">
        <draw:text-box>
          <text:list text:style-name="ML29">
            <text:list-item>
              <text:p text:style-name="MP24"><text:span text:style-name="MT64">Cliquez pour modifier les styles du texte du masque</text:span></text:p>
            </text:list-item>
          </text:list>
        </draw:text-box>
      </draw:frame>
      <draw:frame draw:name="Espace réservé du texte 3" presentation:style-name="Mpr260" draw:text-style-name="MP3" draw:layer="backgroundobjects" svg:width="1.614cm" svg:height="8.382cm" svg:x="3.792cm" svg:y="9.52cm" presentation:class="outline">
        <draw:text-box>
          <text:list text:style-name="ML29">
            <text:list-item>
              <text:p text:style-name="MP24"><text:span text:style-name="MT64">Cliquez pour modifier les styles du texte du masque</text:span></text:p>
            </text:list-item>
          </text:list>
        </draw:text-box>
      </draw:frame>
      <draw:frame draw:name="Espace réservé du contenu 4" presentation:style-name="Mpr261" draw:text-style-name="MP3" draw:layer="backgroundobjects" svg:width="19.05cm" svg:height="8.382cm" svg:x="5.617cm" svg:y="0.808cm" presentation:class="title">
        <draw:text-box>
          <text:list text:style-name="ML23">
            <text:list-item>
              <text:p text:style-name="MP41"><text:span text:style-name="MT54">Cliquez pour modifier les styles du texte du masque</text:span><text:span text:style-name="MT54"><text:line-break/></text:span><text:span text:style-name="MT55">Deuxième niveau</text:span><text:span text:style-name="MT55"><text:line-break/></text:span><text:span text:style-name="MT62">Troisième niveau</text:span><text:span text:style-name="MT62"><text:line-break/></text:span><text:span text:style-name="MT64">Quatrième niveau</text:span><text:span text:style-name="MT64"><text:line-break/></text:span><text:span text:style-name="MT64">Cinquième niveau</text:span></text:p>
            </text:list-item>
          </text:list>
        </draw:text-box>
      </draw:frame>
      <draw:frame draw:name="Espace réservé du contenu 5" presentation:style-name="Mpr261" draw:text-style-name="MP3" draw:layer="backgroundobjects" svg:width="19.05cm" svg:height="8.382cm" svg:x="5.617cm" svg:y="9.52cm" presentation:class="title">
        <draw:text-box>
          <text:list text:style-name="ML23">
            <text:list-item>
              <text:p text:style-name="MP41"><text:span text:style-name="MT54">Cliquez pour modifier les styles du texte du masque</text:span><text:span text:style-name="MT54"><text:line-break/></text:span><text:span text:style-name="MT55">Deuxième niveau</text:span><text:span text:style-name="MT55"><text:line-break/></text:span><text:span text:style-name="MT62">Troisième niveau</text:span><text:span text:style-name="MT62"><text:line-break/></text:span><text:span text:style-name="MT64">Quatrième niveau</text:span><text:span text:style-name="MT64"><text:line-break/></text:span><text:span text:style-name="MT64">Cinquième niveau</text:span></text:p>
            </text:list-item>
          </text:list>
        </draw:text-box>
      </draw:frame>
      <draw:frame draw:name="Espace réservé de la date 6" presentation:style-name="Mpr262" draw:text-style-name="MP3" draw:layer="backgroundobjects" svg:width="5.918cm" svg:height="0.838cm" svg:x="13.31cm" svg:y="18.003cm" presentation:class="date-time">
        <draw:text-box>
          <text:p text:style-name="MP4"><text:span text:style-name="MT57"><text:date style:data-style-name="D1" text:date-value="2013-02-07">07/02/2013</text:date></text:span></text:p>
        </draw:text-box>
      </draw:frame>
      <draw:frame draw:name="Espace réservé du pied de page 7" presentation:style-name="Mpr262" draw:text-style-name="MP3" draw:layer="backgroundobjects" svg:width="11.836cm" svg:height="0.838cm" svg:x="1.27cm" svg:y="18.003cm" presentation:class="footer">
        <draw:text-box>
          <text:p/>
        </draw:text-box>
      </draw:frame>
      <draw:frame draw:name="Espace réservé du numéro de diapositive 8" presentation:style-name="Mpr263" draw:text-style-name="MP3" draw:layer="backgroundobjects" svg:width="1.397cm" svg:height="0.838cm" svg:x="21.082cm" svg:y="18.009cm" presentation:class="page-number">
        <draw:text-box>
          <text:p text:style-name="MP18"><text:span text:style-name="MT58"><text:page-number>&lt;numéro&gt;</text:page-number></text:span></text:p>
        </draw:text-box>
      </draw:frame>
      <presentation:notes style:page-layout-name="PM0">
        <draw:page-thumbnail presentation:style-name="Master4-Layout5-twoTxTwoObj-Comparaison-title" draw:layer="backgroundobjects" svg:width="0cm" svg:height="0cm" svg:x="0cm" svg:y="2.257cm" presentation:class="page"/>
        <draw:frame presentation:style-name="Master4-Layout5-twoTxTwoObj-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26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6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6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65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4-Layout6-titleOnly-Titre-seul" style:page-layout-name="PM1" draw:style-name="Mdp13">
      <draw:custom-shape draw:name="Triangle rectangle 5" draw:style-name="Mgr43" draw:text-style-name="MP3" draw:layer="Master4-bg" svg:width="25.361cm" svg:height="18.991cm" svg:x="0.02cm" svg:y="0.039cm">
        <text:p/>
        <draw:enhanced-geometry svg:viewBox="0 0 21600 21600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name="Connecteur droit 6" draw:style-name="Mgr35" draw:layer="Master4-bg" draw:type="line" svg:x1="0cm" svg:y1="0.02cm" svg:x2="25.38cm" svg:y2="19.03cm" svg:d="m0 20 25380 19010" svg:viewBox="0 0 25381 19011">
        <text:p/>
      </draw:connector>
      <draw:connector draw:name="Connecteur droit 7" draw:style-name="Mgr36" draw:layer="Master4-bg" draw:type="line" svg:x1="17.969cm" svg:y1="19.024cm" svg:x2="25.393cm" svg:y2="13.746cm" svg:d="m17969 19024 7424-5278" svg:viewBox="0 0 7425 5279">
        <text:p/>
      </draw:connector>
      <draw:frame draw:name="Titre 1" presentation:style-name="Mpr266" draw:text-style-name="MP3" draw:layer="backgroundobjects" svg:width="22.86cm" svg:height="3.886cm" svg:x="1.27cm" svg:y="0.743cm" presentation:class="title">
        <draw:text-box>
          <text:p text:style-name="MP32"><text:span text:style-name="MT51">Cliquez pour modifier le style du titre</text:span></text:p>
        </draw:text-box>
      </draw:frame>
      <draw:frame draw:name="Espace réservé de la date 2" presentation:style-name="Mpr267" draw:text-style-name="MP3" draw:layer="backgroundobjects" svg:width="5.927cm" svg:height="0.838cm" svg:x="13.31cm" svg:y="18.003cm" presentation:class="date-time">
        <draw:text-box>
          <text:p text:style-name="MP4"><text:span text:style-name="MT57"><text:date style:data-style-name="D1" text:date-value="2013-02-07">07/02/2013</text:date></text:span></text:p>
        </draw:text-box>
      </draw:frame>
      <draw:frame draw:name="Espace réservé du pied de page 3" presentation:style-name="Mpr267" draw:text-style-name="MP3" draw:layer="backgroundobjects" svg:width="11.833cm" svg:height="0.836cm" svg:x="1.27cm" svg:y="18.005cm" presentation:class="footer">
        <draw:text-box>
          <text:p/>
        </draw:text-box>
      </draw:frame>
      <draw:frame draw:name="Espace réservé du numéro de diapositive 4" presentation:style-name="Mpr268" draw:text-style-name="MP3" draw:layer="backgroundobjects" svg:width="1.397cm" svg:height="0.838cm" svg:x="21.082cm" svg:y="18.003cm" presentation:class="page-number">
        <draw:text-box>
          <text:p text:style-name="MP18"><text:span text:style-name="MT58"><text:page-number>&lt;numéro&gt;</text:page-number></text:span></text:p>
        </draw:text-box>
      </draw:frame>
      <presentation:notes style:page-layout-name="PM0">
        <draw:page-thumbnail presentation:style-name="Master4-Layout6-titleOnly-Titre-seul-title" draw:layer="backgroundobjects" svg:width="0cm" svg:height="0cm" svg:x="0cm" svg:y="2.257cm" presentation:class="page"/>
        <draw:frame presentation:style-name="Master4-Layout6-titleOnly-Titre-seul-notes" draw:layer="backgroundobjects" svg:width="16.799cm" svg:height="13.364cm" svg:x="2.1cm" svg:y="14.107cm" presentation:class="notes" presentation:placeholder="true">
          <draw:text-box/>
        </draw:frame>
        <draw:frame presentation:style-name="Mpr26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6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7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70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4-Layout7-blank-Vide" style:page-layout-name="PM1" draw:style-name="Mdp14">
      <draw:custom-shape draw:name="Triangle rectangle 4" draw:style-name="Mgr44" draw:text-style-name="MP3" draw:layer="Master4-bg" svg:width="25.361cm" svg:height="18.991cm" svg:x="0.02cm" svg:y="0.039cm">
        <text:p/>
        <draw:enhanced-geometry svg:viewBox="0 0 21600 21600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name="Connecteur droit 5" draw:style-name="Mgr35" draw:layer="Master4-bg" draw:type="line" svg:x1="0cm" svg:y1="0.02cm" svg:x2="25.38cm" svg:y2="19.03cm" svg:d="m0 20 25380 19010" svg:viewBox="0 0 25381 19011">
        <text:p/>
      </draw:connector>
      <draw:connector draw:name="Connecteur droit 6" draw:style-name="Mgr36" draw:layer="Master4-bg" draw:type="line" svg:x1="17.969cm" svg:y1="19.024cm" svg:x2="25.393cm" svg:y2="13.746cm" svg:d="m17969 19024 7424-5278" svg:viewBox="0 0 7425 5279">
        <text:p/>
      </draw:connector>
      <draw:frame draw:name="Espace réservé de la date 1" presentation:style-name="Mpr271" draw:text-style-name="MP3" draw:layer="backgroundobjects" svg:width="5.927cm" svg:height="0.838cm" svg:x="13.31cm" svg:y="18.003cm" presentation:class="date-time">
        <draw:text-box>
          <text:p text:style-name="MP4"><text:span text:style-name="MT57"><text:date style:data-style-name="D1" text:date-value="2013-02-07">07/02/2013</text:date></text:span></text:p>
        </draw:text-box>
      </draw:frame>
      <draw:frame draw:name="Espace réservé du pied de page 2" presentation:style-name="Mpr271" draw:text-style-name="MP3" draw:layer="backgroundobjects" svg:width="11.833cm" svg:height="0.836cm" svg:x="1.27cm" svg:y="18.005cm" presentation:class="footer">
        <draw:text-box>
          <text:p/>
        </draw:text-box>
      </draw:frame>
      <draw:frame draw:name="Espace réservé du numéro de diapositive 3" presentation:style-name="Mpr272" draw:text-style-name="MP3" draw:layer="backgroundobjects" svg:width="1.397cm" svg:height="0.838cm" svg:x="21.082cm" svg:y="18.003cm" presentation:class="page-number">
        <draw:text-box>
          <text:p text:style-name="MP18"><text:span text:style-name="MT58"><text:page-number>&lt;numéro&gt;</text:page-number></text:span></text:p>
        </draw:text-box>
      </draw:frame>
      <presentation:notes style:page-layout-name="PM0">
        <draw:page-thumbnail presentation:style-name="Master4-Layout7-blank-Vide-title" draw:layer="backgroundobjects" svg:width="0cm" svg:height="0cm" svg:x="0cm" svg:y="2.257cm" presentation:class="page"/>
        <draw:frame presentation:style-name="Master4-Layout7-blank-Vide-notes" draw:layer="backgroundobjects" svg:width="16.799cm" svg:height="13.364cm" svg:x="2.1cm" svg:y="14.107cm" presentation:class="notes" presentation:placeholder="true">
          <draw:text-box/>
        </draw:frame>
        <draw:frame presentation:style-name="Mpr27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7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7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7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4-Layout8-objTx-Contenu-avec-légende" style:page-layout-name="PM1" draw:style-name="Mdp15">
      <draw:frame draw:name="Titre 1" presentation:style-name="Mpr275" draw:text-style-name="MP3" draw:layer="backgroundobjects" svg:width="2.54cm" svg:height="16.51cm" svg:x="0.61cm" svg:y="1.021cm" presentation:class="title">
        <draw:text-box>
          <text:p text:style-name="MP42"><text:span text:style-name="MT65">Cliquez pour modifier le style du titre</text:span></text:p>
        </draw:text-box>
      </draw:frame>
      <draw:frame draw:name="Espace réservé du texte 2" presentation:style-name="Mpr276" draw:text-style-name="MP3" draw:layer="backgroundobjects" svg:width="6.773cm" svg:height="16.51cm" svg:x="3.155cm" svg:y="1.021cm" presentation:class="outline">
        <draw:text-box>
          <text:list text:style-name="ML29">
            <text:list-item>
              <text:p text:style-name="MP4"><text:span text:style-name="MT66">Cliquez pour modifier les styles du texte du masque</text:span></text:p>
            </text:list-item>
          </text:list>
        </draw:text-box>
      </draw:frame>
      <draw:frame draw:name="Espace réservé du contenu 3" presentation:style-name="Mpr277" draw:text-style-name="MP3" draw:layer="backgroundobjects" svg:width="14.656cm" svg:height="16.637cm" svg:x="10.142cm" svg:y="0.889cm" presentation:class="title">
        <draw:text-box>
          <text:list text:style-name="ML23">
            <text:list-item>
              <text:p text:style-name="MP43"><text:span text:style-name="MT52">Cliquez pour modifier les styles du texte du masque</text:span><text:span text:style-name="MT52"><text:line-break/></text:span><text:span text:style-name="MT53">Deuxième niveau</text:span><text:span text:style-name="MT53"><text:line-break/></text:span><text:span text:style-name="MT54">Troisième niveau</text:span><text:span text:style-name="MT54"><text:line-break/></text:span><text:span text:style-name="MT55">Quatrième niveau</text:span><text:span text:style-name="MT55"><text:line-break/></text:span><text:span text:style-name="MT55">Cinquième niveau</text:span></text:p>
            </text:list-item>
          </text:list>
        </draw:text-box>
      </draw:frame>
      <draw:frame draw:name="Espace réservé de la date 4" presentation:style-name="Mpr278" draw:text-style-name="MP3" draw:layer="backgroundobjects" svg:width="5.927cm" svg:height="0.838cm" svg:x="17.442cm" svg:y="18.212cm" presentation:class="date-time">
        <draw:text-box>
          <text:p text:style-name="MP4"><text:span text:style-name="MT67"><text:date style:data-style-name="D1" text:date-value="2013-02-07">07/02/2013</text:date></text:span></text:p>
        </draw:text-box>
      </draw:frame>
      <draw:frame draw:name="Espace réservé du pied de page 5" presentation:style-name="Mpr278" draw:text-style-name="MP3" draw:layer="backgroundobjects" svg:width="14.286cm" svg:height="0.838cm" svg:x="3.155cm" svg:y="18.212cm" presentation:class="footer">
        <draw:text-box>
          <text:p/>
        </draw:text-box>
      </draw:frame>
      <draw:frame draw:name="Espace réservé du numéro de diapositive 6" presentation:style-name="Mpr279" draw:text-style-name="MP3" draw:layer="backgroundobjects" svg:width="1.397cm" svg:height="0.838cm" svg:x="23.363cm" svg:y="18.212cm" presentation:class="page-number">
        <draw:text-box>
          <text:p text:style-name="MP18"><text:span text:style-name="MT67"><text:page-number>&lt;numéro&gt;</text:page-number></text:span></text:p>
        </draw:text-box>
      </draw:frame>
      <presentation:notes style:page-layout-name="PM0">
        <draw:page-thumbnail presentation:style-name="Master4-Layout8-objTx-Contenu-avec-légende-title" draw:layer="backgroundobjects" svg:width="0cm" svg:height="0cm" svg:x="0cm" svg:y="2.257cm" presentation:class="page"/>
        <draw:frame presentation:style-name="Master4-Layout8-objTx-Contenu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280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0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81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81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4-Layout9-picTx-Image-avec-légende" style:page-layout-name="PM1" draw:style-name="Mdp16">
      <draw:frame draw:name="Titre 1" presentation:style-name="Mpr282" draw:text-style-name="MP3" draw:layer="backgroundobjects" svg:width="2.54cm" svg:height="17.78cm" svg:x="0.61cm" svg:y="0.419cm" presentation:class="title">
        <draw:text-box>
          <text:p text:style-name="MP4"><text:span text:style-name="MT68">Cliquez pour modifier le style du titre</text:span></text:p>
        </draw:text-box>
      </draw:frame>
      <draw:frame draw:name="Espace réservé pour une image  2" presentation:style-name="Mpr283" draw:text-style-name="MP3" draw:layer="backgroundobjects" svg:width="20.371cm" svg:height="15.24cm" svg:x="3.162cm" svg:y="1.039cm" presentation:class="title">
        <draw:text-box>
          <text:p text:style-name="MP16"><text:span text:style-name="MT69">Cliquez sur l'icône pour ajouter une image</text:span></text:p>
        </draw:text-box>
      </draw:frame>
      <draw:frame draw:name="Espace réservé du texte 3" presentation:style-name="Mpr284" draw:text-style-name="MP3" draw:layer="backgroundobjects" svg:width="20.371cm" svg:height="1.905cm" svg:x="3.175cm" svg:y="16.298cm" presentation:class="outline">
        <draw:text-box>
          <text:list text:style-name="ML29">
            <text:list-item>
              <text:p text:style-name="MP4"><text:span text:style-name="MT66">Cliquez pour modifier les styles du texte du masque</text:span></text:p>
            </text:list-item>
          </text:list>
        </draw:text-box>
      </draw:frame>
      <draw:frame draw:name="Espace réservé de la date 4" presentation:style-name="Mpr285" draw:text-style-name="MP3" draw:layer="backgroundobjects" svg:width="5.842cm" svg:height="0.838cm" svg:x="16.967cm" svg:y="18.212cm" presentation:class="date-time">
        <draw:text-box>
          <text:p text:style-name="MP4"><text:span text:style-name="MT67"><text:date style:data-style-name="D1" text:date-value="2013-02-07">07/02/2013</text:date></text:span></text:p>
        </draw:text-box>
      </draw:frame>
      <draw:frame draw:name="Espace réservé du pied de page 5" presentation:style-name="Mpr285" draw:text-style-name="MP3" draw:layer="backgroundobjects" svg:width="13.745cm" svg:height="0.838cm" svg:x="3.251cm" svg:y="18.214cm" presentation:class="footer">
        <draw:text-box>
          <text:p/>
        </draw:text-box>
      </draw:frame>
      <draw:frame draw:name="Espace réservé du numéro de diapositive 6" presentation:style-name="Mpr286" draw:text-style-name="MP3" draw:layer="backgroundobjects" svg:width="1.016cm" svg:height="0.838cm" svg:x="22.826cm" svg:y="18.212cm" presentation:class="page-number">
        <draw:text-box>
          <text:p text:style-name="MP18"><text:span text:style-name="MT67"><text:page-number>&lt;numéro&gt;</text:page-number></text:span></text:p>
        </draw:text-box>
      </draw:frame>
      <presentation:notes style:page-layout-name="PM0">
        <draw:page-thumbnail presentation:style-name="Master4-Layout9-picTx-Image-avec-légende-title" draw:layer="backgroundobjects" svg:width="0cm" svg:height="0cm" svg:x="0cm" svg:y="2.257cm" presentation:class="page"/>
        <draw:frame presentation:style-name="Master4-Layout9-picTx-Image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28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8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88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4-Layout10-vertTx-Titre-et-texte-vertical" style:page-layout-name="PM1" draw:style-name="Mdp17">
      <draw:custom-shape draw:name="Triangle rectangle 6" draw:style-name="Mgr45" draw:text-style-name="MP3" draw:layer="Master4-bg" svg:width="25.361cm" svg:height="18.991cm" svg:x="0.02cm" svg:y="0.039cm">
        <text:p/>
        <draw:enhanced-geometry svg:viewBox="0 0 21600 21600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name="Connecteur droit 7" draw:style-name="Mgr35" draw:layer="Master4-bg" draw:type="line" svg:x1="0cm" svg:y1="0.02cm" svg:x2="25.38cm" svg:y2="19.03cm" svg:d="m0 20 25380 19010" svg:viewBox="0 0 25381 19011">
        <text:p/>
      </draw:connector>
      <draw:connector draw:name="Connecteur droit 8" draw:style-name="Mgr36" draw:layer="Master4-bg" draw:type="line" svg:x1="17.969cm" svg:y1="19.024cm" svg:x2="25.393cm" svg:y2="13.746cm" svg:d="m17969 19024 7424-5278" svg:viewBox="0 0 7425 5279">
        <text:p/>
      </draw:connector>
      <draw:frame draw:name="Titre 1" presentation:style-name="Mpr289" draw:text-style-name="MP3" draw:layer="backgroundobjects" svg:width="22.86cm" svg:height="3.886cm" svg:x="1.27cm" svg:y="0.743cm" presentation:class="title">
        <draw:text-box>
          <text:p text:style-name="MP32"><text:span text:style-name="MT51">Cliquez pour modifier le style du titre</text:span></text:p>
        </draw:text-box>
      </draw:frame>
      <draw:frame draw:name="Espace réservé du texte vertical 2" presentation:style-name="Mpr290" draw:text-style-name="MP17" draw:layer="backgroundobjects" svg:width="22.86cm" svg:height="12.7cm" svg:x="1.27cm" svg:y="5.23cm" presentation:class="outline">
        <draw:text-box>
          <text:list text:style-name="ML23">
            <text:list-item>
              <text:p text:style-name="MP33"><text:span text:style-name="MT52">Cliquez pour modifier les styles du texte du masque</text:span></text:p>
            </text:list-item>
          </text:list>
          <text:list text:style-name="ML24">
            <text:list-item>
              <text:list>
                <text:list-item>
                  <text:p text:style-name="MP34"><text:span text:style-name="MT53">Deuxième niveau</text:span></text:p>
                </text:list-item>
              </text:list>
            </text:list-item>
          </text:list>
          <text:list text:style-name="ML25">
            <text:list-item>
              <text:list>
                <text:list-item>
                  <text:list>
                    <text:list-item>
                      <text:p text:style-name="MP35"><text:span text:style-name="MT54">Troisième niveau</text:span></text:p>
                    </text:list-item>
                  </text:list>
                </text:list-item>
              </text:list>
            </text:list-item>
          </text:list>
          <text:list text:style-name="ML2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6"><text:span text:style-name="MT5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7"><text:span text:style-name="MT5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91" draw:text-style-name="MP3" draw:layer="backgroundobjects" svg:width="5.927cm" svg:height="0.838cm" svg:x="13.31cm" svg:y="18.003cm" presentation:class="date-time">
        <draw:text-box>
          <text:p text:style-name="MP4"><text:span text:style-name="MT57"><text:date style:data-style-name="D1" text:date-value="2013-02-07">07/02/2013</text:date></text:span></text:p>
        </draw:text-box>
      </draw:frame>
      <draw:frame draw:name="Espace réservé du pied de page 4" presentation:style-name="Mpr291" draw:text-style-name="MP3" draw:layer="backgroundobjects" svg:width="11.833cm" svg:height="0.836cm" svg:x="1.27cm" svg:y="18.005cm" presentation:class="footer">
        <draw:text-box>
          <text:p/>
        </draw:text-box>
      </draw:frame>
      <draw:frame draw:name="Espace réservé du numéro de diapositive 5" presentation:style-name="Mpr292" draw:text-style-name="MP3" draw:layer="backgroundobjects" svg:width="1.397cm" svg:height="0.838cm" svg:x="21.082cm" svg:y="18.003cm" presentation:class="page-number">
        <draw:text-box>
          <text:p text:style-name="MP18"><text:span text:style-name="MT58"><text:page-number>&lt;numéro&gt;</text:page-number></text:span></text:p>
        </draw:text-box>
      </draw:frame>
      <presentation:notes style:page-layout-name="PM0">
        <draw:page-thumbnail presentation:style-name="Master4-Layout10-vertTx-Titre-et-texte-vertical-title" draw:layer="backgroundobjects" svg:width="0cm" svg:height="0cm" svg:x="0cm" svg:y="2.257cm" presentation:class="page"/>
        <draw:frame presentation:style-name="Master4-Layout10-vertTx-Titre-et-texte-vertical-notes" draw:layer="backgroundobjects" svg:width="16.799cm" svg:height="13.364cm" svg:x="2.1cm" svg:y="14.107cm" presentation:class="notes" presentation:placeholder="true">
          <draw:text-box/>
        </draw:frame>
        <draw:frame presentation:style-name="Mpr29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9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4-Layout11-vertTitleAndTx-Titre-vertical-et-texte" style:page-layout-name="PM1" draw:style-name="Mdp18">
      <draw:custom-shape draw:name="Triangle rectangle 6" draw:style-name="Mgr46" draw:text-style-name="MP3" draw:layer="Master4-bg" svg:width="25.361cm" svg:height="18.991cm" svg:x="0.02cm" svg:y="0.039cm">
        <text:p/>
        <draw:enhanced-geometry svg:viewBox="0 0 21600 21600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name="Connecteur droit 7" draw:style-name="Mgr35" draw:layer="Master4-bg" draw:type="line" svg:x1="0cm" svg:y1="0.02cm" svg:x2="25.38cm" svg:y2="19.03cm" svg:d="m0 20 25380 19010" svg:viewBox="0 0 25381 19011">
        <text:p/>
      </draw:connector>
      <draw:connector draw:name="Connecteur droit 8" draw:style-name="Mgr36" draw:layer="Master4-bg" draw:type="line" svg:x1="17.969cm" svg:y1="19.024cm" svg:x2="25.393cm" svg:y2="13.746cm" svg:d="m17969 19024 7424-5278" svg:viewBox="0 0 7425 5279">
        <text:p/>
      </draw:connector>
      <draw:frame draw:name="Titre vertical 1" presentation:style-name="Mpr295" draw:text-style-name="MP17" draw:layer="backgroundobjects" svg:width="5.292cm" svg:height="15.24cm" svg:x="18.838cm" svg:y="1.058cm" presentation:class="title">
        <draw:text-box>
          <text:p text:style-name="MP32"><text:span text:style-name="MT51">Cliquez pour modifier le style du titre</text:span></text:p>
        </draw:text-box>
      </draw:frame>
      <draw:frame draw:name="Espace réservé du texte vertical 2" presentation:style-name="Mpr296" draw:text-style-name="MP17" draw:layer="backgroundobjects" svg:width="17.357cm" svg:height="15.24cm" svg:x="1.27cm" svg:y="1.058cm" presentation:class="outline">
        <draw:text-box>
          <text:list text:style-name="ML23">
            <text:list-item>
              <text:p text:style-name="MP33"><text:span text:style-name="MT52">Cliquez pour modifier les styles du texte du masque</text:span></text:p>
            </text:list-item>
          </text:list>
          <text:list text:style-name="ML24">
            <text:list-item>
              <text:list>
                <text:list-item>
                  <text:p text:style-name="MP34"><text:span text:style-name="MT53">Deuxième niveau</text:span></text:p>
                </text:list-item>
              </text:list>
            </text:list-item>
          </text:list>
          <text:list text:style-name="ML25">
            <text:list-item>
              <text:list>
                <text:list-item>
                  <text:list>
                    <text:list-item>
                      <text:p text:style-name="MP35"><text:span text:style-name="MT54">Troisième niveau</text:span></text:p>
                    </text:list-item>
                  </text:list>
                </text:list-item>
              </text:list>
            </text:list-item>
          </text:list>
          <text:list text:style-name="ML2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6"><text:span text:style-name="MT5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7"><text:span text:style-name="MT5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97" draw:text-style-name="MP3" draw:layer="backgroundobjects" svg:width="5.927cm" svg:height="0.838cm" svg:x="13.31cm" svg:y="18.003cm" presentation:class="date-time">
        <draw:text-box>
          <text:p text:style-name="MP4"><text:span text:style-name="MT57"><text:date style:data-style-name="D1" text:date-value="2013-02-07">07/02/2013</text:date></text:span></text:p>
        </draw:text-box>
      </draw:frame>
      <draw:frame draw:name="Espace réservé du pied de page 4" presentation:style-name="Mpr297" draw:text-style-name="MP3" draw:layer="backgroundobjects" svg:width="11.833cm" svg:height="0.836cm" svg:x="1.27cm" svg:y="18.005cm" presentation:class="footer">
        <draw:text-box>
          <text:p/>
        </draw:text-box>
      </draw:frame>
      <draw:frame draw:name="Espace réservé du numéro de diapositive 5" presentation:style-name="Mpr298" draw:text-style-name="MP3" draw:layer="backgroundobjects" svg:width="1.397cm" svg:height="0.838cm" svg:x="21.082cm" svg:y="18.003cm" presentation:class="page-number">
        <draw:text-box>
          <text:p text:style-name="MP18"><text:span text:style-name="MT58"><text:page-number>&lt;numéro&gt;</text:page-number></text:span></text:p>
        </draw:text-box>
      </draw:frame>
      <presentation:notes style:page-layout-name="PM0">
        <draw:page-thumbnail presentation:style-name="Master4-Layout11-vertTitleAndTx-Titre-vertical-et-texte-title" draw:layer="backgroundobjects" svg:width="0cm" svg:height="0cm" svg:x="0cm" svg:y="2.257cm" presentation:class="page"/>
        <draw:frame presentation:style-name="Master4-Layout11-vertTitleAndTx-Titre-vertical-et-texte-notes" draw:layer="backgroundobjects" svg:width="16.799cm" svg:height="13.364cm" svg:x="2.1cm" svg:y="14.107cm" presentation:class="notes" presentation:placeholder="true">
          <draw:text-box/>
        </draw:frame>
        <draw:frame presentation:style-name="Mpr29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0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0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5-Thème-Office" style:page-layout-name="PM1" draw:style-name="Mdp4">
      <draw:frame draw:name="Espace réservé du titre 1" presentation:style-name="Mpr301" draw:text-style-name="MP3" draw:layer="backgroundobjects" svg:width="22.86cm" svg:height="3.175cm" svg:x="1.27cm" svg:y="0.763cm" presentation:class="title">
        <draw:text-box>
          <text:p text:style-name="MP18"><text:span text:style-name="MT70">Cliquez pour modifier le style du titre</text:span></text:p>
        </draw:text-box>
      </draw:frame>
      <draw:frame draw:name="Espace réservé du texte 2" presentation:style-name="Mpr302" draw:text-style-name="MP3" draw:layer="backgroundobjects" svg:width="22.86cm" svg:height="12.572cm" svg:x="1.27cm" svg:y="4.445cm" presentation:class="outline">
        <draw:text-box>
          <text:list text:style-name="ML30">
            <text:list-item>
              <text:p text:style-name="MP44"><text:span text:style-name="MT71">Cliquez pour modifier les styles du texte du masque</text:span></text:p>
            </text:list-item>
          </text:list>
          <text:list text:style-name="ML31">
            <text:list-item>
              <text:list>
                <text:list-item>
                  <text:p text:style-name="MP45"><text:span text:style-name="MT72">Deuxième niveau</text:span></text:p>
                </text:list-item>
              </text:list>
            </text:list-item>
          </text:list>
          <text:list text:style-name="ML32">
            <text:list-item>
              <text:list>
                <text:list-item>
                  <text:list>
                    <text:list-item>
                      <text:p text:style-name="MP46"><text:span text:style-name="MT73">Troisième niveau</text:span></text:p>
                    </text:list-item>
                  </text:list>
                </text:list-item>
              </text:list>
            </text:list-item>
          </text:list>
          <text:list text:style-name="ML3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47"><text:span text:style-name="MT74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8"><text:span text:style-name="MT7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03" draw:text-style-name="MP3" draw:layer="backgroundobjects" svg:width="5.927cm" svg:height="1.014cm" svg:x="1.27cm" svg:y="17.657cm" presentation:class="date-time">
        <draw:text-box>
          <text:p text:style-name="MP4"><text:span text:style-name="MT75"><text:date style:data-style-name="D1" text:date-value="2013-02-07">07/02/2013</text:date></text:span></text:p>
        </draw:text-box>
      </draw:frame>
      <draw:frame draw:name="Espace réservé du pied de page 4" presentation:style-name="Mpr304" draw:text-style-name="MP3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303" draw:text-style-name="MP3" draw:layer="backgroundobjects" svg:width="5.927cm" svg:height="1.014cm" svg:x="18.203cm" svg:y="17.657cm" presentation:class="page-number">
        <draw:text-box>
          <text:p text:style-name="MP10"><text:span text:style-name="MT75"><text:page-number>&lt;numéro&gt;</text:page-number></text:span></text:p>
        </draw:text-box>
      </draw:frame>
      <presentation:notes style:page-layout-name="PM0">
        <draw:page-thumbnail presentation:style-name="Master5-Thème-Office-title" draw:layer="backgroundobjects" svg:width="0cm" svg:height="0cm" svg:x="0cm" svg:y="2.257cm" presentation:class="page"/>
        <draw:frame presentation:style-name="Master5-Thème-Office-notes" draw:layer="backgroundobjects" svg:width="16.799cm" svg:height="13.364cm" svg:x="2.1cm" svg:y="14.107cm" presentation:class="notes" presentation:placeholder="true">
          <draw:text-box/>
        </draw:frame>
        <draw:frame presentation:style-name="Mpr30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0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0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6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5-Layout1-title-Diapositive-de-titre" style:page-layout-name="PM1" draw:style-name="Mdp4">
      <draw:frame draw:name="Titre 1" presentation:style-name="Mpr307" draw:text-style-name="MP3" draw:layer="backgroundobjects" svg:width="21.59cm" svg:height="4.083cm" svg:x="1.905cm" svg:y="5.918cm" presentation:class="title">
        <draw:text-box>
          <text:p text:style-name="MP18"><text:span text:style-name="MT70">Cliquez pour modifier le style du titre</text:span></text:p>
        </draw:text-box>
      </draw:frame>
      <draw:frame draw:name="Sous-titre 2" presentation:style-name="Mpr308" draw:text-style-name="MP3" draw:layer="backgroundobjects" svg:width="17.78cm" svg:height="4.868cm" svg:x="3.81cm" svg:y="10.795cm" presentation:class="subtitle">
        <draw:text-box>
          <text:p text:style-name="MP49"><text:span text:style-name="MT76">Cliquez pour modifier le style des sous-titres du masque</text:span></text:p>
        </draw:text-box>
      </draw:frame>
      <draw:frame draw:name="Espace réservé de la date 3" presentation:style-name="Mpr309" draw:text-style-name="MP3" draw:layer="backgroundobjects" svg:width="5.927cm" svg:height="1.014cm" svg:x="1.27cm" svg:y="17.657cm" presentation:class="date-time">
        <draw:text-box>
          <text:p text:style-name="MP4"><text:span text:style-name="MT75"><text:date style:data-style-name="D1" text:date-value="2013-02-07">07/02/2013</text:date></text:span></text:p>
        </draw:text-box>
      </draw:frame>
      <draw:frame draw:name="Espace réservé du pied de page 4" presentation:style-name="Mpr310" draw:text-style-name="MP3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309" draw:text-style-name="MP3" draw:layer="backgroundobjects" svg:width="5.927cm" svg:height="1.014cm" svg:x="18.203cm" svg:y="17.657cm" presentation:class="page-number">
        <draw:text-box>
          <text:p text:style-name="MP10"><text:span text:style-name="MT75"><text:page-number>&lt;numéro&gt;</text:page-number></text:span></text:p>
        </draw:text-box>
      </draw:frame>
      <presentation:notes style:page-layout-name="PM0">
        <draw:page-thumbnail presentation:style-name="Master5-Layout1-title-Diapositive-de-titre-title" draw:layer="backgroundobjects" svg:width="0cm" svg:height="0cm" svg:x="0cm" svg:y="2.257cm" presentation:class="page"/>
        <draw:frame presentation:style-name="Master5-Layout1-title-Diapositive-de-titre-notes" draw:layer="backgroundobjects" svg:width="16.799cm" svg:height="13.364cm" svg:x="2.1cm" svg:y="14.107cm" presentation:class="notes" presentation:placeholder="true">
          <draw:text-box/>
        </draw:frame>
        <draw:frame presentation:style-name="Mpr31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1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1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12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5-Layout2-obj-Titre-et-contenu" style:page-layout-name="PM1" draw:style-name="Mdp4">
      <draw:frame draw:name="Titre 1" presentation:style-name="Mpr313" draw:text-style-name="MP3" draw:layer="backgroundobjects" svg:width="22.86cm" svg:height="3.175cm" svg:x="1.27cm" svg:y="0.763cm" presentation:class="title">
        <draw:text-box>
          <text:p text:style-name="MP18"><text:span text:style-name="MT70">Cliquez pour modifier le style du titre</text:span></text:p>
        </draw:text-box>
      </draw:frame>
      <draw:frame draw:name="Espace réservé du contenu 2" presentation:style-name="Mpr314" draw:text-style-name="MP3" draw:layer="backgroundobjects" svg:width="22.86cm" svg:height="12.572cm" svg:x="1.27cm" svg:y="4.445cm" presentation:class="title">
        <draw:text-box>
          <text:list text:style-name="ML30">
            <text:list-item>
              <text:p text:style-name="MP44"><text:span text:style-name="MT71">Cliquez pour modifier les styles du texte du masque</text:span><text:span text:style-name="MT71"><text:line-break/></text:span><text:span text:style-name="MT72">Deuxième niveau</text:span><text:span text:style-name="MT72"><text:line-break/></text:span><text:span text:style-name="MT73">Troisième niveau</text:span><text:span text:style-name="MT73"><text:line-break/></text:span><text:span text:style-name="MT74">Quatrième niveau</text:span><text:span text:style-name="MT74"><text:line-break/></text:span><text:span text:style-name="MT74">Cinquième niveau</text:span></text:p>
            </text:list-item>
          </text:list>
        </draw:text-box>
      </draw:frame>
      <draw:frame draw:name="Espace réservé de la date 3" presentation:style-name="Mpr315" draw:text-style-name="MP3" draw:layer="backgroundobjects" svg:width="5.927cm" svg:height="1.014cm" svg:x="1.27cm" svg:y="17.657cm" presentation:class="date-time">
        <draw:text-box>
          <text:p text:style-name="MP4"><text:span text:style-name="MT75"><text:date style:data-style-name="D1" text:date-value="2013-02-07">07/02/2013</text:date></text:span></text:p>
        </draw:text-box>
      </draw:frame>
      <draw:frame draw:name="Espace réservé du pied de page 4" presentation:style-name="Mpr316" draw:text-style-name="MP3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315" draw:text-style-name="MP3" draw:layer="backgroundobjects" svg:width="5.927cm" svg:height="1.014cm" svg:x="18.203cm" svg:y="17.657cm" presentation:class="page-number">
        <draw:text-box>
          <text:p text:style-name="MP10"><text:span text:style-name="MT75"><text:page-number>&lt;numéro&gt;</text:page-number></text:span></text:p>
        </draw:text-box>
      </draw:frame>
      <draw:frame presentation:style-name="Master5-Layout2-obj-Titre-et-contenu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5-Layout2-obj-Titre-et-contenu-title" draw:layer="backgroundobjects" svg:width="0cm" svg:height="0cm" svg:x="0cm" svg:y="2.257cm" presentation:class="page"/>
        <draw:frame presentation:style-name="Master5-Layout2-obj-Titre-et-contenu-notes" draw:layer="backgroundobjects" svg:width="16.799cm" svg:height="13.364cm" svg:x="2.1cm" svg:y="14.107cm" presentation:class="notes" presentation:placeholder="true">
          <draw:text-box/>
        </draw:frame>
        <draw:frame presentation:style-name="Mpr31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1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1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18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5-Layout3-secHead-Titre-de-section" style:page-layout-name="PM1" draw:style-name="Mdp4">
      <draw:frame draw:name="Titre 1" presentation:style-name="Mpr319" draw:text-style-name="MP3" draw:layer="backgroundobjects" svg:width="21.59cm" svg:height="3.784cm" svg:x="2.006cm" svg:y="12.241cm" presentation:class="title">
        <draw:text-box>
          <text:p text:style-name="MP4"><text:span text:style-name="MT77">Cliquez pour modifier le style du titre</text:span></text:p>
        </draw:text-box>
      </draw:frame>
      <draw:frame draw:name="Espace réservé du texte 2" presentation:style-name="Mpr320" draw:text-style-name="MP3" draw:layer="backgroundobjects" svg:width="21.59cm" svg:height="4.167cm" svg:x="2.006cm" svg:y="8.074cm" presentation:class="outline">
        <draw:text-box>
          <text:list text:style-name="ML35">
            <text:list-item>
              <text:p text:style-name="MP12"><text:span text:style-name="MT78">Cliquez pour modifier les styles du texte du masque</text:span></text:p>
            </text:list-item>
          </text:list>
        </draw:text-box>
      </draw:frame>
      <draw:frame draw:name="Espace réservé de la date 3" presentation:style-name="Mpr321" draw:text-style-name="MP3" draw:layer="backgroundobjects" svg:width="5.927cm" svg:height="1.014cm" svg:x="1.27cm" svg:y="17.657cm" presentation:class="date-time">
        <draw:text-box>
          <text:p text:style-name="MP4"><text:span text:style-name="MT75"><text:date style:data-style-name="D1" text:date-value="2013-02-07">07/02/2013</text:date></text:span></text:p>
        </draw:text-box>
      </draw:frame>
      <draw:frame draw:name="Espace réservé du pied de page 4" presentation:style-name="Mpr322" draw:text-style-name="MP3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321" draw:text-style-name="MP3" draw:layer="backgroundobjects" svg:width="5.927cm" svg:height="1.014cm" svg:x="18.203cm" svg:y="17.657cm" presentation:class="page-number">
        <draw:text-box>
          <text:p text:style-name="MP10"><text:span text:style-name="MT75"><text:page-number>&lt;numéro&gt;</text:page-number></text:span></text:p>
        </draw:text-box>
      </draw:frame>
      <presentation:notes style:page-layout-name="PM0">
        <draw:page-thumbnail presentation:style-name="Master5-Layout3-secHead-Titre-de-section-title" draw:layer="backgroundobjects" svg:width="0cm" svg:height="0cm" svg:x="0cm" svg:y="2.257cm" presentation:class="page"/>
        <draw:frame presentation:style-name="Master5-Layout3-secHead-Titre-de-section-notes" draw:layer="backgroundobjects" svg:width="16.799cm" svg:height="13.364cm" svg:x="2.1cm" svg:y="14.107cm" presentation:class="notes" presentation:placeholder="true">
          <draw:text-box/>
        </draw:frame>
        <draw:frame presentation:style-name="Mpr32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2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2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2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5-Layout4-twoObj-Deux-contenus" style:page-layout-name="PM1" draw:style-name="Mdp4">
      <draw:frame draw:name="Titre 1" presentation:style-name="Mpr325" draw:text-style-name="MP3" draw:layer="backgroundobjects" svg:width="22.86cm" svg:height="3.175cm" svg:x="1.27cm" svg:y="0.763cm" presentation:class="title">
        <draw:text-box>
          <text:p text:style-name="MP18"><text:span text:style-name="MT70">Cliquez pour modifier le style du titre</text:span></text:p>
        </draw:text-box>
      </draw:frame>
      <draw:frame draw:name="Espace réservé du contenu 2" presentation:style-name="Mpr326" draw:text-style-name="MP3" draw:layer="backgroundobjects" svg:width="11.218cm" svg:height="12.572cm" svg:x="1.27cm" svg:y="4.445cm" presentation:class="title">
        <draw:text-box>
          <text:list text:style-name="ML30">
            <text:list-item>
              <text:p text:style-name="MP50"><text:span text:style-name="MT72">Cliquez pour modifier les styles du texte du masque</text:span><text:span text:style-name="MT72"><text:line-break/></text:span><text:span text:style-name="MT73">Deuxième niveau</text:span><text:span text:style-name="MT73"><text:line-break/></text:span><text:span text:style-name="MT74">Troisième niveau</text:span><text:span text:style-name="MT74"><text:line-break/></text:span><text:span text:style-name="MT79">Quatrième niveau</text:span><text:span text:style-name="MT79"><text:line-break/></text:span><text:span text:style-name="MT79">Cinquième niveau</text:span></text:p>
            </text:list-item>
          </text:list>
        </draw:text-box>
      </draw:frame>
      <draw:frame draw:name="Espace réservé du contenu 3" presentation:style-name="Mpr326" draw:text-style-name="MP3" draw:layer="backgroundobjects" svg:width="11.218cm" svg:height="12.572cm" svg:x="12.912cm" svg:y="4.445cm" presentation:class="title">
        <draw:text-box>
          <text:list text:style-name="ML30">
            <text:list-item>
              <text:p text:style-name="MP50"><text:span text:style-name="MT72">Cliquez pour modifier les styles du texte du masque</text:span><text:span text:style-name="MT72"><text:line-break/></text:span><text:span text:style-name="MT73">Deuxième niveau</text:span><text:span text:style-name="MT73"><text:line-break/></text:span><text:span text:style-name="MT74">Troisième niveau</text:span><text:span text:style-name="MT74"><text:line-break/></text:span><text:span text:style-name="MT79">Quatrième niveau</text:span><text:span text:style-name="MT79"><text:line-break/></text:span><text:span text:style-name="MT79">Cinquième niveau</text:span></text:p>
            </text:list-item>
          </text:list>
        </draw:text-box>
      </draw:frame>
      <draw:frame draw:name="Espace réservé de la date 4" presentation:style-name="Mpr327" draw:text-style-name="MP3" draw:layer="backgroundobjects" svg:width="5.927cm" svg:height="1.014cm" svg:x="1.27cm" svg:y="17.657cm" presentation:class="date-time">
        <draw:text-box>
          <text:p text:style-name="MP4"><text:span text:style-name="MT75"><text:date style:data-style-name="D1" text:date-value="2013-02-07">07/02/2013</text:date></text:span></text:p>
        </draw:text-box>
      </draw:frame>
      <draw:frame draw:name="Espace réservé du pied de page 5" presentation:style-name="Mpr328" draw:text-style-name="MP3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327" draw:text-style-name="MP3" draw:layer="backgroundobjects" svg:width="5.927cm" svg:height="1.014cm" svg:x="18.203cm" svg:y="17.657cm" presentation:class="page-number">
        <draw:text-box>
          <text:p text:style-name="MP10"><text:span text:style-name="MT75"><text:page-number>&lt;numéro&gt;</text:page-number></text:span></text:p>
        </draw:text-box>
      </draw:frame>
      <presentation:notes style:page-layout-name="PM0">
        <draw:page-thumbnail presentation:style-name="Master5-Layout4-twoObj-Deux-contenus-title" draw:layer="backgroundobjects" svg:width="0cm" svg:height="0cm" svg:x="0cm" svg:y="2.257cm" presentation:class="page"/>
        <draw:frame presentation:style-name="Master5-Layout4-twoObj-Deux-contenus-notes" draw:layer="backgroundobjects" svg:width="16.799cm" svg:height="13.364cm" svg:x="2.1cm" svg:y="14.107cm" presentation:class="notes" presentation:placeholder="true">
          <draw:text-box/>
        </draw:frame>
        <draw:frame presentation:style-name="Mpr32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2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3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30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5-Layout5-twoTxTwoObj-Comparaison" style:page-layout-name="PM1" draw:style-name="Mdp4">
      <draw:frame draw:name="Titre 1" presentation:style-name="Mpr331" draw:text-style-name="MP3" draw:layer="backgroundobjects" svg:width="22.86cm" svg:height="3.175cm" svg:x="1.27cm" svg:y="0.763cm" presentation:class="title">
        <draw:text-box>
          <text:p text:style-name="MP18"><text:span text:style-name="MT70">Cliquez pour modifier le style du titre</text:span></text:p>
        </draw:text-box>
      </draw:frame>
      <draw:frame draw:name="Espace réservé du texte 2" presentation:style-name="Mpr332" draw:text-style-name="MP3" draw:layer="backgroundobjects" svg:width="11.223cm" svg:height="1.777cm" svg:x="1.27cm" svg:y="4.264cm" presentation:class="outline">
        <draw:text-box>
          <text:list text:style-name="ML35">
            <text:list-item>
              <text:p text:style-name="MP14"><text:span text:style-name="MT80">Cliquez pour modifier les styles du texte du masque</text:span></text:p>
            </text:list-item>
          </text:list>
        </draw:text-box>
      </draw:frame>
      <draw:frame draw:name="Espace réservé du contenu 3" presentation:style-name="Mpr333" draw:text-style-name="MP3" draw:layer="backgroundobjects" svg:width="11.223cm" svg:height="10.976cm" svg:x="1.27cm" svg:y="6.041cm" presentation:class="title">
        <draw:text-box>
          <text:list text:style-name="ML30">
            <text:list-item>
              <text:p text:style-name="MP51"><text:span text:style-name="MT73">Cliquez pour modifier les styles du texte du masque</text:span><text:span text:style-name="MT73"><text:line-break/></text:span><text:span text:style-name="MT74">Deuxième niveau</text:span><text:span text:style-name="MT74"><text:line-break/></text:span><text:span text:style-name="MT79">Troisième niveau</text:span><text:span text:style-name="MT79"><text:line-break/></text:span><text:span text:style-name="MT81">Quatrième niveau</text:span><text:span text:style-name="MT81"><text:line-break/></text:span><text:span text:style-name="MT81">Cinquième niveau</text:span></text:p>
            </text:list-item>
          </text:list>
        </draw:text-box>
      </draw:frame>
      <draw:frame draw:name="Espace réservé du texte 4" presentation:style-name="Mpr332" draw:text-style-name="MP3" draw:layer="backgroundobjects" svg:width="11.227cm" svg:height="1.777cm" svg:x="12.903cm" svg:y="4.264cm" presentation:class="outline">
        <draw:text-box>
          <text:list text:style-name="ML35">
            <text:list-item>
              <text:p text:style-name="MP14"><text:span text:style-name="MT80">Cliquez pour modifier les styles du texte du masque</text:span></text:p>
            </text:list-item>
          </text:list>
        </draw:text-box>
      </draw:frame>
      <draw:frame draw:name="Espace réservé du contenu 5" presentation:style-name="Mpr333" draw:text-style-name="MP3" draw:layer="backgroundobjects" svg:width="11.227cm" svg:height="10.976cm" svg:x="12.903cm" svg:y="6.041cm" presentation:class="title">
        <draw:text-box>
          <text:list text:style-name="ML30">
            <text:list-item>
              <text:p text:style-name="MP51"><text:span text:style-name="MT73">Cliquez pour modifier les styles du texte du masque</text:span><text:span text:style-name="MT73"><text:line-break/></text:span><text:span text:style-name="MT74">Deuxième niveau</text:span><text:span text:style-name="MT74"><text:line-break/></text:span><text:span text:style-name="MT79">Troisième niveau</text:span><text:span text:style-name="MT79"><text:line-break/></text:span><text:span text:style-name="MT81">Quatrième niveau</text:span><text:span text:style-name="MT81"><text:line-break/></text:span><text:span text:style-name="MT81">Cinquième niveau</text:span></text:p>
            </text:list-item>
          </text:list>
        </draw:text-box>
      </draw:frame>
      <draw:frame draw:name="Espace réservé de la date 6" presentation:style-name="Mpr334" draw:text-style-name="MP3" draw:layer="backgroundobjects" svg:width="5.927cm" svg:height="1.014cm" svg:x="1.27cm" svg:y="17.657cm" presentation:class="date-time">
        <draw:text-box>
          <text:p text:style-name="MP4"><text:span text:style-name="MT75"><text:date style:data-style-name="D1" text:date-value="2013-02-07">07/02/2013</text:date></text:span></text:p>
        </draw:text-box>
      </draw:frame>
      <draw:frame draw:name="Espace réservé du pied de page 7" presentation:style-name="Mpr335" draw:text-style-name="MP3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8" presentation:style-name="Mpr334" draw:text-style-name="MP3" draw:layer="backgroundobjects" svg:width="5.927cm" svg:height="1.014cm" svg:x="18.203cm" svg:y="17.657cm" presentation:class="page-number">
        <draw:text-box>
          <text:p text:style-name="MP10"><text:span text:style-name="MT75"><text:page-number>&lt;numéro&gt;</text:page-number></text:span></text:p>
        </draw:text-box>
      </draw:frame>
      <presentation:notes style:page-layout-name="PM0">
        <draw:page-thumbnail presentation:style-name="Master5-Layout5-twoTxTwoObj-Comparaison-title" draw:layer="backgroundobjects" svg:width="0cm" svg:height="0cm" svg:x="0cm" svg:y="2.257cm" presentation:class="page"/>
        <draw:frame presentation:style-name="Master5-Layout5-twoTxTwoObj-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33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3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3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37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5-Layout6-titleOnly-Titre-seul" style:page-layout-name="PM1" draw:style-name="Mdp4">
      <draw:frame draw:name="Titre 1" presentation:style-name="Mpr338" draw:text-style-name="MP3" draw:layer="backgroundobjects" svg:width="22.86cm" svg:height="3.175cm" svg:x="1.27cm" svg:y="0.763cm" presentation:class="title">
        <draw:text-box>
          <text:p text:style-name="MP18"><text:span text:style-name="MT70">Cliquez pour modifier le style du titre</text:span></text:p>
        </draw:text-box>
      </draw:frame>
      <draw:frame draw:name="Espace réservé de la date 2" presentation:style-name="Mpr339" draw:text-style-name="MP3" draw:layer="backgroundobjects" svg:width="5.927cm" svg:height="1.014cm" svg:x="1.27cm" svg:y="17.657cm" presentation:class="date-time">
        <draw:text-box>
          <text:p text:style-name="MP4"><text:span text:style-name="MT75"><text:date style:data-style-name="D1" text:date-value="2013-02-07">07/02/2013</text:date></text:span></text:p>
        </draw:text-box>
      </draw:frame>
      <draw:frame draw:name="Espace réservé du pied de page 3" presentation:style-name="Mpr340" draw:text-style-name="MP3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4" presentation:style-name="Mpr339" draw:text-style-name="MP3" draw:layer="backgroundobjects" svg:width="5.927cm" svg:height="1.014cm" svg:x="18.203cm" svg:y="17.657cm" presentation:class="page-number">
        <draw:text-box>
          <text:p text:style-name="MP10"><text:span text:style-name="MT75"><text:page-number>&lt;numéro&gt;</text:page-number></text:span></text:p>
        </draw:text-box>
      </draw:frame>
      <presentation:notes style:page-layout-name="PM0">
        <draw:page-thumbnail presentation:style-name="Master5-Layout6-titleOnly-Titre-seul-title" draw:layer="backgroundobjects" svg:width="0cm" svg:height="0cm" svg:x="0cm" svg:y="2.257cm" presentation:class="page"/>
        <draw:frame presentation:style-name="Master5-Layout6-titleOnly-Titre-seul-notes" draw:layer="backgroundobjects" svg:width="16.799cm" svg:height="13.364cm" svg:x="2.1cm" svg:y="14.107cm" presentation:class="notes" presentation:placeholder="true">
          <draw:text-box/>
        </draw:frame>
        <draw:frame presentation:style-name="Mpr34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4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42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5-Layout7-blank-Vide" style:page-layout-name="PM1" draw:style-name="Mdp4">
      <draw:frame draw:name="Espace réservé de la date 1" presentation:style-name="Mpr343" draw:text-style-name="MP3" draw:layer="backgroundobjects" svg:width="5.927cm" svg:height="1.014cm" svg:x="1.27cm" svg:y="17.657cm" presentation:class="date-time">
        <draw:text-box>
          <text:p text:style-name="MP4"><text:span text:style-name="MT75"><text:date style:data-style-name="D1" text:date-value="2013-02-07">07/02/2013</text:date></text:span></text:p>
        </draw:text-box>
      </draw:frame>
      <draw:frame draw:name="Espace réservé du pied de page 2" presentation:style-name="Mpr344" draw:text-style-name="MP3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3" presentation:style-name="Mpr343" draw:text-style-name="MP3" draw:layer="backgroundobjects" svg:width="5.927cm" svg:height="1.014cm" svg:x="18.203cm" svg:y="17.657cm" presentation:class="page-number">
        <draw:text-box>
          <text:p text:style-name="MP10"><text:span text:style-name="MT75"><text:page-number>&lt;numéro&gt;</text:page-number></text:span></text:p>
        </draw:text-box>
      </draw:frame>
      <presentation:notes style:page-layout-name="PM0">
        <draw:page-thumbnail presentation:style-name="Master5-Layout7-blank-Vide-title" draw:layer="backgroundobjects" svg:width="0cm" svg:height="0cm" svg:x="0cm" svg:y="2.257cm" presentation:class="page"/>
        <draw:frame presentation:style-name="Master5-Layout7-blank-Vide-notes" draw:layer="backgroundobjects" svg:width="16.799cm" svg:height="13.364cm" svg:x="2.1cm" svg:y="14.107cm" presentation:class="notes" presentation:placeholder="true">
          <draw:text-box/>
        </draw:frame>
        <draw:frame presentation:style-name="Mpr34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4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46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5-Layout8-objTx-Contenu-avec-légende" style:page-layout-name="PM1" draw:style-name="Mdp4">
      <draw:frame draw:name="Titre 1" presentation:style-name="Mpr347" draw:text-style-name="MP3" draw:layer="backgroundobjects" svg:width="8.356cm" svg:height="3.228cm" svg:x="1.27cm" svg:y="0.758cm" presentation:class="title">
        <draw:text-box>
          <text:p text:style-name="MP4"><text:span text:style-name="MT82">Cliquez pour modifier le style du titre</text:span></text:p>
        </draw:text-box>
      </draw:frame>
      <draw:frame draw:name="Espace réservé du contenu 2" presentation:style-name="Mpr348" draw:text-style-name="MP3" draw:layer="backgroundobjects" svg:width="14.199cm" svg:height="16.259cm" svg:x="9.931cm" svg:y="0.758cm" presentation:class="title">
        <draw:text-box>
          <text:list text:style-name="ML30">
            <text:list-item>
              <text:p text:style-name="MP44"><text:span text:style-name="MT71">Cliquez pour modifier les styles du texte du masque</text:span><text:span text:style-name="MT71"><text:line-break/></text:span><text:span text:style-name="MT72">Deuxième niveau</text:span><text:span text:style-name="MT72"><text:line-break/></text:span><text:span text:style-name="MT73">Troisième niveau</text:span><text:span text:style-name="MT73"><text:line-break/></text:span><text:span text:style-name="MT74">Quatrième niveau</text:span><text:span text:style-name="MT74"><text:line-break/></text:span><text:span text:style-name="MT74">Cinquième niveau</text:span></text:p>
            </text:list-item>
          </text:list>
        </draw:text-box>
      </draw:frame>
      <draw:frame draw:name="Espace réservé du texte 3" presentation:style-name="Mpr349" draw:text-style-name="MP3" draw:layer="backgroundobjects" svg:width="8.356cm" svg:height="13.031cm" svg:x="1.27cm" svg:y="3.986cm" presentation:class="outline">
        <draw:text-box>
          <text:list text:style-name="ML35">
            <text:list-item>
              <text:p text:style-name="MP15"><text:span text:style-name="MT83">Cliquez pour modifier les styles du texte du masque</text:span></text:p>
            </text:list-item>
          </text:list>
        </draw:text-box>
      </draw:frame>
      <draw:frame draw:name="Espace réservé de la date 4" presentation:style-name="Mpr350" draw:text-style-name="MP3" draw:layer="backgroundobjects" svg:width="5.927cm" svg:height="1.014cm" svg:x="1.27cm" svg:y="17.657cm" presentation:class="date-time">
        <draw:text-box>
          <text:p text:style-name="MP4"><text:span text:style-name="MT75"><text:date style:data-style-name="D1" text:date-value="2013-02-07">07/02/2013</text:date></text:span></text:p>
        </draw:text-box>
      </draw:frame>
      <draw:frame draw:name="Espace réservé du pied de page 5" presentation:style-name="Mpr351" draw:text-style-name="MP3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350" draw:text-style-name="MP3" draw:layer="backgroundobjects" svg:width="5.927cm" svg:height="1.014cm" svg:x="18.203cm" svg:y="17.657cm" presentation:class="page-number">
        <draw:text-box>
          <text:p text:style-name="MP10"><text:span text:style-name="MT75"><text:page-number>&lt;numéro&gt;</text:page-number></text:span></text:p>
        </draw:text-box>
      </draw:frame>
      <presentation:notes style:page-layout-name="PM0">
        <draw:page-thumbnail presentation:style-name="Master5-Layout8-objTx-Contenu-avec-légende-title" draw:layer="backgroundobjects" svg:width="0cm" svg:height="0cm" svg:x="0cm" svg:y="2.257cm" presentation:class="page"/>
        <draw:frame presentation:style-name="Master5-Layout8-objTx-Contenu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35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5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5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5-Layout9-picTx-Image-avec-légende" style:page-layout-name="PM1" draw:style-name="Mdp4">
      <draw:frame draw:name="Titre 1" presentation:style-name="Mpr354" draw:text-style-name="MP3" draw:layer="backgroundobjects" svg:width="15.24cm" svg:height="1.574cm" svg:x="4.979cm" svg:y="13.335cm" presentation:class="title">
        <draw:text-box>
          <text:p text:style-name="MP4"><text:span text:style-name="MT82">Cliquez pour modifier le style du titre</text:span></text:p>
        </draw:text-box>
      </draw:frame>
      <draw:frame draw:name="Espace réservé pour une image  2" presentation:style-name="Mpr355" draw:text-style-name="MP3" draw:layer="backgroundobjects" svg:width="15.24cm" svg:height="11.43cm" svg:x="4.979cm" svg:y="1.702cm" presentation:class="title">
        <draw:text-box>
          <text:p/>
        </draw:text-box>
      </draw:frame>
      <draw:frame draw:name="Espace réservé du texte 3" presentation:style-name="Mpr356" draw:text-style-name="MP3" draw:layer="backgroundobjects" svg:width="15.24cm" svg:height="2.236cm" svg:x="4.979cm" svg:y="14.909cm" presentation:class="outline">
        <draw:text-box>
          <text:list text:style-name="ML35">
            <text:list-item>
              <text:p text:style-name="MP15"><text:span text:style-name="MT83">Cliquez pour modifier les styles du texte du masque</text:span></text:p>
            </text:list-item>
          </text:list>
        </draw:text-box>
      </draw:frame>
      <draw:frame draw:name="Espace réservé de la date 4" presentation:style-name="Mpr357" draw:text-style-name="MP3" draw:layer="backgroundobjects" svg:width="5.927cm" svg:height="1.014cm" svg:x="1.27cm" svg:y="17.657cm" presentation:class="date-time">
        <draw:text-box>
          <text:p text:style-name="MP4"><text:span text:style-name="MT75"><text:date style:data-style-name="D1" text:date-value="2013-02-07">07/02/2013</text:date></text:span></text:p>
        </draw:text-box>
      </draw:frame>
      <draw:frame draw:name="Espace réservé du pied de page 5" presentation:style-name="Mpr358" draw:text-style-name="MP3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357" draw:text-style-name="MP3" draw:layer="backgroundobjects" svg:width="5.927cm" svg:height="1.014cm" svg:x="18.203cm" svg:y="17.657cm" presentation:class="page-number">
        <draw:text-box>
          <text:p text:style-name="MP10"><text:span text:style-name="MT75"><text:page-number>&lt;numéro&gt;</text:page-number></text:span></text:p>
        </draw:text-box>
      </draw:frame>
      <presentation:notes style:page-layout-name="PM0">
        <draw:page-thumbnail presentation:style-name="Master5-Layout9-picTx-Image-avec-légende-title" draw:layer="backgroundobjects" svg:width="0cm" svg:height="0cm" svg:x="0cm" svg:y="2.257cm" presentation:class="page"/>
        <draw:frame presentation:style-name="Master5-Layout9-picTx-Image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35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5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6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60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5-Layout10-vertTx-Titre-et-texte-vertical" style:page-layout-name="PM1" draw:style-name="Mdp4">
      <draw:frame draw:name="Titre 1" presentation:style-name="Mpr361" draw:text-style-name="MP3" draw:layer="backgroundobjects" svg:width="22.86cm" svg:height="3.175cm" svg:x="1.27cm" svg:y="0.763cm" presentation:class="title">
        <draw:text-box>
          <text:p text:style-name="MP18"><text:span text:style-name="MT70">Cliquez pour modifier le style du titre</text:span></text:p>
        </draw:text-box>
      </draw:frame>
      <draw:frame draw:name="Espace réservé du texte vertical 2" presentation:style-name="Mpr362" draw:text-style-name="MP17" draw:layer="backgroundobjects" svg:width="22.86cm" svg:height="12.572cm" svg:x="1.27cm" svg:y="4.445cm" presentation:class="outline">
        <draw:text-box>
          <text:list text:style-name="ML30">
            <text:list-item>
              <text:p text:style-name="MP44"><text:span text:style-name="MT71">Cliquez pour modifier les styles du texte du masque</text:span></text:p>
            </text:list-item>
          </text:list>
          <text:list text:style-name="ML31">
            <text:list-item>
              <text:list>
                <text:list-item>
                  <text:p text:style-name="MP45"><text:span text:style-name="MT72">Deuxième niveau</text:span></text:p>
                </text:list-item>
              </text:list>
            </text:list-item>
          </text:list>
          <text:list text:style-name="ML32">
            <text:list-item>
              <text:list>
                <text:list-item>
                  <text:list>
                    <text:list-item>
                      <text:p text:style-name="MP46"><text:span text:style-name="MT73">Troisième niveau</text:span></text:p>
                    </text:list-item>
                  </text:list>
                </text:list-item>
              </text:list>
            </text:list-item>
          </text:list>
          <text:list text:style-name="ML3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47"><text:span text:style-name="MT74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8"><text:span text:style-name="MT7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63" draw:text-style-name="MP3" draw:layer="backgroundobjects" svg:width="5.927cm" svg:height="1.014cm" svg:x="1.27cm" svg:y="17.657cm" presentation:class="date-time">
        <draw:text-box>
          <text:p text:style-name="MP4"><text:span text:style-name="MT75"><text:date style:data-style-name="D1" text:date-value="2013-02-07">07/02/2013</text:date></text:span></text:p>
        </draw:text-box>
      </draw:frame>
      <draw:frame draw:name="Espace réservé du pied de page 4" presentation:style-name="Mpr364" draw:text-style-name="MP3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363" draw:text-style-name="MP3" draw:layer="backgroundobjects" svg:width="5.927cm" svg:height="1.014cm" svg:x="18.203cm" svg:y="17.657cm" presentation:class="page-number">
        <draw:text-box>
          <text:p text:style-name="MP10"><text:span text:style-name="MT75"><text:page-number>&lt;numéro&gt;</text:page-number></text:span></text:p>
        </draw:text-box>
      </draw:frame>
      <presentation:notes style:page-layout-name="PM0">
        <draw:page-thumbnail presentation:style-name="Master5-Layout10-vertTx-Titre-et-texte-vertical-title" draw:layer="backgroundobjects" svg:width="0cm" svg:height="0cm" svg:x="0cm" svg:y="2.257cm" presentation:class="page"/>
        <draw:frame presentation:style-name="Master5-Layout10-vertTx-Titre-et-texte-vertical-notes" draw:layer="backgroundobjects" svg:width="16.799cm" svg:height="13.364cm" svg:x="2.1cm" svg:y="14.107cm" presentation:class="notes" presentation:placeholder="true">
          <draw:text-box/>
        </draw:frame>
        <draw:frame presentation:style-name="Mpr36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6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66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5-Layout11-vertTitleAndTx-Titre-vertical-et-texte" style:page-layout-name="PM1" draw:style-name="Mdp4">
      <draw:frame draw:name="Titre vertical 1" presentation:style-name="Mpr367" draw:text-style-name="MP17" draw:layer="backgroundobjects" svg:width="5.715cm" svg:height="16.254cm" svg:x="18.415cm" svg:y="0.763cm" presentation:class="title">
        <draw:text-box>
          <text:p text:style-name="MP18"><text:span text:style-name="MT70">Cliquez pour modifier le style du titre</text:span></text:p>
        </draw:text-box>
      </draw:frame>
      <draw:frame draw:name="Espace réservé du texte vertical 2" presentation:style-name="Mpr368" draw:text-style-name="MP17" draw:layer="backgroundobjects" svg:width="16.722cm" svg:height="16.254cm" svg:x="1.27cm" svg:y="0.763cm" presentation:class="outline">
        <draw:text-box>
          <text:list text:style-name="ML30">
            <text:list-item>
              <text:p text:style-name="MP44"><text:span text:style-name="MT71">Cliquez pour modifier les styles du texte du masque</text:span></text:p>
            </text:list-item>
          </text:list>
          <text:list text:style-name="ML31">
            <text:list-item>
              <text:list>
                <text:list-item>
                  <text:p text:style-name="MP45"><text:span text:style-name="MT72">Deuxième niveau</text:span></text:p>
                </text:list-item>
              </text:list>
            </text:list-item>
          </text:list>
          <text:list text:style-name="ML32">
            <text:list-item>
              <text:list>
                <text:list-item>
                  <text:list>
                    <text:list-item>
                      <text:p text:style-name="MP46"><text:span text:style-name="MT73">Troisième niveau</text:span></text:p>
                    </text:list-item>
                  </text:list>
                </text:list-item>
              </text:list>
            </text:list-item>
          </text:list>
          <text:list text:style-name="ML3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47"><text:span text:style-name="MT74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8"><text:span text:style-name="MT7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69" draw:text-style-name="MP3" draw:layer="backgroundobjects" svg:width="5.927cm" svg:height="1.014cm" svg:x="1.27cm" svg:y="17.657cm" presentation:class="date-time">
        <draw:text-box>
          <text:p text:style-name="MP4"><text:span text:style-name="MT75"><text:date style:data-style-name="D1" text:date-value="2013-02-07">07/02/2013</text:date></text:span></text:p>
        </draw:text-box>
      </draw:frame>
      <draw:frame draw:name="Espace réservé du pied de page 4" presentation:style-name="Mpr370" draw:text-style-name="MP3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369" draw:text-style-name="MP3" draw:layer="backgroundobjects" svg:width="5.927cm" svg:height="1.014cm" svg:x="18.203cm" svg:y="17.657cm" presentation:class="page-number">
        <draw:text-box>
          <text:p text:style-name="MP10"><text:span text:style-name="MT75"><text:page-number>&lt;numéro&gt;</text:page-number></text:span></text:p>
        </draw:text-box>
      </draw:frame>
      <presentation:notes style:page-layout-name="PM0">
        <draw:page-thumbnail presentation:style-name="Master5-Layout11-vertTitleAndTx-Titre-vertical-et-texte-title" draw:layer="backgroundobjects" svg:width="0cm" svg:height="0cm" svg:x="0cm" svg:y="2.257cm" presentation:class="page"/>
        <draw:frame presentation:style-name="Master5-Layout11-vertTitleAndTx-Titre-vertical-et-texte-notes" draw:layer="backgroundobjects" svg:width="16.799cm" svg:height="13.364cm" svg:x="2.1cm" svg:y="14.107cm" presentation:class="notes" presentation:placeholder="true">
          <draw:text-box/>
        </draw:frame>
        <draw:frame presentation:style-name="Mpr37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7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7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2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Windows_x86 LibreOffice_project/5b93205-6e6b3fc-7830f6d-c08ad66-1d9bf4</meta:generator>
    <dc:title>Diapositive 1</dc:title>
    <meta:initial-creator>Lafayette</meta:initial-creator>
    <meta:creation-date>2013-01-14T15:28:28Z</meta:creation-date>
    <dc:date>2013-02-07T00:06:42.81</dc:date>
    <meta:editing-cycles>17</meta:editing-cycles>
    <meta:editing-duration>PT1H42M54S</meta:editing-duration>
    <meta:document-statistic meta:object-count="978"/>
    <meta:template xlink:type="simple" xlink:actuate="onRequest" xlink:title="" xlink:href="Technic"/>
  </office:meta>
</office:document-meta>
</file>